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]);ISNUMBER([.E1]);[.C1] &lt;&gt; [.E1]);1;0)" office:value-type="float" office:value="0" calcext:value-type="float">
            <text:p>0</text:p>
          </table:table-cell>
          <table:table-cell table:formula="of:=IF(AND(ISNUMBER([.C1]);ISNUMBER([.E1]);[.C1] = [.E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2]);ISNUMBER([.E2]);[.C2] &lt;&gt; [.E2]);1;0)" office:value-type="float" office:value="0" calcext:value-type="float">
            <text:p>0</text:p>
          </table:table-cell>
          <table:table-cell table:formula="of:=IF(AND(ISNUMBER([.C2]);ISNUMBER([.E2]);[.C2] = [.E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formula="of:=IF(AND(ISNUMBER([.C3]);ISNUMBER([.E3]);[.C3] &lt;&gt; [.E3]);1;0)" office:value-type="float" office:value="0" calcext:value-type="float">
            <text:p>0</text:p>
          </table:table-cell>
          <table:table-cell table:formula="of:=IF(AND(ISNUMBER([.C3]);ISNUMBER([.E3]);[.C3] = [.E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4]);ISNUMBER([.E4]);[.C4] &lt;&gt; [.E4]);1;0)" office:value-type="float" office:value="0" calcext:value-type="float">
            <text:p>0</text:p>
          </table:table-cell>
          <table:table-cell table:formula="of:=IF(AND(ISNUMBER([.C4]);ISNUMBER([.E4]);[.C4] = [.E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5]);ISNUMBER([.E5]);[.C5] &lt;&gt; [.E5]);1;0)" office:value-type="float" office:value="0" calcext:value-type="float">
            <text:p>0</text:p>
          </table:table-cell>
          <table:table-cell table:formula="of:=IF(AND(ISNUMBER([.C5]);ISNUMBER([.E5]);[.C5] = [.E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6]);ISNUMBER([.E6]);[.C6] &lt;&gt; [.E6]);1;0)" office:value-type="float" office:value="0" calcext:value-type="float">
            <text:p>0</text:p>
          </table:table-cell>
          <table:table-cell table:formula="of:=IF(AND(ISNUMBER([.C6]);ISNUMBER([.E6]);[.C6] = [.E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7]);ISNUMBER([.E7]);[.C7] &lt;&gt; [.E7]);1;0)" office:value-type="float" office:value="0" calcext:value-type="float">
            <text:p>0</text:p>
          </table:table-cell>
          <table:table-cell table:formula="of:=IF(AND(ISNUMBER([.C7]);ISNUMBER([.E7]);[.C7] = [.E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8]);ISNUMBER([.E8]);[.C8] &lt;&gt; [.E8]);1;0)" office:value-type="float" office:value="0" calcext:value-type="float">
            <text:p>0</text:p>
          </table:table-cell>
          <table:table-cell table:formula="of:=IF(AND(ISNUMBER([.C8]);ISNUMBER([.E8]);[.C8] = [.E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9]);ISNUMBER([.E9]);[.C9] &lt;&gt; [.E9]);1;0)" office:value-type="float" office:value="0" calcext:value-type="float">
            <text:p>0</text:p>
          </table:table-cell>
          <table:table-cell table:formula="of:=IF(AND(ISNUMBER([.C9]);ISNUMBER([.E9]);[.C9] = [.E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0]);ISNUMBER([.E10]);[.C10] &lt;&gt; [.E10]);1;0)" office:value-type="float" office:value="0" calcext:value-type="float">
            <text:p>0</text:p>
          </table:table-cell>
          <table:table-cell table:formula="of:=IF(AND(ISNUMBER([.C10]);ISNUMBER([.E10]);[.C10] = [.E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11]);ISNUMBER([.E11]);[.C11] &lt;&gt; [.E11]);1;0)" office:value-type="float" office:value="0" calcext:value-type="float">
            <text:p>0</text:p>
          </table:table-cell>
          <table:table-cell table:formula="of:=IF(AND(ISNUMBER([.C11]);ISNUMBER([.E11]);[.C11] = [.E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12]);ISNUMBER([.E12]);[.C12] &lt;&gt; [.E12]);1;0)" office:value-type="float" office:value="0" calcext:value-type="float">
            <text:p>0</text:p>
          </table:table-cell>
          <table:table-cell table:formula="of:=IF(AND(ISNUMBER([.C12]);ISNUMBER([.E12]);[.C12] = [.E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13]);ISNUMBER([.E13]);[.C13] &lt;&gt; [.E13]);1;0)" office:value-type="float" office:value="0" calcext:value-type="float">
            <text:p>0</text:p>
          </table:table-cell>
          <table:table-cell table:formula="of:=IF(AND(ISNUMBER([.C13]);ISNUMBER([.E13]);[.C13] = [.E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14]);ISNUMBER([.E14]);[.C14] &lt;&gt; [.E14]);1;0)" office:value-type="float" office:value="0" calcext:value-type="float">
            <text:p>0</text:p>
          </table:table-cell>
          <table:table-cell table:formula="of:=IF(AND(ISNUMBER([.C14]);ISNUMBER([.E14]);[.C14] = [.E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15]);ISNUMBER([.E15]);[.C15] &lt;&gt; [.E15]);1;0)" office:value-type="float" office:value="0" calcext:value-type="float">
            <text:p>0</text:p>
          </table:table-cell>
          <table:table-cell table:formula="of:=IF(AND(ISNUMBER([.C15]);ISNUMBER([.E15]);[.C15] = [.E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16]);ISNUMBER([.E16]);[.C16] &lt;&gt; [.E16]);1;0)" office:value-type="float" office:value="0" calcext:value-type="float">
            <text:p>0</text:p>
          </table:table-cell>
          <table:table-cell table:formula="of:=IF(AND(ISNUMBER([.C16]);ISNUMBER([.E16]);[.C16] = [.E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17]);ISNUMBER([.E17]);[.C17] &lt;&gt; [.E17]);1;0)" office:value-type="float" office:value="0" calcext:value-type="float">
            <text:p>0</text:p>
          </table:table-cell>
          <table:table-cell table:formula="of:=IF(AND(ISNUMBER([.C17]);ISNUMBER([.E17]);[.C17] = [.E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18]);ISNUMBER([.E18]);[.C18] &lt;&gt; [.E18]);1;0)" office:value-type="float" office:value="0" calcext:value-type="float">
            <text:p>0</text:p>
          </table:table-cell>
          <table:table-cell table:formula="of:=IF(AND(ISNUMBER([.C18]);ISNUMBER([.E18]);[.C18] = [.E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19]);ISNUMBER([.E19]);[.C19] &lt;&gt; [.E19]);1;0)" office:value-type="float" office:value="0" calcext:value-type="float">
            <text:p>0</text:p>
          </table:table-cell>
          <table:table-cell table:formula="of:=IF(AND(ISNUMBER([.C19]);ISNUMBER([.E19]);[.C19] = [.E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20]);ISNUMBER([.E20]);[.C20] &lt;&gt; [.E20]);1;0)" office:value-type="float" office:value="0" calcext:value-type="float">
            <text:p>0</text:p>
          </table:table-cell>
          <table:table-cell table:formula="of:=IF(AND(ISNUMBER([.C20]);ISNUMBER([.E20]);[.C20] = [.E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21]);ISNUMBER([.E21]);[.C21] &lt;&gt; [.E21]);1;0)" office:value-type="float" office:value="0" calcext:value-type="float">
            <text:p>0</text:p>
          </table:table-cell>
          <table:table-cell table:formula="of:=IF(AND(ISNUMBER([.C21]);ISNUMBER([.E21]);[.C21] = [.E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22]);ISNUMBER([.E22]);[.C22] &lt;&gt; [.E22]);1;0)" office:value-type="float" office:value="0" calcext:value-type="float">
            <text:p>0</text:p>
          </table:table-cell>
          <table:table-cell table:formula="of:=IF(AND(ISNUMBER([.C22]);ISNUMBER([.E22]);[.C22] = [.E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23]);ISNUMBER([.E23]);[.C23] &lt;&gt; [.E23]);1;0)" office:value-type="float" office:value="0" calcext:value-type="float">
            <text:p>0</text:p>
          </table:table-cell>
          <table:table-cell table:formula="of:=IF(AND(ISNUMBER([.C23]);ISNUMBER([.E23]);[.C23] = [.E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24]);ISNUMBER([.E24]);[.C24] &lt;&gt; [.E24]);1;0)" office:value-type="float" office:value="0" calcext:value-type="float">
            <text:p>0</text:p>
          </table:table-cell>
          <table:table-cell table:formula="of:=IF(AND(ISNUMBER([.C24]);ISNUMBER([.E24]);[.C24] = [.E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25]);ISNUMBER([.E25]);[.C25] &lt;&gt; [.E25]);1;0)" office:value-type="float" office:value="0" calcext:value-type="float">
            <text:p>0</text:p>
          </table:table-cell>
          <table:table-cell table:formula="of:=IF(AND(ISNUMBER([.C25]);ISNUMBER([.E25]);[.C25] = [.E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26]);ISNUMBER([.E26]);[.C26] &lt;&gt; [.E26]);1;0)" office:value-type="float" office:value="0" calcext:value-type="float">
            <text:p>0</text:p>
          </table:table-cell>
          <table:table-cell table:formula="of:=IF(AND(ISNUMBER([.C26]);ISNUMBER([.E26]);[.C26] = [.E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27]);ISNUMBER([.E27]);[.C27] &lt;&gt; [.E27]);1;0)" office:value-type="float" office:value="0" calcext:value-type="float">
            <text:p>0</text:p>
          </table:table-cell>
          <table:table-cell table:formula="of:=IF(AND(ISNUMBER([.C27]);ISNUMBER([.E27]);[.C27] = [.E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28]);ISNUMBER([.E28]);[.C28] &lt;&gt; [.E28]);1;0)" office:value-type="float" office:value="0" calcext:value-type="float">
            <text:p>0</text:p>
          </table:table-cell>
          <table:table-cell table:formula="of:=IF(AND(ISNUMBER([.C28]);ISNUMBER([.E28]);[.C28] = [.E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29]);ISNUMBER([.E29]);[.C29] &lt;&gt; [.E29]);1;0)" office:value-type="float" office:value="0" calcext:value-type="float">
            <text:p>0</text:p>
          </table:table-cell>
          <table:table-cell table:formula="of:=IF(AND(ISNUMBER([.C29]);ISNUMBER([.E29]);[.C29] = [.E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30]);ISNUMBER([.E30]);[.C30] &lt;&gt; [.E30]);1;0)" office:value-type="float" office:value="0" calcext:value-type="float">
            <text:p>0</text:p>
          </table:table-cell>
          <table:table-cell table:formula="of:=IF(AND(ISNUMBER([.C30]);ISNUMBER([.E30]);[.C30] = [.E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31]);ISNUMBER([.E31]);[.C31] &lt;&gt; [.E31]);1;0)" office:value-type="float" office:value="0" calcext:value-type="float">
            <text:p>0</text:p>
          </table:table-cell>
          <table:table-cell table:formula="of:=IF(AND(ISNUMBER([.C31]);ISNUMBER([.E31]);[.C31] = [.E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32]);ISNUMBER([.E32]);[.C32] &lt;&gt; [.E32]);1;0)" office:value-type="float" office:value="0" calcext:value-type="float">
            <text:p>0</text:p>
          </table:table-cell>
          <table:table-cell table:formula="of:=IF(AND(ISNUMBER([.C32]);ISNUMBER([.E32]);[.C32] = [.E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33]);ISNUMBER([.E33]);[.C33] &lt;&gt; [.E33]);1;0)" office:value-type="float" office:value="0" calcext:value-type="float">
            <text:p>0</text:p>
          </table:table-cell>
          <table:table-cell table:formula="of:=IF(AND(ISNUMBER([.C33]);ISNUMBER([.E33]);[.C33] = [.E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34]);ISNUMBER([.E34]);[.C34] &lt;&gt; [.E34]);1;0)" office:value-type="float" office:value="0" calcext:value-type="float">
            <text:p>0</text:p>
          </table:table-cell>
          <table:table-cell table:formula="of:=IF(AND(ISNUMBER([.C34]);ISNUMBER([.E34]);[.C34] = [.E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35]);ISNUMBER([.E35]);[.C35] &lt;&gt; [.E35]);1;0)" office:value-type="float" office:value="0" calcext:value-type="float">
            <text:p>0</text:p>
          </table:table-cell>
          <table:table-cell table:formula="of:=IF(AND(ISNUMBER([.C35]);ISNUMBER([.E35]);[.C35] = [.E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36]);ISNUMBER([.E36]);[.C36] &lt;&gt; [.E36]);1;0)" office:value-type="float" office:value="0" calcext:value-type="float">
            <text:p>0</text:p>
          </table:table-cell>
          <table:table-cell table:formula="of:=IF(AND(ISNUMBER([.C36]);ISNUMBER([.E36]);[.C36] = [.E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37]);ISNUMBER([.E37]);[.C37] &lt;&gt; [.E37]);1;0)" office:value-type="float" office:value="0" calcext:value-type="float">
            <text:p>0</text:p>
          </table:table-cell>
          <table:table-cell table:formula="of:=IF(AND(ISNUMBER([.C37]);ISNUMBER([.E37]);[.C37] = [.E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38]);ISNUMBER([.E38]);[.C38] &lt;&gt; [.E38]);1;0)" office:value-type="float" office:value="0" calcext:value-type="float">
            <text:p>0</text:p>
          </table:table-cell>
          <table:table-cell table:formula="of:=IF(AND(ISNUMBER([.C38]);ISNUMBER([.E38]);[.C38] = [.E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39]);ISNUMBER([.E39]);[.C39] &lt;&gt; [.E39]);1;0)" office:value-type="float" office:value="0" calcext:value-type="float">
            <text:p>0</text:p>
          </table:table-cell>
          <table:table-cell table:formula="of:=IF(AND(ISNUMBER([.C39]);ISNUMBER([.E39]);[.C39] = [.E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40]);ISNUMBER([.E40]);[.C40] &lt;&gt; [.E40]);1;0)" office:value-type="float" office:value="0" calcext:value-type="float">
            <text:p>0</text:p>
          </table:table-cell>
          <table:table-cell table:formula="of:=IF(AND(ISNUMBER([.C40]);ISNUMBER([.E40]);[.C40] = [.E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41]);ISNUMBER([.E41]);[.C41] &lt;&gt; [.E41]);1;0)" office:value-type="float" office:value="0" calcext:value-type="float">
            <text:p>0</text:p>
          </table:table-cell>
          <table:table-cell table:formula="of:=IF(AND(ISNUMBER([.C41]);ISNUMBER([.E41]);[.C41] = [.E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42]);ISNUMBER([.E42]);[.C42] &lt;&gt; [.E42]);1;0)" office:value-type="float" office:value="0" calcext:value-type="float">
            <text:p>0</text:p>
          </table:table-cell>
          <table:table-cell table:formula="of:=IF(AND(ISNUMBER([.C42]);ISNUMBER([.E42]);[.C42] = [.E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43]);ISNUMBER([.E43]);[.C43] &lt;&gt; [.E43]);1;0)" office:value-type="float" office:value="0" calcext:value-type="float">
            <text:p>0</text:p>
          </table:table-cell>
          <table:table-cell table:formula="of:=IF(AND(ISNUMBER([.C43]);ISNUMBER([.E43]);[.C43] = [.E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44]);ISNUMBER([.E44]);[.C44] &lt;&gt; [.E44]);1;0)" office:value-type="float" office:value="0" calcext:value-type="float">
            <text:p>0</text:p>
          </table:table-cell>
          <table:table-cell table:formula="of:=IF(AND(ISNUMBER([.C44]);ISNUMBER([.E44]);[.C44] = [.E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45]);ISNUMBER([.E45]);[.C45] &lt;&gt; [.E45]);1;0)" office:value-type="float" office:value="0" calcext:value-type="float">
            <text:p>0</text:p>
          </table:table-cell>
          <table:table-cell table:formula="of:=IF(AND(ISNUMBER([.C45]);ISNUMBER([.E45]);[.C45] = [.E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46]);ISNUMBER([.E46]);[.C46] &lt;&gt; [.E46]);1;0)" office:value-type="float" office:value="0" calcext:value-type="float">
            <text:p>0</text:p>
          </table:table-cell>
          <table:table-cell table:formula="of:=IF(AND(ISNUMBER([.C46]);ISNUMBER([.E46]);[.C46] = [.E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47]);ISNUMBER([.E47]);[.C47] &lt;&gt; [.E47]);1;0)" office:value-type="float" office:value="0" calcext:value-type="float">
            <text:p>0</text:p>
          </table:table-cell>
          <table:table-cell table:formula="of:=IF(AND(ISNUMBER([.C47]);ISNUMBER([.E47]);[.C47] = [.E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48]);ISNUMBER([.E48]);[.C48] &lt;&gt; [.E48]);1;0)" office:value-type="float" office:value="0" calcext:value-type="float">
            <text:p>0</text:p>
          </table:table-cell>
          <table:table-cell table:formula="of:=IF(AND(ISNUMBER([.C48]);ISNUMBER([.E48]);[.C48] = [.E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IF(AND(ISNUMBER([.C49]);ISNUMBER([.E49]);[.C49] &lt;&gt; [.E49]);1;0)" office:value-type="float" office:value="0" calcext:value-type="float">
            <text:p>0</text:p>
          </table:table-cell>
          <table:table-cell table:formula="of:=IF(AND(ISNUMBER([.C49]);ISNUMBER([.E49]);[.C49] = [.E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50]);ISNUMBER([.E50]);[.C50] &lt;&gt; [.E50]);1;0)" office:value-type="float" office:value="0" calcext:value-type="float">
            <text:p>0</text:p>
          </table:table-cell>
          <table:table-cell table:formula="of:=IF(AND(ISNUMBER([.C50]);ISNUMBER([.E50]);[.C50] = [.E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IF(AND(ISNUMBER([.C51]);ISNUMBER([.E51]);[.C51] &lt;&gt; [.E51]);1;0)" office:value-type="float" office:value="0" calcext:value-type="float">
            <text:p>0</text:p>
          </table:table-cell>
          <table:table-cell table:formula="of:=IF(AND(ISNUMBER([.C51]);ISNUMBER([.E51]);[.C51] = [.E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52]);ISNUMBER([.E52]);[.C52] &lt;&gt; [.E52]);1;0)" office:value-type="float" office:value="0" calcext:value-type="float">
            <text:p>0</text:p>
          </table:table-cell>
          <table:table-cell table:formula="of:=IF(AND(ISNUMBER([.C52]);ISNUMBER([.E52]);[.C52] = [.E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53]);ISNUMBER([.E53]);[.C53] &lt;&gt; [.E53]);1;0)" office:value-type="float" office:value="0" calcext:value-type="float">
            <text:p>0</text:p>
          </table:table-cell>
          <table:table-cell table:formula="of:=IF(AND(ISNUMBER([.C53]);ISNUMBER([.E53]);[.C53] = [.E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54]);ISNUMBER([.E54]);[.C54] &lt;&gt; [.E54]);1;0)" office:value-type="float" office:value="0" calcext:value-type="float">
            <text:p>0</text:p>
          </table:table-cell>
          <table:table-cell table:formula="of:=IF(AND(ISNUMBER([.C54]);ISNUMBER([.E54]);[.C54] = [.E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IF(AND(ISNUMBER([.C55]);ISNUMBER([.E55]);[.C55] &lt;&gt; [.E55]);1;0)" office:value-type="float" office:value="0" calcext:value-type="float">
            <text:p>0</text:p>
          </table:table-cell>
          <table:table-cell table:formula="of:=IF(AND(ISNUMBER([.C55]);ISNUMBER([.E55]);[.C55] = [.E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56]);ISNUMBER([.E56]);[.C56] &lt;&gt; [.E56]);1;0)" office:value-type="float" office:value="0" calcext:value-type="float">
            <text:p>0</text:p>
          </table:table-cell>
          <table:table-cell table:formula="of:=IF(AND(ISNUMBER([.C56]);ISNUMBER([.E56]);[.C56] = [.E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7]);ISNUMBER([.E57]);[.C57] &lt;&gt; [.E57]);1;0)" office:value-type="float" office:value="0" calcext:value-type="float">
            <text:p>0</text:p>
          </table:table-cell>
          <table:table-cell table:formula="of:=IF(AND(ISNUMBER([.C57]);ISNUMBER([.E57]);[.C57] = [.E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formula="of:=IF(AND(ISNUMBER([.C58]);ISNUMBER([.E58]);[.C58] &lt;&gt; [.E58]);1;0)" office:value-type="float" office:value="0" calcext:value-type="float">
            <text:p>0</text:p>
          </table:table-cell>
          <table:table-cell table:formula="of:=IF(AND(ISNUMBER([.C58]);ISNUMBER([.E58]);[.C58] = [.E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59]);ISNUMBER([.E59]);[.C59] &lt;&gt; [.E59]);1;0)" office:value-type="float" office:value="0" calcext:value-type="float">
            <text:p>0</text:p>
          </table:table-cell>
          <table:table-cell table:formula="of:=IF(AND(ISNUMBER([.C59]);ISNUMBER([.E59]);[.C59] = [.E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60]);ISNUMBER([.E60]);[.C60] &lt;&gt; [.E60]);1;0)" office:value-type="float" office:value="0" calcext:value-type="float">
            <text:p>0</text:p>
          </table:table-cell>
          <table:table-cell table:formula="of:=IF(AND(ISNUMBER([.C60]);ISNUMBER([.E60]);[.C60] = [.E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61]);ISNUMBER([.E61]);[.C61] &lt;&gt; [.E61]);1;0)" office:value-type="float" office:value="0" calcext:value-type="float">
            <text:p>0</text:p>
          </table:table-cell>
          <table:table-cell table:formula="of:=IF(AND(ISNUMBER([.C61]);ISNUMBER([.E61]);[.C61] = [.E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IF(AND(ISNUMBER([.C62]);ISNUMBER([.E62]);[.C62] &lt;&gt; [.E62]);1;0)" office:value-type="float" office:value="0" calcext:value-type="float">
            <text:p>0</text:p>
          </table:table-cell>
          <table:table-cell table:formula="of:=IF(AND(ISNUMBER([.C62]);ISNUMBER([.E62]);[.C62] = [.E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63]);ISNUMBER([.E63]);[.C63] &lt;&gt; [.E63]);1;0)" office:value-type="float" office:value="0" calcext:value-type="float">
            <text:p>0</text:p>
          </table:table-cell>
          <table:table-cell table:formula="of:=IF(AND(ISNUMBER([.C63]);ISNUMBER([.E63]);[.C63] = [.E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IF(AND(ISNUMBER([.C64]);ISNUMBER([.E64]);[.C64] &lt;&gt; [.E64]);1;0)" office:value-type="float" office:value="0" calcext:value-type="float">
            <text:p>0</text:p>
          </table:table-cell>
          <table:table-cell table:formula="of:=IF(AND(ISNUMBER([.C64]);ISNUMBER([.E64]);[.C64] = [.E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65]);ISNUMBER([.E65]);[.C65] &lt;&gt; [.E65]);1;0)" office:value-type="float" office:value="0" calcext:value-type="float">
            <text:p>0</text:p>
          </table:table-cell>
          <table:table-cell table:formula="of:=IF(AND(ISNUMBER([.C65]);ISNUMBER([.E65]);[.C65] = [.E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IF(AND(ISNUMBER([.C66]);ISNUMBER([.E66]);[.C66] &lt;&gt; [.E66]);1;0)" office:value-type="float" office:value="0" calcext:value-type="float">
            <text:p>0</text:p>
          </table:table-cell>
          <table:table-cell table:formula="of:=IF(AND(ISNUMBER([.C66]);ISNUMBER([.E66]);[.C66] = [.E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67]);ISNUMBER([.E67]);[.C67] &lt;&gt; [.E67]);1;0)" office:value-type="float" office:value="0" calcext:value-type="float">
            <text:p>0</text:p>
          </table:table-cell>
          <table:table-cell table:formula="of:=IF(AND(ISNUMBER([.C67]);ISNUMBER([.E67]);[.C67] = [.E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68]);ISNUMBER([.E68]);[.C68] &lt;&gt; [.E68]);1;0)" office:value-type="float" office:value="0" calcext:value-type="float">
            <text:p>0</text:p>
          </table:table-cell>
          <table:table-cell table:formula="of:=IF(AND(ISNUMBER([.C68]);ISNUMBER([.E68]);[.C68] = [.E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formula="of:=IF(AND(ISNUMBER([.C69]);ISNUMBER([.E69]);[.C69] &lt;&gt; [.E69]);1;0)" office:value-type="float" office:value="0" calcext:value-type="float">
            <text:p>0</text:p>
          </table:table-cell>
          <table:table-cell table:formula="of:=IF(AND(ISNUMBER([.C69]);ISNUMBER([.E69]);[.C69] = [.E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70]);ISNUMBER([.E70]);[.C70] &lt;&gt; [.E70]);1;0)" office:value-type="float" office:value="0" calcext:value-type="float">
            <text:p>0</text:p>
          </table:table-cell>
          <table:table-cell table:formula="of:=IF(AND(ISNUMBER([.C70]);ISNUMBER([.E70]);[.C70] = [.E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IF(AND(ISNUMBER([.C71]);ISNUMBER([.E71]);[.C71] &lt;&gt; [.E71]);1;0)" office:value-type="float" office:value="0" calcext:value-type="float">
            <text:p>0</text:p>
          </table:table-cell>
          <table:table-cell table:formula="of:=IF(AND(ISNUMBER([.C71]);ISNUMBER([.E71]);[.C71] = [.E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72]);ISNUMBER([.E72]);[.C72] &lt;&gt; [.E72]);1;0)" office:value-type="float" office:value="0" calcext:value-type="float">
            <text:p>0</text:p>
          </table:table-cell>
          <table:table-cell table:formula="of:=IF(AND(ISNUMBER([.C72]);ISNUMBER([.E72]);[.C72] = [.E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IF(AND(ISNUMBER([.C73]);ISNUMBER([.E73]);[.C73] &lt;&gt; [.E73]);1;0)" office:value-type="float" office:value="0" calcext:value-type="float">
            <text:p>0</text:p>
          </table:table-cell>
          <table:table-cell table:formula="of:=IF(AND(ISNUMBER([.C73]);ISNUMBER([.E73]);[.C73] = [.E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74]);ISNUMBER([.E74]);[.C74] &lt;&gt; [.E74]);1;0)" office:value-type="float" office:value="0" calcext:value-type="float">
            <text:p>0</text:p>
          </table:table-cell>
          <table:table-cell table:formula="of:=IF(AND(ISNUMBER([.C74]);ISNUMBER([.E74]);[.C74] = [.E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formula="of:=IF(AND(ISNUMBER([.C75]);ISNUMBER([.E75]);[.C75] &lt;&gt; [.E75]);1;0)" office:value-type="float" office:value="0" calcext:value-type="float">
            <text:p>0</text:p>
          </table:table-cell>
          <table:table-cell table:formula="of:=IF(AND(ISNUMBER([.C75]);ISNUMBER([.E75]);[.C75] = [.E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76]);ISNUMBER([.E76]);[.C76] &lt;&gt; [.E76]);1;0)" office:value-type="float" office:value="0" calcext:value-type="float">
            <text:p>0</text:p>
          </table:table-cell>
          <table:table-cell table:formula="of:=IF(AND(ISNUMBER([.C76]);ISNUMBER([.E76]);[.C76] = [.E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formula="of:=IF(AND(ISNUMBER([.C77]);ISNUMBER([.E77]);[.C77] &lt;&gt; [.E77]);1;0)" office:value-type="float" office:value="0" calcext:value-type="float">
            <text:p>0</text:p>
          </table:table-cell>
          <table:table-cell table:formula="of:=IF(AND(ISNUMBER([.C77]);ISNUMBER([.E77]);[.C77] = [.E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78]);ISNUMBER([.E78]);[.C78] &lt;&gt; [.E78]);1;0)" office:value-type="float" office:value="0" calcext:value-type="float">
            <text:p>0</text:p>
          </table:table-cell>
          <table:table-cell table:formula="of:=IF(AND(ISNUMBER([.C78]);ISNUMBER([.E78]);[.C78] = [.E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79]);ISNUMBER([.E79]);[.C79] &lt;&gt; [.E79]);1;0)" office:value-type="float" office:value="0" calcext:value-type="float">
            <text:p>0</text:p>
          </table:table-cell>
          <table:table-cell table:formula="of:=IF(AND(ISNUMBER([.C79]);ISNUMBER([.E79]);[.C79] = [.E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IF(AND(ISNUMBER([.C80]);ISNUMBER([.E80]);[.C80] &lt;&gt; [.E80]);1;0)" office:value-type="float" office:value="0" calcext:value-type="float">
            <text:p>0</text:p>
          </table:table-cell>
          <table:table-cell table:formula="of:=IF(AND(ISNUMBER([.C80]);ISNUMBER([.E80]);[.C80] = [.E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81]);ISNUMBER([.E81]);[.C81] &lt;&gt; [.E81]);1;0)" office:value-type="float" office:value="0" calcext:value-type="float">
            <text:p>0</text:p>
          </table:table-cell>
          <table:table-cell table:formula="of:=IF(AND(ISNUMBER([.C81]);ISNUMBER([.E81]);[.C81] = [.E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IF(AND(ISNUMBER([.C82]);ISNUMBER([.E82]);[.C82] &lt;&gt; [.E82]);1;0)" office:value-type="float" office:value="0" calcext:value-type="float">
            <text:p>0</text:p>
          </table:table-cell>
          <table:table-cell table:formula="of:=IF(AND(ISNUMBER([.C82]);ISNUMBER([.E82]);[.C82] = [.E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83]);ISNUMBER([.E83]);[.C83] &lt;&gt; [.E83]);1;0)" office:value-type="float" office:value="0" calcext:value-type="float">
            <text:p>0</text:p>
          </table:table-cell>
          <table:table-cell table:formula="of:=IF(AND(ISNUMBER([.C83]);ISNUMBER([.E83]);[.C83] = [.E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IF(AND(ISNUMBER([.C84]);ISNUMBER([.E84]);[.C84] &lt;&gt; [.E84]);1;0)" office:value-type="float" office:value="0" calcext:value-type="float">
            <text:p>0</text:p>
          </table:table-cell>
          <table:table-cell table:formula="of:=IF(AND(ISNUMBER([.C84]);ISNUMBER([.E84]);[.C84] = [.E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85]);ISNUMBER([.E85]);[.C85] &lt;&gt; [.E85]);1;0)" office:value-type="float" office:value="0" calcext:value-type="float">
            <text:p>0</text:p>
          </table:table-cell>
          <table:table-cell table:formula="of:=IF(AND(ISNUMBER([.C85]);ISNUMBER([.E85]);[.C85] = [.E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IF(AND(ISNUMBER([.C86]);ISNUMBER([.E86]);[.C86] &lt;&gt; [.E86]);1;0)" office:value-type="float" office:value="0" calcext:value-type="float">
            <text:p>0</text:p>
          </table:table-cell>
          <table:table-cell table:formula="of:=IF(AND(ISNUMBER([.C86]);ISNUMBER([.E86]);[.C86] = [.E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87]);ISNUMBER([.E87]);[.C87] &lt;&gt; [.E87]);1;0)" office:value-type="float" office:value="0" calcext:value-type="float">
            <text:p>0</text:p>
          </table:table-cell>
          <table:table-cell table:formula="of:=IF(AND(ISNUMBER([.C87]);ISNUMBER([.E87]);[.C87] = [.E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IF(AND(ISNUMBER([.C88]);ISNUMBER([.E88]);[.C88] &lt;&gt; [.E88]);1;0)" office:value-type="float" office:value="0" calcext:value-type="float">
            <text:p>0</text:p>
          </table:table-cell>
          <table:table-cell table:formula="of:=IF(AND(ISNUMBER([.C88]);ISNUMBER([.E88]);[.C88] = [.E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89]);ISNUMBER([.E89]);[.C89] &lt;&gt; [.E89]);1;0)" office:value-type="float" office:value="0" calcext:value-type="float">
            <text:p>0</text:p>
          </table:table-cell>
          <table:table-cell table:formula="of:=IF(AND(ISNUMBER([.C89]);ISNUMBER([.E89]);[.C89] = [.E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90]);ISNUMBER([.E90]);[.C90] &lt;&gt; [.E90]);1;0)" office:value-type="float" office:value="0" calcext:value-type="float">
            <text:p>0</text:p>
          </table:table-cell>
          <table:table-cell table:formula="of:=IF(AND(ISNUMBER([.C90]);ISNUMBER([.E90]);[.C90] = [.E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IF(AND(ISNUMBER([.C91]);ISNUMBER([.E91]);[.C91] &lt;&gt; [.E91]);1;0)" office:value-type="float" office:value="0" calcext:value-type="float">
            <text:p>0</text:p>
          </table:table-cell>
          <table:table-cell table:formula="of:=IF(AND(ISNUMBER([.C91]);ISNUMBER([.E91]);[.C91] = [.E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92]);ISNUMBER([.E92]);[.C92] &lt;&gt; [.E92]);1;0)" office:value-type="float" office:value="0" calcext:value-type="float">
            <text:p>0</text:p>
          </table:table-cell>
          <table:table-cell table:formula="of:=IF(AND(ISNUMBER([.C92]);ISNUMBER([.E92]);[.C92] = [.E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formula="of:=IF(AND(ISNUMBER([.C93]);ISNUMBER([.E93]);[.C93] &lt;&gt; [.E93]);1;0)" office:value-type="float" office:value="0" calcext:value-type="float">
            <text:p>0</text:p>
          </table:table-cell>
          <table:table-cell table:formula="of:=IF(AND(ISNUMBER([.C93]);ISNUMBER([.E93]);[.C93] = [.E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94]);ISNUMBER([.E94]);[.C94] &lt;&gt; [.E94]);1;0)" office:value-type="float" office:value="0" calcext:value-type="float">
            <text:p>0</text:p>
          </table:table-cell>
          <table:table-cell table:formula="of:=IF(AND(ISNUMBER([.C94]);ISNUMBER([.E94]);[.C94] = [.E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95]);ISNUMBER([.E95]);[.C95] &lt;&gt; [.E95]);1;0)" office:value-type="float" office:value="0" calcext:value-type="float">
            <text:p>0</text:p>
          </table:table-cell>
          <table:table-cell table:formula="of:=IF(AND(ISNUMBER([.C95]);ISNUMBER([.E95]);[.C95] = [.E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96]);ISNUMBER([.E96]);[.C96] &lt;&gt; [.E96]);1;0)" office:value-type="float" office:value="0" calcext:value-type="float">
            <text:p>0</text:p>
          </table:table-cell>
          <table:table-cell table:formula="of:=IF(AND(ISNUMBER([.C96]);ISNUMBER([.E96]);[.C96] = [.E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formula="of:=IF(AND(ISNUMBER([.C97]);ISNUMBER([.E97]);[.C97] &lt;&gt; [.E97]);1;0)" office:value-type="float" office:value="0" calcext:value-type="float">
            <text:p>0</text:p>
          </table:table-cell>
          <table:table-cell table:formula="of:=IF(AND(ISNUMBER([.C97]);ISNUMBER([.E97]);[.C97] = [.E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98]);ISNUMBER([.E98]);[.C98] &lt;&gt; [.E98]);1;0)" office:value-type="float" office:value="0" calcext:value-type="float">
            <text:p>0</text:p>
          </table:table-cell>
          <table:table-cell table:formula="of:=IF(AND(ISNUMBER([.C98]);ISNUMBER([.E98]);[.C98] = [.E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formula="of:=IF(AND(ISNUMBER([.C99]);ISNUMBER([.E99]);[.C99] &lt;&gt; [.E99]);1;0)" office:value-type="float" office:value="0" calcext:value-type="float">
            <text:p>0</text:p>
          </table:table-cell>
          <table:table-cell table:formula="of:=IF(AND(ISNUMBER([.C99]);ISNUMBER([.E99]);[.C99] = [.E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100]);ISNUMBER([.E100]);[.C100] &lt;&gt; [.E100]);1;0)" office:value-type="float" office:value="0" calcext:value-type="float">
            <text:p>0</text:p>
          </table:table-cell>
          <table:table-cell table:formula="of:=IF(AND(ISNUMBER([.C100]);ISNUMBER([.E100]);[.C100] = [.E1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1]);ISNUMBER([.E101]);[.C101] &lt;&gt; [.E101]);1;0)" office:value-type="float" office:value="0" calcext:value-type="float">
            <text:p>0</text:p>
          </table:table-cell>
          <table:table-cell table:formula="of:=IF(AND(ISNUMBER([.C101]);ISNUMBER([.E101]);[.C101] = [.E1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2]);ISNUMBER([.E102]);[.C102] &lt;&gt; [.E102]);1;0)" office:value-type="float" office:value="0" calcext:value-type="float">
            <text:p>0</text:p>
          </table:table-cell>
          <table:table-cell table:formula="of:=IF(AND(ISNUMBER([.C102]);ISNUMBER([.E102]);[.C102] = [.E1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3]);ISNUMBER([.E103]);[.C103] &lt;&gt; [.E103]);1;0)" office:value-type="float" office:value="0" calcext:value-type="float">
            <text:p>0</text:p>
          </table:table-cell>
          <table:table-cell table:formula="of:=IF(AND(ISNUMBER([.C103]);ISNUMBER([.E103]);[.C103] = [.E1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4]);ISNUMBER([.E104]);[.C104] &lt;&gt; [.E104]);1;0)" office:value-type="float" office:value="0" calcext:value-type="float">
            <text:p>0</text:p>
          </table:table-cell>
          <table:table-cell table:formula="of:=IF(AND(ISNUMBER([.C104]);ISNUMBER([.E104]);[.C104] = [.E1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5]);ISNUMBER([.E105]);[.C105] &lt;&gt; [.E105]);1;0)" office:value-type="float" office:value="0" calcext:value-type="float">
            <text:p>0</text:p>
          </table:table-cell>
          <table:table-cell table:formula="of:=IF(AND(ISNUMBER([.C105]);ISNUMBER([.E105]);[.C105] = [.E1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6]);ISNUMBER([.E106]);[.C106] &lt;&gt; [.E106]);1;0)" office:value-type="float" office:value="0" calcext:value-type="float">
            <text:p>0</text:p>
          </table:table-cell>
          <table:table-cell table:formula="of:=IF(AND(ISNUMBER([.C106]);ISNUMBER([.E106]);[.C106] = [.E1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7]);ISNUMBER([.E107]);[.C107] &lt;&gt; [.E107]);1;0)" office:value-type="float" office:value="0" calcext:value-type="float">
            <text:p>0</text:p>
          </table:table-cell>
          <table:table-cell table:formula="of:=IF(AND(ISNUMBER([.C107]);ISNUMBER([.E107]);[.C107] = [.E1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8]);ISNUMBER([.E108]);[.C108] &lt;&gt; [.E108]);1;0)" office:value-type="float" office:value="0" calcext:value-type="float">
            <text:p>0</text:p>
          </table:table-cell>
          <table:table-cell table:formula="of:=IF(AND(ISNUMBER([.C108]);ISNUMBER([.E108]);[.C108] = [.E1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9]);ISNUMBER([.E109]);[.C109] &lt;&gt; [.E109]);1;0)" office:value-type="float" office:value="0" calcext:value-type="float">
            <text:p>0</text:p>
          </table:table-cell>
          <table:table-cell table:formula="of:=IF(AND(ISNUMBER([.C109]);ISNUMBER([.E109]);[.C109] = [.E1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110]);ISNUMBER([.E110]);[.C110] &lt;&gt; [.E110]);1;0)" office:value-type="float" office:value="0" calcext:value-type="float">
            <text:p>0</text:p>
          </table:table-cell>
          <table:table-cell table:formula="of:=IF(AND(ISNUMBER([.C110]);ISNUMBER([.E110]);[.C110] = [.E1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111]);ISNUMBER([.E111]);[.C111] &lt;&gt; [.E111]);1;0)" office:value-type="float" office:value="0" calcext:value-type="float">
            <text:p>0</text:p>
          </table:table-cell>
          <table:table-cell table:formula="of:=IF(AND(ISNUMBER([.C111]);ISNUMBER([.E111]);[.C111] = [.E1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112]);ISNUMBER([.E112]);[.C112] &lt;&gt; [.E112]);1;0)" office:value-type="float" office:value="0" calcext:value-type="float">
            <text:p>0</text:p>
          </table:table-cell>
          <table:table-cell table:formula="of:=IF(AND(ISNUMBER([.C112]);ISNUMBER([.E112]);[.C112] = [.E1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113]);ISNUMBER([.E113]);[.C113] &lt;&gt; [.E113]);1;0)" office:value-type="float" office:value="0" calcext:value-type="float">
            <text:p>0</text:p>
          </table:table-cell>
          <table:table-cell table:formula="of:=IF(AND(ISNUMBER([.C113]);ISNUMBER([.E113]);[.C113] = [.E1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114]);ISNUMBER([.E114]);[.C114] &lt;&gt; [.E114]);1;0)" office:value-type="float" office:value="0" calcext:value-type="float">
            <text:p>0</text:p>
          </table:table-cell>
          <table:table-cell table:formula="of:=IF(AND(ISNUMBER([.C114]);ISNUMBER([.E114]);[.C114] = [.E1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115]);ISNUMBER([.E115]);[.C115] &lt;&gt; [.E115]);1;0)" office:value-type="float" office:value="0" calcext:value-type="float">
            <text:p>0</text:p>
          </table:table-cell>
          <table:table-cell table:formula="of:=IF(AND(ISNUMBER([.C115]);ISNUMBER([.E115]);[.C115] = [.E1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116]);ISNUMBER([.E116]);[.C116] &lt;&gt; [.E116]);1;0)" office:value-type="float" office:value="0" calcext:value-type="float">
            <text:p>0</text:p>
          </table:table-cell>
          <table:table-cell table:formula="of:=IF(AND(ISNUMBER([.C116]);ISNUMBER([.E116]);[.C116] = [.E1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117]);ISNUMBER([.E117]);[.C117] &lt;&gt; [.E117]);1;0)" office:value-type="float" office:value="0" calcext:value-type="float">
            <text:p>0</text:p>
          </table:table-cell>
          <table:table-cell table:formula="of:=IF(AND(ISNUMBER([.C117]);ISNUMBER([.E117]);[.C117] = [.E1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18]);ISNUMBER([.E118]);[.C118] &lt;&gt; [.E118]);1;0)" office:value-type="float" office:value="0" calcext:value-type="float">
            <text:p>0</text:p>
          </table:table-cell>
          <table:table-cell table:formula="of:=IF(AND(ISNUMBER([.C118]);ISNUMBER([.E118]);[.C118] = [.E1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119]);ISNUMBER([.E119]);[.C119] &lt;&gt; [.E119]);1;0)" office:value-type="float" office:value="0" calcext:value-type="float">
            <text:p>0</text:p>
          </table:table-cell>
          <table:table-cell table:formula="of:=IF(AND(ISNUMBER([.C119]);ISNUMBER([.E119]);[.C119] = [.E1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120]);ISNUMBER([.E120]);[.C120] &lt;&gt; [.E120]);1;0)" office:value-type="float" office:value="0" calcext:value-type="float">
            <text:p>0</text:p>
          </table:table-cell>
          <table:table-cell table:formula="of:=IF(AND(ISNUMBER([.C120]);ISNUMBER([.E120]);[.C120] = [.E1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121]);ISNUMBER([.E121]);[.C121] &lt;&gt; [.E121]);1;0)" office:value-type="float" office:value="0" calcext:value-type="float">
            <text:p>0</text:p>
          </table:table-cell>
          <table:table-cell table:formula="of:=IF(AND(ISNUMBER([.C121]);ISNUMBER([.E121]);[.C121] = [.E1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122]);ISNUMBER([.E122]);[.C122] &lt;&gt; [.E122]);1;0)" office:value-type="float" office:value="0" calcext:value-type="float">
            <text:p>0</text:p>
          </table:table-cell>
          <table:table-cell table:formula="of:=IF(AND(ISNUMBER([.C122]);ISNUMBER([.E122]);[.C122] = [.E1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IF(AND(ISNUMBER([.C123]);ISNUMBER([.E123]);[.C123] &lt;&gt; [.E123]);1;0)" office:value-type="float" office:value="0" calcext:value-type="float">
            <text:p>0</text:p>
          </table:table-cell>
          <table:table-cell table:formula="of:=IF(AND(ISNUMBER([.C123]);ISNUMBER([.E123]);[.C123] = [.E1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IF(AND(ISNUMBER([.C124]);ISNUMBER([.E124]);[.C124] &lt;&gt; [.E124]);1;0)" office:value-type="float" office:value="0" calcext:value-type="float">
            <text:p>0</text:p>
          </table:table-cell>
          <table:table-cell table:formula="of:=IF(AND(ISNUMBER([.C124]);ISNUMBER([.E124]);[.C124] = [.E1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IF(AND(ISNUMBER([.C125]);ISNUMBER([.E125]);[.C125] &lt;&gt; [.E125]);1;0)" office:value-type="float" office:value="0" calcext:value-type="float">
            <text:p>0</text:p>
          </table:table-cell>
          <table:table-cell table:formula="of:=IF(AND(ISNUMBER([.C125]);ISNUMBER([.E125]);[.C125] = [.E1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IF(AND(ISNUMBER([.C126]);ISNUMBER([.E126]);[.C126] &lt;&gt; [.E126]);1;0)" office:value-type="float" office:value="0" calcext:value-type="float">
            <text:p>0</text:p>
          </table:table-cell>
          <table:table-cell table:formula="of:=IF(AND(ISNUMBER([.C126]);ISNUMBER([.E126]);[.C126] = [.E1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formula="of:=IF(AND(ISNUMBER([.C127]);ISNUMBER([.E127]);[.C127] &lt;&gt; [.E127]);1;0)" office:value-type="float" office:value="0" calcext:value-type="float">
            <text:p>0</text:p>
          </table:table-cell>
          <table:table-cell table:formula="of:=IF(AND(ISNUMBER([.C127]);ISNUMBER([.E127]);[.C127] = [.E12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formula="of:=IF(AND(ISNUMBER([.C128]);ISNUMBER([.E128]);[.C128] &lt;&gt; [.E128]);1;0)" office:value-type="float" office:value="0" calcext:value-type="float">
            <text:p>0</text:p>
          </table:table-cell>
          <table:table-cell table:formula="of:=IF(AND(ISNUMBER([.C128]);ISNUMBER([.E128]);[.C128] = [.E1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IF(AND(ISNUMBER([.C129]);ISNUMBER([.E129]);[.C129] &lt;&gt; [.E129]);1;0)" office:value-type="float" office:value="0" calcext:value-type="float">
            <text:p>0</text:p>
          </table:table-cell>
          <table:table-cell table:formula="of:=IF(AND(ISNUMBER([.C129]);ISNUMBER([.E129]);[.C129] = [.E1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formula="of:=IF(AND(ISNUMBER([.C130]);ISNUMBER([.E130]);[.C130] &lt;&gt; [.E130]);1;0)" office:value-type="float" office:value="0" calcext:value-type="float">
            <text:p>0</text:p>
          </table:table-cell>
          <table:table-cell table:formula="of:=IF(AND(ISNUMBER([.C130]);ISNUMBER([.E130]);[.C130] = [.E1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131]);ISNUMBER([.E131]);[.C131] &lt;&gt; [.E131]);1;0)" office:value-type="float" office:value="0" calcext:value-type="float">
            <text:p>0</text:p>
          </table:table-cell>
          <table:table-cell table:formula="of:=IF(AND(ISNUMBER([.C131]);ISNUMBER([.E131]);[.C131] = [.E1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132]);ISNUMBER([.E132]);[.C132] &lt;&gt; [.E132]);1;0)" office:value-type="float" office:value="0" calcext:value-type="float">
            <text:p>0</text:p>
          </table:table-cell>
          <table:table-cell table:formula="of:=IF(AND(ISNUMBER([.C132]);ISNUMBER([.E132]);[.C132] = [.E1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133]);ISNUMBER([.E133]);[.C133] &lt;&gt; [.E133]);1;0)" office:value-type="float" office:value="0" calcext:value-type="float">
            <text:p>0</text:p>
          </table:table-cell>
          <table:table-cell table:formula="of:=IF(AND(ISNUMBER([.C133]);ISNUMBER([.E133]);[.C133] = [.E1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134]);ISNUMBER([.E134]);[.C134] &lt;&gt; [.E134]);1;0)" office:value-type="float" office:value="0" calcext:value-type="float">
            <text:p>0</text:p>
          </table:table-cell>
          <table:table-cell table:formula="of:=IF(AND(ISNUMBER([.C134]);ISNUMBER([.E134]);[.C134] = [.E1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135]);ISNUMBER([.E135]);[.C135] &lt;&gt; [.E135]);1;0)" office:value-type="float" office:value="0" calcext:value-type="float">
            <text:p>0</text:p>
          </table:table-cell>
          <table:table-cell table:formula="of:=IF(AND(ISNUMBER([.C135]);ISNUMBER([.E135]);[.C135] = [.E1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136]);ISNUMBER([.E136]);[.C136] &lt;&gt; [.E136]);1;0)" office:value-type="float" office:value="0" calcext:value-type="float">
            <text:p>0</text:p>
          </table:table-cell>
          <table:table-cell table:formula="of:=IF(AND(ISNUMBER([.C136]);ISNUMBER([.E136]);[.C136] = [.E1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137]);ISNUMBER([.E137]);[.C137] &lt;&gt; [.E137]);1;0)" office:value-type="float" office:value="0" calcext:value-type="float">
            <text:p>0</text:p>
          </table:table-cell>
          <table:table-cell table:formula="of:=IF(AND(ISNUMBER([.C137]);ISNUMBER([.E137]);[.C137] = [.E1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138]);ISNUMBER([.E138]);[.C138] &lt;&gt; [.E138]);1;0)" office:value-type="float" office:value="0" calcext:value-type="float">
            <text:p>0</text:p>
          </table:table-cell>
          <table:table-cell table:formula="of:=IF(AND(ISNUMBER([.C138]);ISNUMBER([.E138]);[.C138] = [.E13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formula="of:=IF(AND(ISNUMBER([.C139]);ISNUMBER([.E139]);[.C139] &lt;&gt; [.E139]);1;0)" office:value-type="float" office:value="0" calcext:value-type="float">
            <text:p>0</text:p>
          </table:table-cell>
          <table:table-cell table:formula="of:=IF(AND(ISNUMBER([.C139]);ISNUMBER([.E139]);[.C139] = [.E1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formula="of:=IF(AND(ISNUMBER([.C140]);ISNUMBER([.E140]);[.C140] &lt;&gt; [.E140]);1;0)" office:value-type="float" office:value="0" calcext:value-type="float">
            <text:p>0</text:p>
          </table:table-cell>
          <table:table-cell table:formula="of:=IF(AND(ISNUMBER([.C140]);ISNUMBER([.E140]);[.C140] = [.E1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IF(AND(ISNUMBER([.C141]);ISNUMBER([.E141]);[.C141] &lt;&gt; [.E141]);1;0)" office:value-type="float" office:value="0" calcext:value-type="float">
            <text:p>0</text:p>
          </table:table-cell>
          <table:table-cell table:formula="of:=IF(AND(ISNUMBER([.C141]);ISNUMBER([.E141]);[.C141] = [.E1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formula="of:=IF(AND(ISNUMBER([.C142]);ISNUMBER([.E142]);[.C142] &lt;&gt; [.E142]);1;0)" office:value-type="float" office:value="0" calcext:value-type="float">
            <text:p>0</text:p>
          </table:table-cell>
          <table:table-cell table:formula="of:=IF(AND(ISNUMBER([.C142]);ISNUMBER([.E142]);[.C142] = [.E1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IF(AND(ISNUMBER([.C143]);ISNUMBER([.E143]);[.C143] &lt;&gt; [.E143]);1;0)" office:value-type="float" office:value="0" calcext:value-type="float">
            <text:p>0</text:p>
          </table:table-cell>
          <table:table-cell table:formula="of:=IF(AND(ISNUMBER([.C143]);ISNUMBER([.E143]);[.C143] = [.E1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formula="of:=IF(AND(ISNUMBER([.C144]);ISNUMBER([.E144]);[.C144] &lt;&gt; [.E144]);1;0)" office:value-type="float" office:value="0" calcext:value-type="float">
            <text:p>0</text:p>
          </table:table-cell>
          <table:table-cell table:formula="of:=IF(AND(ISNUMBER([.C144]);ISNUMBER([.E144]);[.C144] = [.E1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AND(ISNUMBER([.C145]);ISNUMBER([.E145]);[.C145] &lt;&gt; [.E145]);1;0)" office:value-type="float" office:value="0" calcext:value-type="float">
            <text:p>0</text:p>
          </table:table-cell>
          <table:table-cell table:formula="of:=IF(AND(ISNUMBER([.C145]);ISNUMBER([.E145]);[.C145] = [.E1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formula="of:=IF(AND(ISNUMBER([.C146]);ISNUMBER([.E146]);[.C146] &lt;&gt; [.E146]);1;0)" office:value-type="float" office:value="0" calcext:value-type="float">
            <text:p>0</text:p>
          </table:table-cell>
          <table:table-cell table:formula="of:=IF(AND(ISNUMBER([.C146]);ISNUMBER([.E146]);[.C146] = [.E1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formula="of:=IF(AND(ISNUMBER([.C147]);ISNUMBER([.E147]);[.C147] &lt;&gt; [.E147]);1;0)" office:value-type="float" office:value="0" calcext:value-type="float">
            <text:p>0</text:p>
          </table:table-cell>
          <table:table-cell table:formula="of:=IF(AND(ISNUMBER([.C147]);ISNUMBER([.E147]);[.C147] = [.E1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formula="of:=IF(AND(ISNUMBER([.C148]);ISNUMBER([.E148]);[.C148] &lt;&gt; [.E148]);1;0)" office:value-type="float" office:value="0" calcext:value-type="float">
            <text:p>0</text:p>
          </table:table-cell>
          <table:table-cell table:formula="of:=IF(AND(ISNUMBER([.C148]);ISNUMBER([.E148]);[.C148] = [.E1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formula="of:=IF(AND(ISNUMBER([.C149]);ISNUMBER([.E149]);[.C149] &lt;&gt; [.E149]);1;0)" office:value-type="float" office:value="0" calcext:value-type="float">
            <text:p>0</text:p>
          </table:table-cell>
          <table:table-cell table:formula="of:=IF(AND(ISNUMBER([.C149]);ISNUMBER([.E149]);[.C149] = [.E1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table:formula="of:=IF(AND(ISNUMBER([.C150]);ISNUMBER([.E150]);[.C150] &lt;&gt; [.E150]);1;0)" office:value-type="float" office:value="0" calcext:value-type="float">
            <text:p>0</text:p>
          </table:table-cell>
          <table:table-cell table:formula="of:=IF(AND(ISNUMBER([.C150]);ISNUMBER([.E150]);[.C150] = [.E1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IF(AND(ISNUMBER([.C151]);ISNUMBER([.E151]);[.C151] &lt;&gt; [.E151]);1;0)" office:value-type="float" office:value="0" calcext:value-type="float">
            <text:p>0</text:p>
          </table:table-cell>
          <table:table-cell table:formula="of:=IF(AND(ISNUMBER([.C151]);ISNUMBER([.E151]);[.C151] = [.E1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IF(AND(ISNUMBER([.C152]);ISNUMBER([.E152]);[.C152] &lt;&gt; [.E152]);1;0)" office:value-type="float" office:value="0" calcext:value-type="float">
            <text:p>0</text:p>
          </table:table-cell>
          <table:table-cell table:formula="of:=IF(AND(ISNUMBER([.C152]);ISNUMBER([.E152]);[.C152] = [.E1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table:formula="of:=IF(AND(ISNUMBER([.C153]);ISNUMBER([.E153]);[.C153] &lt;&gt; [.E153]);1;0)" office:value-type="float" office:value="0" calcext:value-type="float">
            <text:p>0</text:p>
          </table:table-cell>
          <table:table-cell table:formula="of:=IF(AND(ISNUMBER([.C153]);ISNUMBER([.E153]);[.C153] = [.E1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table:formula="of:=IF(AND(ISNUMBER([.C154]);ISNUMBER([.E154]);[.C154] &lt;&gt; [.E154]);1;0)" office:value-type="float" office:value="0" calcext:value-type="float">
            <text:p>0</text:p>
          </table:table-cell>
          <table:table-cell table:formula="of:=IF(AND(ISNUMBER([.C154]);ISNUMBER([.E154]);[.C154] = [.E1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IF(AND(ISNUMBER([.C155]);ISNUMBER([.E155]);[.C155] &lt;&gt; [.E155]);1;0)" office:value-type="float" office:value="0" calcext:value-type="float">
            <text:p>0</text:p>
          </table:table-cell>
          <table:table-cell table:formula="of:=IF(AND(ISNUMBER([.C155]);ISNUMBER([.E155]);[.C155] = [.E1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table:formula="of:=IF(AND(ISNUMBER([.C156]);ISNUMBER([.E156]);[.C156] &lt;&gt; [.E156]);1;0)" office:value-type="float" office:value="0" calcext:value-type="float">
            <text:p>0</text:p>
          </table:table-cell>
          <table:table-cell table:formula="of:=IF(AND(ISNUMBER([.C156]);ISNUMBER([.E156]);[.C156] = [.E1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IF(AND(ISNUMBER([.C157]);ISNUMBER([.E157]);[.C157] &lt;&gt; [.E157]);1;0)" office:value-type="float" office:value="0" calcext:value-type="float">
            <text:p>0</text:p>
          </table:table-cell>
          <table:table-cell table:formula="of:=IF(AND(ISNUMBER([.C157]);ISNUMBER([.E157]);[.C157] = [.E1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table:formula="of:=IF(AND(ISNUMBER([.C158]);ISNUMBER([.E158]);[.C158] &lt;&gt; [.E158]);1;0)" office:value-type="float" office:value="0" calcext:value-type="float">
            <text:p>0</text:p>
          </table:table-cell>
          <table:table-cell table:formula="of:=IF(AND(ISNUMBER([.C158]);ISNUMBER([.E158]);[.C158] = [.E1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table:formula="of:=IF(AND(ISNUMBER([.C159]);ISNUMBER([.E159]);[.C159] &lt;&gt; [.E159]);1;0)" office:value-type="float" office:value="0" calcext:value-type="float">
            <text:p>0</text:p>
          </table:table-cell>
          <table:table-cell table:formula="of:=IF(AND(ISNUMBER([.C159]);ISNUMBER([.E159]);[.C159] = [.E1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IF(AND(ISNUMBER([.C160]);ISNUMBER([.E160]);[.C160] &lt;&gt; [.E160]);1;0)" office:value-type="float" office:value="0" calcext:value-type="float">
            <text:p>0</text:p>
          </table:table-cell>
          <table:table-cell table:formula="of:=IF(AND(ISNUMBER([.C160]);ISNUMBER([.E160]);[.C160] = [.E1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table:formula="of:=IF(AND(ISNUMBER([.C161]);ISNUMBER([.E161]);[.C161] &lt;&gt; [.E161]);1;0)" office:value-type="float" office:value="0" calcext:value-type="float">
            <text:p>0</text:p>
          </table:table-cell>
          <table:table-cell table:formula="of:=IF(AND(ISNUMBER([.C161]);ISNUMBER([.E161]);[.C161] = [.E1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table:formula="of:=IF(AND(ISNUMBER([.C162]);ISNUMBER([.E162]);[.C162] &lt;&gt; [.E162]);1;0)" office:value-type="float" office:value="0" calcext:value-type="float">
            <text:p>0</text:p>
          </table:table-cell>
          <table:table-cell table:formula="of:=IF(AND(ISNUMBER([.C162]);ISNUMBER([.E162]);[.C162] = [.E1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table:formula="of:=IF(AND(ISNUMBER([.C163]);ISNUMBER([.E163]);[.C163] &lt;&gt; [.E163]);1;0)" office:value-type="float" office:value="0" calcext:value-type="float">
            <text:p>0</text:p>
          </table:table-cell>
          <table:table-cell table:formula="of:=IF(AND(ISNUMBER([.C163]);ISNUMBER([.E163]);[.C163] = [.E1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table:formula="of:=IF(AND(ISNUMBER([.C164]);ISNUMBER([.E164]);[.C164] &lt;&gt; [.E164]);1;0)" office:value-type="float" office:value="0" calcext:value-type="float">
            <text:p>0</text:p>
          </table:table-cell>
          <table:table-cell table:formula="of:=IF(AND(ISNUMBER([.C164]);ISNUMBER([.E164]);[.C164] = [.E1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65]);ISNUMBER([.E165]);[.C165] &lt;&gt; [.E165]);1;0)" office:value-type="float" office:value="0" calcext:value-type="float">
            <text:p>0</text:p>
          </table:table-cell>
          <table:table-cell table:formula="of:=IF(AND(ISNUMBER([.C165]);ISNUMBER([.E165]);[.C165] = [.E1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166]);ISNUMBER([.E166]);[.C166] &lt;&gt; [.E166]);1;0)" office:value-type="float" office:value="0" calcext:value-type="float">
            <text:p>0</text:p>
          </table:table-cell>
          <table:table-cell table:formula="of:=IF(AND(ISNUMBER([.C166]);ISNUMBER([.E166]);[.C166] = [.E1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167]);ISNUMBER([.E167]);[.C167] &lt;&gt; [.E167]);1;0)" office:value-type="float" office:value="0" calcext:value-type="float">
            <text:p>0</text:p>
          </table:table-cell>
          <table:table-cell table:formula="of:=IF(AND(ISNUMBER([.C167]);ISNUMBER([.E167]);[.C167] = [.E1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168]);ISNUMBER([.E168]);[.C168] &lt;&gt; [.E168]);1;0)" office:value-type="float" office:value="0" calcext:value-type="float">
            <text:p>0</text:p>
          </table:table-cell>
          <table:table-cell table:formula="of:=IF(AND(ISNUMBER([.C168]);ISNUMBER([.E168]);[.C168] = [.E1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169]);ISNUMBER([.E169]);[.C169] &lt;&gt; [.E169]);1;0)" office:value-type="float" office:value="0" calcext:value-type="float">
            <text:p>0</text:p>
          </table:table-cell>
          <table:table-cell table:formula="of:=IF(AND(ISNUMBER([.C169]);ISNUMBER([.E169]);[.C169] = [.E1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formula="of:=IF(AND(ISNUMBER([.C170]);ISNUMBER([.E170]);[.C170] &lt;&gt; [.E170]);1;0)" office:value-type="float" office:value="0" calcext:value-type="float">
            <text:p>0</text:p>
          </table:table-cell>
          <table:table-cell table:formula="of:=IF(AND(ISNUMBER([.C170]);ISNUMBER([.E170]);[.C170] = [.E1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formula="of:=IF(AND(ISNUMBER([.C171]);ISNUMBER([.E171]);[.C171] &lt;&gt; [.E171]);1;0)" office:value-type="float" office:value="0" calcext:value-type="float">
            <text:p>0</text:p>
          </table:table-cell>
          <table:table-cell table:formula="of:=IF(AND(ISNUMBER([.C171]);ISNUMBER([.E171]);[.C171] = [.E1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formula="of:=IF(AND(ISNUMBER([.C172]);ISNUMBER([.E172]);[.C172] &lt;&gt; [.E172]);1;0)" office:value-type="float" office:value="0" calcext:value-type="float">
            <text:p>0</text:p>
          </table:table-cell>
          <table:table-cell table:formula="of:=IF(AND(ISNUMBER([.C172]);ISNUMBER([.E172]);[.C172] = [.E1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IF(AND(ISNUMBER([.C173]);ISNUMBER([.E173]);[.C173] &lt;&gt; [.E173]);1;0)" office:value-type="float" office:value="0" calcext:value-type="float">
            <text:p>0</text:p>
          </table:table-cell>
          <table:table-cell table:formula="of:=IF(AND(ISNUMBER([.C173]);ISNUMBER([.E173]);[.C173] = [.E1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IF(AND(ISNUMBER([.C174]);ISNUMBER([.E174]);[.C174] &lt;&gt; [.E174]);1;0)" office:value-type="float" office:value="0" calcext:value-type="float">
            <text:p>0</text:p>
          </table:table-cell>
          <table:table-cell table:formula="of:=IF(AND(ISNUMBER([.C174]);ISNUMBER([.E174]);[.C174] = [.E1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IF(AND(ISNUMBER([.C175]);ISNUMBER([.E175]);[.C175] &lt;&gt; [.E175]);1;0)" office:value-type="float" office:value="0" calcext:value-type="float">
            <text:p>0</text:p>
          </table:table-cell>
          <table:table-cell table:formula="of:=IF(AND(ISNUMBER([.C175]);ISNUMBER([.E175]);[.C175] = [.E1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IF(AND(ISNUMBER([.C176]);ISNUMBER([.E176]);[.C176] &lt;&gt; [.E176]);1;0)" office:value-type="float" office:value="0" calcext:value-type="float">
            <text:p>0</text:p>
          </table:table-cell>
          <table:table-cell table:formula="of:=IF(AND(ISNUMBER([.C176]);ISNUMBER([.E176]);[.C176] = [.E1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float" office:value="2548" calcext:value-type="float">
            <text:p>2548</text:p>
          </table:table-cell>
          <table:table-cell table:number-columns-repeated="3"/>
          <table:table-cell table:formula="of:=IF(AND(ISNUMBER([.C177]);ISNUMBER([.E177]);[.C177] &lt;&gt; [.E177]);1;0)" office:value-type="float" office:value="0" calcext:value-type="float">
            <text:p>0</text:p>
          </table:table-cell>
          <table:table-cell table:formula="of:=IF(AND(ISNUMBER([.C177]);ISNUMBER([.E177]);[.C177] = [.E1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table:formula="of:=IF(AND(ISNUMBER([.C178]);ISNUMBER([.E178]);[.C178] &lt;&gt; [.E178]);1;0)" office:value-type="float" office:value="0" calcext:value-type="float">
            <text:p>0</text:p>
          </table:table-cell>
          <table:table-cell table:formula="of:=IF(AND(ISNUMBER([.C178]);ISNUMBER([.E178]);[.C178] = [.E1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table:formula="of:=IF(AND(ISNUMBER([.C179]);ISNUMBER([.E179]);[.C179] &lt;&gt; [.E179]);1;0)" office:value-type="float" office:value="0" calcext:value-type="float">
            <text:p>0</text:p>
          </table:table-cell>
          <table:table-cell table:formula="of:=IF(AND(ISNUMBER([.C179]);ISNUMBER([.E179]);[.C179] = [.E1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float" office:value="4624" calcext:value-type="float">
            <text:p>4624</text:p>
          </table:table-cell>
          <table:table-cell table:number-columns-repeated="3"/>
          <table:table-cell table:formula="of:=IF(AND(ISNUMBER([.C180]);ISNUMBER([.E180]);[.C180] &lt;&gt; [.E180]);1;0)" office:value-type="float" office:value="0" calcext:value-type="float">
            <text:p>0</text:p>
          </table:table-cell>
          <table:table-cell table:formula="of:=IF(AND(ISNUMBER([.C180]);ISNUMBER([.E180]);[.C180] = [.E1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float" office:value="5508" calcext:value-type="float">
            <text:p>5508</text:p>
          </table:table-cell>
          <table:table-cell table:number-columns-repeated="3"/>
          <table:table-cell table:formula="of:=IF(AND(ISNUMBER([.C181]);ISNUMBER([.E181]);[.C181] &lt;&gt; [.E181]);1;0)" office:value-type="float" office:value="0" calcext:value-type="float">
            <text:p>0</text:p>
          </table:table-cell>
          <table:table-cell table:formula="of:=IF(AND(ISNUMBER([.C181]);ISNUMBER([.E181]);[.C181] = [.E1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float" office:value="6498" calcext:value-type="float">
            <text:p>6498</text:p>
          </table:table-cell>
          <table:table-cell table:number-columns-repeated="3"/>
          <table:table-cell table:formula="of:=IF(AND(ISNUMBER([.C182]);ISNUMBER([.E182]);[.C182] &lt;&gt; [.E182]);1;0)" office:value-type="float" office:value="0" calcext:value-type="float">
            <text:p>0</text:p>
          </table:table-cell>
          <table:table-cell table:formula="of:=IF(AND(ISNUMBER([.C182]);ISNUMBER([.E182]);[.C182] = [.E1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formula="of:=IF(AND(ISNUMBER([.C183]);ISNUMBER([.E183]);[.C183] &lt;&gt; [.E183]);1;0)" office:value-type="float" office:value="0" calcext:value-type="float">
            <text:p>0</text:p>
          </table:table-cell>
          <table:table-cell table:formula="of:=IF(AND(ISNUMBER([.C183]);ISNUMBER([.E183]);[.C183] = [.E1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float" office:value="8820" calcext:value-type="float">
            <text:p>8820</text:p>
          </table:table-cell>
          <table:table-cell table:number-columns-repeated="3"/>
          <table:table-cell table:formula="of:=IF(AND(ISNUMBER([.C184]);ISNUMBER([.E184]);[.C184] &lt;&gt; [.E184]);1;0)" office:value-type="float" office:value="0" calcext:value-type="float">
            <text:p>0</text:p>
          </table:table-cell>
          <table:table-cell table:formula="of:=IF(AND(ISNUMBER([.C184]);ISNUMBER([.E184]);[.C184] = [.E1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float" office:value="10164" calcext:value-type="float">
            <text:p>10164</text:p>
          </table:table-cell>
          <table:table-cell table:number-columns-repeated="3"/>
          <table:table-cell table:formula="of:=IF(AND(ISNUMBER([.C185]);ISNUMBER([.E185]);[.C185] &lt;&gt; [.E185]);1;0)" office:value-type="float" office:value="0" calcext:value-type="float">
            <text:p>0</text:p>
          </table:table-cell>
          <table:table-cell table:formula="of:=IF(AND(ISNUMBER([.C185]);ISNUMBER([.E185]);[.C185] = [.E1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float" office:value="11638" calcext:value-type="float">
            <text:p>11638</text:p>
          </table:table-cell>
          <table:table-cell table:number-columns-repeated="3"/>
          <table:table-cell table:formula="of:=IF(AND(ISNUMBER([.C186]);ISNUMBER([.E186]);[.C186] &lt;&gt; [.E186]);1;0)" office:value-type="float" office:value="0" calcext:value-type="float">
            <text:p>0</text:p>
          </table:table-cell>
          <table:table-cell table:formula="of:=IF(AND(ISNUMBER([.C186]);ISNUMBER([.E186]);[.C186] = [.E1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float" office:value="13248" calcext:value-type="float">
            <text:p>13248</text:p>
          </table:table-cell>
          <table:table-cell table:number-columns-repeated="3"/>
          <table:table-cell table:formula="of:=IF(AND(ISNUMBER([.C187]);ISNUMBER([.E187]);[.C187] &lt;&gt; [.E187]);1;0)" office:value-type="float" office:value="0" calcext:value-type="float">
            <text:p>0</text:p>
          </table:table-cell>
          <table:table-cell table:formula="of:=IF(AND(ISNUMBER([.C187]);ISNUMBER([.E187]);[.C187] = [.E1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IF(AND(ISNUMBER([.C188]);ISNUMBER([.E188]);[.C188] &lt;&gt; [.E188]);1;0)" office:value-type="float" office:value="0" calcext:value-type="float">
            <text:p>0</text:p>
          </table:table-cell>
          <table:table-cell table:formula="of:=IF(AND(ISNUMBER([.C188]);ISNUMBER([.E188]);[.C188] = [.E1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float" office:value="16900" calcext:value-type="float">
            <text:p>16900</text:p>
          </table:table-cell>
          <table:table-cell table:number-columns-repeated="3"/>
          <table:table-cell table:formula="of:=IF(AND(ISNUMBER([.C189]);ISNUMBER([.E189]);[.C189] &lt;&gt; [.E189]);1;0)" office:value-type="float" office:value="0" calcext:value-type="float">
            <text:p>0</text:p>
          </table:table-cell>
          <table:table-cell table:formula="of:=IF(AND(ISNUMBER([.C189]);ISNUMBER([.E189]);[.C189] = [.E1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float" office:value="18954" calcext:value-type="float">
            <text:p>18954</text:p>
          </table:table-cell>
          <table:table-cell table:number-columns-repeated="3"/>
          <table:table-cell table:formula="of:=IF(AND(ISNUMBER([.C190]);ISNUMBER([.E190]);[.C190] &lt;&gt; [.E190]);1;0)" office:value-type="float" office:value="0" calcext:value-type="float">
            <text:p>0</text:p>
          </table:table-cell>
          <table:table-cell table:formula="of:=IF(AND(ISNUMBER([.C190]);ISNUMBER([.E190]);[.C190] = [.E1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float" office:value="21168" calcext:value-type="float">
            <text:p>21168</text:p>
          </table:table-cell>
          <table:table-cell table:number-columns-repeated="3"/>
          <table:table-cell table:formula="of:=IF(AND(ISNUMBER([.C191]);ISNUMBER([.E191]);[.C191] &lt;&gt; [.E191]);1;0)" office:value-type="float" office:value="0" calcext:value-type="float">
            <text:p>0</text:p>
          </table:table-cell>
          <table:table-cell table:formula="of:=IF(AND(ISNUMBER([.C191]);ISNUMBER([.E191]);[.C191] = [.E1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float" office:value="23548" calcext:value-type="float">
            <text:p>23548</text:p>
          </table:table-cell>
          <table:table-cell table:number-columns-repeated="3"/>
          <table:table-cell table:formula="of:=IF(AND(ISNUMBER([.C192]);ISNUMBER([.E192]);[.C192] &lt;&gt; [.E192]);1;0)" office:value-type="float" office:value="0" calcext:value-type="float">
            <text:p>0</text:p>
          </table:table-cell>
          <table:table-cell table:formula="of:=IF(AND(ISNUMBER([.C192]);ISNUMBER([.E192]);[.C192] = [.E1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float" office:value="26100" calcext:value-type="float">
            <text:p>26100</text:p>
          </table:table-cell>
          <table:table-cell table:number-columns-repeated="3"/>
          <table:table-cell table:formula="of:=IF(AND(ISNUMBER([.C193]);ISNUMBER([.E193]);[.C193] &lt;&gt; [.E193]);1;0)" office:value-type="float" office:value="0" calcext:value-type="float">
            <text:p>0</text:p>
          </table:table-cell>
          <table:table-cell table:formula="of:=IF(AND(ISNUMBER([.C193]);ISNUMBER([.E193]);[.C193] = [.E1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float" office:value="28830" calcext:value-type="float">
            <text:p>28830</text:p>
          </table:table-cell>
          <table:table-cell table:number-columns-repeated="3"/>
          <table:table-cell table:formula="of:=IF(AND(ISNUMBER([.C194]);ISNUMBER([.E194]);[.C194] &lt;&gt; [.E194]);1;0)" office:value-type="float" office:value="0" calcext:value-type="float">
            <text:p>0</text:p>
          </table:table-cell>
          <table:table-cell table:formula="of:=IF(AND(ISNUMBER([.C194]);ISNUMBER([.E194]);[.C194] = [.E1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float" office:value="31744" calcext:value-type="float">
            <text:p>31744</text:p>
          </table:table-cell>
          <table:table-cell table:number-columns-repeated="3"/>
          <table:table-cell table:formula="of:=IF(AND(ISNUMBER([.C195]);ISNUMBER([.E195]);[.C195] &lt;&gt; [.E195]);1;0)" office:value-type="float" office:value="0" calcext:value-type="float">
            <text:p>0</text:p>
          </table:table-cell>
          <table:table-cell table:formula="of:=IF(AND(ISNUMBER([.C195]);ISNUMBER([.E195]);[.C195] = [.E1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float" office:value="34848" calcext:value-type="float">
            <text:p>34848</text:p>
          </table:table-cell>
          <table:table-cell table:number-columns-repeated="3"/>
          <table:table-cell table:formula="of:=IF(AND(ISNUMBER([.C196]);ISNUMBER([.E196]);[.C196] &lt;&gt; [.E196]);1;0)" office:value-type="float" office:value="0" calcext:value-type="float">
            <text:p>0</text:p>
          </table:table-cell>
          <table:table-cell table:formula="of:=IF(AND(ISNUMBER([.C196]);ISNUMBER([.E196]);[.C196] = [.E1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float" office:value="38148" calcext:value-type="float">
            <text:p>38148</text:p>
          </table:table-cell>
          <table:table-cell table:number-columns-repeated="3"/>
          <table:table-cell table:formula="of:=IF(AND(ISNUMBER([.C197]);ISNUMBER([.E197]);[.C197] &lt;&gt; [.E197]);1;0)" office:value-type="float" office:value="0" calcext:value-type="float">
            <text:p>0</text:p>
          </table:table-cell>
          <table:table-cell table:formula="of:=IF(AND(ISNUMBER([.C197]);ISNUMBER([.E197]);[.C197] = [.E1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float" office:value="41650" calcext:value-type="float">
            <text:p>41650</text:p>
          </table:table-cell>
          <table:table-cell table:number-columns-repeated="3"/>
          <table:table-cell table:formula="of:=IF(AND(ISNUMBER([.C198]);ISNUMBER([.E198]);[.C198] &lt;&gt; [.E198]);1;0)" office:value-type="float" office:value="0" calcext:value-type="float">
            <text:p>0</text:p>
          </table:table-cell>
          <table:table-cell table:formula="of:=IF(AND(ISNUMBER([.C198]);ISNUMBER([.E198]);[.C198] = [.E1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formula="of:=IF(AND(ISNUMBER([.C199]);ISNUMBER([.E199]);[.C199] &lt;&gt; [.E199]);1;0)" office:value-type="float" office:value="0" calcext:value-type="float">
            <text:p>0</text:p>
          </table:table-cell>
          <table:table-cell table:formula="of:=IF(AND(ISNUMBER([.C199]);ISNUMBER([.E199]);[.C199] = [.E1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float" office:value="49284" calcext:value-type="float">
            <text:p>49284</text:p>
          </table:table-cell>
          <table:table-cell table:number-columns-repeated="3"/>
          <table:table-cell table:formula="of:=IF(AND(ISNUMBER([.C200]);ISNUMBER([.E200]);[.C200] &lt;&gt; [.E200]);1;0)" office:value-type="float" office:value="0" calcext:value-type="float">
            <text:p>0</text:p>
          </table:table-cell>
          <table:table-cell table:formula="of:=IF(AND(ISNUMBER([.C200]);ISNUMBER([.E200]);[.C200] = [.E2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float" office:value="53428" calcext:value-type="float">
            <text:p>53428</text:p>
          </table:table-cell>
          <table:table-cell table:number-columns-repeated="3"/>
          <table:table-cell table:formula="of:=IF(AND(ISNUMBER([.C201]);ISNUMBER([.E201]);[.C201] &lt;&gt; [.E201]);1;0)" office:value-type="float" office:value="0" calcext:value-type="float">
            <text:p>0</text:p>
          </table:table-cell>
          <table:table-cell table:formula="of:=IF(AND(ISNUMBER([.C201]);ISNUMBER([.E201]);[.C201] = [.E2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float" office:value="57798" calcext:value-type="float">
            <text:p>57798</text:p>
          </table:table-cell>
          <table:table-cell table:number-columns-repeated="3"/>
          <table:table-cell table:formula="of:=IF(AND(ISNUMBER([.C202]);ISNUMBER([.E202]);[.C202] &lt;&gt; [.E202]);1;0)" office:value-type="float" office:value="0" calcext:value-type="float">
            <text:p>0</text:p>
          </table:table-cell>
          <table:table-cell table:formula="of:=IF(AND(ISNUMBER([.C202]);ISNUMBER([.E202]);[.C202] = [.E2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203]);ISNUMBER([.E203]);[.C203] &lt;&gt; [.E203]);1;0)" office:value-type="float" office:value="0" calcext:value-type="float">
            <text:p>0</text:p>
          </table:table-cell>
          <table:table-cell table:formula="of:=IF(AND(ISNUMBER([.C203]);ISNUMBER([.E203]);[.C203] = [.E2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204]);ISNUMBER([.E204]);[.C204] &lt;&gt; [.E204]);1;0)" office:value-type="float" office:value="0" calcext:value-type="float">
            <text:p>0</text:p>
          </table:table-cell>
          <table:table-cell table:formula="of:=IF(AND(ISNUMBER([.C204]);ISNUMBER([.E204]);[.C204] = [.E2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205]);ISNUMBER([.E205]);[.C205] &lt;&gt; [.E205]);1;0)" office:value-type="float" office:value="0" calcext:value-type="float">
            <text:p>0</text:p>
          </table:table-cell>
          <table:table-cell table:formula="of:=IF(AND(ISNUMBER([.C205]);ISNUMBER([.E205]);[.C205] = [.E2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206]);ISNUMBER([.E206]);[.C206] &lt;&gt; [.E206]);1;0)" office:value-type="float" office:value="0" calcext:value-type="float">
            <text:p>0</text:p>
          </table:table-cell>
          <table:table-cell table:formula="of:=IF(AND(ISNUMBER([.C206]);ISNUMBER([.E206]);[.C206] = [.E2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207]);ISNUMBER([.E207]);[.C207] &lt;&gt; [.E207]);1;0)" office:value-type="float" office:value="0" calcext:value-type="float">
            <text:p>0</text:p>
          </table:table-cell>
          <table:table-cell table:formula="of:=IF(AND(ISNUMBER([.C207]);ISNUMBER([.E207]);[.C207] = [.E2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IF(AND(ISNUMBER([.C208]);ISNUMBER([.E208]);[.C208] &lt;&gt; [.E208]);1;0)" office:value-type="float" office:value="0" calcext:value-type="float">
            <text:p>0</text:p>
          </table:table-cell>
          <table:table-cell table:formula="of:=IF(AND(ISNUMBER([.C208]);ISNUMBER([.E208]);[.C208] = [.E2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209]);ISNUMBER([.E209]);[.C209] &lt;&gt; [.E209]);1;0)" office:value-type="float" office:value="0" calcext:value-type="float">
            <text:p>0</text:p>
          </table:table-cell>
          <table:table-cell table:formula="of:=IF(AND(ISNUMBER([.C209]);ISNUMBER([.E209]);[.C209] = [.E2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210]);ISNUMBER([.E210]);[.C210] &lt;&gt; [.E210]);1;0)" office:value-type="float" office:value="0" calcext:value-type="float">
            <text:p>0</text:p>
          </table:table-cell>
          <table:table-cell table:formula="of:=IF(AND(ISNUMBER([.C210]);ISNUMBER([.E210]);[.C210] = [.E2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211]);ISNUMBER([.E211]);[.C211] &lt;&gt; [.E211]);1;0)" office:value-type="float" office:value="0" calcext:value-type="float">
            <text:p>0</text:p>
          </table:table-cell>
          <table:table-cell table:formula="of:=IF(AND(ISNUMBER([.C211]);ISNUMBER([.E211]);[.C211] = [.E2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212]);ISNUMBER([.E212]);[.C212] &lt;&gt; [.E212]);1;0)" office:value-type="float" office:value="0" calcext:value-type="float">
            <text:p>0</text:p>
          </table:table-cell>
          <table:table-cell table:formula="of:=IF(AND(ISNUMBER([.C212]);ISNUMBER([.E212]);[.C212] = [.E2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213]);ISNUMBER([.E213]);[.C213] &lt;&gt; [.E213]);1;0)" office:value-type="float" office:value="0" calcext:value-type="float">
            <text:p>0</text:p>
          </table:table-cell>
          <table:table-cell table:formula="of:=IF(AND(ISNUMBER([.C213]);ISNUMBER([.E213]);[.C213] = [.E2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214]);ISNUMBER([.E214]);[.C214] &lt;&gt; [.E214]);1;0)" office:value-type="float" office:value="0" calcext:value-type="float">
            <text:p>0</text:p>
          </table:table-cell>
          <table:table-cell table:formula="of:=IF(AND(ISNUMBER([.C214]);ISNUMBER([.E214]);[.C214] = [.E2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215]);ISNUMBER([.E215]);[.C215] &lt;&gt; [.E215]);1;0)" office:value-type="float" office:value="0" calcext:value-type="float">
            <text:p>0</text:p>
          </table:table-cell>
          <table:table-cell table:formula="of:=IF(AND(ISNUMBER([.C215]);ISNUMBER([.E215]);[.C215] = [.E2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216]);ISNUMBER([.E216]);[.C216] &lt;&gt; [.E216]);1;0)" office:value-type="float" office:value="0" calcext:value-type="float">
            <text:p>0</text:p>
          </table:table-cell>
          <table:table-cell table:formula="of:=IF(AND(ISNUMBER([.C216]);ISNUMBER([.E216]);[.C216] = [.E2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217]);ISNUMBER([.E217]);[.C217] &lt;&gt; [.E217]);1;0)" office:value-type="float" office:value="0" calcext:value-type="float">
            <text:p>0</text:p>
          </table:table-cell>
          <table:table-cell table:formula="of:=IF(AND(ISNUMBER([.C217]);ISNUMBER([.E217]);[.C217] = [.E2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218]);ISNUMBER([.E218]);[.C218] &lt;&gt; [.E218]);1;0)" office:value-type="float" office:value="0" calcext:value-type="float">
            <text:p>0</text:p>
          </table:table-cell>
          <table:table-cell table:formula="of:=IF(AND(ISNUMBER([.C218]);ISNUMBER([.E218]);[.C218] = [.E2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219]);ISNUMBER([.E219]);[.C219] &lt;&gt; [.E219]);1;0)" office:value-type="float" office:value="0" calcext:value-type="float">
            <text:p>0</text:p>
          </table:table-cell>
          <table:table-cell table:formula="of:=IF(AND(ISNUMBER([.C219]);ISNUMBER([.E219]);[.C219] = [.E2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220]);ISNUMBER([.E220]);[.C220] &lt;&gt; [.E220]);1;0)" office:value-type="float" office:value="0" calcext:value-type="float">
            <text:p>0</text:p>
          </table:table-cell>
          <table:table-cell table:formula="of:=IF(AND(ISNUMBER([.C220]);ISNUMBER([.E220]);[.C220] = [.E2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221]);ISNUMBER([.E221]);[.C221] &lt;&gt; [.E221]);1;0)" office:value-type="float" office:value="0" calcext:value-type="float">
            <text:p>0</text:p>
          </table:table-cell>
          <table:table-cell table:formula="of:=IF(AND(ISNUMBER([.C221]);ISNUMBER([.E221]);[.C221] = [.E2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222]);ISNUMBER([.E222]);[.C222] &lt;&gt; [.E222]);1;0)" office:value-type="float" office:value="0" calcext:value-type="float">
            <text:p>0</text:p>
          </table:table-cell>
          <table:table-cell table:formula="of:=IF(AND(ISNUMBER([.C222]);ISNUMBER([.E222]);[.C222] = [.E2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223]);ISNUMBER([.E223]);[.C223] &lt;&gt; [.E223]);1;0)" office:value-type="float" office:value="0" calcext:value-type="float">
            <text:p>0</text:p>
          </table:table-cell>
          <table:table-cell table:formula="of:=IF(AND(ISNUMBER([.C223]);ISNUMBER([.E223]);[.C223] = [.E2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224]);ISNUMBER([.E224]);[.C224] &lt;&gt; [.E224]);1;0)" office:value-type="float" office:value="0" calcext:value-type="float">
            <text:p>0</text:p>
          </table:table-cell>
          <table:table-cell table:formula="of:=IF(AND(ISNUMBER([.C224]);ISNUMBER([.E224]);[.C224] = [.E2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225]);ISNUMBER([.E225]);[.C225] &lt;&gt; [.E225]);1;0)" office:value-type="float" office:value="0" calcext:value-type="float">
            <text:p>0</text:p>
          </table:table-cell>
          <table:table-cell table:formula="of:=IF(AND(ISNUMBER([.C225]);ISNUMBER([.E225]);[.C225] = [.E2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IF(AND(ISNUMBER([.C226]);ISNUMBER([.E226]);[.C226] &lt;&gt; [.E226]);1;0)" office:value-type="float" office:value="0" calcext:value-type="float">
            <text:p>0</text:p>
          </table:table-cell>
          <table:table-cell table:formula="of:=IF(AND(ISNUMBER([.C226]);ISNUMBER([.E226]);[.C226] = [.E2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227]);ISNUMBER([.E227]);[.C227] &lt;&gt; [.E227]);1;0)" office:value-type="float" office:value="0" calcext:value-type="float">
            <text:p>0</text:p>
          </table:table-cell>
          <table:table-cell table:formula="of:=IF(AND(ISNUMBER([.C227]);ISNUMBER([.E227]);[.C227] = [.E2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228]);ISNUMBER([.E228]);[.C228] &lt;&gt; [.E228]);1;0)" office:value-type="float" office:value="0" calcext:value-type="float">
            <text:p>0</text:p>
          </table:table-cell>
          <table:table-cell table:formula="of:=IF(AND(ISNUMBER([.C228]);ISNUMBER([.E228]);[.C228] = [.E2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229]);ISNUMBER([.E229]);[.C229] &lt;&gt; [.E229]);1;0)" office:value-type="float" office:value="0" calcext:value-type="float">
            <text:p>0</text:p>
          </table:table-cell>
          <table:table-cell table:formula="of:=IF(AND(ISNUMBER([.C229]);ISNUMBER([.E229]);[.C229] = [.E2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IF(AND(ISNUMBER([.C230]);ISNUMBER([.E230]);[.C230] &lt;&gt; [.E230]);1;0)" office:value-type="float" office:value="0" calcext:value-type="float">
            <text:p>0</text:p>
          </table:table-cell>
          <table:table-cell table:formula="of:=IF(AND(ISNUMBER([.C230]);ISNUMBER([.E230]);[.C230] = [.E2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231]);ISNUMBER([.E231]);[.C231] &lt;&gt; [.E231]);1;0)" office:value-type="float" office:value="0" calcext:value-type="float">
            <text:p>0</text:p>
          </table:table-cell>
          <table:table-cell table:formula="of:=IF(AND(ISNUMBER([.C231]);ISNUMBER([.E231]);[.C231] = [.E2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IF(AND(ISNUMBER([.C232]);ISNUMBER([.E232]);[.C232] &lt;&gt; [.E232]);1;0)" office:value-type="float" office:value="0" calcext:value-type="float">
            <text:p>0</text:p>
          </table:table-cell>
          <table:table-cell table:formula="of:=IF(AND(ISNUMBER([.C232]);ISNUMBER([.E232]);[.C232] = [.E2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233]);ISNUMBER([.E233]);[.C233] &lt;&gt; [.E233]);1;0)" office:value-type="float" office:value="0" calcext:value-type="float">
            <text:p>0</text:p>
          </table:table-cell>
          <table:table-cell table:formula="of:=IF(AND(ISNUMBER([.C233]);ISNUMBER([.E233]);[.C233] = [.E2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234]);ISNUMBER([.E234]);[.C234] &lt;&gt; [.E234]);1;0)" office:value-type="float" office:value="0" calcext:value-type="float">
            <text:p>0</text:p>
          </table:table-cell>
          <table:table-cell table:formula="of:=IF(AND(ISNUMBER([.C234]);ISNUMBER([.E234]);[.C234] = [.E2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235]);ISNUMBER([.E235]);[.C235] &lt;&gt; [.E235]);1;0)" office:value-type="float" office:value="0" calcext:value-type="float">
            <text:p>0</text:p>
          </table:table-cell>
          <table:table-cell table:formula="of:=IF(AND(ISNUMBER([.C235]);ISNUMBER([.E235]);[.C235] = [.E2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IF(AND(ISNUMBER([.C236]);ISNUMBER([.E236]);[.C236] &lt;&gt; [.E236]);1;0)" office:value-type="float" office:value="0" calcext:value-type="float">
            <text:p>0</text:p>
          </table:table-cell>
          <table:table-cell table:formula="of:=IF(AND(ISNUMBER([.C236]);ISNUMBER([.E236]);[.C236] = [.E2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237]);ISNUMBER([.E237]);[.C237] &lt;&gt; [.E237]);1;0)" office:value-type="float" office:value="0" calcext:value-type="float">
            <text:p>0</text:p>
          </table:table-cell>
          <table:table-cell table:formula="of:=IF(AND(ISNUMBER([.C237]);ISNUMBER([.E237]);[.C237] = [.E2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IF(AND(ISNUMBER([.C238]);ISNUMBER([.E238]);[.C238] &lt;&gt; [.E238]);1;0)" office:value-type="float" office:value="0" calcext:value-type="float">
            <text:p>0</text:p>
          </table:table-cell>
          <table:table-cell table:formula="of:=IF(AND(ISNUMBER([.C238]);ISNUMBER([.E238]);[.C238] = [.E2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239]);ISNUMBER([.E239]);[.C239] &lt;&gt; [.E239]);1;0)" office:value-type="float" office:value="0" calcext:value-type="float">
            <text:p>0</text:p>
          </table:table-cell>
          <table:table-cell table:formula="of:=IF(AND(ISNUMBER([.C239]);ISNUMBER([.E239]);[.C239] = [.E2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240]);ISNUMBER([.E240]);[.C240] &lt;&gt; [.E240]);1;0)" office:value-type="float" office:value="0" calcext:value-type="float">
            <text:p>0</text:p>
          </table:table-cell>
          <table:table-cell table:formula="of:=IF(AND(ISNUMBER([.C240]);ISNUMBER([.E240]);[.C240] = [.E2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241]);ISNUMBER([.E241]);[.C241] &lt;&gt; [.E241]);1;0)" office:value-type="float" office:value="0" calcext:value-type="float">
            <text:p>0</text:p>
          </table:table-cell>
          <table:table-cell table:formula="of:=IF(AND(ISNUMBER([.C241]);ISNUMBER([.E241]);[.C241] = [.E2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IF(AND(ISNUMBER([.C242]);ISNUMBER([.E242]);[.C242] &lt;&gt; [.E242]);1;0)" office:value-type="float" office:value="0" calcext:value-type="float">
            <text:p>0</text:p>
          </table:table-cell>
          <table:table-cell table:formula="of:=IF(AND(ISNUMBER([.C242]);ISNUMBER([.E242]);[.C242] = [.E2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243]);ISNUMBER([.E243]);[.C243] &lt;&gt; [.E243]);1;0)" office:value-type="float" office:value="0" calcext:value-type="float">
            <text:p>0</text:p>
          </table:table-cell>
          <table:table-cell table:formula="of:=IF(AND(ISNUMBER([.C243]);ISNUMBER([.E243]);[.C243] = [.E2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244]);ISNUMBER([.E244]);[.C244] &lt;&gt; [.E244]);1;0)" office:value-type="float" office:value="0" calcext:value-type="float">
            <text:p>0</text:p>
          </table:table-cell>
          <table:table-cell table:formula="of:=IF(AND(ISNUMBER([.C244]);ISNUMBER([.E244]);[.C244] = [.E2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245]);ISNUMBER([.E245]);[.C245] &lt;&gt; [.E245]);1;0)" office:value-type="float" office:value="0" calcext:value-type="float">
            <text:p>0</text:p>
          </table:table-cell>
          <table:table-cell table:formula="of:=IF(AND(ISNUMBER([.C245]);ISNUMBER([.E245]);[.C245] = [.E2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246]);ISNUMBER([.E246]);[.C246] &lt;&gt; [.E246]);1;0)" office:value-type="float" office:value="0" calcext:value-type="float">
            <text:p>0</text:p>
          </table:table-cell>
          <table:table-cell table:formula="of:=IF(AND(ISNUMBER([.C246]);ISNUMBER([.E246]);[.C246] = [.E2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247]);ISNUMBER([.E247]);[.C247] &lt;&gt; [.E247]);1;0)" office:value-type="float" office:value="0" calcext:value-type="float">
            <text:p>0</text:p>
          </table:table-cell>
          <table:table-cell table:formula="of:=IF(AND(ISNUMBER([.C247]);ISNUMBER([.E247]);[.C247] = [.E2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IF(AND(ISNUMBER([.C248]);ISNUMBER([.E248]);[.C248] &lt;&gt; [.E248]);1;0)" office:value-type="float" office:value="0" calcext:value-type="float">
            <text:p>0</text:p>
          </table:table-cell>
          <table:table-cell table:formula="of:=IF(AND(ISNUMBER([.C248]);ISNUMBER([.E248]);[.C248] = [.E2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249]);ISNUMBER([.E249]);[.C249] &lt;&gt; [.E249]);1;0)" office:value-type="float" office:value="0" calcext:value-type="float">
            <text:p>0</text:p>
          </table:table-cell>
          <table:table-cell table:formula="of:=IF(AND(ISNUMBER([.C249]);ISNUMBER([.E249]);[.C249] = [.E2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IF(AND(ISNUMBER([.C250]);ISNUMBER([.E250]);[.C250] &lt;&gt; [.E250]);1;0)" office:value-type="float" office:value="0" calcext:value-type="float">
            <text:p>0</text:p>
          </table:table-cell>
          <table:table-cell table:formula="of:=IF(AND(ISNUMBER([.C250]);ISNUMBER([.E250]);[.C250] = [.E2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251]);ISNUMBER([.E251]);[.C251] &lt;&gt; [.E251]);1;0)" office:value-type="float" office:value="0" calcext:value-type="float">
            <text:p>0</text:p>
          </table:table-cell>
          <table:table-cell table:formula="of:=IF(AND(ISNUMBER([.C251]);ISNUMBER([.E251]);[.C251] = [.E2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252]);ISNUMBER([.E252]);[.C252] &lt;&gt; [.E252]);1;0)" office:value-type="float" office:value="0" calcext:value-type="float">
            <text:p>0</text:p>
          </table:table-cell>
          <table:table-cell table:formula="of:=IF(AND(ISNUMBER([.C252]);ISNUMBER([.E252]);[.C252] = [.E2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253]);ISNUMBER([.E253]);[.C253] &lt;&gt; [.E253]);1;0)" office:value-type="float" office:value="0" calcext:value-type="float">
            <text:p>0</text:p>
          </table:table-cell>
          <table:table-cell table:formula="of:=IF(AND(ISNUMBER([.C253]);ISNUMBER([.E253]);[.C253] = [.E2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254]);ISNUMBER([.E254]);[.C254] &lt;&gt; [.E254]);1;0)" office:value-type="float" office:value="0" calcext:value-type="float">
            <text:p>0</text:p>
          </table:table-cell>
          <table:table-cell table:formula="of:=IF(AND(ISNUMBER([.C254]);ISNUMBER([.E254]);[.C254] = [.E2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255]);ISNUMBER([.E255]);[.C255] &lt;&gt; [.E255]);1;0)" office:value-type="float" office:value="0" calcext:value-type="float">
            <text:p>0</text:p>
          </table:table-cell>
          <table:table-cell table:formula="of:=IF(AND(ISNUMBER([.C255]);ISNUMBER([.E255]);[.C255] = [.E2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256]);ISNUMBER([.E256]);[.C256] &lt;&gt; [.E256]);1;0)" office:value-type="float" office:value="0" calcext:value-type="float">
            <text:p>0</text:p>
          </table:table-cell>
          <table:table-cell table:formula="of:=IF(AND(ISNUMBER([.C256]);ISNUMBER([.E256]);[.C256] = [.E2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257]);ISNUMBER([.E257]);[.C257] &lt;&gt; [.E257]);1;0)" office:value-type="float" office:value="0" calcext:value-type="float">
            <text:p>0</text:p>
          </table:table-cell>
          <table:table-cell table:formula="of:=IF(AND(ISNUMBER([.C257]);ISNUMBER([.E257]);[.C257] = [.E2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258]);ISNUMBER([.E258]);[.C258] &lt;&gt; [.E258]);1;0)" office:value-type="float" office:value="0" calcext:value-type="float">
            <text:p>0</text:p>
          </table:table-cell>
          <table:table-cell table:formula="of:=IF(AND(ISNUMBER([.C258]);ISNUMBER([.E258]);[.C258] = [.E2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259]);ISNUMBER([.E259]);[.C259] &lt;&gt; [.E259]);1;0)" office:value-type="float" office:value="0" calcext:value-type="float">
            <text:p>0</text:p>
          </table:table-cell>
          <table:table-cell table:formula="of:=IF(AND(ISNUMBER([.C259]);ISNUMBER([.E259]);[.C259] = [.E2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260]);ISNUMBER([.E260]);[.C260] &lt;&gt; [.E260]);1;0)" office:value-type="float" office:value="0" calcext:value-type="float">
            <text:p>0</text:p>
          </table:table-cell>
          <table:table-cell table:formula="of:=IF(AND(ISNUMBER([.C260]);ISNUMBER([.E260]);[.C260] = [.E2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261]);ISNUMBER([.E261]);[.C261] &lt;&gt; [.E261]);1;0)" office:value-type="float" office:value="0" calcext:value-type="float">
            <text:p>0</text:p>
          </table:table-cell>
          <table:table-cell table:formula="of:=IF(AND(ISNUMBER([.C261]);ISNUMBER([.E261]);[.C261] = [.E2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262]);ISNUMBER([.E262]);[.C262] &lt;&gt; [.E262]);1;0)" office:value-type="float" office:value="0" calcext:value-type="float">
            <text:p>0</text:p>
          </table:table-cell>
          <table:table-cell table:formula="of:=IF(AND(ISNUMBER([.C262]);ISNUMBER([.E262]);[.C262] = [.E2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263]);ISNUMBER([.E263]);[.C263] &lt;&gt; [.E263]);1;0)" office:value-type="float" office:value="0" calcext:value-type="float">
            <text:p>0</text:p>
          </table:table-cell>
          <table:table-cell table:formula="of:=IF(AND(ISNUMBER([.C263]);ISNUMBER([.E263]);[.C263] = [.E2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264]);ISNUMBER([.E264]);[.C264] &lt;&gt; [.E264]);1;0)" office:value-type="float" office:value="0" calcext:value-type="float">
            <text:p>0</text:p>
          </table:table-cell>
          <table:table-cell table:formula="of:=IF(AND(ISNUMBER([.C264]);ISNUMBER([.E264]);[.C264] = [.E2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265]);ISNUMBER([.E265]);[.C265] &lt;&gt; [.E265]);1;0)" office:value-type="float" office:value="0" calcext:value-type="float">
            <text:p>0</text:p>
          </table:table-cell>
          <table:table-cell table:formula="of:=IF(AND(ISNUMBER([.C265]);ISNUMBER([.E265]);[.C265] = [.E2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266]);ISNUMBER([.E266]);[.C266] &lt;&gt; [.E266]);1;0)" office:value-type="float" office:value="0" calcext:value-type="float">
            <text:p>0</text:p>
          </table:table-cell>
          <table:table-cell table:formula="of:=IF(AND(ISNUMBER([.C266]);ISNUMBER([.E266]);[.C266] = [.E2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267]);ISNUMBER([.E267]);[.C267] &lt;&gt; [.E267]);1;0)" office:value-type="float" office:value="0" calcext:value-type="float">
            <text:p>0</text:p>
          </table:table-cell>
          <table:table-cell table:formula="of:=IF(AND(ISNUMBER([.C267]);ISNUMBER([.E267]);[.C267] = [.E2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268]);ISNUMBER([.E268]);[.C268] &lt;&gt; [.E268]);1;0)" office:value-type="float" office:value="0" calcext:value-type="float">
            <text:p>0</text:p>
          </table:table-cell>
          <table:table-cell table:formula="of:=IF(AND(ISNUMBER([.C268]);ISNUMBER([.E268]);[.C268] = [.E2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269]);ISNUMBER([.E269]);[.C269] &lt;&gt; [.E269]);1;0)" office:value-type="float" office:value="0" calcext:value-type="float">
            <text:p>0</text:p>
          </table:table-cell>
          <table:table-cell table:formula="of:=IF(AND(ISNUMBER([.C269]);ISNUMBER([.E269]);[.C269] = [.E2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270]);ISNUMBER([.E270]);[.C270] &lt;&gt; [.E270]);1;0)" office:value-type="float" office:value="0" calcext:value-type="float">
            <text:p>0</text:p>
          </table:table-cell>
          <table:table-cell table:formula="of:=IF(AND(ISNUMBER([.C270]);ISNUMBER([.E270]);[.C270] = [.E2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IF(AND(ISNUMBER([.C271]);ISNUMBER([.E271]);[.C271] &lt;&gt; [.E271]);1;0)" office:value-type="float" office:value="0" calcext:value-type="float">
            <text:p>0</text:p>
          </table:table-cell>
          <table:table-cell table:formula="of:=IF(AND(ISNUMBER([.C271]);ISNUMBER([.E271]);[.C271] = [.E2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272]);ISNUMBER([.E272]);[.C272] &lt;&gt; [.E272]);1;0)" office:value-type="float" office:value="0" calcext:value-type="float">
            <text:p>0</text:p>
          </table:table-cell>
          <table:table-cell table:formula="of:=IF(AND(ISNUMBER([.C272]);ISNUMBER([.E272]);[.C272] = [.E2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IF(AND(ISNUMBER([.C273]);ISNUMBER([.E273]);[.C273] &lt;&gt; [.E273]);1;0)" office:value-type="float" office:value="0" calcext:value-type="float">
            <text:p>0</text:p>
          </table:table-cell>
          <table:table-cell table:formula="of:=IF(AND(ISNUMBER([.C273]);ISNUMBER([.E273]);[.C273] = [.E2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274]);ISNUMBER([.E274]);[.C274] &lt;&gt; [.E274]);1;0)" office:value-type="float" office:value="0" calcext:value-type="float">
            <text:p>0</text:p>
          </table:table-cell>
          <table:table-cell table:formula="of:=IF(AND(ISNUMBER([.C274]);ISNUMBER([.E274]);[.C274] = [.E2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IF(AND(ISNUMBER([.C275]);ISNUMBER([.E275]);[.C275] &lt;&gt; [.E275]);1;0)" office:value-type="float" office:value="0" calcext:value-type="float">
            <text:p>0</text:p>
          </table:table-cell>
          <table:table-cell table:formula="of:=IF(AND(ISNUMBER([.C275]);ISNUMBER([.E275]);[.C275] = [.E2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276]);ISNUMBER([.E276]);[.C276] &lt;&gt; [.E276]);1;0)" office:value-type="float" office:value="0" calcext:value-type="float">
            <text:p>0</text:p>
          </table:table-cell>
          <table:table-cell table:formula="of:=IF(AND(ISNUMBER([.C276]);ISNUMBER([.E276]);[.C276] = [.E2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277]);ISNUMBER([.E277]);[.C277] &lt;&gt; [.E277]);1;0)" office:value-type="float" office:value="0" calcext:value-type="float">
            <text:p>0</text:p>
          </table:table-cell>
          <table:table-cell table:formula="of:=IF(AND(ISNUMBER([.C277]);ISNUMBER([.E277]);[.C277] = [.E2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278]);ISNUMBER([.E278]);[.C278] &lt;&gt; [.E278]);1;0)" office:value-type="float" office:value="0" calcext:value-type="float">
            <text:p>0</text:p>
          </table:table-cell>
          <table:table-cell table:formula="of:=IF(AND(ISNUMBER([.C278]);ISNUMBER([.E278]);[.C278] = [.E2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IF(AND(ISNUMBER([.C279]);ISNUMBER([.E279]);[.C279] &lt;&gt; [.E279]);1;0)" office:value-type="float" office:value="0" calcext:value-type="float">
            <text:p>0</text:p>
          </table:table-cell>
          <table:table-cell table:formula="of:=IF(AND(ISNUMBER([.C279]);ISNUMBER([.E279]);[.C279] = [.E2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280]);ISNUMBER([.E280]);[.C280] &lt;&gt; [.E280]);1;0)" office:value-type="float" office:value="0" calcext:value-type="float">
            <text:p>0</text:p>
          </table:table-cell>
          <table:table-cell table:formula="of:=IF(AND(ISNUMBER([.C280]);ISNUMBER([.E280]);[.C280] = [.E2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IF(AND(ISNUMBER([.C281]);ISNUMBER([.E281]);[.C281] &lt;&gt; [.E281]);1;0)" office:value-type="float" office:value="0" calcext:value-type="float">
            <text:p>0</text:p>
          </table:table-cell>
          <table:table-cell table:formula="of:=IF(AND(ISNUMBER([.C281]);ISNUMBER([.E281]);[.C281] = [.E2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282]);ISNUMBER([.E282]);[.C282] &lt;&gt; [.E282]);1;0)" office:value-type="float" office:value="0" calcext:value-type="float">
            <text:p>0</text:p>
          </table:table-cell>
          <table:table-cell table:formula="of:=IF(AND(ISNUMBER([.C282]);ISNUMBER([.E282]);[.C282] = [.E2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IF(AND(ISNUMBER([.C283]);ISNUMBER([.E283]);[.C283] &lt;&gt; [.E283]);1;0)" office:value-type="float" office:value="0" calcext:value-type="float">
            <text:p>0</text:p>
          </table:table-cell>
          <table:table-cell table:formula="of:=IF(AND(ISNUMBER([.C283]);ISNUMBER([.E283]);[.C283] = [.E2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284]);ISNUMBER([.E284]);[.C284] &lt;&gt; [.E284]);1;0)" office:value-type="float" office:value="0" calcext:value-type="float">
            <text:p>0</text:p>
          </table:table-cell>
          <table:table-cell table:formula="of:=IF(AND(ISNUMBER([.C284]);ISNUMBER([.E284]);[.C284] = [.E2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IF(AND(ISNUMBER([.C285]);ISNUMBER([.E285]);[.C285] &lt;&gt; [.E285]);1;0)" office:value-type="float" office:value="0" calcext:value-type="float">
            <text:p>0</text:p>
          </table:table-cell>
          <table:table-cell table:formula="of:=IF(AND(ISNUMBER([.C285]);ISNUMBER([.E285]);[.C285] = [.E2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286]);ISNUMBER([.E286]);[.C286] &lt;&gt; [.E286]);1;0)" office:value-type="float" office:value="0" calcext:value-type="float">
            <text:p>0</text:p>
          </table:table-cell>
          <table:table-cell table:formula="of:=IF(AND(ISNUMBER([.C286]);ISNUMBER([.E286]);[.C286] = [.E2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IF(AND(ISNUMBER([.C287]);ISNUMBER([.E287]);[.C287] &lt;&gt; [.E287]);1;0)" office:value-type="float" office:value="0" calcext:value-type="float">
            <text:p>0</text:p>
          </table:table-cell>
          <table:table-cell table:formula="of:=IF(AND(ISNUMBER([.C287]);ISNUMBER([.E287]);[.C287] = [.E2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288]);ISNUMBER([.E288]);[.C288] &lt;&gt; [.E288]);1;0)" office:value-type="float" office:value="0" calcext:value-type="float">
            <text:p>0</text:p>
          </table:table-cell>
          <table:table-cell table:formula="of:=IF(AND(ISNUMBER([.C288]);ISNUMBER([.E288]);[.C288] = [.E2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IF(AND(ISNUMBER([.C289]);ISNUMBER([.E289]);[.C289] &lt;&gt; [.E289]);1;0)" office:value-type="float" office:value="0" calcext:value-type="float">
            <text:p>0</text:p>
          </table:table-cell>
          <table:table-cell table:formula="of:=IF(AND(ISNUMBER([.C289]);ISNUMBER([.E289]);[.C289] = [.E2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290]);ISNUMBER([.E290]);[.C290] &lt;&gt; [.E290]);1;0)" office:value-type="float" office:value="0" calcext:value-type="float">
            <text:p>0</text:p>
          </table:table-cell>
          <table:table-cell table:formula="of:=IF(AND(ISNUMBER([.C290]);ISNUMBER([.E290]);[.C290] = [.E2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IF(AND(ISNUMBER([.C291]);ISNUMBER([.E291]);[.C291] &lt;&gt; [.E291]);1;0)" office:value-type="float" office:value="0" calcext:value-type="float">
            <text:p>0</text:p>
          </table:table-cell>
          <table:table-cell table:formula="of:=IF(AND(ISNUMBER([.C291]);ISNUMBER([.E291]);[.C291] = [.E2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292]);ISNUMBER([.E292]);[.C292] &lt;&gt; [.E292]);1;0)" office:value-type="float" office:value="0" calcext:value-type="float">
            <text:p>0</text:p>
          </table:table-cell>
          <table:table-cell table:formula="of:=IF(AND(ISNUMBER([.C292]);ISNUMBER([.E292]);[.C292] = [.E2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293]);ISNUMBER([.E293]);[.C293] &lt;&gt; [.E293]);1;0)" office:value-type="float" office:value="0" calcext:value-type="float">
            <text:p>0</text:p>
          </table:table-cell>
          <table:table-cell table:formula="of:=IF(AND(ISNUMBER([.C293]);ISNUMBER([.E293]);[.C293] = [.E2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294]);ISNUMBER([.E294]);[.C294] &lt;&gt; [.E294]);1;0)" office:value-type="float" office:value="0" calcext:value-type="float">
            <text:p>0</text:p>
          </table:table-cell>
          <table:table-cell table:formula="of:=IF(AND(ISNUMBER([.C294]);ISNUMBER([.E294]);[.C294] = [.E2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formula="of:=IF(AND(ISNUMBER([.C295]);ISNUMBER([.E295]);[.C295] &lt;&gt; [.E295]);1;0)" office:value-type="float" office:value="0" calcext:value-type="float">
            <text:p>0</text:p>
          </table:table-cell>
          <table:table-cell table:formula="of:=IF(AND(ISNUMBER([.C295]);ISNUMBER([.E295]);[.C295] = [.E2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296]);ISNUMBER([.E296]);[.C296] &lt;&gt; [.E296]);1;0)" office:value-type="float" office:value="0" calcext:value-type="float">
            <text:p>0</text:p>
          </table:table-cell>
          <table:table-cell table:formula="of:=IF(AND(ISNUMBER([.C296]);ISNUMBER([.E296]);[.C296] = [.E2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297]);ISNUMBER([.E297]);[.C297] &lt;&gt; [.E297]);1;0)" office:value-type="float" office:value="0" calcext:value-type="float">
            <text:p>0</text:p>
          </table:table-cell>
          <table:table-cell table:formula="of:=IF(AND(ISNUMBER([.C297]);ISNUMBER([.E297]);[.C297] = [.E2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298]);ISNUMBER([.E298]);[.C298] &lt;&gt; [.E298]);1;0)" office:value-type="float" office:value="0" calcext:value-type="float">
            <text:p>0</text:p>
          </table:table-cell>
          <table:table-cell table:formula="of:=IF(AND(ISNUMBER([.C298]);ISNUMBER([.E298]);[.C298] = [.E2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IF(AND(ISNUMBER([.C299]);ISNUMBER([.E299]);[.C299] &lt;&gt; [.E299]);1;0)" office:value-type="float" office:value="0" calcext:value-type="float">
            <text:p>0</text:p>
          </table:table-cell>
          <table:table-cell table:formula="of:=IF(AND(ISNUMBER([.C299]);ISNUMBER([.E299]);[.C299] = [.E2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300]);ISNUMBER([.E300]);[.C300] &lt;&gt; [.E300]);1;0)" office:value-type="float" office:value="0" calcext:value-type="float">
            <text:p>0</text:p>
          </table:table-cell>
          <table:table-cell table:formula="of:=IF(AND(ISNUMBER([.C300]);ISNUMBER([.E300]);[.C300] = [.E3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formula="of:=IF(AND(ISNUMBER([.C301]);ISNUMBER([.E301]);[.C301] &lt;&gt; [.E301]);1;0)" office:value-type="float" office:value="0" calcext:value-type="float">
            <text:p>0</text:p>
          </table:table-cell>
          <table:table-cell table:formula="of:=IF(AND(ISNUMBER([.C301]);ISNUMBER([.E301]);[.C301] = [.E3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IF(AND(ISNUMBER([.C302]);ISNUMBER([.E302]);[.C302] &lt;&gt; [.E302]);1;0)" office:value-type="float" office:value="0" calcext:value-type="float">
            <text:p>0</text:p>
          </table:table-cell>
          <table:table-cell table:formula="of:=IF(AND(ISNUMBER([.C302]);ISNUMBER([.E302]);[.C302] = [.E3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303]);ISNUMBER([.E303]);[.C303] &lt;&gt; [.E303]);1;0)" office:value-type="float" office:value="0" calcext:value-type="float">
            <text:p>0</text:p>
          </table:table-cell>
          <table:table-cell table:formula="of:=IF(AND(ISNUMBER([.C303]);ISNUMBER([.E303]);[.C303] = [.E3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304]);ISNUMBER([.E304]);[.C304] &lt;&gt; [.E304]);1;0)" office:value-type="float" office:value="0" calcext:value-type="float">
            <text:p>0</text:p>
          </table:table-cell>
          <table:table-cell table:formula="of:=IF(AND(ISNUMBER([.C304]);ISNUMBER([.E304]);[.C304] = [.E3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305]);ISNUMBER([.E305]);[.C305] &lt;&gt; [.E305]);1;0)" office:value-type="float" office:value="0" calcext:value-type="float">
            <text:p>0</text:p>
          </table:table-cell>
          <table:table-cell table:formula="of:=IF(AND(ISNUMBER([.C305]);ISNUMBER([.E305]);[.C305] = [.E3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306]);ISNUMBER([.E306]);[.C306] &lt;&gt; [.E306]);1;0)" office:value-type="float" office:value="0" calcext:value-type="float">
            <text:p>0</text:p>
          </table:table-cell>
          <table:table-cell table:formula="of:=IF(AND(ISNUMBER([.C306]);ISNUMBER([.E306]);[.C306] = [.E3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307]);ISNUMBER([.E307]);[.C307] &lt;&gt; [.E307]);1;0)" office:value-type="float" office:value="0" calcext:value-type="float">
            <text:p>0</text:p>
          </table:table-cell>
          <table:table-cell table:formula="of:=IF(AND(ISNUMBER([.C307]);ISNUMBER([.E307]);[.C307] = [.E3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308]);ISNUMBER([.E308]);[.C308] &lt;&gt; [.E308]);1;0)" office:value-type="float" office:value="0" calcext:value-type="float">
            <text:p>0</text:p>
          </table:table-cell>
          <table:table-cell table:formula="of:=IF(AND(ISNUMBER([.C308]);ISNUMBER([.E308]);[.C308] = [.E3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309]);ISNUMBER([.E309]);[.C309] &lt;&gt; [.E309]);1;0)" office:value-type="float" office:value="0" calcext:value-type="float">
            <text:p>0</text:p>
          </table:table-cell>
          <table:table-cell table:formula="of:=IF(AND(ISNUMBER([.C309]);ISNUMBER([.E309]);[.C309] = [.E3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310]);ISNUMBER([.E310]);[.C310] &lt;&gt; [.E310]);1;0)" office:value-type="float" office:value="0" calcext:value-type="float">
            <text:p>0</text:p>
          </table:table-cell>
          <table:table-cell table:formula="of:=IF(AND(ISNUMBER([.C310]);ISNUMBER([.E310]);[.C310] = [.E3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311]);ISNUMBER([.E311]);[.C311] &lt;&gt; [.E311]);1;0)" office:value-type="float" office:value="0" calcext:value-type="float">
            <text:p>0</text:p>
          </table:table-cell>
          <table:table-cell table:formula="of:=IF(AND(ISNUMBER([.C311]);ISNUMBER([.E311]);[.C311] = [.E3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312]);ISNUMBER([.E312]);[.C312] &lt;&gt; [.E312]);1;0)" office:value-type="float" office:value="0" calcext:value-type="float">
            <text:p>0</text:p>
          </table:table-cell>
          <table:table-cell table:formula="of:=IF(AND(ISNUMBER([.C312]);ISNUMBER([.E312]);[.C312] = [.E3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313]);ISNUMBER([.E313]);[.C313] &lt;&gt; [.E313]);1;0)" office:value-type="float" office:value="0" calcext:value-type="float">
            <text:p>0</text:p>
          </table:table-cell>
          <table:table-cell table:formula="of:=IF(AND(ISNUMBER([.C313]);ISNUMBER([.E313]);[.C313] = [.E3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314]);ISNUMBER([.E314]);[.C314] &lt;&gt; [.E314]);1;0)" office:value-type="float" office:value="0" calcext:value-type="float">
            <text:p>0</text:p>
          </table:table-cell>
          <table:table-cell table:formula="of:=IF(AND(ISNUMBER([.C314]);ISNUMBER([.E314]);[.C314] = [.E3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315]);ISNUMBER([.E315]);[.C315] &lt;&gt; [.E315]);1;0)" office:value-type="float" office:value="0" calcext:value-type="float">
            <text:p>0</text:p>
          </table:table-cell>
          <table:table-cell table:formula="of:=IF(AND(ISNUMBER([.C315]);ISNUMBER([.E315]);[.C315] = [.E3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316]);ISNUMBER([.E316]);[.C316] &lt;&gt; [.E316]);1;0)" office:value-type="float" office:value="0" calcext:value-type="float">
            <text:p>0</text:p>
          </table:table-cell>
          <table:table-cell table:formula="of:=IF(AND(ISNUMBER([.C316]);ISNUMBER([.E316]);[.C316] = [.E3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317]);ISNUMBER([.E317]);[.C317] &lt;&gt; [.E317]);1;0)" office:value-type="float" office:value="0" calcext:value-type="float">
            <text:p>0</text:p>
          </table:table-cell>
          <table:table-cell table:formula="of:=IF(AND(ISNUMBER([.C317]);ISNUMBER([.E317]);[.C317] = [.E3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318]);ISNUMBER([.E318]);[.C318] &lt;&gt; [.E318]);1;0)" office:value-type="float" office:value="0" calcext:value-type="float">
            <text:p>0</text:p>
          </table:table-cell>
          <table:table-cell table:formula="of:=IF(AND(ISNUMBER([.C318]);ISNUMBER([.E318]);[.C318] = [.E3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319]);ISNUMBER([.E319]);[.C319] &lt;&gt; [.E319]);1;0)" office:value-type="float" office:value="0" calcext:value-type="float">
            <text:p>0</text:p>
          </table:table-cell>
          <table:table-cell table:formula="of:=IF(AND(ISNUMBER([.C319]);ISNUMBER([.E319]);[.C319] = [.E3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320]);ISNUMBER([.E320]);[.C320] &lt;&gt; [.E320]);1;0)" office:value-type="float" office:value="0" calcext:value-type="float">
            <text:p>0</text:p>
          </table:table-cell>
          <table:table-cell table:formula="of:=IF(AND(ISNUMBER([.C320]);ISNUMBER([.E320]);[.C320] = [.E3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321]);ISNUMBER([.E321]);[.C321] &lt;&gt; [.E321]);1;0)" office:value-type="float" office:value="0" calcext:value-type="float">
            <text:p>0</text:p>
          </table:table-cell>
          <table:table-cell table:formula="of:=IF(AND(ISNUMBER([.C321]);ISNUMBER([.E321]);[.C321] = [.E3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322]);ISNUMBER([.E322]);[.C322] &lt;&gt; [.E322]);1;0)" office:value-type="float" office:value="0" calcext:value-type="float">
            <text:p>0</text:p>
          </table:table-cell>
          <table:table-cell table:formula="of:=IF(AND(ISNUMBER([.C322]);ISNUMBER([.E322]);[.C322] = [.E3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323]);ISNUMBER([.E323]);[.C323] &lt;&gt; [.E323]);1;0)" office:value-type="float" office:value="0" calcext:value-type="float">
            <text:p>0</text:p>
          </table:table-cell>
          <table:table-cell table:formula="of:=IF(AND(ISNUMBER([.C323]);ISNUMBER([.E323]);[.C323] = [.E3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324]);ISNUMBER([.E324]);[.C324] &lt;&gt; [.E324]);1;0)" office:value-type="float" office:value="0" calcext:value-type="float">
            <text:p>0</text:p>
          </table:table-cell>
          <table:table-cell table:formula="of:=IF(AND(ISNUMBER([.C324]);ISNUMBER([.E324]);[.C324] = [.E3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325]);ISNUMBER([.E325]);[.C325] &lt;&gt; [.E325]);1;0)" office:value-type="float" office:value="0" calcext:value-type="float">
            <text:p>0</text:p>
          </table:table-cell>
          <table:table-cell table:formula="of:=IF(AND(ISNUMBER([.C325]);ISNUMBER([.E325]);[.C325] = [.E3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326]);ISNUMBER([.E326]);[.C326] &lt;&gt; [.E326]);1;0)" office:value-type="float" office:value="0" calcext:value-type="float">
            <text:p>0</text:p>
          </table:table-cell>
          <table:table-cell table:formula="of:=IF(AND(ISNUMBER([.C326]);ISNUMBER([.E326]);[.C326] = [.E3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327]);ISNUMBER([.E327]);[.C327] &lt;&gt; [.E327]);1;0)" office:value-type="float" office:value="0" calcext:value-type="float">
            <text:p>0</text:p>
          </table:table-cell>
          <table:table-cell table:formula="of:=IF(AND(ISNUMBER([.C327]);ISNUMBER([.E327]);[.C327] = [.E3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328]);ISNUMBER([.E328]);[.C328] &lt;&gt; [.E328]);1;0)" office:value-type="float" office:value="0" calcext:value-type="float">
            <text:p>0</text:p>
          </table:table-cell>
          <table:table-cell table:formula="of:=IF(AND(ISNUMBER([.C328]);ISNUMBER([.E328]);[.C328] = [.E3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329]);ISNUMBER([.E329]);[.C329] &lt;&gt; [.E329]);1;0)" office:value-type="float" office:value="0" calcext:value-type="float">
            <text:p>0</text:p>
          </table:table-cell>
          <table:table-cell table:formula="of:=IF(AND(ISNUMBER([.C329]);ISNUMBER([.E329]);[.C329] = [.E3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330]);ISNUMBER([.E330]);[.C330] &lt;&gt; [.E330]);1;0)" office:value-type="float" office:value="0" calcext:value-type="float">
            <text:p>0</text:p>
          </table:table-cell>
          <table:table-cell table:formula="of:=IF(AND(ISNUMBER([.C330]);ISNUMBER([.E330]);[.C330] = [.E3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331]);ISNUMBER([.E331]);[.C331] &lt;&gt; [.E331]);1;0)" office:value-type="float" office:value="0" calcext:value-type="float">
            <text:p>0</text:p>
          </table:table-cell>
          <table:table-cell table:formula="of:=IF(AND(ISNUMBER([.C331]);ISNUMBER([.E331]);[.C331] = [.E3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332]);ISNUMBER([.E332]);[.C332] &lt;&gt; [.E332]);1;0)" office:value-type="float" office:value="0" calcext:value-type="float">
            <text:p>0</text:p>
          </table:table-cell>
          <table:table-cell table:formula="of:=IF(AND(ISNUMBER([.C332]);ISNUMBER([.E332]);[.C332] = [.E3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333]);ISNUMBER([.E333]);[.C333] &lt;&gt; [.E333]);1;0)" office:value-type="float" office:value="0" calcext:value-type="float">
            <text:p>0</text:p>
          </table:table-cell>
          <table:table-cell table:formula="of:=IF(AND(ISNUMBER([.C333]);ISNUMBER([.E333]);[.C333] = [.E3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formula="of:=IF(AND(ISNUMBER([.C334]);ISNUMBER([.E334]);[.C334] &lt;&gt; [.E334]);1;0)" office:value-type="float" office:value="0" calcext:value-type="float">
            <text:p>0</text:p>
          </table:table-cell>
          <table:table-cell table:formula="of:=IF(AND(ISNUMBER([.C334]);ISNUMBER([.E334]);[.C334] = [.E3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formula="of:=IF(AND(ISNUMBER([.C335]);ISNUMBER([.E335]);[.C335] &lt;&gt; [.E335]);1;0)" office:value-type="float" office:value="0" calcext:value-type="float">
            <text:p>0</text:p>
          </table:table-cell>
          <table:table-cell table:formula="of:=IF(AND(ISNUMBER([.C335]);ISNUMBER([.E335]);[.C335] = [.E3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336]);ISNUMBER([.E336]);[.C336] &lt;&gt; [.E336]);1;0)" office:value-type="float" office:value="0" calcext:value-type="float">
            <text:p>0</text:p>
          </table:table-cell>
          <table:table-cell table:formula="of:=IF(AND(ISNUMBER([.C336]);ISNUMBER([.E336]);[.C336] = [.E3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table:formula="of:=IF(AND(ISNUMBER([.C337]);ISNUMBER([.E337]);[.C337] &lt;&gt; [.E337]);1;0)" office:value-type="float" office:value="0" calcext:value-type="float">
            <text:p>0</text:p>
          </table:table-cell>
          <table:table-cell table:formula="of:=IF(AND(ISNUMBER([.C337]);ISNUMBER([.E337]);[.C337] = [.E3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formula="of:=IF(AND(ISNUMBER([.C338]);ISNUMBER([.E338]);[.C338] &lt;&gt; [.E338]);1;0)" office:value-type="float" office:value="0" calcext:value-type="float">
            <text:p>0</text:p>
          </table:table-cell>
          <table:table-cell table:formula="of:=IF(AND(ISNUMBER([.C338]);ISNUMBER([.E338]);[.C338] = [.E3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table:formula="of:=IF(AND(ISNUMBER([.C339]);ISNUMBER([.E339]);[.C339] &lt;&gt; [.E339]);1;0)" office:value-type="float" office:value="0" calcext:value-type="float">
            <text:p>0</text:p>
          </table:table-cell>
          <table:table-cell table:formula="of:=IF(AND(ISNUMBER([.C339]);ISNUMBER([.E339]);[.C339] = [.E3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IF(AND(ISNUMBER([.C340]);ISNUMBER([.E340]);[.C340] &lt;&gt; [.E340]);1;0)" office:value-type="float" office:value="0" calcext:value-type="float">
            <text:p>0</text:p>
          </table:table-cell>
          <table:table-cell table:formula="of:=IF(AND(ISNUMBER([.C340]);ISNUMBER([.E340]);[.C340] = [.E3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table:formula="of:=IF(AND(ISNUMBER([.C341]);ISNUMBER([.E341]);[.C341] &lt;&gt; [.E341]);1;0)" office:value-type="float" office:value="0" calcext:value-type="float">
            <text:p>0</text:p>
          </table:table-cell>
          <table:table-cell table:formula="of:=IF(AND(ISNUMBER([.C341]);ISNUMBER([.E341]);[.C341] = [.E3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IF(AND(ISNUMBER([.C342]);ISNUMBER([.E342]);[.C342] &lt;&gt; [.E342]);1;0)" office:value-type="float" office:value="0" calcext:value-type="float">
            <text:p>0</text:p>
          </table:table-cell>
          <table:table-cell table:formula="of:=IF(AND(ISNUMBER([.C342]);ISNUMBER([.E342]);[.C342] = [.E3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formula="of:=IF(AND(ISNUMBER([.C343]);ISNUMBER([.E343]);[.C343] &lt;&gt; [.E343]);1;0)" office:value-type="float" office:value="0" calcext:value-type="float">
            <text:p>0</text:p>
          </table:table-cell>
          <table:table-cell table:formula="of:=IF(AND(ISNUMBER([.C343]);ISNUMBER([.E343]);[.C343] = [.E3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formula="of:=IF(AND(ISNUMBER([.C344]);ISNUMBER([.E344]);[.C344] &lt;&gt; [.E344]);1;0)" office:value-type="float" office:value="0" calcext:value-type="float">
            <text:p>0</text:p>
          </table:table-cell>
          <table:table-cell table:formula="of:=IF(AND(ISNUMBER([.C344]);ISNUMBER([.E344]);[.C344] = [.E3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345]);ISNUMBER([.E345]);[.C345] &lt;&gt; [.E345]);1;0)" office:value-type="float" office:value="0" calcext:value-type="float">
            <text:p>0</text:p>
          </table:table-cell>
          <table:table-cell table:formula="of:=IF(AND(ISNUMBER([.C345]);ISNUMBER([.E345]);[.C345] = [.E3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table:formula="of:=IF(AND(ISNUMBER([.C346]);ISNUMBER([.E346]);[.C346] &lt;&gt; [.E346]);1;0)" office:value-type="float" office:value="0" calcext:value-type="float">
            <text:p>0</text:p>
          </table:table-cell>
          <table:table-cell table:formula="of:=IF(AND(ISNUMBER([.C346]);ISNUMBER([.E346]);[.C346] = [.E3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table:formula="of:=IF(AND(ISNUMBER([.C347]);ISNUMBER([.E347]);[.C347] &lt;&gt; [.E347]);1;0)" office:value-type="float" office:value="0" calcext:value-type="float">
            <text:p>0</text:p>
          </table:table-cell>
          <table:table-cell table:formula="of:=IF(AND(ISNUMBER([.C347]);ISNUMBER([.E347]);[.C347] = [.E3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table:formula="of:=IF(AND(ISNUMBER([.C348]);ISNUMBER([.E348]);[.C348] &lt;&gt; [.E348]);1;0)" office:value-type="float" office:value="0" calcext:value-type="float">
            <text:p>0</text:p>
          </table:table-cell>
          <table:table-cell table:formula="of:=IF(AND(ISNUMBER([.C348]);ISNUMBER([.E348]);[.C348] = [.E3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table:formula="of:=IF(AND(ISNUMBER([.C349]);ISNUMBER([.E349]);[.C349] &lt;&gt; [.E349]);1;0)" office:value-type="float" office:value="0" calcext:value-type="float">
            <text:p>0</text:p>
          </table:table-cell>
          <table:table-cell table:formula="of:=IF(AND(ISNUMBER([.C349]);ISNUMBER([.E349]);[.C349] = [.E3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formula="of:=IF(AND(ISNUMBER([.C350]);ISNUMBER([.E350]);[.C350] &lt;&gt; [.E350]);1;0)" office:value-type="float" office:value="0" calcext:value-type="float">
            <text:p>0</text:p>
          </table:table-cell>
          <table:table-cell table:formula="of:=IF(AND(ISNUMBER([.C350]);ISNUMBER([.E350]);[.C350] = [.E3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table:formula="of:=IF(AND(ISNUMBER([.C351]);ISNUMBER([.E351]);[.C351] &lt;&gt; [.E351]);1;0)" office:value-type="float" office:value="0" calcext:value-type="float">
            <text:p>0</text:p>
          </table:table-cell>
          <table:table-cell table:formula="of:=IF(AND(ISNUMBER([.C351]);ISNUMBER([.E351]);[.C351] = [.E3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table:formula="of:=IF(AND(ISNUMBER([.C352]);ISNUMBER([.E352]);[.C352] &lt;&gt; [.E352]);1;0)" office:value-type="float" office:value="0" calcext:value-type="float">
            <text:p>0</text:p>
          </table:table-cell>
          <table:table-cell table:formula="of:=IF(AND(ISNUMBER([.C352]);ISNUMBER([.E352]);[.C352] = [.E3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353]);ISNUMBER([.E353]);[.C353] &lt;&gt; [.E353]);1;0)" office:value-type="float" office:value="0" calcext:value-type="float">
            <text:p>0</text:p>
          </table:table-cell>
          <table:table-cell table:formula="of:=IF(AND(ISNUMBER([.C353]);ISNUMBER([.E353]);[.C353] = [.E3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354]);ISNUMBER([.E354]);[.C354] &lt;&gt; [.E354]);1;0)" office:value-type="float" office:value="0" calcext:value-type="float">
            <text:p>0</text:p>
          </table:table-cell>
          <table:table-cell table:formula="of:=IF(AND(ISNUMBER([.C354]);ISNUMBER([.E354]);[.C354] = [.E3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355]);ISNUMBER([.E355]);[.C355] &lt;&gt; [.E355]);1;0)" office:value-type="float" office:value="0" calcext:value-type="float">
            <text:p>0</text:p>
          </table:table-cell>
          <table:table-cell table:formula="of:=IF(AND(ISNUMBER([.C355]);ISNUMBER([.E355]);[.C355] = [.E3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356]);ISNUMBER([.E356]);[.C356] &lt;&gt; [.E356]);1;0)" office:value-type="float" office:value="0" calcext:value-type="float">
            <text:p>0</text:p>
          </table:table-cell>
          <table:table-cell table:formula="of:=IF(AND(ISNUMBER([.C356]);ISNUMBER([.E356]);[.C356] = [.E3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357]);ISNUMBER([.E357]);[.C357] &lt;&gt; [.E357]);1;0)" office:value-type="float" office:value="0" calcext:value-type="float">
            <text:p>0</text:p>
          </table:table-cell>
          <table:table-cell table:formula="of:=IF(AND(ISNUMBER([.C357]);ISNUMBER([.E357]);[.C357] = [.E3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358]);ISNUMBER([.E358]);[.C358] &lt;&gt; [.E358]);1;0)" office:value-type="float" office:value="0" calcext:value-type="float">
            <text:p>0</text:p>
          </table:table-cell>
          <table:table-cell table:formula="of:=IF(AND(ISNUMBER([.C358]);ISNUMBER([.E358]);[.C358] = [.E3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359]);ISNUMBER([.E359]);[.C359] &lt;&gt; [.E359]);1;0)" office:value-type="float" office:value="0" calcext:value-type="float">
            <text:p>0</text:p>
          </table:table-cell>
          <table:table-cell table:formula="of:=IF(AND(ISNUMBER([.C359]);ISNUMBER([.E359]);[.C359] = [.E3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table:formula="of:=IF(AND(ISNUMBER([.C360]);ISNUMBER([.E360]);[.C360] &lt;&gt; [.E360]);1;0)" office:value-type="float" office:value="0" calcext:value-type="float">
            <text:p>0</text:p>
          </table:table-cell>
          <table:table-cell table:formula="of:=IF(AND(ISNUMBER([.C360]);ISNUMBER([.E360]);[.C360] = [.E3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table:formula="of:=IF(AND(ISNUMBER([.C361]);ISNUMBER([.E361]);[.C361] &lt;&gt; [.E361]);1;0)" office:value-type="float" office:value="0" calcext:value-type="float">
            <text:p>0</text:p>
          </table:table-cell>
          <table:table-cell table:formula="of:=IF(AND(ISNUMBER([.C361]);ISNUMBER([.E361]);[.C361] = [.E3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IF(AND(ISNUMBER([.C362]);ISNUMBER([.E362]);[.C362] &lt;&gt; [.E362]);1;0)" office:value-type="float" office:value="0" calcext:value-type="float">
            <text:p>0</text:p>
          </table:table-cell>
          <table:table-cell table:formula="of:=IF(AND(ISNUMBER([.C362]);ISNUMBER([.E362]);[.C362] = [.E3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table:formula="of:=IF(AND(ISNUMBER([.C363]);ISNUMBER([.E363]);[.C363] &lt;&gt; [.E363]);1;0)" office:value-type="float" office:value="0" calcext:value-type="float">
            <text:p>0</text:p>
          </table:table-cell>
          <table:table-cell table:formula="of:=IF(AND(ISNUMBER([.C363]);ISNUMBER([.E363]);[.C363] = [.E3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table:formula="of:=IF(AND(ISNUMBER([.C364]);ISNUMBER([.E364]);[.C364] &lt;&gt; [.E364]);1;0)" office:value-type="float" office:value="0" calcext:value-type="float">
            <text:p>0</text:p>
          </table:table-cell>
          <table:table-cell table:formula="of:=IF(AND(ISNUMBER([.C364]);ISNUMBER([.E364]);[.C364] = [.E3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IF(AND(ISNUMBER([.C365]);ISNUMBER([.E365]);[.C365] &lt;&gt; [.E365]);1;0)" office:value-type="float" office:value="0" calcext:value-type="float">
            <text:p>0</text:p>
          </table:table-cell>
          <table:table-cell table:formula="of:=IF(AND(ISNUMBER([.C365]);ISNUMBER([.E365]);[.C365] = [.E3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IF(AND(ISNUMBER([.C366]);ISNUMBER([.E366]);[.C366] &lt;&gt; [.E366]);1;0)" office:value-type="float" office:value="0" calcext:value-type="float">
            <text:p>0</text:p>
          </table:table-cell>
          <table:table-cell table:formula="of:=IF(AND(ISNUMBER([.C366]);ISNUMBER([.E366]);[.C366] = [.E3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IF(AND(ISNUMBER([.C367]);ISNUMBER([.E367]);[.C367] &lt;&gt; [.E367]);1;0)" office:value-type="float" office:value="0" calcext:value-type="float">
            <text:p>0</text:p>
          </table:table-cell>
          <table:table-cell table:formula="of:=IF(AND(ISNUMBER([.C367]);ISNUMBER([.E367]);[.C367] = [.E3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float" office:value="131072" calcext:value-type="float">
            <text:p>131072</text:p>
          </table:table-cell>
          <table:table-cell table:number-columns-repeated="3"/>
          <table:table-cell table:formula="of:=IF(AND(ISNUMBER([.C368]);ISNUMBER([.E368]);[.C368] &lt;&gt; [.E368]);1;0)" office:value-type="float" office:value="0" calcext:value-type="float">
            <text:p>0</text:p>
          </table:table-cell>
          <table:table-cell table:formula="of:=IF(AND(ISNUMBER([.C368]);ISNUMBER([.E368]);[.C368] = [.E3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float" office:value="262144" calcext:value-type="float">
            <text:p>262144</text:p>
          </table:table-cell>
          <table:table-cell table:number-columns-repeated="3"/>
          <table:table-cell table:formula="of:=IF(AND(ISNUMBER([.C369]);ISNUMBER([.E369]);[.C369] &lt;&gt; [.E369]);1;0)" office:value-type="float" office:value="0" calcext:value-type="float">
            <text:p>0</text:p>
          </table:table-cell>
          <table:table-cell table:formula="of:=IF(AND(ISNUMBER([.C369]);ISNUMBER([.E369]);[.C369] = [.E3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float" office:value="524288" calcext:value-type="float">
            <text:p>524288</text:p>
          </table:table-cell>
          <table:table-cell table:number-columns-repeated="3"/>
          <table:table-cell table:formula="of:=IF(AND(ISNUMBER([.C370]);ISNUMBER([.E370]);[.C370] &lt;&gt; [.E370]);1;0)" office:value-type="float" office:value="0" calcext:value-type="float">
            <text:p>0</text:p>
          </table:table-cell>
          <table:table-cell table:formula="of:=IF(AND(ISNUMBER([.C370]);ISNUMBER([.E370]);[.C370] = [.E3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float" office:value="1048576" calcext:value-type="float">
            <text:p>1048576</text:p>
          </table:table-cell>
          <table:table-cell table:number-columns-repeated="3"/>
          <table:table-cell table:formula="of:=IF(AND(ISNUMBER([.C371]);ISNUMBER([.E371]);[.C371] &lt;&gt; [.E371]);1;0)" office:value-type="float" office:value="0" calcext:value-type="float">
            <text:p>0</text:p>
          </table:table-cell>
          <table:table-cell table:formula="of:=IF(AND(ISNUMBER([.C371]);ISNUMBER([.E371]);[.C371] = [.E3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table:number-columns-repeated="4"/>
          <table:table-cell table:formula="of:=IF(AND(ISNUMBER([.C372]);ISNUMBER([.E372]);[.C372] &lt;&gt; [.E372]);1;0)" office:value-type="float" office:value="0" calcext:value-type="float">
            <text:p>0</text:p>
          </table:table-cell>
          <table:table-cell table:formula="of:=IF(AND(ISNUMBER([.C372]);ISNUMBER([.E372]);[.C372] = [.E3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table:number-columns-repeated="4"/>
          <table:table-cell table:formula="of:=IF(AND(ISNUMBER([.C373]);ISNUMBER([.E373]);[.C373] &lt;&gt; [.E373]);1;0)" office:value-type="float" office:value="0" calcext:value-type="float">
            <text:p>0</text:p>
          </table:table-cell>
          <table:table-cell table:formula="of:=IF(AND(ISNUMBER([.C373]);ISNUMBER([.E373]);[.C373] = [.E3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table:number-columns-repeated="4"/>
          <table:table-cell table:formula="of:=IF(AND(ISNUMBER([.C374]);ISNUMBER([.E374]);[.C374] &lt;&gt; [.E374]);1;0)" office:value-type="float" office:value="0" calcext:value-type="float">
            <text:p>0</text:p>
          </table:table-cell>
          <table:table-cell table:formula="of:=IF(AND(ISNUMBER([.C374]);ISNUMBER([.E374]);[.C374] = [.E3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table:number-columns-repeated="4"/>
          <table:table-cell table:formula="of:=IF(AND(ISNUMBER([.C375]);ISNUMBER([.E375]);[.C375] &lt;&gt; [.E375]);1;0)" office:value-type="float" office:value="0" calcext:value-type="float">
            <text:p>0</text:p>
          </table:table-cell>
          <table:table-cell table:formula="of:=IF(AND(ISNUMBER([.C375]);ISNUMBER([.E375]);[.C375] = [.E3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table:number-columns-repeated="4"/>
          <table:table-cell table:formula="of:=IF(AND(ISNUMBER([.C376]);ISNUMBER([.E376]);[.C376] &lt;&gt; [.E376]);1;0)" office:value-type="float" office:value="0" calcext:value-type="float">
            <text:p>0</text:p>
          </table:table-cell>
          <table:table-cell table:formula="of:=IF(AND(ISNUMBER([.C376]);ISNUMBER([.E376]);[.C376] = [.E3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table:number-columns-repeated="4"/>
          <table:table-cell table:formula="of:=IF(AND(ISNUMBER([.C377]);ISNUMBER([.E377]);[.C377] &lt;&gt; [.E377]);1;0)" office:value-type="float" office:value="0" calcext:value-type="float">
            <text:p>0</text:p>
          </table:table-cell>
          <table:table-cell table:formula="of:=IF(AND(ISNUMBER([.C377]);ISNUMBER([.E377]);[.C377] = [.E3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table:number-columns-repeated="4"/>
          <table:table-cell table:formula="of:=IF(AND(ISNUMBER([.C378]);ISNUMBER([.E378]);[.C378] &lt;&gt; [.E378]);1;0)" office:value-type="float" office:value="0" calcext:value-type="float">
            <text:p>0</text:p>
          </table:table-cell>
          <table:table-cell table:formula="of:=IF(AND(ISNUMBER([.C378]);ISNUMBER([.E378]);[.C378] = [.E3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table:number-columns-repeated="4"/>
          <table:table-cell table:formula="of:=IF(AND(ISNUMBER([.C379]);ISNUMBER([.E379]);[.C379] &lt;&gt; [.E379]);1;0)" office:value-type="float" office:value="0" calcext:value-type="float">
            <text:p>0</text:p>
          </table:table-cell>
          <table:table-cell table:formula="of:=IF(AND(ISNUMBER([.C379]);ISNUMBER([.E379]);[.C379] = [.E3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table:number-columns-repeated="4"/>
          <table:table-cell table:formula="of:=IF(AND(ISNUMBER([.C380]);ISNUMBER([.E380]);[.C380] &lt;&gt; [.E380]);1;0)" office:value-type="float" office:value="0" calcext:value-type="float">
            <text:p>0</text:p>
          </table:table-cell>
          <table:table-cell table:formula="of:=IF(AND(ISNUMBER([.C380]);ISNUMBER([.E380]);[.C380] = [.E3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table:number-columns-repeated="4"/>
          <table:table-cell table:formula="of:=IF(AND(ISNUMBER([.C381]);ISNUMBER([.E381]);[.C381] &lt;&gt; [.E381]);1;0)" office:value-type="float" office:value="0" calcext:value-type="float">
            <text:p>0</text:p>
          </table:table-cell>
          <table:table-cell table:formula="of:=IF(AND(ISNUMBER([.C381]);ISNUMBER([.E381]);[.C381] = [.E3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table:number-columns-repeated="4"/>
          <table:table-cell table:formula="of:=IF(AND(ISNUMBER([.C382]);ISNUMBER([.E382]);[.C382] &lt;&gt; [.E382]);1;0)" office:value-type="float" office:value="0" calcext:value-type="float">
            <text:p>0</text:p>
          </table:table-cell>
          <table:table-cell table:formula="of:=IF(AND(ISNUMBER([.C382]);ISNUMBER([.E382]);[.C382] = [.E3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table:number-columns-repeated="4"/>
          <table:table-cell table:formula="of:=IF(AND(ISNUMBER([.C383]);ISNUMBER([.E383]);[.C383] &lt;&gt; [.E383]);1;0)" office:value-type="float" office:value="0" calcext:value-type="float">
            <text:p>0</text:p>
          </table:table-cell>
          <table:table-cell table:formula="of:=IF(AND(ISNUMBER([.C383]);ISNUMBER([.E383]);[.C383] = [.E3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table:number-columns-repeated="4"/>
          <table:table-cell table:formula="of:=IF(AND(ISNUMBER([.C384]);ISNUMBER([.E384]);[.C384] &lt;&gt; [.E384]);1;0)" office:value-type="float" office:value="0" calcext:value-type="float">
            <text:p>0</text:p>
          </table:table-cell>
          <table:table-cell table:formula="of:=IF(AND(ISNUMBER([.C384]);ISNUMBER([.E384]);[.C384] = [.E3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table:number-columns-repeated="4"/>
          <table:table-cell table:formula="of:=IF(AND(ISNUMBER([.C385]);ISNUMBER([.E385]);[.C385] &lt;&gt; [.E385]);1;0)" office:value-type="float" office:value="0" calcext:value-type="float">
            <text:p>0</text:p>
          </table:table-cell>
          <table:table-cell table:formula="of:=IF(AND(ISNUMBER([.C385]);ISNUMBER([.E385]);[.C385] = [.E3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table:number-columns-repeated="4"/>
          <table:table-cell table:formula="of:=IF(AND(ISNUMBER([.C386]);ISNUMBER([.E386]);[.C386] &lt;&gt; [.E386]);1;0)" office:value-type="float" office:value="0" calcext:value-type="float">
            <text:p>0</text:p>
          </table:table-cell>
          <table:table-cell table:formula="of:=IF(AND(ISNUMBER([.C386]);ISNUMBER([.E386]);[.C386] = [.E3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table:number-columns-repeated="4"/>
          <table:table-cell table:formula="of:=IF(AND(ISNUMBER([.C387]);ISNUMBER([.E387]);[.C387] &lt;&gt; [.E387]);1;0)" office:value-type="float" office:value="0" calcext:value-type="float">
            <text:p>0</text:p>
          </table:table-cell>
          <table:table-cell table:formula="of:=IF(AND(ISNUMBER([.C387]);ISNUMBER([.E387]);[.C387] = [.E3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table:number-columns-repeated="4"/>
          <table:table-cell table:formula="of:=IF(AND(ISNUMBER([.C388]);ISNUMBER([.E388]);[.C388] &lt;&gt; [.E388]);1;0)" office:value-type="float" office:value="0" calcext:value-type="float">
            <text:p>0</text:p>
          </table:table-cell>
          <table:table-cell table:formula="of:=IF(AND(ISNUMBER([.C388]);ISNUMBER([.E388]);[.C388] = [.E3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table:number-columns-repeated="4"/>
          <table:table-cell table:formula="of:=IF(AND(ISNUMBER([.C389]);ISNUMBER([.E389]);[.C389] &lt;&gt; [.E389]);1;0)" office:value-type="float" office:value="0" calcext:value-type="float">
            <text:p>0</text:p>
          </table:table-cell>
          <table:table-cell table:formula="of:=IF(AND(ISNUMBER([.C389]);ISNUMBER([.E389]);[.C389] = [.E3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table:number-columns-repeated="4"/>
          <table:table-cell table:formula="of:=IF(AND(ISNUMBER([.C390]);ISNUMBER([.E390]);[.C390] &lt;&gt; [.E390]);1;0)" office:value-type="float" office:value="0" calcext:value-type="float">
            <text:p>0</text:p>
          </table:table-cell>
          <table:table-cell table:formula="of:=IF(AND(ISNUMBER([.C390]);ISNUMBER([.E390]);[.C390] = [.E3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table:number-columns-repeated="4"/>
          <table:table-cell table:formula="of:=IF(AND(ISNUMBER([.C391]);ISNUMBER([.E391]);[.C391] &lt;&gt; [.E391]);1;0)" office:value-type="float" office:value="0" calcext:value-type="float">
            <text:p>0</text:p>
          </table:table-cell>
          <table:table-cell table:formula="of:=IF(AND(ISNUMBER([.C391]);ISNUMBER([.E391]);[.C391] = [.E3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table:number-columns-repeated="4"/>
          <table:table-cell table:formula="of:=IF(AND(ISNUMBER([.C392]);ISNUMBER([.E392]);[.C392] &lt;&gt; [.E392]);1;0)" office:value-type="float" office:value="0" calcext:value-type="float">
            <text:p>0</text:p>
          </table:table-cell>
          <table:table-cell table:formula="of:=IF(AND(ISNUMBER([.C392]);ISNUMBER([.E392]);[.C392] = [.E3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table:number-columns-repeated="4"/>
          <table:table-cell table:formula="of:=IF(AND(ISNUMBER([.C393]);ISNUMBER([.E393]);[.C393] &lt;&gt; [.E393]);1;0)" office:value-type="float" office:value="0" calcext:value-type="float">
            <text:p>0</text:p>
          </table:table-cell>
          <table:table-cell table:formula="of:=IF(AND(ISNUMBER([.C393]);ISNUMBER([.E393]);[.C393] = [.E3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table:number-columns-repeated="4"/>
          <table:table-cell table:formula="of:=IF(AND(ISNUMBER([.C394]);ISNUMBER([.E394]);[.C394] &lt;&gt; [.E394]);1;0)" office:value-type="float" office:value="0" calcext:value-type="float">
            <text:p>0</text:p>
          </table:table-cell>
          <table:table-cell table:formula="of:=IF(AND(ISNUMBER([.C394]);ISNUMBER([.E394]);[.C394] = [.E3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table:number-columns-repeated="4"/>
          <table:table-cell table:formula="of:=IF(AND(ISNUMBER([.C395]);ISNUMBER([.E395]);[.C395] &lt;&gt; [.E395]);1;0)" office:value-type="float" office:value="0" calcext:value-type="float">
            <text:p>0</text:p>
          </table:table-cell>
          <table:table-cell table:formula="of:=IF(AND(ISNUMBER([.C395]);ISNUMBER([.E395]);[.C395] = [.E3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table:number-columns-repeated="4"/>
          <table:table-cell table:formula="of:=IF(AND(ISNUMBER([.C396]);ISNUMBER([.E396]);[.C396] &lt;&gt; [.E396]);1;0)" office:value-type="float" office:value="0" calcext:value-type="float">
            <text:p>0</text:p>
          </table:table-cell>
          <table:table-cell table:formula="of:=IF(AND(ISNUMBER([.C396]);ISNUMBER([.E396]);[.C396] = [.E3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table:number-columns-repeated="4"/>
          <table:table-cell table:formula="of:=IF(AND(ISNUMBER([.C397]);ISNUMBER([.E397]);[.C397] &lt;&gt; [.E397]);1;0)" office:value-type="float" office:value="0" calcext:value-type="float">
            <text:p>0</text:p>
          </table:table-cell>
          <table:table-cell table:formula="of:=IF(AND(ISNUMBER([.C397]);ISNUMBER([.E397]);[.C397] = [.E3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table:number-columns-repeated="4"/>
          <table:table-cell table:formula="of:=IF(AND(ISNUMBER([.C398]);ISNUMBER([.E398]);[.C398] &lt;&gt; [.E398]);1;0)" office:value-type="float" office:value="0" calcext:value-type="float">
            <text:p>0</text:p>
          </table:table-cell>
          <table:table-cell table:formula="of:=IF(AND(ISNUMBER([.C398]);ISNUMBER([.E398]);[.C398] = [.E3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table:number-columns-repeated="4"/>
          <table:table-cell table:formula="of:=IF(AND(ISNUMBER([.C399]);ISNUMBER([.E399]);[.C399] &lt;&gt; [.E399]);1;0)" office:value-type="float" office:value="0" calcext:value-type="float">
            <text:p>0</text:p>
          </table:table-cell>
          <table:table-cell table:formula="of:=IF(AND(ISNUMBER([.C399]);ISNUMBER([.E399]);[.C399] = [.E3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table:number-columns-repeated="4"/>
          <table:table-cell table:formula="of:=IF(AND(ISNUMBER([.C400]);ISNUMBER([.E400]);[.C400] &lt;&gt; [.E400]);1;0)" office:value-type="float" office:value="0" calcext:value-type="float">
            <text:p>0</text:p>
          </table:table-cell>
          <table:table-cell table:formula="of:=IF(AND(ISNUMBER([.C400]);ISNUMBER([.E400]);[.C400] = [.E4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table:number-columns-repeated="4"/>
          <table:table-cell table:formula="of:=IF(AND(ISNUMBER([.C401]);ISNUMBER([.E401]);[.C401] &lt;&gt; [.E401]);1;0)" office:value-type="float" office:value="0" calcext:value-type="float">
            <text:p>0</text:p>
          </table:table-cell>
          <table:table-cell table:formula="of:=IF(AND(ISNUMBER([.C401]);ISNUMBER([.E401]);[.C401] = [.E4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table:number-columns-repeated="4"/>
          <table:table-cell table:formula="of:=IF(AND(ISNUMBER([.C402]);ISNUMBER([.E402]);[.C402] &lt;&gt; [.E402]);1;0)" office:value-type="float" office:value="0" calcext:value-type="float">
            <text:p>0</text:p>
          </table:table-cell>
          <table:table-cell table:formula="of:=IF(AND(ISNUMBER([.C402]);ISNUMBER([.E402]);[.C402] = [.E4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403]);ISNUMBER([.E403]);[.C403] &lt;&gt; [.E403]);1;0)" office:value-type="float" office:value="0" calcext:value-type="float">
            <text:p>0</text:p>
          </table:table-cell>
          <table:table-cell table:formula="of:=IF(AND(ISNUMBER([.C403]);ISNUMBER([.E403]);[.C403] = [.E4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404]);ISNUMBER([.E404]);[.C404] &lt;&gt; [.E404]);1;0)" office:value-type="float" office:value="0" calcext:value-type="float">
            <text:p>0</text:p>
          </table:table-cell>
          <table:table-cell table:formula="of:=IF(AND(ISNUMBER([.C404]);ISNUMBER([.E404]);[.C404] = [.E4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405]);ISNUMBER([.E405]);[.C405] &lt;&gt; [.E405]);1;0)" office:value-type="float" office:value="0" calcext:value-type="float">
            <text:p>0</text:p>
          </table:table-cell>
          <table:table-cell table:formula="of:=IF(AND(ISNUMBER([.C405]);ISNUMBER([.E405]);[.C405] = [.E4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406]);ISNUMBER([.E406]);[.C406] &lt;&gt; [.E406]);1;0)" office:value-type="float" office:value="0" calcext:value-type="float">
            <text:p>0</text:p>
          </table:table-cell>
          <table:table-cell table:formula="of:=IF(AND(ISNUMBER([.C406]);ISNUMBER([.E406]);[.C406] = [.E4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407]);ISNUMBER([.E407]);[.C407] &lt;&gt; [.E407]);1;0)" office:value-type="float" office:value="0" calcext:value-type="float">
            <text:p>0</text:p>
          </table:table-cell>
          <table:table-cell table:formula="of:=IF(AND(ISNUMBER([.C407]);ISNUMBER([.E407]);[.C407] = [.E4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408]);ISNUMBER([.E408]);[.C408] &lt;&gt; [.E408]);1;0)" office:value-type="float" office:value="0" calcext:value-type="float">
            <text:p>0</text:p>
          </table:table-cell>
          <table:table-cell table:formula="of:=IF(AND(ISNUMBER([.C408]);ISNUMBER([.E408]);[.C408] = [.E4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409]);ISNUMBER([.E409]);[.C409] &lt;&gt; [.E409]);1;0)" office:value-type="float" office:value="0" calcext:value-type="float">
            <text:p>0</text:p>
          </table:table-cell>
          <table:table-cell table:formula="of:=IF(AND(ISNUMBER([.C409]);ISNUMBER([.E409]);[.C409] = [.E4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410]);ISNUMBER([.E410]);[.C410] &lt;&gt; [.E410]);1;0)" office:value-type="float" office:value="0" calcext:value-type="float">
            <text:p>0</text:p>
          </table:table-cell>
          <table:table-cell table:formula="of:=IF(AND(ISNUMBER([.C410]);ISNUMBER([.E410]);[.C410] = [.E4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IF(AND(ISNUMBER([.C411]);ISNUMBER([.E411]);[.C411] &lt;&gt; [.E411]);1;0)" office:value-type="float" office:value="0" calcext:value-type="float">
            <text:p>0</text:p>
          </table:table-cell>
          <table:table-cell table:formula="of:=IF(AND(ISNUMBER([.C411]);ISNUMBER([.E411]);[.C411] = [.E4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IF(AND(ISNUMBER([.C412]);ISNUMBER([.E412]);[.C412] &lt;&gt; [.E412]);1;0)" office:value-type="float" office:value="0" calcext:value-type="float">
            <text:p>0</text:p>
          </table:table-cell>
          <table:table-cell table:formula="of:=IF(AND(ISNUMBER([.C412]);ISNUMBER([.E412]);[.C412] = [.E4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formula="of:=IF(AND(ISNUMBER([.C413]);ISNUMBER([.E413]);[.C413] &lt;&gt; [.E413]);1;0)" office:value-type="float" office:value="0" calcext:value-type="float">
            <text:p>0</text:p>
          </table:table-cell>
          <table:table-cell table:formula="of:=IF(AND(ISNUMBER([.C413]);ISNUMBER([.E413]);[.C413] = [.E4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formula="of:=IF(AND(ISNUMBER([.C414]);ISNUMBER([.E414]);[.C414] &lt;&gt; [.E414]);1;0)" office:value-type="float" office:value="0" calcext:value-type="float">
            <text:p>0</text:p>
          </table:table-cell>
          <table:table-cell table:formula="of:=IF(AND(ISNUMBER([.C414]);ISNUMBER([.E414]);[.C414] = [.E4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IF(AND(ISNUMBER([.C415]);ISNUMBER([.E415]);[.C415] &lt;&gt; [.E415]);1;0)" office:value-type="float" office:value="0" calcext:value-type="float">
            <text:p>0</text:p>
          </table:table-cell>
          <table:table-cell table:formula="of:=IF(AND(ISNUMBER([.C415]);ISNUMBER([.E415]);[.C415] = [.E4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IF(AND(ISNUMBER([.C416]);ISNUMBER([.E416]);[.C416] &lt;&gt; [.E416]);1;0)" office:value-type="float" office:value="0" calcext:value-type="float">
            <text:p>0</text:p>
          </table:table-cell>
          <table:table-cell table:formula="of:=IF(AND(ISNUMBER([.C416]);ISNUMBER([.E416]);[.C416] = [.E41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IF(AND(ISNUMBER([.C417]);ISNUMBER([.E417]);[.C417] &lt;&gt; [.E417]);1;0)" office:value-type="float" office:value="0" calcext:value-type="float">
            <text:p>0</text:p>
          </table:table-cell>
          <table:table-cell table:formula="of:=IF(AND(ISNUMBER([.C417]);ISNUMBER([.E417]);[.C417] = [.E4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418]);ISNUMBER([.E418]);[.C418] &lt;&gt; [.E418]);1;0)" office:value-type="float" office:value="0" calcext:value-type="float">
            <text:p>0</text:p>
          </table:table-cell>
          <table:table-cell table:formula="of:=IF(AND(ISNUMBER([.C418]);ISNUMBER([.E418]);[.C418] = [.E4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419]);ISNUMBER([.E419]);[.C419] &lt;&gt; [.E419]);1;0)" office:value-type="float" office:value="0" calcext:value-type="float">
            <text:p>0</text:p>
          </table:table-cell>
          <table:table-cell table:formula="of:=IF(AND(ISNUMBER([.C419]);ISNUMBER([.E419]);[.C419] = [.E4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420]);ISNUMBER([.E420]);[.C420] &lt;&gt; [.E420]);1;0)" office:value-type="float" office:value="0" calcext:value-type="float">
            <text:p>0</text:p>
          </table:table-cell>
          <table:table-cell table:formula="of:=IF(AND(ISNUMBER([.C420]);ISNUMBER([.E420]);[.C420] = [.E4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421]);ISNUMBER([.E421]);[.C421] &lt;&gt; [.E421]);1;0)" office:value-type="float" office:value="0" calcext:value-type="float">
            <text:p>0</text:p>
          </table:table-cell>
          <table:table-cell table:formula="of:=IF(AND(ISNUMBER([.C421]);ISNUMBER([.E421]);[.C421] = [.E4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422]);ISNUMBER([.E422]);[.C422] &lt;&gt; [.E422]);1;0)" office:value-type="float" office:value="0" calcext:value-type="float">
            <text:p>0</text:p>
          </table:table-cell>
          <table:table-cell table:formula="of:=IF(AND(ISNUMBER([.C422]);ISNUMBER([.E422]);[.C422] = [.E4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423]);ISNUMBER([.E423]);[.C423] &lt;&gt; [.E423]);1;0)" office:value-type="float" office:value="0" calcext:value-type="float">
            <text:p>0</text:p>
          </table:table-cell>
          <table:table-cell table:formula="of:=IF(AND(ISNUMBER([.C423]);ISNUMBER([.E423]);[.C423] = [.E4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424]);ISNUMBER([.E424]);[.C424] &lt;&gt; [.E424]);1;0)" office:value-type="float" office:value="0" calcext:value-type="float">
            <text:p>0</text:p>
          </table:table-cell>
          <table:table-cell table:formula="of:=IF(AND(ISNUMBER([.C424]);ISNUMBER([.E424]);[.C424] = [.E4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425]);ISNUMBER([.E425]);[.C425] &lt;&gt; [.E425]);1;0)" office:value-type="float" office:value="0" calcext:value-type="float">
            <text:p>0</text:p>
          </table:table-cell>
          <table:table-cell table:formula="of:=IF(AND(ISNUMBER([.C425]);ISNUMBER([.E425]);[.C425] = [.E4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426]);ISNUMBER([.E426]);[.C426] &lt;&gt; [.E426]);1;0)" office:value-type="float" office:value="0" calcext:value-type="float">
            <text:p>0</text:p>
          </table:table-cell>
          <table:table-cell table:formula="of:=IF(AND(ISNUMBER([.C426]);ISNUMBER([.E426]);[.C426] = [.E4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427]);ISNUMBER([.E427]);[.C427] &lt;&gt; [.E427]);1;0)" office:value-type="float" office:value="0" calcext:value-type="float">
            <text:p>0</text:p>
          </table:table-cell>
          <table:table-cell table:formula="of:=IF(AND(ISNUMBER([.C427]);ISNUMBER([.E427]);[.C427] = [.E42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formula="of:=IF(AND(ISNUMBER([.C428]);ISNUMBER([.E428]);[.C428] &lt;&gt; [.E428]);1;0)" office:value-type="float" office:value="0" calcext:value-type="float">
            <text:p>0</text:p>
          </table:table-cell>
          <table:table-cell table:formula="of:=IF(AND(ISNUMBER([.C428]);ISNUMBER([.E428]);[.C428] = [.E4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formula="of:=IF(AND(ISNUMBER([.C429]);ISNUMBER([.E429]);[.C429] &lt;&gt; [.E429]);1;0)" office:value-type="float" office:value="0" calcext:value-type="float">
            <text:p>0</text:p>
          </table:table-cell>
          <table:table-cell table:formula="of:=IF(AND(ISNUMBER([.C429]);ISNUMBER([.E429]);[.C429] = [.E4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formula="of:=IF(AND(ISNUMBER([.C430]);ISNUMBER([.E430]);[.C430] &lt;&gt; [.E430]);1;0)" office:value-type="float" office:value="0" calcext:value-type="float">
            <text:p>0</text:p>
          </table:table-cell>
          <table:table-cell table:formula="of:=IF(AND(ISNUMBER([.C430]);ISNUMBER([.E430]);[.C430] = [.E4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IF(AND(ISNUMBER([.C431]);ISNUMBER([.E431]);[.C431] &lt;&gt; [.E431]);1;0)" office:value-type="float" office:value="0" calcext:value-type="float">
            <text:p>0</text:p>
          </table:table-cell>
          <table:table-cell table:formula="of:=IF(AND(ISNUMBER([.C431]);ISNUMBER([.E431]);[.C431] = [.E4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IF(AND(ISNUMBER([.C432]);ISNUMBER([.E432]);[.C432] &lt;&gt; [.E432]);1;0)" office:value-type="float" office:value="0" calcext:value-type="float">
            <text:p>0</text:p>
          </table:table-cell>
          <table:table-cell table:formula="of:=IF(AND(ISNUMBER([.C432]);ISNUMBER([.E432]);[.C432] = [.E4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formula="of:=IF(AND(ISNUMBER([.C433]);ISNUMBER([.E433]);[.C433] &lt;&gt; [.E433]);1;0)" office:value-type="float" office:value="0" calcext:value-type="float">
            <text:p>0</text:p>
          </table:table-cell>
          <table:table-cell table:formula="of:=IF(AND(ISNUMBER([.C433]);ISNUMBER([.E433]);[.C433] = [.E4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434]);ISNUMBER([.E434]);[.C434] &lt;&gt; [.E434]);1;0)" office:value-type="float" office:value="0" calcext:value-type="float">
            <text:p>0</text:p>
          </table:table-cell>
          <table:table-cell table:formula="of:=IF(AND(ISNUMBER([.C434]);ISNUMBER([.E434]);[.C434] = [.E4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formula="of:=IF(AND(ISNUMBER([.C435]);ISNUMBER([.E435]);[.C435] &lt;&gt; [.E435]);1;0)" office:value-type="float" office:value="0" calcext:value-type="float">
            <text:p>0</text:p>
          </table:table-cell>
          <table:table-cell table:formula="of:=IF(AND(ISNUMBER([.C435]);ISNUMBER([.E435]);[.C435] = [.E4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table:formula="of:=IF(AND(ISNUMBER([.C436]);ISNUMBER([.E436]);[.C436] &lt;&gt; [.E436]);1;0)" office:value-type="float" office:value="0" calcext:value-type="float">
            <text:p>0</text:p>
          </table:table-cell>
          <table:table-cell table:formula="of:=IF(AND(ISNUMBER([.C436]);ISNUMBER([.E436]);[.C436] = [.E4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IF(AND(ISNUMBER([.C437]);ISNUMBER([.E437]);[.C437] &lt;&gt; [.E437]);1;0)" office:value-type="float" office:value="0" calcext:value-type="float">
            <text:p>0</text:p>
          </table:table-cell>
          <table:table-cell table:formula="of:=IF(AND(ISNUMBER([.C437]);ISNUMBER([.E437]);[.C437] = [.E4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formula="of:=IF(AND(ISNUMBER([.C438]);ISNUMBER([.E438]);[.C438] &lt;&gt; [.E438]);1;0)" office:value-type="float" office:value="0" calcext:value-type="float">
            <text:p>0</text:p>
          </table:table-cell>
          <table:table-cell table:formula="of:=IF(AND(ISNUMBER([.C438]);ISNUMBER([.E438]);[.C438] = [.E43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IF(AND(ISNUMBER([.C439]);ISNUMBER([.E439]);[.C439] &lt;&gt; [.E439]);1;0)" office:value-type="float" office:value="0" calcext:value-type="float">
            <text:p>0</text:p>
          </table:table-cell>
          <table:table-cell table:formula="of:=IF(AND(ISNUMBER([.C439]);ISNUMBER([.E439]);[.C439] = [.E4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table:formula="of:=IF(AND(ISNUMBER([.C440]);ISNUMBER([.E440]);[.C440] &lt;&gt; [.E440]);1;0)" office:value-type="float" office:value="0" calcext:value-type="float">
            <text:p>0</text:p>
          </table:table-cell>
          <table:table-cell table:formula="of:=IF(AND(ISNUMBER([.C440]);ISNUMBER([.E440]);[.C440] = [.E4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table:formula="of:=IF(AND(ISNUMBER([.C441]);ISNUMBER([.E441]);[.C441] &lt;&gt; [.E441]);1;0)" office:value-type="float" office:value="0" calcext:value-type="float">
            <text:p>0</text:p>
          </table:table-cell>
          <table:table-cell table:formula="of:=IF(AND(ISNUMBER([.C441]);ISNUMBER([.E441]);[.C441] = [.E4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formula="of:=IF(AND(ISNUMBER([.C442]);ISNUMBER([.E442]);[.C442] &lt;&gt; [.E442]);1;0)" office:value-type="float" office:value="0" calcext:value-type="float">
            <text:p>0</text:p>
          </table:table-cell>
          <table:table-cell table:formula="of:=IF(AND(ISNUMBER([.C442]);ISNUMBER([.E442]);[.C442] = [.E4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table:formula="of:=IF(AND(ISNUMBER([.C443]);ISNUMBER([.E443]);[.C443] &lt;&gt; [.E443]);1;0)" office:value-type="float" office:value="0" calcext:value-type="float">
            <text:p>0</text:p>
          </table:table-cell>
          <table:table-cell table:formula="of:=IF(AND(ISNUMBER([.C443]);ISNUMBER([.E443]);[.C443] = [.E4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float" office:value="336" calcext:value-type="float">
            <text:p>336</text:p>
          </table:table-cell>
          <table:table-cell table:number-columns-repeated="3"/>
          <table:table-cell table:formula="of:=IF(AND(ISNUMBER([.C444]);ISNUMBER([.E444]);[.C444] &lt;&gt; [.E444]);1;0)" office:value-type="float" office:value="0" calcext:value-type="float">
            <text:p>0</text:p>
          </table:table-cell>
          <table:table-cell table:formula="of:=IF(AND(ISNUMBER([.C444]);ISNUMBER([.E444]);[.C444] = [.E4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float" office:value="344" calcext:value-type="float">
            <text:p>344</text:p>
          </table:table-cell>
          <table:table-cell table:number-columns-repeated="3"/>
          <table:table-cell table:formula="of:=IF(AND(ISNUMBER([.C445]);ISNUMBER([.E445]);[.C445] &lt;&gt; [.E445]);1;0)" office:value-type="float" office:value="0" calcext:value-type="float">
            <text:p>0</text:p>
          </table:table-cell>
          <table:table-cell table:formula="of:=IF(AND(ISNUMBER([.C445]);ISNUMBER([.E445]);[.C445] = [.E4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float" office:value="352" calcext:value-type="float">
            <text:p>352</text:p>
          </table:table-cell>
          <table:table-cell table:number-columns-repeated="3"/>
          <table:table-cell table:formula="of:=IF(AND(ISNUMBER([.C446]);ISNUMBER([.E446]);[.C446] &lt;&gt; [.E446]);1;0)" office:value-type="float" office:value="0" calcext:value-type="float">
            <text:p>0</text:p>
          </table:table-cell>
          <table:table-cell table:formula="of:=IF(AND(ISNUMBER([.C446]);ISNUMBER([.E446]);[.C446] = [.E4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IF(AND(ISNUMBER([.C447]);ISNUMBER([.E447]);[.C447] &lt;&gt; [.E447]);1;0)" office:value-type="float" office:value="0" calcext:value-type="float">
            <text:p>0</text:p>
          </table:table-cell>
          <table:table-cell table:formula="of:=IF(AND(ISNUMBER([.C447]);ISNUMBER([.E447]);[.C447] = [.E4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table:formula="of:=IF(AND(ISNUMBER([.C448]);ISNUMBER([.E448]);[.C448] &lt;&gt; [.E448]);1;0)" office:value-type="float" office:value="0" calcext:value-type="float">
            <text:p>0</text:p>
          </table:table-cell>
          <table:table-cell table:formula="of:=IF(AND(ISNUMBER([.C448]);ISNUMBER([.E448]);[.C448] = [.E4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table:formula="of:=IF(AND(ISNUMBER([.C449]);ISNUMBER([.E449]);[.C449] &lt;&gt; [.E449]);1;0)" office:value-type="float" office:value="0" calcext:value-type="float">
            <text:p>0</text:p>
          </table:table-cell>
          <table:table-cell table:formula="of:=IF(AND(ISNUMBER([.C449]);ISNUMBER([.E449]);[.C449] = [.E4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table:formula="of:=IF(AND(ISNUMBER([.C450]);ISNUMBER([.E450]);[.C450] &lt;&gt; [.E450]);1;0)" office:value-type="float" office:value="0" calcext:value-type="float">
            <text:p>0</text:p>
          </table:table-cell>
          <table:table-cell table:formula="of:=IF(AND(ISNUMBER([.C450]);ISNUMBER([.E450]);[.C450] = [.E4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table:formula="of:=IF(AND(ISNUMBER([.C451]);ISNUMBER([.E451]);[.C451] &lt;&gt; [.E451]);1;0)" office:value-type="float" office:value="0" calcext:value-type="float">
            <text:p>0</text:p>
          </table:table-cell>
          <table:table-cell table:formula="of:=IF(AND(ISNUMBER([.C451]);ISNUMBER([.E451]);[.C451] = [.E4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IF(AND(ISNUMBER([.C452]);ISNUMBER([.E452]);[.C452] &lt;&gt; [.E452]);1;0)" office:value-type="float" office:value="0" calcext:value-type="float">
            <text:p>0</text:p>
          </table:table-cell>
          <table:table-cell table:formula="of:=IF(AND(ISNUMBER([.C452]);ISNUMBER([.E452]);[.C452] = [.E4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453]);ISNUMBER([.E453]);[.C453] &lt;&gt; [.E453]);1;0)" office:value-type="float" office:value="0" calcext:value-type="float">
            <text:p>0</text:p>
          </table:table-cell>
          <table:table-cell table:formula="of:=IF(AND(ISNUMBER([.C453]);ISNUMBER([.E453]);[.C453] = [.E4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454]);ISNUMBER([.E454]);[.C454] &lt;&gt; [.E454]);1;0)" office:value-type="float" office:value="0" calcext:value-type="float">
            <text:p>0</text:p>
          </table:table-cell>
          <table:table-cell table:formula="of:=IF(AND(ISNUMBER([.C454]);ISNUMBER([.E454]);[.C454] = [.E4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455]);ISNUMBER([.E455]);[.C455] &lt;&gt; [.E455]);1;0)" office:value-type="float" office:value="0" calcext:value-type="float">
            <text:p>0</text:p>
          </table:table-cell>
          <table:table-cell table:formula="of:=IF(AND(ISNUMBER([.C455]);ISNUMBER([.E455]);[.C455] = [.E4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456]);ISNUMBER([.E456]);[.C456] &lt;&gt; [.E456]);1;0)" office:value-type="float" office:value="0" calcext:value-type="float">
            <text:p>0</text:p>
          </table:table-cell>
          <table:table-cell table:formula="of:=IF(AND(ISNUMBER([.C456]);ISNUMBER([.E456]);[.C456] = [.E4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457]);ISNUMBER([.E457]);[.C457] &lt;&gt; [.E457]);1;0)" office:value-type="float" office:value="0" calcext:value-type="float">
            <text:p>0</text:p>
          </table:table-cell>
          <table:table-cell table:formula="of:=IF(AND(ISNUMBER([.C457]);ISNUMBER([.E457]);[.C457] = [.E4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formula="of:=IF(AND(ISNUMBER([.C458]);ISNUMBER([.E458]);[.C458] &lt;&gt; [.E458]);1;0)" office:value-type="float" office:value="0" calcext:value-type="float">
            <text:p>0</text:p>
          </table:table-cell>
          <table:table-cell table:formula="of:=IF(AND(ISNUMBER([.C458]);ISNUMBER([.E458]);[.C458] = [.E4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formula="of:=IF(AND(ISNUMBER([.C459]);ISNUMBER([.E459]);[.C459] &lt;&gt; [.E459]);1;0)" office:value-type="float" office:value="0" calcext:value-type="float">
            <text:p>0</text:p>
          </table:table-cell>
          <table:table-cell table:formula="of:=IF(AND(ISNUMBER([.C459]);ISNUMBER([.E459]);[.C459] = [.E4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formula="of:=IF(AND(ISNUMBER([.C460]);ISNUMBER([.E460]);[.C460] &lt;&gt; [.E460]);1;0)" office:value-type="float" office:value="0" calcext:value-type="float">
            <text:p>0</text:p>
          </table:table-cell>
          <table:table-cell table:formula="of:=IF(AND(ISNUMBER([.C460]);ISNUMBER([.E460]);[.C460] = [.E4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IF(AND(ISNUMBER([.C461]);ISNUMBER([.E461]);[.C461] &lt;&gt; [.E461]);1;0)" office:value-type="float" office:value="0" calcext:value-type="float">
            <text:p>0</text:p>
          </table:table-cell>
          <table:table-cell table:formula="of:=IF(AND(ISNUMBER([.C461]);ISNUMBER([.E461]);[.C461] = [.E4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IF(AND(ISNUMBER([.C462]);ISNUMBER([.E462]);[.C462] &lt;&gt; [.E462]);1;0)" office:value-type="float" office:value="0" calcext:value-type="float">
            <text:p>0</text:p>
          </table:table-cell>
          <table:table-cell table:formula="of:=IF(AND(ISNUMBER([.C462]);ISNUMBER([.E462]);[.C462] = [.E4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IF(AND(ISNUMBER([.C463]);ISNUMBER([.E463]);[.C463] &lt;&gt; [.E463]);1;0)" office:value-type="float" office:value="0" calcext:value-type="float">
            <text:p>0</text:p>
          </table:table-cell>
          <table:table-cell table:formula="of:=IF(AND(ISNUMBER([.C463]);ISNUMBER([.E463]);[.C463] = [.E4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IF(AND(ISNUMBER([.C464]);ISNUMBER([.E464]);[.C464] &lt;&gt; [.E464]);1;0)" office:value-type="float" office:value="0" calcext:value-type="float">
            <text:p>0</text:p>
          </table:table-cell>
          <table:table-cell table:formula="of:=IF(AND(ISNUMBER([.C464]);ISNUMBER([.E464]);[.C464] = [.E4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float" office:value="2548" calcext:value-type="float">
            <text:p>2548</text:p>
          </table:table-cell>
          <table:table-cell table:number-columns-repeated="3"/>
          <table:table-cell table:formula="of:=IF(AND(ISNUMBER([.C465]);ISNUMBER([.E465]);[.C465] &lt;&gt; [.E465]);1;0)" office:value-type="float" office:value="0" calcext:value-type="float">
            <text:p>0</text:p>
          </table:table-cell>
          <table:table-cell table:formula="of:=IF(AND(ISNUMBER([.C465]);ISNUMBER([.E465]);[.C465] = [.E4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table:formula="of:=IF(AND(ISNUMBER([.C466]);ISNUMBER([.E466]);[.C466] &lt;&gt; [.E466]);1;0)" office:value-type="float" office:value="0" calcext:value-type="float">
            <text:p>0</text:p>
          </table:table-cell>
          <table:table-cell table:formula="of:=IF(AND(ISNUMBER([.C466]);ISNUMBER([.E466]);[.C466] = [.E4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table:formula="of:=IF(AND(ISNUMBER([.C467]);ISNUMBER([.E467]);[.C467] &lt;&gt; [.E467]);1;0)" office:value-type="float" office:value="0" calcext:value-type="float">
            <text:p>0</text:p>
          </table:table-cell>
          <table:table-cell table:formula="of:=IF(AND(ISNUMBER([.C467]);ISNUMBER([.E467]);[.C467] = [.E4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float" office:value="4624" calcext:value-type="float">
            <text:p>4624</text:p>
          </table:table-cell>
          <table:table-cell table:number-columns-repeated="3"/>
          <table:table-cell table:formula="of:=IF(AND(ISNUMBER([.C468]);ISNUMBER([.E468]);[.C468] &lt;&gt; [.E468]);1;0)" office:value-type="float" office:value="0" calcext:value-type="float">
            <text:p>0</text:p>
          </table:table-cell>
          <table:table-cell table:formula="of:=IF(AND(ISNUMBER([.C468]);ISNUMBER([.E468]);[.C468] = [.E4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float" office:value="5508" calcext:value-type="float">
            <text:p>5508</text:p>
          </table:table-cell>
          <table:table-cell table:number-columns-repeated="3"/>
          <table:table-cell table:formula="of:=IF(AND(ISNUMBER([.C469]);ISNUMBER([.E469]);[.C469] &lt;&gt; [.E469]);1;0)" office:value-type="float" office:value="0" calcext:value-type="float">
            <text:p>0</text:p>
          </table:table-cell>
          <table:table-cell table:formula="of:=IF(AND(ISNUMBER([.C469]);ISNUMBER([.E469]);[.C469] = [.E4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float" office:value="6498" calcext:value-type="float">
            <text:p>6498</text:p>
          </table:table-cell>
          <table:table-cell table:number-columns-repeated="3"/>
          <table:table-cell table:formula="of:=IF(AND(ISNUMBER([.C470]);ISNUMBER([.E470]);[.C470] &lt;&gt; [.E470]);1;0)" office:value-type="float" office:value="0" calcext:value-type="float">
            <text:p>0</text:p>
          </table:table-cell>
          <table:table-cell table:formula="of:=IF(AND(ISNUMBER([.C470]);ISNUMBER([.E470]);[.C470] = [.E4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formula="of:=IF(AND(ISNUMBER([.C471]);ISNUMBER([.E471]);[.C471] &lt;&gt; [.E471]);1;0)" office:value-type="float" office:value="0" calcext:value-type="float">
            <text:p>0</text:p>
          </table:table-cell>
          <table:table-cell table:formula="of:=IF(AND(ISNUMBER([.C471]);ISNUMBER([.E471]);[.C471] = [.E4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float" office:value="8820" calcext:value-type="float">
            <text:p>8820</text:p>
          </table:table-cell>
          <table:table-cell table:number-columns-repeated="3"/>
          <table:table-cell table:formula="of:=IF(AND(ISNUMBER([.C472]);ISNUMBER([.E472]);[.C472] &lt;&gt; [.E472]);1;0)" office:value-type="float" office:value="0" calcext:value-type="float">
            <text:p>0</text:p>
          </table:table-cell>
          <table:table-cell table:formula="of:=IF(AND(ISNUMBER([.C472]);ISNUMBER([.E472]);[.C472] = [.E4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float" office:value="10164" calcext:value-type="float">
            <text:p>10164</text:p>
          </table:table-cell>
          <table:table-cell table:number-columns-repeated="3"/>
          <table:table-cell table:formula="of:=IF(AND(ISNUMBER([.C473]);ISNUMBER([.E473]);[.C473] &lt;&gt; [.E473]);1;0)" office:value-type="float" office:value="0" calcext:value-type="float">
            <text:p>0</text:p>
          </table:table-cell>
          <table:table-cell table:formula="of:=IF(AND(ISNUMBER([.C473]);ISNUMBER([.E473]);[.C473] = [.E4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float" office:value="11638" calcext:value-type="float">
            <text:p>11638</text:p>
          </table:table-cell>
          <table:table-cell table:number-columns-repeated="3"/>
          <table:table-cell table:formula="of:=IF(AND(ISNUMBER([.C474]);ISNUMBER([.E474]);[.C474] &lt;&gt; [.E474]);1;0)" office:value-type="float" office:value="0" calcext:value-type="float">
            <text:p>0</text:p>
          </table:table-cell>
          <table:table-cell table:formula="of:=IF(AND(ISNUMBER([.C474]);ISNUMBER([.E474]);[.C474] = [.E4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float" office:value="13248" calcext:value-type="float">
            <text:p>13248</text:p>
          </table:table-cell>
          <table:table-cell table:number-columns-repeated="3"/>
          <table:table-cell table:formula="of:=IF(AND(ISNUMBER([.C475]);ISNUMBER([.E475]);[.C475] &lt;&gt; [.E475]);1;0)" office:value-type="float" office:value="0" calcext:value-type="float">
            <text:p>0</text:p>
          </table:table-cell>
          <table:table-cell table:formula="of:=IF(AND(ISNUMBER([.C475]);ISNUMBER([.E475]);[.C475] = [.E4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IF(AND(ISNUMBER([.C476]);ISNUMBER([.E476]);[.C476] &lt;&gt; [.E476]);1;0)" office:value-type="float" office:value="0" calcext:value-type="float">
            <text:p>0</text:p>
          </table:table-cell>
          <table:table-cell table:formula="of:=IF(AND(ISNUMBER([.C476]);ISNUMBER([.E476]);[.C476] = [.E4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float" office:value="16900" calcext:value-type="float">
            <text:p>16900</text:p>
          </table:table-cell>
          <table:table-cell table:number-columns-repeated="3"/>
          <table:table-cell table:formula="of:=IF(AND(ISNUMBER([.C477]);ISNUMBER([.E477]);[.C477] &lt;&gt; [.E477]);1;0)" office:value-type="float" office:value="0" calcext:value-type="float">
            <text:p>0</text:p>
          </table:table-cell>
          <table:table-cell table:formula="of:=IF(AND(ISNUMBER([.C477]);ISNUMBER([.E477]);[.C477] = [.E4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float" office:value="18954" calcext:value-type="float">
            <text:p>18954</text:p>
          </table:table-cell>
          <table:table-cell table:number-columns-repeated="3"/>
          <table:table-cell table:formula="of:=IF(AND(ISNUMBER([.C478]);ISNUMBER([.E478]);[.C478] &lt;&gt; [.E478]);1;0)" office:value-type="float" office:value="0" calcext:value-type="float">
            <text:p>0</text:p>
          </table:table-cell>
          <table:table-cell table:formula="of:=IF(AND(ISNUMBER([.C478]);ISNUMBER([.E478]);[.C478] = [.E4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float" office:value="21168" calcext:value-type="float">
            <text:p>21168</text:p>
          </table:table-cell>
          <table:table-cell table:number-columns-repeated="3"/>
          <table:table-cell table:formula="of:=IF(AND(ISNUMBER([.C479]);ISNUMBER([.E479]);[.C479] &lt;&gt; [.E479]);1;0)" office:value-type="float" office:value="0" calcext:value-type="float">
            <text:p>0</text:p>
          </table:table-cell>
          <table:table-cell table:formula="of:=IF(AND(ISNUMBER([.C479]);ISNUMBER([.E479]);[.C479] = [.E4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float" office:value="23548" calcext:value-type="float">
            <text:p>23548</text:p>
          </table:table-cell>
          <table:table-cell table:number-columns-repeated="3"/>
          <table:table-cell table:formula="of:=IF(AND(ISNUMBER([.C480]);ISNUMBER([.E480]);[.C480] &lt;&gt; [.E480]);1;0)" office:value-type="float" office:value="0" calcext:value-type="float">
            <text:p>0</text:p>
          </table:table-cell>
          <table:table-cell table:formula="of:=IF(AND(ISNUMBER([.C480]);ISNUMBER([.E480]);[.C480] = [.E4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float" office:value="26100" calcext:value-type="float">
            <text:p>26100</text:p>
          </table:table-cell>
          <table:table-cell table:number-columns-repeated="3"/>
          <table:table-cell table:formula="of:=IF(AND(ISNUMBER([.C481]);ISNUMBER([.E481]);[.C481] &lt;&gt; [.E481]);1;0)" office:value-type="float" office:value="0" calcext:value-type="float">
            <text:p>0</text:p>
          </table:table-cell>
          <table:table-cell table:formula="of:=IF(AND(ISNUMBER([.C481]);ISNUMBER([.E481]);[.C481] = [.E4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float" office:value="28830" calcext:value-type="float">
            <text:p>28830</text:p>
          </table:table-cell>
          <table:table-cell table:number-columns-repeated="3"/>
          <table:table-cell table:formula="of:=IF(AND(ISNUMBER([.C482]);ISNUMBER([.E482]);[.C482] &lt;&gt; [.E482]);1;0)" office:value-type="float" office:value="0" calcext:value-type="float">
            <text:p>0</text:p>
          </table:table-cell>
          <table:table-cell table:formula="of:=IF(AND(ISNUMBER([.C482]);ISNUMBER([.E482]);[.C482] = [.E4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float" office:value="31744" calcext:value-type="float">
            <text:p>31744</text:p>
          </table:table-cell>
          <table:table-cell table:number-columns-repeated="3"/>
          <table:table-cell table:formula="of:=IF(AND(ISNUMBER([.C483]);ISNUMBER([.E483]);[.C483] &lt;&gt; [.E483]);1;0)" office:value-type="float" office:value="0" calcext:value-type="float">
            <text:p>0</text:p>
          </table:table-cell>
          <table:table-cell table:formula="of:=IF(AND(ISNUMBER([.C483]);ISNUMBER([.E483]);[.C483] = [.E4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float" office:value="34848" calcext:value-type="float">
            <text:p>34848</text:p>
          </table:table-cell>
          <table:table-cell table:number-columns-repeated="3"/>
          <table:table-cell table:formula="of:=IF(AND(ISNUMBER([.C484]);ISNUMBER([.E484]);[.C484] &lt;&gt; [.E484]);1;0)" office:value-type="float" office:value="0" calcext:value-type="float">
            <text:p>0</text:p>
          </table:table-cell>
          <table:table-cell table:formula="of:=IF(AND(ISNUMBER([.C484]);ISNUMBER([.E484]);[.C484] = [.E4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float" office:value="38148" calcext:value-type="float">
            <text:p>38148</text:p>
          </table:table-cell>
          <table:table-cell table:number-columns-repeated="3"/>
          <table:table-cell table:formula="of:=IF(AND(ISNUMBER([.C485]);ISNUMBER([.E485]);[.C485] &lt;&gt; [.E485]);1;0)" office:value-type="float" office:value="0" calcext:value-type="float">
            <text:p>0</text:p>
          </table:table-cell>
          <table:table-cell table:formula="of:=IF(AND(ISNUMBER([.C485]);ISNUMBER([.E485]);[.C485] = [.E4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float" office:value="41650" calcext:value-type="float">
            <text:p>41650</text:p>
          </table:table-cell>
          <table:table-cell table:number-columns-repeated="3"/>
          <table:table-cell table:formula="of:=IF(AND(ISNUMBER([.C486]);ISNUMBER([.E486]);[.C486] &lt;&gt; [.E486]);1;0)" office:value-type="float" office:value="0" calcext:value-type="float">
            <text:p>0</text:p>
          </table:table-cell>
          <table:table-cell table:formula="of:=IF(AND(ISNUMBER([.C486]);ISNUMBER([.E486]);[.C486] = [.E4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formula="of:=IF(AND(ISNUMBER([.C487]);ISNUMBER([.E487]);[.C487] &lt;&gt; [.E487]);1;0)" office:value-type="float" office:value="0" calcext:value-type="float">
            <text:p>0</text:p>
          </table:table-cell>
          <table:table-cell table:formula="of:=IF(AND(ISNUMBER([.C487]);ISNUMBER([.E487]);[.C487] = [.E4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float" office:value="49284" calcext:value-type="float">
            <text:p>49284</text:p>
          </table:table-cell>
          <table:table-cell table:number-columns-repeated="3"/>
          <table:table-cell table:formula="of:=IF(AND(ISNUMBER([.C488]);ISNUMBER([.E488]);[.C488] &lt;&gt; [.E488]);1;0)" office:value-type="float" office:value="0" calcext:value-type="float">
            <text:p>0</text:p>
          </table:table-cell>
          <table:table-cell table:formula="of:=IF(AND(ISNUMBER([.C488]);ISNUMBER([.E488]);[.C488] = [.E4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float" office:value="53428" calcext:value-type="float">
            <text:p>53428</text:p>
          </table:table-cell>
          <table:table-cell table:number-columns-repeated="3"/>
          <table:table-cell table:formula="of:=IF(AND(ISNUMBER([.C489]);ISNUMBER([.E489]);[.C489] &lt;&gt; [.E489]);1;0)" office:value-type="float" office:value="0" calcext:value-type="float">
            <text:p>0</text:p>
          </table:table-cell>
          <table:table-cell table:formula="of:=IF(AND(ISNUMBER([.C489]);ISNUMBER([.E489]);[.C489] = [.E4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float" office:value="57798" calcext:value-type="float">
            <text:p>57798</text:p>
          </table:table-cell>
          <table:table-cell table:number-columns-repeated="3"/>
          <table:table-cell table:formula="of:=IF(AND(ISNUMBER([.C490]);ISNUMBER([.E490]);[.C490] &lt;&gt; [.E490]);1;0)" office:value-type="float" office:value="0" calcext:value-type="float">
            <text:p>0</text:p>
          </table:table-cell>
          <table:table-cell table:formula="of:=IF(AND(ISNUMBER([.C490]);ISNUMBER([.E490]);[.C490] = [.E4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491]);ISNUMBER([.E491]);[.C491] &lt;&gt; [.E491]);1;0)" office:value-type="float" office:value="0" calcext:value-type="float">
            <text:p>0</text:p>
          </table:table-cell>
          <table:table-cell table:formula="of:=IF(AND(ISNUMBER([.C491]);ISNUMBER([.E491]);[.C491] = [.E4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492]);ISNUMBER([.E492]);[.C492] &lt;&gt; [.E492]);1;0)" office:value-type="float" office:value="0" calcext:value-type="float">
            <text:p>0</text:p>
          </table:table-cell>
          <table:table-cell table:formula="of:=IF(AND(ISNUMBER([.C492]);ISNUMBER([.E492]);[.C492] = [.E4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493]);ISNUMBER([.E493]);[.C493] &lt;&gt; [.E493]);1;0)" office:value-type="float" office:value="0" calcext:value-type="float">
            <text:p>0</text:p>
          </table:table-cell>
          <table:table-cell table:formula="of:=IF(AND(ISNUMBER([.C493]);ISNUMBER([.E493]);[.C493] = [.E4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494]);ISNUMBER([.E494]);[.C494] &lt;&gt; [.E494]);1;0)" office:value-type="float" office:value="0" calcext:value-type="float">
            <text:p>0</text:p>
          </table:table-cell>
          <table:table-cell table:formula="of:=IF(AND(ISNUMBER([.C494]);ISNUMBER([.E494]);[.C494] = [.E4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495]);ISNUMBER([.E495]);[.C495] &lt;&gt; [.E495]);1;0)" office:value-type="float" office:value="0" calcext:value-type="float">
            <text:p>0</text:p>
          </table:table-cell>
          <table:table-cell table:formula="of:=IF(AND(ISNUMBER([.C495]);ISNUMBER([.E495]);[.C495] = [.E4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IF(AND(ISNUMBER([.C496]);ISNUMBER([.E496]);[.C496] &lt;&gt; [.E496]);1;0)" office:value-type="float" office:value="0" calcext:value-type="float">
            <text:p>0</text:p>
          </table:table-cell>
          <table:table-cell table:formula="of:=IF(AND(ISNUMBER([.C496]);ISNUMBER([.E496]);[.C496] = [.E4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497]);ISNUMBER([.E497]);[.C497] &lt;&gt; [.E497]);1;0)" office:value-type="float" office:value="0" calcext:value-type="float">
            <text:p>0</text:p>
          </table:table-cell>
          <table:table-cell table:formula="of:=IF(AND(ISNUMBER([.C497]);ISNUMBER([.E497]);[.C497] = [.E4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498]);ISNUMBER([.E498]);[.C498] &lt;&gt; [.E498]);1;0)" office:value-type="float" office:value="0" calcext:value-type="float">
            <text:p>0</text:p>
          </table:table-cell>
          <table:table-cell table:formula="of:=IF(AND(ISNUMBER([.C498]);ISNUMBER([.E498]);[.C498] = [.E4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499]);ISNUMBER([.E499]);[.C499] &lt;&gt; [.E499]);1;0)" office:value-type="float" office:value="0" calcext:value-type="float">
            <text:p>0</text:p>
          </table:table-cell>
          <table:table-cell table:formula="of:=IF(AND(ISNUMBER([.C499]);ISNUMBER([.E499]);[.C499] = [.E4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500]);ISNUMBER([.E500]);[.C500] &lt;&gt; [.E500]);1;0)" office:value-type="float" office:value="0" calcext:value-type="float">
            <text:p>0</text:p>
          </table:table-cell>
          <table:table-cell table:formula="of:=IF(AND(ISNUMBER([.C500]);ISNUMBER([.E500]);[.C500] = [.E5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01]);ISNUMBER([.E501]);[.C501] &lt;&gt; [.E501]);1;0)" office:value-type="float" office:value="0" calcext:value-type="float">
            <text:p>0</text:p>
          </table:table-cell>
          <table:table-cell table:formula="of:=IF(AND(ISNUMBER([.C501]);ISNUMBER([.E501]);[.C501] = [.E5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502]);ISNUMBER([.E502]);[.C502] &lt;&gt; [.E502]);1;0)" office:value-type="float" office:value="0" calcext:value-type="float">
            <text:p>0</text:p>
          </table:table-cell>
          <table:table-cell table:formula="of:=IF(AND(ISNUMBER([.C502]);ISNUMBER([.E502]);[.C502] = [.E5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03]);ISNUMBER([.E503]);[.C503] &lt;&gt; [.E503]);1;0)" office:value-type="float" office:value="0" calcext:value-type="float">
            <text:p>0</text:p>
          </table:table-cell>
          <table:table-cell table:formula="of:=IF(AND(ISNUMBER([.C503]);ISNUMBER([.E503]);[.C503] = [.E5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504]);ISNUMBER([.E504]);[.C504] &lt;&gt; [.E504]);1;0)" office:value-type="float" office:value="0" calcext:value-type="float">
            <text:p>0</text:p>
          </table:table-cell>
          <table:table-cell table:formula="of:=IF(AND(ISNUMBER([.C504]);ISNUMBER([.E504]);[.C504] = [.E5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505]);ISNUMBER([.E505]);[.C505] &lt;&gt; [.E505]);1;0)" office:value-type="float" office:value="0" calcext:value-type="float">
            <text:p>0</text:p>
          </table:table-cell>
          <table:table-cell table:formula="of:=IF(AND(ISNUMBER([.C505]);ISNUMBER([.E505]);[.C505] = [.E5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506]);ISNUMBER([.E506]);[.C506] &lt;&gt; [.E506]);1;0)" office:value-type="float" office:value="0" calcext:value-type="float">
            <text:p>0</text:p>
          </table:table-cell>
          <table:table-cell table:formula="of:=IF(AND(ISNUMBER([.C506]);ISNUMBER([.E506]);[.C506] = [.E5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07]);ISNUMBER([.E507]);[.C507] &lt;&gt; [.E507]);1;0)" office:value-type="float" office:value="0" calcext:value-type="float">
            <text:p>0</text:p>
          </table:table-cell>
          <table:table-cell table:formula="of:=IF(AND(ISNUMBER([.C507]);ISNUMBER([.E507]);[.C507] = [.E5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508]);ISNUMBER([.E508]);[.C508] &lt;&gt; [.E508]);1;0)" office:value-type="float" office:value="0" calcext:value-type="float">
            <text:p>0</text:p>
          </table:table-cell>
          <table:table-cell table:formula="of:=IF(AND(ISNUMBER([.C508]);ISNUMBER([.E508]);[.C508] = [.E5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509]);ISNUMBER([.E509]);[.C509] &lt;&gt; [.E509]);1;0)" office:value-type="float" office:value="0" calcext:value-type="float">
            <text:p>0</text:p>
          </table:table-cell>
          <table:table-cell table:formula="of:=IF(AND(ISNUMBER([.C509]);ISNUMBER([.E509]);[.C509] = [.E5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510]);ISNUMBER([.E510]);[.C510] &lt;&gt; [.E510]);1;0)" office:value-type="float" office:value="0" calcext:value-type="float">
            <text:p>0</text:p>
          </table:table-cell>
          <table:table-cell table:formula="of:=IF(AND(ISNUMBER([.C510]);ISNUMBER([.E510]);[.C510] = [.E5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511]);ISNUMBER([.E511]);[.C511] &lt;&gt; [.E511]);1;0)" office:value-type="float" office:value="0" calcext:value-type="float">
            <text:p>0</text:p>
          </table:table-cell>
          <table:table-cell table:formula="of:=IF(AND(ISNUMBER([.C511]);ISNUMBER([.E511]);[.C511] = [.E5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512]);ISNUMBER([.E512]);[.C512] &lt;&gt; [.E512]);1;0)" office:value-type="float" office:value="0" calcext:value-type="float">
            <text:p>0</text:p>
          </table:table-cell>
          <table:table-cell table:formula="of:=IF(AND(ISNUMBER([.C512]);ISNUMBER([.E512]);[.C512] = [.E5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513]);ISNUMBER([.E513]);[.C513] &lt;&gt; [.E513]);1;0)" office:value-type="float" office:value="0" calcext:value-type="float">
            <text:p>0</text:p>
          </table:table-cell>
          <table:table-cell table:formula="of:=IF(AND(ISNUMBER([.C513]);ISNUMBER([.E513]);[.C513] = [.E5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IF(AND(ISNUMBER([.C514]);ISNUMBER([.E514]);[.C514] &lt;&gt; [.E514]);1;0)" office:value-type="float" office:value="0" calcext:value-type="float">
            <text:p>0</text:p>
          </table:table-cell>
          <table:table-cell table:formula="of:=IF(AND(ISNUMBER([.C514]);ISNUMBER([.E514]);[.C514] = [.E5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515]);ISNUMBER([.E515]);[.C515] &lt;&gt; [.E515]);1;0)" office:value-type="float" office:value="0" calcext:value-type="float">
            <text:p>0</text:p>
          </table:table-cell>
          <table:table-cell table:formula="of:=IF(AND(ISNUMBER([.C515]);ISNUMBER([.E515]);[.C515] = [.E5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516]);ISNUMBER([.E516]);[.C516] &lt;&gt; [.E516]);1;0)" office:value-type="float" office:value="0" calcext:value-type="float">
            <text:p>0</text:p>
          </table:table-cell>
          <table:table-cell table:formula="of:=IF(AND(ISNUMBER([.C516]);ISNUMBER([.E516]);[.C516] = [.E5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517]);ISNUMBER([.E517]);[.C517] &lt;&gt; [.E517]);1;0)" office:value-type="float" office:value="0" calcext:value-type="float">
            <text:p>0</text:p>
          </table:table-cell>
          <table:table-cell table:formula="of:=IF(AND(ISNUMBER([.C517]);ISNUMBER([.E517]);[.C517] = [.E5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IF(AND(ISNUMBER([.C518]);ISNUMBER([.E518]);[.C518] &lt;&gt; [.E518]);1;0)" office:value-type="float" office:value="0" calcext:value-type="float">
            <text:p>0</text:p>
          </table:table-cell>
          <table:table-cell table:formula="of:=IF(AND(ISNUMBER([.C518]);ISNUMBER([.E518]);[.C518] = [.E5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519]);ISNUMBER([.E519]);[.C519] &lt;&gt; [.E519]);1;0)" office:value-type="float" office:value="0" calcext:value-type="float">
            <text:p>0</text:p>
          </table:table-cell>
          <table:table-cell table:formula="of:=IF(AND(ISNUMBER([.C519]);ISNUMBER([.E519]);[.C519] = [.E5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IF(AND(ISNUMBER([.C520]);ISNUMBER([.E520]);[.C520] &lt;&gt; [.E520]);1;0)" office:value-type="float" office:value="0" calcext:value-type="float">
            <text:p>0</text:p>
          </table:table-cell>
          <table:table-cell table:formula="of:=IF(AND(ISNUMBER([.C520]);ISNUMBER([.E520]);[.C520] = [.E5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521]);ISNUMBER([.E521]);[.C521] &lt;&gt; [.E521]);1;0)" office:value-type="float" office:value="0" calcext:value-type="float">
            <text:p>0</text:p>
          </table:table-cell>
          <table:table-cell table:formula="of:=IF(AND(ISNUMBER([.C521]);ISNUMBER([.E521]);[.C521] = [.E5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522]);ISNUMBER([.E522]);[.C522] &lt;&gt; [.E522]);1;0)" office:value-type="float" office:value="0" calcext:value-type="float">
            <text:p>0</text:p>
          </table:table-cell>
          <table:table-cell table:formula="of:=IF(AND(ISNUMBER([.C522]);ISNUMBER([.E522]);[.C522] = [.E5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523]);ISNUMBER([.E523]);[.C523] &lt;&gt; [.E523]);1;0)" office:value-type="float" office:value="0" calcext:value-type="float">
            <text:p>0</text:p>
          </table:table-cell>
          <table:table-cell table:formula="of:=IF(AND(ISNUMBER([.C523]);ISNUMBER([.E523]);[.C523] = [.E5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IF(AND(ISNUMBER([.C524]);ISNUMBER([.E524]);[.C524] &lt;&gt; [.E524]);1;0)" office:value-type="float" office:value="0" calcext:value-type="float">
            <text:p>0</text:p>
          </table:table-cell>
          <table:table-cell table:formula="of:=IF(AND(ISNUMBER([.C524]);ISNUMBER([.E524]);[.C524] = [.E5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525]);ISNUMBER([.E525]);[.C525] &lt;&gt; [.E525]);1;0)" office:value-type="float" office:value="0" calcext:value-type="float">
            <text:p>0</text:p>
          </table:table-cell>
          <table:table-cell table:formula="of:=IF(AND(ISNUMBER([.C525]);ISNUMBER([.E525]);[.C525] = [.E5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IF(AND(ISNUMBER([.C526]);ISNUMBER([.E526]);[.C526] &lt;&gt; [.E526]);1;0)" office:value-type="float" office:value="0" calcext:value-type="float">
            <text:p>0</text:p>
          </table:table-cell>
          <table:table-cell table:formula="of:=IF(AND(ISNUMBER([.C526]);ISNUMBER([.E526]);[.C526] = [.E5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527]);ISNUMBER([.E527]);[.C527] &lt;&gt; [.E527]);1;0)" office:value-type="float" office:value="0" calcext:value-type="float">
            <text:p>0</text:p>
          </table:table-cell>
          <table:table-cell table:formula="of:=IF(AND(ISNUMBER([.C527]);ISNUMBER([.E527]);[.C527] = [.E5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528]);ISNUMBER([.E528]);[.C528] &lt;&gt; [.E528]);1;0)" office:value-type="float" office:value="0" calcext:value-type="float">
            <text:p>0</text:p>
          </table:table-cell>
          <table:table-cell table:formula="of:=IF(AND(ISNUMBER([.C528]);ISNUMBER([.E528]);[.C528] = [.E5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529]);ISNUMBER([.E529]);[.C529] &lt;&gt; [.E529]);1;0)" office:value-type="float" office:value="0" calcext:value-type="float">
            <text:p>0</text:p>
          </table:table-cell>
          <table:table-cell table:formula="of:=IF(AND(ISNUMBER([.C529]);ISNUMBER([.E529]);[.C529] = [.E5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IF(AND(ISNUMBER([.C530]);ISNUMBER([.E530]);[.C530] &lt;&gt; [.E530]);1;0)" office:value-type="float" office:value="0" calcext:value-type="float">
            <text:p>0</text:p>
          </table:table-cell>
          <table:table-cell table:formula="of:=IF(AND(ISNUMBER([.C530]);ISNUMBER([.E530]);[.C530] = [.E5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531]);ISNUMBER([.E531]);[.C531] &lt;&gt; [.E531]);1;0)" office:value-type="float" office:value="0" calcext:value-type="float">
            <text:p>0</text:p>
          </table:table-cell>
          <table:table-cell table:formula="of:=IF(AND(ISNUMBER([.C531]);ISNUMBER([.E531]);[.C531] = [.E5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532]);ISNUMBER([.E532]);[.C532] &lt;&gt; [.E532]);1;0)" office:value-type="float" office:value="0" calcext:value-type="float">
            <text:p>0</text:p>
          </table:table-cell>
          <table:table-cell table:formula="of:=IF(AND(ISNUMBER([.C532]);ISNUMBER([.E532]);[.C532] = [.E5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533]);ISNUMBER([.E533]);[.C533] &lt;&gt; [.E533]);1;0)" office:value-type="float" office:value="0" calcext:value-type="float">
            <text:p>0</text:p>
          </table:table-cell>
          <table:table-cell table:formula="of:=IF(AND(ISNUMBER([.C533]);ISNUMBER([.E533]);[.C533] = [.E5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534]);ISNUMBER([.E534]);[.C534] &lt;&gt; [.E534]);1;0)" office:value-type="float" office:value="0" calcext:value-type="float">
            <text:p>0</text:p>
          </table:table-cell>
          <table:table-cell table:formula="of:=IF(AND(ISNUMBER([.C534]);ISNUMBER([.E534]);[.C534] = [.E5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535]);ISNUMBER([.E535]);[.C535] &lt;&gt; [.E535]);1;0)" office:value-type="float" office:value="0" calcext:value-type="float">
            <text:p>0</text:p>
          </table:table-cell>
          <table:table-cell table:formula="of:=IF(AND(ISNUMBER([.C535]);ISNUMBER([.E535]);[.C535] = [.E5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IF(AND(ISNUMBER([.C536]);ISNUMBER([.E536]);[.C536] &lt;&gt; [.E536]);1;0)" office:value-type="float" office:value="0" calcext:value-type="float">
            <text:p>0</text:p>
          </table:table-cell>
          <table:table-cell table:formula="of:=IF(AND(ISNUMBER([.C536]);ISNUMBER([.E536]);[.C536] = [.E5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537]);ISNUMBER([.E537]);[.C537] &lt;&gt; [.E537]);1;0)" office:value-type="float" office:value="0" calcext:value-type="float">
            <text:p>0</text:p>
          </table:table-cell>
          <table:table-cell table:formula="of:=IF(AND(ISNUMBER([.C537]);ISNUMBER([.E537]);[.C537] = [.E5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IF(AND(ISNUMBER([.C538]);ISNUMBER([.E538]);[.C538] &lt;&gt; [.E538]);1;0)" office:value-type="float" office:value="0" calcext:value-type="float">
            <text:p>0</text:p>
          </table:table-cell>
          <table:table-cell table:formula="of:=IF(AND(ISNUMBER([.C538]);ISNUMBER([.E538]);[.C538] = [.E5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539]);ISNUMBER([.E539]);[.C539] &lt;&gt; [.E539]);1;0)" office:value-type="float" office:value="0" calcext:value-type="float">
            <text:p>0</text:p>
          </table:table-cell>
          <table:table-cell table:formula="of:=IF(AND(ISNUMBER([.C539]);ISNUMBER([.E539]);[.C539] = [.E5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540]);ISNUMBER([.E540]);[.C540] &lt;&gt; [.E540]);1;0)" office:value-type="float" office:value="0" calcext:value-type="float">
            <text:p>0</text:p>
          </table:table-cell>
          <table:table-cell table:formula="of:=IF(AND(ISNUMBER([.C540]);ISNUMBER([.E540]);[.C540] = [.E5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541]);ISNUMBER([.E541]);[.C541] &lt;&gt; [.E541]);1;0)" office:value-type="float" office:value="0" calcext:value-type="float">
            <text:p>0</text:p>
          </table:table-cell>
          <table:table-cell table:formula="of:=IF(AND(ISNUMBER([.C541]);ISNUMBER([.E541]);[.C541] = [.E5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542]);ISNUMBER([.E542]);[.C542] &lt;&gt; [.E542]);1;0)" office:value-type="float" office:value="0" calcext:value-type="float">
            <text:p>0</text:p>
          </table:table-cell>
          <table:table-cell table:formula="of:=IF(AND(ISNUMBER([.C542]);ISNUMBER([.E542]);[.C542] = [.E5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543]);ISNUMBER([.E543]);[.C543] &lt;&gt; [.E543]);1;0)" office:value-type="float" office:value="0" calcext:value-type="float">
            <text:p>0</text:p>
          </table:table-cell>
          <table:table-cell table:formula="of:=IF(AND(ISNUMBER([.C543]);ISNUMBER([.E543]);[.C543] = [.E5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44]);ISNUMBER([.E544]);[.C544] &lt;&gt; [.E544]);1;0)" office:value-type="float" office:value="0" calcext:value-type="float">
            <text:p>0</text:p>
          </table:table-cell>
          <table:table-cell table:formula="of:=IF(AND(ISNUMBER([.C544]);ISNUMBER([.E544]);[.C544] = [.E5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545]);ISNUMBER([.E545]);[.C545] &lt;&gt; [.E545]);1;0)" office:value-type="float" office:value="0" calcext:value-type="float">
            <text:p>0</text:p>
          </table:table-cell>
          <table:table-cell table:formula="of:=IF(AND(ISNUMBER([.C545]);ISNUMBER([.E545]);[.C545] = [.E5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46]);ISNUMBER([.E546]);[.C546] &lt;&gt; [.E546]);1;0)" office:value-type="float" office:value="0" calcext:value-type="float">
            <text:p>0</text:p>
          </table:table-cell>
          <table:table-cell table:formula="of:=IF(AND(ISNUMBER([.C546]);ISNUMBER([.E546]);[.C546] = [.E5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547]);ISNUMBER([.E547]);[.C547] &lt;&gt; [.E547]);1;0)" office:value-type="float" office:value="0" calcext:value-type="float">
            <text:p>0</text:p>
          </table:table-cell>
          <table:table-cell table:formula="of:=IF(AND(ISNUMBER([.C547]);ISNUMBER([.E547]);[.C547] = [.E5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548]);ISNUMBER([.E548]);[.C548] &lt;&gt; [.E548]);1;0)" office:value-type="float" office:value="0" calcext:value-type="float">
            <text:p>0</text:p>
          </table:table-cell>
          <table:table-cell table:formula="of:=IF(AND(ISNUMBER([.C548]);ISNUMBER([.E548]);[.C548] = [.E5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549]);ISNUMBER([.E549]);[.C549] &lt;&gt; [.E549]);1;0)" office:value-type="float" office:value="0" calcext:value-type="float">
            <text:p>0</text:p>
          </table:table-cell>
          <table:table-cell table:formula="of:=IF(AND(ISNUMBER([.C549]);ISNUMBER([.E549]);[.C549] = [.E5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550]);ISNUMBER([.E550]);[.C550] &lt;&gt; [.E550]);1;0)" office:value-type="float" office:value="0" calcext:value-type="float">
            <text:p>0</text:p>
          </table:table-cell>
          <table:table-cell table:formula="of:=IF(AND(ISNUMBER([.C550]);ISNUMBER([.E550]);[.C550] = [.E5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551]);ISNUMBER([.E551]);[.C551] &lt;&gt; [.E551]);1;0)" office:value-type="float" office:value="0" calcext:value-type="float">
            <text:p>0</text:p>
          </table:table-cell>
          <table:table-cell table:formula="of:=IF(AND(ISNUMBER([.C551]);ISNUMBER([.E551]);[.C551] = [.E5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552]);ISNUMBER([.E552]);[.C552] &lt;&gt; [.E552]);1;0)" office:value-type="float" office:value="0" calcext:value-type="float">
            <text:p>0</text:p>
          </table:table-cell>
          <table:table-cell table:formula="of:=IF(AND(ISNUMBER([.C552]);ISNUMBER([.E552]);[.C552] = [.E5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553]);ISNUMBER([.E553]);[.C553] &lt;&gt; [.E553]);1;0)" office:value-type="float" office:value="0" calcext:value-type="float">
            <text:p>0</text:p>
          </table:table-cell>
          <table:table-cell table:formula="of:=IF(AND(ISNUMBER([.C553]);ISNUMBER([.E553]);[.C553] = [.E5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554]);ISNUMBER([.E554]);[.C554] &lt;&gt; [.E554]);1;0)" office:value-type="float" office:value="0" calcext:value-type="float">
            <text:p>0</text:p>
          </table:table-cell>
          <table:table-cell table:formula="of:=IF(AND(ISNUMBER([.C554]);ISNUMBER([.E554]);[.C554] = [.E5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555]);ISNUMBER([.E555]);[.C555] &lt;&gt; [.E555]);1;0)" office:value-type="float" office:value="0" calcext:value-type="float">
            <text:p>0</text:p>
          </table:table-cell>
          <table:table-cell table:formula="of:=IF(AND(ISNUMBER([.C555]);ISNUMBER([.E555]);[.C555] = [.E5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556]);ISNUMBER([.E556]);[.C556] &lt;&gt; [.E556]);1;0)" office:value-type="float" office:value="0" calcext:value-type="float">
            <text:p>0</text:p>
          </table:table-cell>
          <table:table-cell table:formula="of:=IF(AND(ISNUMBER([.C556]);ISNUMBER([.E556]);[.C556] = [.E5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557]);ISNUMBER([.E557]);[.C557] &lt;&gt; [.E557]);1;0)" office:value-type="float" office:value="0" calcext:value-type="float">
            <text:p>0</text:p>
          </table:table-cell>
          <table:table-cell table:formula="of:=IF(AND(ISNUMBER([.C557]);ISNUMBER([.E557]);[.C557] = [.E5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558]);ISNUMBER([.E558]);[.C558] &lt;&gt; [.E558]);1;0)" office:value-type="float" office:value="0" calcext:value-type="float">
            <text:p>0</text:p>
          </table:table-cell>
          <table:table-cell table:formula="of:=IF(AND(ISNUMBER([.C558]);ISNUMBER([.E558]);[.C558] = [.E5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IF(AND(ISNUMBER([.C559]);ISNUMBER([.E559]);[.C559] &lt;&gt; [.E559]);1;0)" office:value-type="float" office:value="0" calcext:value-type="float">
            <text:p>0</text:p>
          </table:table-cell>
          <table:table-cell table:formula="of:=IF(AND(ISNUMBER([.C559]);ISNUMBER([.E559]);[.C559] = [.E5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560]);ISNUMBER([.E560]);[.C560] &lt;&gt; [.E560]);1;0)" office:value-type="float" office:value="0" calcext:value-type="float">
            <text:p>0</text:p>
          </table:table-cell>
          <table:table-cell table:formula="of:=IF(AND(ISNUMBER([.C560]);ISNUMBER([.E560]);[.C560] = [.E5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IF(AND(ISNUMBER([.C561]);ISNUMBER([.E561]);[.C561] &lt;&gt; [.E561]);1;0)" office:value-type="float" office:value="0" calcext:value-type="float">
            <text:p>0</text:p>
          </table:table-cell>
          <table:table-cell table:formula="of:=IF(AND(ISNUMBER([.C561]);ISNUMBER([.E561]);[.C561] = [.E5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562]);ISNUMBER([.E562]);[.C562] &lt;&gt; [.E562]);1;0)" office:value-type="float" office:value="0" calcext:value-type="float">
            <text:p>0</text:p>
          </table:table-cell>
          <table:table-cell table:formula="of:=IF(AND(ISNUMBER([.C562]);ISNUMBER([.E562]);[.C562] = [.E5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IF(AND(ISNUMBER([.C563]);ISNUMBER([.E563]);[.C563] &lt;&gt; [.E563]);1;0)" office:value-type="float" office:value="0" calcext:value-type="float">
            <text:p>0</text:p>
          </table:table-cell>
          <table:table-cell table:formula="of:=IF(AND(ISNUMBER([.C563]);ISNUMBER([.E563]);[.C563] = [.E5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564]);ISNUMBER([.E564]);[.C564] &lt;&gt; [.E564]);1;0)" office:value-type="float" office:value="0" calcext:value-type="float">
            <text:p>0</text:p>
          </table:table-cell>
          <table:table-cell table:formula="of:=IF(AND(ISNUMBER([.C564]);ISNUMBER([.E564]);[.C564] = [.E5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565]);ISNUMBER([.E565]);[.C565] &lt;&gt; [.E565]);1;0)" office:value-type="float" office:value="0" calcext:value-type="float">
            <text:p>0</text:p>
          </table:table-cell>
          <table:table-cell table:formula="of:=IF(AND(ISNUMBER([.C565]);ISNUMBER([.E565]);[.C565] = [.E5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566]);ISNUMBER([.E566]);[.C566] &lt;&gt; [.E566]);1;0)" office:value-type="float" office:value="0" calcext:value-type="float">
            <text:p>0</text:p>
          </table:table-cell>
          <table:table-cell table:formula="of:=IF(AND(ISNUMBER([.C566]);ISNUMBER([.E566]);[.C566] = [.E5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IF(AND(ISNUMBER([.C567]);ISNUMBER([.E567]);[.C567] &lt;&gt; [.E567]);1;0)" office:value-type="float" office:value="0" calcext:value-type="float">
            <text:p>0</text:p>
          </table:table-cell>
          <table:table-cell table:formula="of:=IF(AND(ISNUMBER([.C567]);ISNUMBER([.E567]);[.C567] = [.E5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568]);ISNUMBER([.E568]);[.C568] &lt;&gt; [.E568]);1;0)" office:value-type="float" office:value="0" calcext:value-type="float">
            <text:p>0</text:p>
          </table:table-cell>
          <table:table-cell table:formula="of:=IF(AND(ISNUMBER([.C568]);ISNUMBER([.E568]);[.C568] = [.E5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IF(AND(ISNUMBER([.C569]);ISNUMBER([.E569]);[.C569] &lt;&gt; [.E569]);1;0)" office:value-type="float" office:value="0" calcext:value-type="float">
            <text:p>0</text:p>
          </table:table-cell>
          <table:table-cell table:formula="of:=IF(AND(ISNUMBER([.C569]);ISNUMBER([.E569]);[.C569] = [.E5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570]);ISNUMBER([.E570]);[.C570] &lt;&gt; [.E570]);1;0)" office:value-type="float" office:value="0" calcext:value-type="float">
            <text:p>0</text:p>
          </table:table-cell>
          <table:table-cell table:formula="of:=IF(AND(ISNUMBER([.C570]);ISNUMBER([.E570]);[.C570] = [.E5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IF(AND(ISNUMBER([.C571]);ISNUMBER([.E571]);[.C571] &lt;&gt; [.E571]);1;0)" office:value-type="float" office:value="0" calcext:value-type="float">
            <text:p>0</text:p>
          </table:table-cell>
          <table:table-cell table:formula="of:=IF(AND(ISNUMBER([.C571]);ISNUMBER([.E571]);[.C571] = [.E5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572]);ISNUMBER([.E572]);[.C572] &lt;&gt; [.E572]);1;0)" office:value-type="float" office:value="0" calcext:value-type="float">
            <text:p>0</text:p>
          </table:table-cell>
          <table:table-cell table:formula="of:=IF(AND(ISNUMBER([.C572]);ISNUMBER([.E572]);[.C572] = [.E5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IF(AND(ISNUMBER([.C573]);ISNUMBER([.E573]);[.C573] &lt;&gt; [.E573]);1;0)" office:value-type="float" office:value="0" calcext:value-type="float">
            <text:p>0</text:p>
          </table:table-cell>
          <table:table-cell table:formula="of:=IF(AND(ISNUMBER([.C573]);ISNUMBER([.E573]);[.C573] = [.E5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574]);ISNUMBER([.E574]);[.C574] &lt;&gt; [.E574]);1;0)" office:value-type="float" office:value="0" calcext:value-type="float">
            <text:p>0</text:p>
          </table:table-cell>
          <table:table-cell table:formula="of:=IF(AND(ISNUMBER([.C574]);ISNUMBER([.E574]);[.C574] = [.E5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IF(AND(ISNUMBER([.C575]);ISNUMBER([.E575]);[.C575] &lt;&gt; [.E575]);1;0)" office:value-type="float" office:value="0" calcext:value-type="float">
            <text:p>0</text:p>
          </table:table-cell>
          <table:table-cell table:formula="of:=IF(AND(ISNUMBER([.C575]);ISNUMBER([.E575]);[.C575] = [.E5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576]);ISNUMBER([.E576]);[.C576] &lt;&gt; [.E576]);1;0)" office:value-type="float" office:value="0" calcext:value-type="float">
            <text:p>0</text:p>
          </table:table-cell>
          <table:table-cell table:formula="of:=IF(AND(ISNUMBER([.C576]);ISNUMBER([.E576]);[.C576] = [.E5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IF(AND(ISNUMBER([.C577]);ISNUMBER([.E577]);[.C577] &lt;&gt; [.E577]);1;0)" office:value-type="float" office:value="0" calcext:value-type="float">
            <text:p>0</text:p>
          </table:table-cell>
          <table:table-cell table:formula="of:=IF(AND(ISNUMBER([.C577]);ISNUMBER([.E577]);[.C577] = [.E5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578]);ISNUMBER([.E578]);[.C578] &lt;&gt; [.E578]);1;0)" office:value-type="float" office:value="0" calcext:value-type="float">
            <text:p>0</text:p>
          </table:table-cell>
          <table:table-cell table:formula="of:=IF(AND(ISNUMBER([.C578]);ISNUMBER([.E578]);[.C578] = [.E5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IF(AND(ISNUMBER([.C579]);ISNUMBER([.E579]);[.C579] &lt;&gt; [.E579]);1;0)" office:value-type="float" office:value="0" calcext:value-type="float">
            <text:p>0</text:p>
          </table:table-cell>
          <table:table-cell table:formula="of:=IF(AND(ISNUMBER([.C579]);ISNUMBER([.E579]);[.C579] = [.E5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580]);ISNUMBER([.E580]);[.C580] &lt;&gt; [.E580]);1;0)" office:value-type="float" office:value="0" calcext:value-type="float">
            <text:p>0</text:p>
          </table:table-cell>
          <table:table-cell table:formula="of:=IF(AND(ISNUMBER([.C580]);ISNUMBER([.E580]);[.C580] = [.E5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581]);ISNUMBER([.E581]);[.C581] &lt;&gt; [.E581]);1;0)" office:value-type="float" office:value="0" calcext:value-type="float">
            <text:p>0</text:p>
          </table:table-cell>
          <table:table-cell table:formula="of:=IF(AND(ISNUMBER([.C581]);ISNUMBER([.E581]);[.C581] = [.E5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582]);ISNUMBER([.E582]);[.C582] &lt;&gt; [.E582]);1;0)" office:value-type="float" office:value="0" calcext:value-type="float">
            <text:p>0</text:p>
          </table:table-cell>
          <table:table-cell table:formula="of:=IF(AND(ISNUMBER([.C582]);ISNUMBER([.E582]);[.C582] = [.E5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formula="of:=IF(AND(ISNUMBER([.C583]);ISNUMBER([.E583]);[.C583] &lt;&gt; [.E583]);1;0)" office:value-type="float" office:value="0" calcext:value-type="float">
            <text:p>0</text:p>
          </table:table-cell>
          <table:table-cell table:formula="of:=IF(AND(ISNUMBER([.C583]);ISNUMBER([.E583]);[.C583] = [.E5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584]);ISNUMBER([.E584]);[.C584] &lt;&gt; [.E584]);1;0)" office:value-type="float" office:value="0" calcext:value-type="float">
            <text:p>0</text:p>
          </table:table-cell>
          <table:table-cell table:formula="of:=IF(AND(ISNUMBER([.C584]);ISNUMBER([.E584]);[.C584] = [.E5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585]);ISNUMBER([.E585]);[.C585] &lt;&gt; [.E585]);1;0)" office:value-type="float" office:value="0" calcext:value-type="float">
            <text:p>0</text:p>
          </table:table-cell>
          <table:table-cell table:formula="of:=IF(AND(ISNUMBER([.C585]);ISNUMBER([.E585]);[.C585] = [.E5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586]);ISNUMBER([.E586]);[.C586] &lt;&gt; [.E586]);1;0)" office:value-type="float" office:value="0" calcext:value-type="float">
            <text:p>0</text:p>
          </table:table-cell>
          <table:table-cell table:formula="of:=IF(AND(ISNUMBER([.C586]);ISNUMBER([.E586]);[.C586] = [.E5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IF(AND(ISNUMBER([.C587]);ISNUMBER([.E587]);[.C587] &lt;&gt; [.E587]);1;0)" office:value-type="float" office:value="0" calcext:value-type="float">
            <text:p>0</text:p>
          </table:table-cell>
          <table:table-cell table:formula="of:=IF(AND(ISNUMBER([.C587]);ISNUMBER([.E587]);[.C587] = [.E5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588]);ISNUMBER([.E588]);[.C588] &lt;&gt; [.E588]);1;0)" office:value-type="float" office:value="0" calcext:value-type="float">
            <text:p>0</text:p>
          </table:table-cell>
          <table:table-cell table:formula="of:=IF(AND(ISNUMBER([.C588]);ISNUMBER([.E588]);[.C588] = [.E5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formula="of:=IF(AND(ISNUMBER([.C589]);ISNUMBER([.E589]);[.C589] &lt;&gt; [.E589]);1;0)" office:value-type="float" office:value="0" calcext:value-type="float">
            <text:p>0</text:p>
          </table:table-cell>
          <table:table-cell table:formula="of:=IF(AND(ISNUMBER([.C589]);ISNUMBER([.E589]);[.C589] = [.E5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IF(AND(ISNUMBER([.C590]);ISNUMBER([.E590]);[.C590] &lt;&gt; [.E590]);1;0)" office:value-type="float" office:value="0" calcext:value-type="float">
            <text:p>0</text:p>
          </table:table-cell>
          <table:table-cell table:formula="of:=IF(AND(ISNUMBER([.C590]);ISNUMBER([.E590]);[.C590] = [.E5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591]);ISNUMBER([.E591]);[.C591] &lt;&gt; [.E591]);1;0)" office:value-type="float" office:value="0" calcext:value-type="float">
            <text:p>0</text:p>
          </table:table-cell>
          <table:table-cell table:formula="of:=IF(AND(ISNUMBER([.C591]);ISNUMBER([.E591]);[.C591] = [.E5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592]);ISNUMBER([.E592]);[.C592] &lt;&gt; [.E592]);1;0)" office:value-type="float" office:value="0" calcext:value-type="float">
            <text:p>0</text:p>
          </table:table-cell>
          <table:table-cell table:formula="of:=IF(AND(ISNUMBER([.C592]);ISNUMBER([.E592]);[.C592] = [.E5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593]);ISNUMBER([.E593]);[.C593] &lt;&gt; [.E593]);1;0)" office:value-type="float" office:value="0" calcext:value-type="float">
            <text:p>0</text:p>
          </table:table-cell>
          <table:table-cell table:formula="of:=IF(AND(ISNUMBER([.C593]);ISNUMBER([.E593]);[.C593] = [.E5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94]);ISNUMBER([.E594]);[.C594] &lt;&gt; [.E594]);1;0)" office:value-type="float" office:value="0" calcext:value-type="float">
            <text:p>0</text:p>
          </table:table-cell>
          <table:table-cell table:formula="of:=IF(AND(ISNUMBER([.C594]);ISNUMBER([.E594]);[.C594] = [.E5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95]);ISNUMBER([.E595]);[.C595] &lt;&gt; [.E595]);1;0)" office:value-type="float" office:value="0" calcext:value-type="float">
            <text:p>0</text:p>
          </table:table-cell>
          <table:table-cell table:formula="of:=IF(AND(ISNUMBER([.C595]);ISNUMBER([.E595]);[.C595] = [.E5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596]);ISNUMBER([.E596]);[.C596] &lt;&gt; [.E596]);1;0)" office:value-type="float" office:value="0" calcext:value-type="float">
            <text:p>0</text:p>
          </table:table-cell>
          <table:table-cell table:formula="of:=IF(AND(ISNUMBER([.C596]);ISNUMBER([.E596]);[.C596] = [.E5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97]);ISNUMBER([.E597]);[.C597] &lt;&gt; [.E597]);1;0)" office:value-type="float" office:value="0" calcext:value-type="float">
            <text:p>0</text:p>
          </table:table-cell>
          <table:table-cell table:formula="of:=IF(AND(ISNUMBER([.C597]);ISNUMBER([.E597]);[.C597] = [.E5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598]);ISNUMBER([.E598]);[.C598] &lt;&gt; [.E598]);1;0)" office:value-type="float" office:value="0" calcext:value-type="float">
            <text:p>0</text:p>
          </table:table-cell>
          <table:table-cell table:formula="of:=IF(AND(ISNUMBER([.C598]);ISNUMBER([.E598]);[.C598] = [.E5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599]);ISNUMBER([.E599]);[.C599] &lt;&gt; [.E599]);1;0)" office:value-type="float" office:value="0" calcext:value-type="float">
            <text:p>0</text:p>
          </table:table-cell>
          <table:table-cell table:formula="of:=IF(AND(ISNUMBER([.C599]);ISNUMBER([.E599]);[.C599] = [.E5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600]);ISNUMBER([.E600]);[.C600] &lt;&gt; [.E600]);1;0)" office:value-type="float" office:value="0" calcext:value-type="float">
            <text:p>0</text:p>
          </table:table-cell>
          <table:table-cell table:formula="of:=IF(AND(ISNUMBER([.C600]);ISNUMBER([.E600]);[.C600] = [.E6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601]);ISNUMBER([.E601]);[.C601] &lt;&gt; [.E601]);1;0)" office:value-type="float" office:value="0" calcext:value-type="float">
            <text:p>0</text:p>
          </table:table-cell>
          <table:table-cell table:formula="of:=IF(AND(ISNUMBER([.C601]);ISNUMBER([.E601]);[.C601] = [.E6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602]);ISNUMBER([.E602]);[.C602] &lt;&gt; [.E602]);1;0)" office:value-type="float" office:value="0" calcext:value-type="float">
            <text:p>0</text:p>
          </table:table-cell>
          <table:table-cell table:formula="of:=IF(AND(ISNUMBER([.C602]);ISNUMBER([.E602]);[.C602] = [.E6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603]);ISNUMBER([.E603]);[.C603] &lt;&gt; [.E603]);1;0)" office:value-type="float" office:value="0" calcext:value-type="float">
            <text:p>0</text:p>
          </table:table-cell>
          <table:table-cell table:formula="of:=IF(AND(ISNUMBER([.C603]);ISNUMBER([.E603]);[.C603] = [.E6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604]);ISNUMBER([.E604]);[.C604] &lt;&gt; [.E604]);1;0)" office:value-type="float" office:value="0" calcext:value-type="float">
            <text:p>0</text:p>
          </table:table-cell>
          <table:table-cell table:formula="of:=IF(AND(ISNUMBER([.C604]);ISNUMBER([.E604]);[.C604] = [.E6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605]);ISNUMBER([.E605]);[.C605] &lt;&gt; [.E605]);1;0)" office:value-type="float" office:value="0" calcext:value-type="float">
            <text:p>0</text:p>
          </table:table-cell>
          <table:table-cell table:formula="of:=IF(AND(ISNUMBER([.C605]);ISNUMBER([.E605]);[.C605] = [.E6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606]);ISNUMBER([.E606]);[.C606] &lt;&gt; [.E606]);1;0)" office:value-type="float" office:value="0" calcext:value-type="float">
            <text:p>0</text:p>
          </table:table-cell>
          <table:table-cell table:formula="of:=IF(AND(ISNUMBER([.C606]);ISNUMBER([.E606]);[.C606] = [.E6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607]);ISNUMBER([.E607]);[.C607] &lt;&gt; [.E607]);1;0)" office:value-type="float" office:value="0" calcext:value-type="float">
            <text:p>0</text:p>
          </table:table-cell>
          <table:table-cell table:formula="of:=IF(AND(ISNUMBER([.C607]);ISNUMBER([.E607]);[.C607] = [.E6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608]);ISNUMBER([.E608]);[.C608] &lt;&gt; [.E608]);1;0)" office:value-type="float" office:value="0" calcext:value-type="float">
            <text:p>0</text:p>
          </table:table-cell>
          <table:table-cell table:formula="of:=IF(AND(ISNUMBER([.C608]);ISNUMBER([.E608]);[.C608] = [.E6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609]);ISNUMBER([.E609]);[.C609] &lt;&gt; [.E609]);1;0)" office:value-type="float" office:value="0" calcext:value-type="float">
            <text:p>0</text:p>
          </table:table-cell>
          <table:table-cell table:formula="of:=IF(AND(ISNUMBER([.C609]);ISNUMBER([.E609]);[.C609] = [.E6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610]);ISNUMBER([.E610]);[.C610] &lt;&gt; [.E610]);1;0)" office:value-type="float" office:value="0" calcext:value-type="float">
            <text:p>0</text:p>
          </table:table-cell>
          <table:table-cell table:formula="of:=IF(AND(ISNUMBER([.C610]);ISNUMBER([.E610]);[.C610] = [.E6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611]);ISNUMBER([.E611]);[.C611] &lt;&gt; [.E611]);1;0)" office:value-type="float" office:value="0" calcext:value-type="float">
            <text:p>0</text:p>
          </table:table-cell>
          <table:table-cell table:formula="of:=IF(AND(ISNUMBER([.C611]);ISNUMBER([.E611]);[.C611] = [.E6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612]);ISNUMBER([.E612]);[.C612] &lt;&gt; [.E612]);1;0)" office:value-type="float" office:value="0" calcext:value-type="float">
            <text:p>0</text:p>
          </table:table-cell>
          <table:table-cell table:formula="of:=IF(AND(ISNUMBER([.C612]);ISNUMBER([.E612]);[.C612] = [.E6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613]);ISNUMBER([.E613]);[.C613] &lt;&gt; [.E613]);1;0)" office:value-type="float" office:value="0" calcext:value-type="float">
            <text:p>0</text:p>
          </table:table-cell>
          <table:table-cell table:formula="of:=IF(AND(ISNUMBER([.C613]);ISNUMBER([.E613]);[.C613] = [.E6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614]);ISNUMBER([.E614]);[.C614] &lt;&gt; [.E614]);1;0)" office:value-type="float" office:value="0" calcext:value-type="float">
            <text:p>0</text:p>
          </table:table-cell>
          <table:table-cell table:formula="of:=IF(AND(ISNUMBER([.C614]);ISNUMBER([.E614]);[.C614] = [.E6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615]);ISNUMBER([.E615]);[.C615] &lt;&gt; [.E615]);1;0)" office:value-type="float" office:value="0" calcext:value-type="float">
            <text:p>0</text:p>
          </table:table-cell>
          <table:table-cell table:formula="of:=IF(AND(ISNUMBER([.C615]);ISNUMBER([.E615]);[.C615] = [.E6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616]);ISNUMBER([.E616]);[.C616] &lt;&gt; [.E616]);1;0)" office:value-type="float" office:value="0" calcext:value-type="float">
            <text:p>0</text:p>
          </table:table-cell>
          <table:table-cell table:formula="of:=IF(AND(ISNUMBER([.C616]);ISNUMBER([.E616]);[.C616] = [.E6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617]);ISNUMBER([.E617]);[.C617] &lt;&gt; [.E617]);1;0)" office:value-type="float" office:value="0" calcext:value-type="float">
            <text:p>0</text:p>
          </table:table-cell>
          <table:table-cell table:formula="of:=IF(AND(ISNUMBER([.C617]);ISNUMBER([.E617]);[.C617] = [.E6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618]);ISNUMBER([.E618]);[.C618] &lt;&gt; [.E618]);1;0)" office:value-type="float" office:value="0" calcext:value-type="float">
            <text:p>0</text:p>
          </table:table-cell>
          <table:table-cell table:formula="of:=IF(AND(ISNUMBER([.C618]);ISNUMBER([.E618]);[.C618] = [.E6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619]);ISNUMBER([.E619]);[.C619] &lt;&gt; [.E619]);1;0)" office:value-type="float" office:value="0" calcext:value-type="float">
            <text:p>0</text:p>
          </table:table-cell>
          <table:table-cell table:formula="of:=IF(AND(ISNUMBER([.C619]);ISNUMBER([.E619]);[.C619] = [.E6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620]);ISNUMBER([.E620]);[.C620] &lt;&gt; [.E620]);1;0)" office:value-type="float" office:value="0" calcext:value-type="float">
            <text:p>0</text:p>
          </table:table-cell>
          <table:table-cell table:formula="of:=IF(AND(ISNUMBER([.C620]);ISNUMBER([.E620]);[.C620] = [.E6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621]);ISNUMBER([.E621]);[.C621] &lt;&gt; [.E621]);1;0)" office:value-type="float" office:value="0" calcext:value-type="float">
            <text:p>0</text:p>
          </table:table-cell>
          <table:table-cell table:formula="of:=IF(AND(ISNUMBER([.C621]);ISNUMBER([.E621]);[.C621] = [.E6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622]);ISNUMBER([.E622]);[.C622] &lt;&gt; [.E622]);1;0)" office:value-type="float" office:value="0" calcext:value-type="float">
            <text:p>0</text:p>
          </table:table-cell>
          <table:table-cell table:formula="of:=IF(AND(ISNUMBER([.C622]);ISNUMBER([.E622]);[.C622] = [.E6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623]);ISNUMBER([.E623]);[.C623] &lt;&gt; [.E623]);1;0)" office:value-type="float" office:value="0" calcext:value-type="float">
            <text:p>0</text:p>
          </table:table-cell>
          <table:table-cell table:formula="of:=IF(AND(ISNUMBER([.C623]);ISNUMBER([.E623]);[.C623] = [.E6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624]);ISNUMBER([.E624]);[.C624] &lt;&gt; [.E624]);1;0)" office:value-type="float" office:value="0" calcext:value-type="float">
            <text:p>0</text:p>
          </table:table-cell>
          <table:table-cell table:formula="of:=IF(AND(ISNUMBER([.C624]);ISNUMBER([.E624]);[.C624] = [.E6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625]);ISNUMBER([.E625]);[.C625] &lt;&gt; [.E625]);1;0)" office:value-type="float" office:value="0" calcext:value-type="float">
            <text:p>0</text:p>
          </table:table-cell>
          <table:table-cell table:formula="of:=IF(AND(ISNUMBER([.C625]);ISNUMBER([.E625]);[.C625] = [.E6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626]);ISNUMBER([.E626]);[.C626] &lt;&gt; [.E626]);1;0)" office:value-type="float" office:value="0" calcext:value-type="float">
            <text:p>0</text:p>
          </table:table-cell>
          <table:table-cell table:formula="of:=IF(AND(ISNUMBER([.C626]);ISNUMBER([.E626]);[.C626] = [.E6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627]);ISNUMBER([.E627]);[.C627] &lt;&gt; [.E627]);1;0)" office:value-type="float" office:value="0" calcext:value-type="float">
            <text:p>0</text:p>
          </table:table-cell>
          <table:table-cell table:formula="of:=IF(AND(ISNUMBER([.C627]);ISNUMBER([.E627]);[.C627] = [.E6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628]);ISNUMBER([.E628]);[.C628] &lt;&gt; [.E628]);1;0)" office:value-type="float" office:value="0" calcext:value-type="float">
            <text:p>0</text:p>
          </table:table-cell>
          <table:table-cell table:formula="of:=IF(AND(ISNUMBER([.C628]);ISNUMBER([.E628]);[.C628] = [.E6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629]);ISNUMBER([.E629]);[.C629] &lt;&gt; [.E629]);1;0)" office:value-type="float" office:value="0" calcext:value-type="float">
            <text:p>0</text:p>
          </table:table-cell>
          <table:table-cell table:formula="of:=IF(AND(ISNUMBER([.C629]);ISNUMBER([.E629]);[.C629] = [.E6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630]);ISNUMBER([.E630]);[.C630] &lt;&gt; [.E630]);1;0)" office:value-type="float" office:value="0" calcext:value-type="float">
            <text:p>0</text:p>
          </table:table-cell>
          <table:table-cell table:formula="of:=IF(AND(ISNUMBER([.C630]);ISNUMBER([.E630]);[.C630] = [.E6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631]);ISNUMBER([.E631]);[.C631] &lt;&gt; [.E631]);1;0)" office:value-type="float" office:value="0" calcext:value-type="float">
            <text:p>0</text:p>
          </table:table-cell>
          <table:table-cell table:formula="of:=IF(AND(ISNUMBER([.C631]);ISNUMBER([.E631]);[.C631] = [.E6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632]);ISNUMBER([.E632]);[.C632] &lt;&gt; [.E632]);1;0)" office:value-type="float" office:value="0" calcext:value-type="float">
            <text:p>0</text:p>
          </table:table-cell>
          <table:table-cell table:formula="of:=IF(AND(ISNUMBER([.C632]);ISNUMBER([.E632]);[.C632] = [.E6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633]);ISNUMBER([.E633]);[.C633] &lt;&gt; [.E633]);1;0)" office:value-type="float" office:value="0" calcext:value-type="float">
            <text:p>0</text:p>
          </table:table-cell>
          <table:table-cell table:formula="of:=IF(AND(ISNUMBER([.C633]);ISNUMBER([.E633]);[.C633] = [.E6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634]);ISNUMBER([.E634]);[.C634] &lt;&gt; [.E634]);1;0)" office:value-type="float" office:value="0" calcext:value-type="float">
            <text:p>0</text:p>
          </table:table-cell>
          <table:table-cell table:formula="of:=IF(AND(ISNUMBER([.C634]);ISNUMBER([.E634]);[.C634] = [.E6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635]);ISNUMBER([.E635]);[.C635] &lt;&gt; [.E635]);1;0)" office:value-type="float" office:value="0" calcext:value-type="float">
            <text:p>0</text:p>
          </table:table-cell>
          <table:table-cell table:formula="of:=IF(AND(ISNUMBER([.C635]);ISNUMBER([.E635]);[.C635] = [.E6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636]);ISNUMBER([.E636]);[.C636] &lt;&gt; [.E636]);1;0)" office:value-type="float" office:value="0" calcext:value-type="float">
            <text:p>0</text:p>
          </table:table-cell>
          <table:table-cell table:formula="of:=IF(AND(ISNUMBER([.C636]);ISNUMBER([.E636]);[.C636] = [.E6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637]);ISNUMBER([.E637]);[.C637] &lt;&gt; [.E637]);1;0)" office:value-type="float" office:value="0" calcext:value-type="float">
            <text:p>0</text:p>
          </table:table-cell>
          <table:table-cell table:formula="of:=IF(AND(ISNUMBER([.C637]);ISNUMBER([.E637]);[.C637] = [.E6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638]);ISNUMBER([.E638]);[.C638] &lt;&gt; [.E638]);1;0)" office:value-type="float" office:value="0" calcext:value-type="float">
            <text:p>0</text:p>
          </table:table-cell>
          <table:table-cell table:formula="of:=IF(AND(ISNUMBER([.C638]);ISNUMBER([.E638]);[.C638] = [.E6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639]);ISNUMBER([.E639]);[.C639] &lt;&gt; [.E639]);1;0)" office:value-type="float" office:value="0" calcext:value-type="float">
            <text:p>0</text:p>
          </table:table-cell>
          <table:table-cell table:formula="of:=IF(AND(ISNUMBER([.C639]);ISNUMBER([.E639]);[.C639] = [.E6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640]);ISNUMBER([.E640]);[.C640] &lt;&gt; [.E640]);1;0)" office:value-type="float" office:value="0" calcext:value-type="float">
            <text:p>0</text:p>
          </table:table-cell>
          <table:table-cell table:formula="of:=IF(AND(ISNUMBER([.C640]);ISNUMBER([.E640]);[.C640] = [.E6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641]);ISNUMBER([.E641]);[.C641] &lt;&gt; [.E641]);1;0)" office:value-type="float" office:value="0" calcext:value-type="float">
            <text:p>0</text:p>
          </table:table-cell>
          <table:table-cell table:formula="of:=IF(AND(ISNUMBER([.C641]);ISNUMBER([.E641]);[.C641] = [.E6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642]);ISNUMBER([.E642]);[.C642] &lt;&gt; [.E642]);1;0)" office:value-type="float" office:value="0" calcext:value-type="float">
            <text:p>0</text:p>
          </table:table-cell>
          <table:table-cell table:formula="of:=IF(AND(ISNUMBER([.C642]);ISNUMBER([.E642]);[.C642] = [.E6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643]);ISNUMBER([.E643]);[.C643] &lt;&gt; [.E643]);1;0)" office:value-type="float" office:value="0" calcext:value-type="float">
            <text:p>0</text:p>
          </table:table-cell>
          <table:table-cell table:formula="of:=IF(AND(ISNUMBER([.C643]);ISNUMBER([.E643]);[.C643] = [.E6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644]);ISNUMBER([.E644]);[.C644] &lt;&gt; [.E644]);1;0)" office:value-type="float" office:value="0" calcext:value-type="float">
            <text:p>0</text:p>
          </table:table-cell>
          <table:table-cell table:formula="of:=IF(AND(ISNUMBER([.C644]);ISNUMBER([.E644]);[.C644] = [.E6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645]);ISNUMBER([.E645]);[.C645] &lt;&gt; [.E645]);1;0)" office:value-type="float" office:value="0" calcext:value-type="float">
            <text:p>0</text:p>
          </table:table-cell>
          <table:table-cell table:formula="of:=IF(AND(ISNUMBER([.C645]);ISNUMBER([.E645]);[.C645] = [.E6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646]);ISNUMBER([.E646]);[.C646] &lt;&gt; [.E646]);1;0)" office:value-type="float" office:value="0" calcext:value-type="float">
            <text:p>0</text:p>
          </table:table-cell>
          <table:table-cell table:formula="of:=IF(AND(ISNUMBER([.C646]);ISNUMBER([.E646]);[.C646] = [.E6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647]);ISNUMBER([.E647]);[.C647] &lt;&gt; [.E647]);1;0)" office:value-type="float" office:value="0" calcext:value-type="float">
            <text:p>0</text:p>
          </table:table-cell>
          <table:table-cell table:formula="of:=IF(AND(ISNUMBER([.C647]);ISNUMBER([.E647]);[.C647] = [.E6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table:formula="of:=IF(AND(ISNUMBER([.C648]);ISNUMBER([.E648]);[.C648] &lt;&gt; [.E648]);1;0)" office:value-type="float" office:value="0" calcext:value-type="float">
            <text:p>0</text:p>
          </table:table-cell>
          <table:table-cell table:formula="of:=IF(AND(ISNUMBER([.C648]);ISNUMBER([.E648]);[.C648] = [.E6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table:formula="of:=IF(AND(ISNUMBER([.C649]);ISNUMBER([.E649]);[.C649] &lt;&gt; [.E649]);1;0)" office:value-type="float" office:value="0" calcext:value-type="float">
            <text:p>0</text:p>
          </table:table-cell>
          <table:table-cell table:formula="of:=IF(AND(ISNUMBER([.C649]);ISNUMBER([.E649]);[.C649] = [.E6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IF(AND(ISNUMBER([.C650]);ISNUMBER([.E650]);[.C650] &lt;&gt; [.E650]);1;0)" office:value-type="float" office:value="0" calcext:value-type="float">
            <text:p>0</text:p>
          </table:table-cell>
          <table:table-cell table:formula="of:=IF(AND(ISNUMBER([.C650]);ISNUMBER([.E650]);[.C650] = [.E6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table:formula="of:=IF(AND(ISNUMBER([.C651]);ISNUMBER([.E651]);[.C651] &lt;&gt; [.E651]);1;0)" office:value-type="float" office:value="0" calcext:value-type="float">
            <text:p>0</text:p>
          </table:table-cell>
          <table:table-cell table:formula="of:=IF(AND(ISNUMBER([.C651]);ISNUMBER([.E651]);[.C651] = [.E6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table:formula="of:=IF(AND(ISNUMBER([.C652]);ISNUMBER([.E652]);[.C652] &lt;&gt; [.E652]);1;0)" office:value-type="float" office:value="0" calcext:value-type="float">
            <text:p>0</text:p>
          </table:table-cell>
          <table:table-cell table:formula="of:=IF(AND(ISNUMBER([.C652]);ISNUMBER([.E652]);[.C652] = [.E6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IF(AND(ISNUMBER([.C653]);ISNUMBER([.E653]);[.C653] &lt;&gt; [.E653]);1;0)" office:value-type="float" office:value="0" calcext:value-type="float">
            <text:p>0</text:p>
          </table:table-cell>
          <table:table-cell table:formula="of:=IF(AND(ISNUMBER([.C653]);ISNUMBER([.E653]);[.C653] = [.E6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IF(AND(ISNUMBER([.C654]);ISNUMBER([.E654]);[.C654] &lt;&gt; [.E654]);1;0)" office:value-type="float" office:value="0" calcext:value-type="float">
            <text:p>0</text:p>
          </table:table-cell>
          <table:table-cell table:formula="of:=IF(AND(ISNUMBER([.C654]);ISNUMBER([.E654]);[.C654] = [.E6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IF(AND(ISNUMBER([.C655]);ISNUMBER([.E655]);[.C655] &lt;&gt; [.E655]);1;0)" office:value-type="float" office:value="0" calcext:value-type="float">
            <text:p>0</text:p>
          </table:table-cell>
          <table:table-cell table:formula="of:=IF(AND(ISNUMBER([.C655]);ISNUMBER([.E655]);[.C655] = [.E6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float" office:value="131072" calcext:value-type="float">
            <text:p>131072</text:p>
          </table:table-cell>
          <table:table-cell table:number-columns-repeated="3"/>
          <table:table-cell table:formula="of:=IF(AND(ISNUMBER([.C656]);ISNUMBER([.E656]);[.C656] &lt;&gt; [.E656]);1;0)" office:value-type="float" office:value="0" calcext:value-type="float">
            <text:p>0</text:p>
          </table:table-cell>
          <table:table-cell table:formula="of:=IF(AND(ISNUMBER([.C656]);ISNUMBER([.E656]);[.C656] = [.E6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float" office:value="262144" calcext:value-type="float">
            <text:p>262144</text:p>
          </table:table-cell>
          <table:table-cell table:number-columns-repeated="3"/>
          <table:table-cell table:formula="of:=IF(AND(ISNUMBER([.C657]);ISNUMBER([.E657]);[.C657] &lt;&gt; [.E657]);1;0)" office:value-type="float" office:value="0" calcext:value-type="float">
            <text:p>0</text:p>
          </table:table-cell>
          <table:table-cell table:formula="of:=IF(AND(ISNUMBER([.C657]);ISNUMBER([.E657]);[.C657] = [.E6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float" office:value="524288" calcext:value-type="float">
            <text:p>524288</text:p>
          </table:table-cell>
          <table:table-cell table:number-columns-repeated="3"/>
          <table:table-cell table:formula="of:=IF(AND(ISNUMBER([.C658]);ISNUMBER([.E658]);[.C658] &lt;&gt; [.E658]);1;0)" office:value-type="float" office:value="0" calcext:value-type="float">
            <text:p>0</text:p>
          </table:table-cell>
          <table:table-cell table:formula="of:=IF(AND(ISNUMBER([.C658]);ISNUMBER([.E658]);[.C658] = [.E6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float" office:value="1048576" calcext:value-type="float">
            <text:p>1048576</text:p>
          </table:table-cell>
          <table:table-cell table:number-columns-repeated="3"/>
          <table:table-cell table:formula="of:=IF(AND(ISNUMBER([.C659]);ISNUMBER([.E659]);[.C659] &lt;&gt; [.E659]);1;0)" office:value-type="float" office:value="0" calcext:value-type="float">
            <text:p>0</text:p>
          </table:table-cell>
          <table:table-cell table:formula="of:=IF(AND(ISNUMBER([.C659]);ISNUMBER([.E659]);[.C659] = [.E6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table:number-columns-repeated="4"/>
          <table:table-cell table:formula="of:=IF(AND(ISNUMBER([.C660]);ISNUMBER([.E660]);[.C660] &lt;&gt; [.E660]);1;0)" office:value-type="float" office:value="0" calcext:value-type="float">
            <text:p>0</text:p>
          </table:table-cell>
          <table:table-cell table:formula="of:=IF(AND(ISNUMBER([.C660]);ISNUMBER([.E660]);[.C660] = [.E6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table:number-columns-repeated="4"/>
          <table:table-cell table:formula="of:=IF(AND(ISNUMBER([.C661]);ISNUMBER([.E661]);[.C661] &lt;&gt; [.E661]);1;0)" office:value-type="float" office:value="0" calcext:value-type="float">
            <text:p>0</text:p>
          </table:table-cell>
          <table:table-cell table:formula="of:=IF(AND(ISNUMBER([.C661]);ISNUMBER([.E661]);[.C661] = [.E6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table:number-columns-repeated="4"/>
          <table:table-cell table:formula="of:=IF(AND(ISNUMBER([.C662]);ISNUMBER([.E662]);[.C662] &lt;&gt; [.E662]);1;0)" office:value-type="float" office:value="0" calcext:value-type="float">
            <text:p>0</text:p>
          </table:table-cell>
          <table:table-cell table:formula="of:=IF(AND(ISNUMBER([.C662]);ISNUMBER([.E662]);[.C662] = [.E6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table:number-columns-repeated="4"/>
          <table:table-cell table:formula="of:=IF(AND(ISNUMBER([.C663]);ISNUMBER([.E663]);[.C663] &lt;&gt; [.E663]);1;0)" office:value-type="float" office:value="0" calcext:value-type="float">
            <text:p>0</text:p>
          </table:table-cell>
          <table:table-cell table:formula="of:=IF(AND(ISNUMBER([.C663]);ISNUMBER([.E663]);[.C663] = [.E6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table:number-columns-repeated="4"/>
          <table:table-cell table:formula="of:=IF(AND(ISNUMBER([.C664]);ISNUMBER([.E664]);[.C664] &lt;&gt; [.E664]);1;0)" office:value-type="float" office:value="0" calcext:value-type="float">
            <text:p>0</text:p>
          </table:table-cell>
          <table:table-cell table:formula="of:=IF(AND(ISNUMBER([.C664]);ISNUMBER([.E664]);[.C664] = [.E6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table:number-columns-repeated="4"/>
          <table:table-cell table:formula="of:=IF(AND(ISNUMBER([.C665]);ISNUMBER([.E665]);[.C665] &lt;&gt; [.E665]);1;0)" office:value-type="float" office:value="0" calcext:value-type="float">
            <text:p>0</text:p>
          </table:table-cell>
          <table:table-cell table:formula="of:=IF(AND(ISNUMBER([.C665]);ISNUMBER([.E665]);[.C665] = [.E6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table:number-columns-repeated="4"/>
          <table:table-cell table:formula="of:=IF(AND(ISNUMBER([.C666]);ISNUMBER([.E666]);[.C666] &lt;&gt; [.E666]);1;0)" office:value-type="float" office:value="0" calcext:value-type="float">
            <text:p>0</text:p>
          </table:table-cell>
          <table:table-cell table:formula="of:=IF(AND(ISNUMBER([.C666]);ISNUMBER([.E666]);[.C666] = [.E6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table:number-columns-repeated="4"/>
          <table:table-cell table:formula="of:=IF(AND(ISNUMBER([.C667]);ISNUMBER([.E667]);[.C667] &lt;&gt; [.E667]);1;0)" office:value-type="float" office:value="0" calcext:value-type="float">
            <text:p>0</text:p>
          </table:table-cell>
          <table:table-cell table:formula="of:=IF(AND(ISNUMBER([.C667]);ISNUMBER([.E667]);[.C667] = [.E6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table:number-columns-repeated="4"/>
          <table:table-cell table:formula="of:=IF(AND(ISNUMBER([.C668]);ISNUMBER([.E668]);[.C668] &lt;&gt; [.E668]);1;0)" office:value-type="float" office:value="0" calcext:value-type="float">
            <text:p>0</text:p>
          </table:table-cell>
          <table:table-cell table:formula="of:=IF(AND(ISNUMBER([.C668]);ISNUMBER([.E668]);[.C668] = [.E6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table:number-columns-repeated="4"/>
          <table:table-cell table:formula="of:=IF(AND(ISNUMBER([.C669]);ISNUMBER([.E669]);[.C669] &lt;&gt; [.E669]);1;0)" office:value-type="float" office:value="0" calcext:value-type="float">
            <text:p>0</text:p>
          </table:table-cell>
          <table:table-cell table:formula="of:=IF(AND(ISNUMBER([.C669]);ISNUMBER([.E669]);[.C669] = [.E6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table:number-columns-repeated="4"/>
          <table:table-cell table:formula="of:=IF(AND(ISNUMBER([.C670]);ISNUMBER([.E670]);[.C670] &lt;&gt; [.E670]);1;0)" office:value-type="float" office:value="0" calcext:value-type="float">
            <text:p>0</text:p>
          </table:table-cell>
          <table:table-cell table:formula="of:=IF(AND(ISNUMBER([.C670]);ISNUMBER([.E670]);[.C670] = [.E6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table:number-columns-repeated="4"/>
          <table:table-cell table:formula="of:=IF(AND(ISNUMBER([.C671]);ISNUMBER([.E671]);[.C671] &lt;&gt; [.E671]);1;0)" office:value-type="float" office:value="0" calcext:value-type="float">
            <text:p>0</text:p>
          </table:table-cell>
          <table:table-cell table:formula="of:=IF(AND(ISNUMBER([.C671]);ISNUMBER([.E671]);[.C671] = [.E6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table:number-columns-repeated="4"/>
          <table:table-cell table:formula="of:=IF(AND(ISNUMBER([.C672]);ISNUMBER([.E672]);[.C672] &lt;&gt; [.E672]);1;0)" office:value-type="float" office:value="0" calcext:value-type="float">
            <text:p>0</text:p>
          </table:table-cell>
          <table:table-cell table:formula="of:=IF(AND(ISNUMBER([.C672]);ISNUMBER([.E672]);[.C672] = [.E6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table:number-columns-repeated="4"/>
          <table:table-cell table:formula="of:=IF(AND(ISNUMBER([.C673]);ISNUMBER([.E673]);[.C673] &lt;&gt; [.E673]);1;0)" office:value-type="float" office:value="0" calcext:value-type="float">
            <text:p>0</text:p>
          </table:table-cell>
          <table:table-cell table:formula="of:=IF(AND(ISNUMBER([.C673]);ISNUMBER([.E673]);[.C673] = [.E6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table:number-columns-repeated="4"/>
          <table:table-cell table:formula="of:=IF(AND(ISNUMBER([.C674]);ISNUMBER([.E674]);[.C674] &lt;&gt; [.E674]);1;0)" office:value-type="float" office:value="0" calcext:value-type="float">
            <text:p>0</text:p>
          </table:table-cell>
          <table:table-cell table:formula="of:=IF(AND(ISNUMBER([.C674]);ISNUMBER([.E674]);[.C674] = [.E6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table:number-columns-repeated="4"/>
          <table:table-cell table:formula="of:=IF(AND(ISNUMBER([.C675]);ISNUMBER([.E675]);[.C675] &lt;&gt; [.E675]);1;0)" office:value-type="float" office:value="0" calcext:value-type="float">
            <text:p>0</text:p>
          </table:table-cell>
          <table:table-cell table:formula="of:=IF(AND(ISNUMBER([.C675]);ISNUMBER([.E675]);[.C675] = [.E6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table:number-columns-repeated="4"/>
          <table:table-cell table:formula="of:=IF(AND(ISNUMBER([.C676]);ISNUMBER([.E676]);[.C676] &lt;&gt; [.E676]);1;0)" office:value-type="float" office:value="0" calcext:value-type="float">
            <text:p>0</text:p>
          </table:table-cell>
          <table:table-cell table:formula="of:=IF(AND(ISNUMBER([.C676]);ISNUMBER([.E676]);[.C676] = [.E6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table:number-columns-repeated="4"/>
          <table:table-cell table:formula="of:=IF(AND(ISNUMBER([.C677]);ISNUMBER([.E677]);[.C677] &lt;&gt; [.E677]);1;0)" office:value-type="float" office:value="0" calcext:value-type="float">
            <text:p>0</text:p>
          </table:table-cell>
          <table:table-cell table:formula="of:=IF(AND(ISNUMBER([.C677]);ISNUMBER([.E677]);[.C677] = [.E6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table:number-columns-repeated="4"/>
          <table:table-cell table:formula="of:=IF(AND(ISNUMBER([.C678]);ISNUMBER([.E678]);[.C678] &lt;&gt; [.E678]);1;0)" office:value-type="float" office:value="0" calcext:value-type="float">
            <text:p>0</text:p>
          </table:table-cell>
          <table:table-cell table:formula="of:=IF(AND(ISNUMBER([.C678]);ISNUMBER([.E678]);[.C678] = [.E6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table:number-columns-repeated="4"/>
          <table:table-cell table:formula="of:=IF(AND(ISNUMBER([.C679]);ISNUMBER([.E679]);[.C679] &lt;&gt; [.E679]);1;0)" office:value-type="float" office:value="0" calcext:value-type="float">
            <text:p>0</text:p>
          </table:table-cell>
          <table:table-cell table:formula="of:=IF(AND(ISNUMBER([.C679]);ISNUMBER([.E679]);[.C679] = [.E6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table:number-columns-repeated="4"/>
          <table:table-cell table:formula="of:=IF(AND(ISNUMBER([.C680]);ISNUMBER([.E680]);[.C680] &lt;&gt; [.E680]);1;0)" office:value-type="float" office:value="0" calcext:value-type="float">
            <text:p>0</text:p>
          </table:table-cell>
          <table:table-cell table:formula="of:=IF(AND(ISNUMBER([.C680]);ISNUMBER([.E680]);[.C680] = [.E6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table:number-columns-repeated="4"/>
          <table:table-cell table:formula="of:=IF(AND(ISNUMBER([.C681]);ISNUMBER([.E681]);[.C681] &lt;&gt; [.E681]);1;0)" office:value-type="float" office:value="0" calcext:value-type="float">
            <text:p>0</text:p>
          </table:table-cell>
          <table:table-cell table:formula="of:=IF(AND(ISNUMBER([.C681]);ISNUMBER([.E681]);[.C681] = [.E6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table:number-columns-repeated="4"/>
          <table:table-cell table:formula="of:=IF(AND(ISNUMBER([.C682]);ISNUMBER([.E682]);[.C682] &lt;&gt; [.E682]);1;0)" office:value-type="float" office:value="0" calcext:value-type="float">
            <text:p>0</text:p>
          </table:table-cell>
          <table:table-cell table:formula="of:=IF(AND(ISNUMBER([.C682]);ISNUMBER([.E682]);[.C682] = [.E6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table:number-columns-repeated="4"/>
          <table:table-cell table:formula="of:=IF(AND(ISNUMBER([.C683]);ISNUMBER([.E683]);[.C683] &lt;&gt; [.E683]);1;0)" office:value-type="float" office:value="0" calcext:value-type="float">
            <text:p>0</text:p>
          </table:table-cell>
          <table:table-cell table:formula="of:=IF(AND(ISNUMBER([.C683]);ISNUMBER([.E683]);[.C683] = [.E6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table:number-columns-repeated="4"/>
          <table:table-cell table:formula="of:=IF(AND(ISNUMBER([.C684]);ISNUMBER([.E684]);[.C684] &lt;&gt; [.E684]);1;0)" office:value-type="float" office:value="0" calcext:value-type="float">
            <text:p>0</text:p>
          </table:table-cell>
          <table:table-cell table:formula="of:=IF(AND(ISNUMBER([.C684]);ISNUMBER([.E684]);[.C684] = [.E6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table:number-columns-repeated="4"/>
          <table:table-cell table:formula="of:=IF(AND(ISNUMBER([.C685]);ISNUMBER([.E685]);[.C685] &lt;&gt; [.E685]);1;0)" office:value-type="float" office:value="0" calcext:value-type="float">
            <text:p>0</text:p>
          </table:table-cell>
          <table:table-cell table:formula="of:=IF(AND(ISNUMBER([.C685]);ISNUMBER([.E685]);[.C685] = [.E6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table:number-columns-repeated="4"/>
          <table:table-cell table:formula="of:=IF(AND(ISNUMBER([.C686]);ISNUMBER([.E686]);[.C686] &lt;&gt; [.E686]);1;0)" office:value-type="float" office:value="0" calcext:value-type="float">
            <text:p>0</text:p>
          </table:table-cell>
          <table:table-cell table:formula="of:=IF(AND(ISNUMBER([.C686]);ISNUMBER([.E686]);[.C686] = [.E6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table:number-columns-repeated="4"/>
          <table:table-cell table:formula="of:=IF(AND(ISNUMBER([.C687]);ISNUMBER([.E687]);[.C687] &lt;&gt; [.E687]);1;0)" office:value-type="float" office:value="0" calcext:value-type="float">
            <text:p>0</text:p>
          </table:table-cell>
          <table:table-cell table:formula="of:=IF(AND(ISNUMBER([.C687]);ISNUMBER([.E687]);[.C687] = [.E6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table:number-columns-repeated="4"/>
          <table:table-cell table:formula="of:=IF(AND(ISNUMBER([.C688]);ISNUMBER([.E688]);[.C688] &lt;&gt; [.E688]);1;0)" office:value-type="float" office:value="0" calcext:value-type="float">
            <text:p>0</text:p>
          </table:table-cell>
          <table:table-cell table:formula="of:=IF(AND(ISNUMBER([.C688]);ISNUMBER([.E688]);[.C688] = [.E6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table:number-columns-repeated="4"/>
          <table:table-cell table:formula="of:=IF(AND(ISNUMBER([.C689]);ISNUMBER([.E689]);[.C689] &lt;&gt; [.E689]);1;0)" office:value-type="float" office:value="0" calcext:value-type="float">
            <text:p>0</text:p>
          </table:table-cell>
          <table:table-cell table:formula="of:=IF(AND(ISNUMBER([.C689]);ISNUMBER([.E689]);[.C689] = [.E6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table:number-columns-repeated="4"/>
          <table:table-cell table:formula="of:=IF(AND(ISNUMBER([.C690]);ISNUMBER([.E690]);[.C690] &lt;&gt; [.E690]);1;0)" office:value-type="float" office:value="0" calcext:value-type="float">
            <text:p>0</text:p>
          </table:table-cell>
          <table:table-cell table:formula="of:=IF(AND(ISNUMBER([.C690]);ISNUMBER([.E690]);[.C690] = [.E6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691]);ISNUMBER([.E691]);[.C691] &lt;&gt; [.E691]);1;0)" office:value-type="float" office:value="0" calcext:value-type="float">
            <text:p>0</text:p>
          </table:table-cell>
          <table:table-cell table:formula="of:=IF(AND(ISNUMBER([.C691]);ISNUMBER([.E691]);[.C691] = [.E6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table:number-columns-repeated="4"/>
          <table:table-cell table:formula="of:=IF(AND(ISNUMBER([.C692]);ISNUMBER([.E692]);[.C692] &lt;&gt; [.E692]);1;0)" office:value-type="float" office:value="0" calcext:value-type="float">
            <text:p>0</text:p>
          </table:table-cell>
          <table:table-cell table:formula="of:=IF(AND(ISNUMBER([.C692]);ISNUMBER([.E692]);[.C692] = [.E6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693]);ISNUMBER([.E693]);[.C693] &lt;&gt; [.E693]);1;0)" office:value-type="float" office:value="0" calcext:value-type="float">
            <text:p>0</text:p>
          </table:table-cell>
          <table:table-cell table:formula="of:=IF(AND(ISNUMBER([.C693]);ISNUMBER([.E693]);[.C693] = [.E6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694]);ISNUMBER([.E694]);[.C694] &lt;&gt; [.E694]);1;0)" office:value-type="float" office:value="0" calcext:value-type="float">
            <text:p>0</text:p>
          </table:table-cell>
          <table:table-cell table:formula="of:=IF(AND(ISNUMBER([.C694]);ISNUMBER([.E694]);[.C694] = [.E6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695]);ISNUMBER([.E695]);[.C695] &lt;&gt; [.E695]);1;0)" office:value-type="float" office:value="0" calcext:value-type="float">
            <text:p>0</text:p>
          </table:table-cell>
          <table:table-cell table:formula="of:=IF(AND(ISNUMBER([.C695]);ISNUMBER([.E695]);[.C695] = [.E6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696]);ISNUMBER([.E696]);[.C696] &lt;&gt; [.E696]);1;0)" office:value-type="float" office:value="0" calcext:value-type="float">
            <text:p>0</text:p>
          </table:table-cell>
          <table:table-cell table:formula="of:=IF(AND(ISNUMBER([.C696]);ISNUMBER([.E696]);[.C696] = [.E6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697]);ISNUMBER([.E697]);[.C697] &lt;&gt; [.E697]);1;0)" office:value-type="float" office:value="0" calcext:value-type="float">
            <text:p>0</text:p>
          </table:table-cell>
          <table:table-cell table:formula="of:=IF(AND(ISNUMBER([.C697]);ISNUMBER([.E697]);[.C697] = [.E6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698]);ISNUMBER([.E698]);[.C698] &lt;&gt; [.E698]);1;0)" office:value-type="float" office:value="0" calcext:value-type="float">
            <text:p>0</text:p>
          </table:table-cell>
          <table:table-cell table:formula="of:=IF(AND(ISNUMBER([.C698]);ISNUMBER([.E698]);[.C698] = [.E6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699]);ISNUMBER([.E699]);[.C699] &lt;&gt; [.E699]);1;0)" office:value-type="float" office:value="0" calcext:value-type="float">
            <text:p>0</text:p>
          </table:table-cell>
          <table:table-cell table:formula="of:=IF(AND(ISNUMBER([.C699]);ISNUMBER([.E699]);[.C699] = [.E6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0]);ISNUMBER([.E700]);[.C700] &lt;&gt; [.E700]);1;0)" office:value-type="float" office:value="0" calcext:value-type="float">
            <text:p>0</text:p>
          </table:table-cell>
          <table:table-cell table:formula="of:=IF(AND(ISNUMBER([.C700]);ISNUMBER([.E700]);[.C700] = [.E7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1]);ISNUMBER([.E701]);[.C701] &lt;&gt; [.E701]);1;0)" office:value-type="float" office:value="0" calcext:value-type="float">
            <text:p>0</text:p>
          </table:table-cell>
          <table:table-cell table:formula="of:=IF(AND(ISNUMBER([.C701]);ISNUMBER([.E701]);[.C701] = [.E7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2]);ISNUMBER([.E702]);[.C702] &lt;&gt; [.E702]);1;0)" office:value-type="float" office:value="0" calcext:value-type="float">
            <text:p>0</text:p>
          </table:table-cell>
          <table:table-cell table:formula="of:=IF(AND(ISNUMBER([.C702]);ISNUMBER([.E702]);[.C702] = [.E7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703]);ISNUMBER([.E703]);[.C703] &lt;&gt; [.E703]);1;0)" office:value-type="float" office:value="0" calcext:value-type="float">
            <text:p>0</text:p>
          </table:table-cell>
          <table:table-cell table:formula="of:=IF(AND(ISNUMBER([.C703]);ISNUMBER([.E703]);[.C703] = [.E7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704]);ISNUMBER([.E704]);[.C704] &lt;&gt; [.E704]);1;0)" office:value-type="float" office:value="0" calcext:value-type="float">
            <text:p>0</text:p>
          </table:table-cell>
          <table:table-cell table:formula="of:=IF(AND(ISNUMBER([.C704]);ISNUMBER([.E704]);[.C704] = [.E7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05]);ISNUMBER([.E705]);[.C705] &lt;&gt; [.E705]);1;0)" office:value-type="float" office:value="0" calcext:value-type="float">
            <text:p>0</text:p>
          </table:table-cell>
          <table:table-cell table:formula="of:=IF(AND(ISNUMBER([.C705]);ISNUMBER([.E705]);[.C705] = [.E7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6]);ISNUMBER([.E706]);[.C706] &lt;&gt; [.E706]);1;0)" office:value-type="float" office:value="0" calcext:value-type="float">
            <text:p>0</text:p>
          </table:table-cell>
          <table:table-cell table:formula="of:=IF(AND(ISNUMBER([.C706]);ISNUMBER([.E706]);[.C706] = [.E7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7]);ISNUMBER([.E707]);[.C707] &lt;&gt; [.E707]);1;0)" office:value-type="float" office:value="0" calcext:value-type="float">
            <text:p>0</text:p>
          </table:table-cell>
          <table:table-cell table:formula="of:=IF(AND(ISNUMBER([.C707]);ISNUMBER([.E707]);[.C707] = [.E7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8]);ISNUMBER([.E708]);[.C708] &lt;&gt; [.E708]);1;0)" office:value-type="float" office:value="0" calcext:value-type="float">
            <text:p>0</text:p>
          </table:table-cell>
          <table:table-cell table:formula="of:=IF(AND(ISNUMBER([.C708]);ISNUMBER([.E708]);[.C708] = [.E7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9]);ISNUMBER([.E709]);[.C709] &lt;&gt; [.E709]);1;0)" office:value-type="float" office:value="0" calcext:value-type="float">
            <text:p>0</text:p>
          </table:table-cell>
          <table:table-cell table:formula="of:=IF(AND(ISNUMBER([.C709]);ISNUMBER([.E709]);[.C709] = [.E7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10]);ISNUMBER([.E710]);[.C710] &lt;&gt; [.E710]);1;0)" office:value-type="float" office:value="0" calcext:value-type="float">
            <text:p>0</text:p>
          </table:table-cell>
          <table:table-cell table:formula="of:=IF(AND(ISNUMBER([.C710]);ISNUMBER([.E710]);[.C710] = [.E7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11]);ISNUMBER([.E711]);[.C711] &lt;&gt; [.E711]);1;0)" office:value-type="float" office:value="0" calcext:value-type="float">
            <text:p>0</text:p>
          </table:table-cell>
          <table:table-cell table:formula="of:=IF(AND(ISNUMBER([.C711]);ISNUMBER([.E711]);[.C711] = [.E7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712]);ISNUMBER([.E712]);[.C712] &lt;&gt; [.E712]);1;0)" office:value-type="float" office:value="0" calcext:value-type="float">
            <text:p>0</text:p>
          </table:table-cell>
          <table:table-cell table:formula="of:=IF(AND(ISNUMBER([.C712]);ISNUMBER([.E712]);[.C712] = [.E7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table:formula="of:=IF(AND(ISNUMBER([.C713]);ISNUMBER([.E713]);[.C713] &lt;&gt; [.E713]);1;0)" office:value-type="float" office:value="0" calcext:value-type="float">
            <text:p>0</text:p>
          </table:table-cell>
          <table:table-cell table:formula="of:=IF(AND(ISNUMBER([.C713]);ISNUMBER([.E713]);[.C713] = [.E7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float" office:value="4552" calcext:value-type="float">
            <text:p>4552</text:p>
          </table:table-cell>
          <table:table-cell table:number-columns-repeated="3"/>
          <table:table-cell table:formula="of:=IF(AND(ISNUMBER([.C714]);ISNUMBER([.E714]);[.C714] &lt;&gt; [.E714]);1;0)" office:value-type="float" office:value="0" calcext:value-type="float">
            <text:p>0</text:p>
          </table:table-cell>
          <table:table-cell table:formula="of:=IF(AND(ISNUMBER([.C714]);ISNUMBER([.E714]);[.C714] = [.E7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715]);ISNUMBER([.E715]);[.C715] &lt;&gt; [.E715]);1;0)" office:value-type="float" office:value="0" calcext:value-type="float">
            <text:p>0</text:p>
          </table:table-cell>
          <table:table-cell table:formula="of:=IF(AND(ISNUMBER([.C715]);ISNUMBER([.E715]);[.C715] = [.E7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716]);ISNUMBER([.E716]);[.C716] &lt;&gt; [.E716]);1;0)" office:value-type="float" office:value="0" calcext:value-type="float">
            <text:p>0</text:p>
          </table:table-cell>
          <table:table-cell table:formula="of:=IF(AND(ISNUMBER([.C716]);ISNUMBER([.E716]);[.C716] = [.E7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float" office:value="1602" calcext:value-type="float">
            <text:p>1602</text:p>
          </table:table-cell>
          <table:table-cell table:number-columns-repeated="3"/>
          <table:table-cell table:formula="of:=IF(AND(ISNUMBER([.C717]);ISNUMBER([.E717]);[.C717] &lt;&gt; [.E717]);1;0)" office:value-type="float" office:value="0" calcext:value-type="float">
            <text:p>0</text:p>
          </table:table-cell>
          <table:table-cell table:formula="of:=IF(AND(ISNUMBER([.C717]);ISNUMBER([.E717]);[.C717] = [.E7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718]);ISNUMBER([.E718]);[.C718] &lt;&gt; [.E718]);1;0)" office:value-type="float" office:value="0" calcext:value-type="float">
            <text:p>0</text:p>
          </table:table-cell>
          <table:table-cell table:formula="of:=IF(AND(ISNUMBER([.C718]);ISNUMBER([.E718]);[.C718] = [.E7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719]);ISNUMBER([.E719]);[.C719] &lt;&gt; [.E719]);1;0)" office:value-type="float" office:value="0" calcext:value-type="float">
            <text:p>0</text:p>
          </table:table-cell>
          <table:table-cell table:formula="of:=IF(AND(ISNUMBER([.C719]);ISNUMBER([.E719]);[.C719] = [.E7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float" office:value="1616" calcext:value-type="float">
            <text:p>1616</text:p>
          </table:table-cell>
          <table:table-cell table:number-columns-repeated="3"/>
          <table:table-cell table:formula="of:=IF(AND(ISNUMBER([.C720]);ISNUMBER([.E720]);[.C720] &lt;&gt; [.E720]);1;0)" office:value-type="float" office:value="0" calcext:value-type="float">
            <text:p>0</text:p>
          </table:table-cell>
          <table:table-cell table:formula="of:=IF(AND(ISNUMBER([.C720]);ISNUMBER([.E720]);[.C720] = [.E7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table:formula="of:=IF(AND(ISNUMBER([.C721]);ISNUMBER([.E721]);[.C721] &lt;&gt; [.E721]);1;0)" office:value-type="float" office:value="0" calcext:value-type="float">
            <text:p>0</text:p>
          </table:table-cell>
          <table:table-cell table:formula="of:=IF(AND(ISNUMBER([.C721]);ISNUMBER([.E721]);[.C721] = [.E7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722]);ISNUMBER([.E722]);[.C722] &lt;&gt; [.E722]);1;0)" office:value-type="float" office:value="0" calcext:value-type="float">
            <text:p>0</text:p>
          </table:table-cell>
          <table:table-cell table:formula="of:=IF(AND(ISNUMBER([.C722]);ISNUMBER([.E722]);[.C722] = [.E7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723]);ISNUMBER([.E723]);[.C723] &lt;&gt; [.E723]);1;0)" office:value-type="float" office:value="0" calcext:value-type="float">
            <text:p>0</text:p>
          </table:table-cell>
          <table:table-cell table:formula="of:=IF(AND(ISNUMBER([.C723]);ISNUMBER([.E723]);[.C723] = [.E7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float" office:value="6975" calcext:value-type="float">
            <text:p>6975</text:p>
          </table:table-cell>
          <table:table-cell table:number-columns-repeated="3"/>
          <table:table-cell table:formula="of:=IF(AND(ISNUMBER([.C724]);ISNUMBER([.E724]);[.C724] &lt;&gt; [.E724]);1;0)" office:value-type="float" office:value="0" calcext:value-type="float">
            <text:p>0</text:p>
          </table:table-cell>
          <table:table-cell table:formula="of:=IF(AND(ISNUMBER([.C724]);ISNUMBER([.E724]);[.C724] = [.E7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725]);ISNUMBER([.E725]);[.C725] &lt;&gt; [.E725]);1;0)" office:value-type="float" office:value="0" calcext:value-type="float">
            <text:p>0</text:p>
          </table:table-cell>
          <table:table-cell table:formula="of:=IF(AND(ISNUMBER([.C725]);ISNUMBER([.E725]);[.C725] = [.E7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26]);ISNUMBER([.E726]);[.C726] &lt;&gt; [.E726]);1;0)" office:value-type="float" office:value="0" calcext:value-type="float">
            <text:p>0</text:p>
          </table:table-cell>
          <table:table-cell table:formula="of:=IF(AND(ISNUMBER([.C726]);ISNUMBER([.E726]);[.C726] = [.E7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727]);ISNUMBER([.E727]);[.C727] &lt;&gt; [.E727]);1;0)" office:value-type="float" office:value="0" calcext:value-type="float">
            <text:p>0</text:p>
          </table:table-cell>
          <table:table-cell table:formula="of:=IF(AND(ISNUMBER([.C727]);ISNUMBER([.E727]);[.C727] = [.E7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728]);ISNUMBER([.E728]);[.C728] &lt;&gt; [.E728]);1;0)" office:value-type="float" office:value="0" calcext:value-type="float">
            <text:p>0</text:p>
          </table:table-cell>
          <table:table-cell table:formula="of:=IF(AND(ISNUMBER([.C728]);ISNUMBER([.E728]);[.C728] = [.E7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729]);ISNUMBER([.E729]);[.C729] &lt;&gt; [.E729]);1;0)" office:value-type="float" office:value="0" calcext:value-type="float">
            <text:p>0</text:p>
          </table:table-cell>
          <table:table-cell table:formula="of:=IF(AND(ISNUMBER([.C729]);ISNUMBER([.E729]);[.C729] = [.E7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float" office:value="6891" calcext:value-type="float">
            <text:p>6891</text:p>
          </table:table-cell>
          <table:table-cell table:number-columns-repeated="3"/>
          <table:table-cell table:formula="of:=IF(AND(ISNUMBER([.C730]);ISNUMBER([.E730]);[.C730] &lt;&gt; [.E730]);1;0)" office:value-type="float" office:value="0" calcext:value-type="float">
            <text:p>0</text:p>
          </table:table-cell>
          <table:table-cell table:formula="of:=IF(AND(ISNUMBER([.C730]);ISNUMBER([.E730]);[.C730] = [.E7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731]);ISNUMBER([.E731]);[.C731] &lt;&gt; [.E731]);1;0)" office:value-type="float" office:value="0" calcext:value-type="float">
            <text:p>0</text:p>
          </table:table-cell>
          <table:table-cell table:formula="of:=IF(AND(ISNUMBER([.C731]);ISNUMBER([.E731]);[.C731] = [.E7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732]);ISNUMBER([.E732]);[.C732] &lt;&gt; [.E732]);1;0)" office:value-type="float" office:value="0" calcext:value-type="float">
            <text:p>0</text:p>
          </table:table-cell>
          <table:table-cell table:formula="of:=IF(AND(ISNUMBER([.C732]);ISNUMBER([.E732]);[.C732] = [.E7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table:formula="of:=IF(AND(ISNUMBER([.C733]);ISNUMBER([.E733]);[.C733] &lt;&gt; [.E733]);1;0)" office:value-type="float" office:value="0" calcext:value-type="float">
            <text:p>0</text:p>
          </table:table-cell>
          <table:table-cell table:formula="of:=IF(AND(ISNUMBER([.C733]);ISNUMBER([.E733]);[.C733] = [.E7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734]);ISNUMBER([.E734]);[.C734] &lt;&gt; [.E734]);1;0)" office:value-type="float" office:value="0" calcext:value-type="float">
            <text:p>0</text:p>
          </table:table-cell>
          <table:table-cell table:formula="of:=IF(AND(ISNUMBER([.C734]);ISNUMBER([.E734]);[.C734] = [.E7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735]);ISNUMBER([.E735]);[.C735] &lt;&gt; [.E735]);1;0)" office:value-type="float" office:value="0" calcext:value-type="float">
            <text:p>0</text:p>
          </table:table-cell>
          <table:table-cell table:formula="of:=IF(AND(ISNUMBER([.C735]);ISNUMBER([.E735]);[.C735] = [.E7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float" office:value="2362" calcext:value-type="float">
            <text:p>2362</text:p>
          </table:table-cell>
          <table:table-cell table:number-columns-repeated="3"/>
          <table:table-cell table:formula="of:=IF(AND(ISNUMBER([.C736]);ISNUMBER([.E736]);[.C736] &lt;&gt; [.E736]);1;0)" office:value-type="float" office:value="0" calcext:value-type="float">
            <text:p>0</text:p>
          </table:table-cell>
          <table:table-cell table:formula="of:=IF(AND(ISNUMBER([.C736]);ISNUMBER([.E736]);[.C736] = [.E7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float" office:value="7706" calcext:value-type="float">
            <text:p>7706</text:p>
          </table:table-cell>
          <table:table-cell table:number-columns-repeated="3"/>
          <table:table-cell table:formula="of:=IF(AND(ISNUMBER([.C737]);ISNUMBER([.E737]);[.C737] &lt;&gt; [.E737]);1;0)" office:value-type="float" office:value="0" calcext:value-type="float">
            <text:p>0</text:p>
          </table:table-cell>
          <table:table-cell table:formula="of:=IF(AND(ISNUMBER([.C737]);ISNUMBER([.E737]);[.C737] = [.E7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38]);ISNUMBER([.E738]);[.C738] &lt;&gt; [.E738]);1;0)" office:value-type="float" office:value="0" calcext:value-type="float">
            <text:p>0</text:p>
          </table:table-cell>
          <table:table-cell table:formula="of:=IF(AND(ISNUMBER([.C738]);ISNUMBER([.E738]);[.C738] = [.E7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739]);ISNUMBER([.E739]);[.C739] &lt;&gt; [.E739]);1;0)" office:value-type="float" office:value="0" calcext:value-type="float">
            <text:p>0</text:p>
          </table:table-cell>
          <table:table-cell table:formula="of:=IF(AND(ISNUMBER([.C739]);ISNUMBER([.E739]);[.C739] = [.E7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740]);ISNUMBER([.E740]);[.C740] &lt;&gt; [.E740]);1;0)" office:value-type="float" office:value="0" calcext:value-type="float">
            <text:p>0</text:p>
          </table:table-cell>
          <table:table-cell table:formula="of:=IF(AND(ISNUMBER([.C740]);ISNUMBER([.E740]);[.C740] = [.E7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741]);ISNUMBER([.E741]);[.C741] &lt;&gt; [.E741]);1;0)" office:value-type="float" office:value="0" calcext:value-type="float">
            <text:p>0</text:p>
          </table:table-cell>
          <table:table-cell table:formula="of:=IF(AND(ISNUMBER([.C741]);ISNUMBER([.E741]);[.C741] = [.E7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742]);ISNUMBER([.E742]);[.C742] &lt;&gt; [.E742]);1;0)" office:value-type="float" office:value="0" calcext:value-type="float">
            <text:p>0</text:p>
          </table:table-cell>
          <table:table-cell table:formula="of:=IF(AND(ISNUMBER([.C742]);ISNUMBER([.E742]);[.C742] = [.E7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743]);ISNUMBER([.E743]);[.C743] &lt;&gt; [.E743]);1;0)" office:value-type="float" office:value="0" calcext:value-type="float">
            <text:p>0</text:p>
          </table:table-cell>
          <table:table-cell table:formula="of:=IF(AND(ISNUMBER([.C743]);ISNUMBER([.E743]);[.C743] = [.E7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744]);ISNUMBER([.E744]);[.C744] &lt;&gt; [.E744]);1;0)" office:value-type="float" office:value="0" calcext:value-type="float">
            <text:p>0</text:p>
          </table:table-cell>
          <table:table-cell table:formula="of:=IF(AND(ISNUMBER([.C744]);ISNUMBER([.E744]);[.C744] = [.E7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745]);ISNUMBER([.E745]);[.C745] &lt;&gt; [.E745]);1;0)" office:value-type="float" office:value="0" calcext:value-type="float">
            <text:p>0</text:p>
          </table:table-cell>
          <table:table-cell table:formula="of:=IF(AND(ISNUMBER([.C745]);ISNUMBER([.E745]);[.C745] = [.E7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746]);ISNUMBER([.E746]);[.C746] &lt;&gt; [.E746]);1;0)" office:value-type="float" office:value="0" calcext:value-type="float">
            <text:p>0</text:p>
          </table:table-cell>
          <table:table-cell table:formula="of:=IF(AND(ISNUMBER([.C746]);ISNUMBER([.E746]);[.C746] = [.E7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747]);ISNUMBER([.E747]);[.C747] &lt;&gt; [.E747]);1;0)" office:value-type="float" office:value="0" calcext:value-type="float">
            <text:p>0</text:p>
          </table:table-cell>
          <table:table-cell table:formula="of:=IF(AND(ISNUMBER([.C747]);ISNUMBER([.E747]);[.C747] = [.E7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748]);ISNUMBER([.E748]);[.C748] &lt;&gt; [.E748]);1;0)" office:value-type="float" office:value="0" calcext:value-type="float">
            <text:p>0</text:p>
          </table:table-cell>
          <table:table-cell table:formula="of:=IF(AND(ISNUMBER([.C748]);ISNUMBER([.E748]);[.C748] = [.E7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749]);ISNUMBER([.E749]);[.C749] &lt;&gt; [.E749]);1;0)" office:value-type="float" office:value="0" calcext:value-type="float">
            <text:p>0</text:p>
          </table:table-cell>
          <table:table-cell table:formula="of:=IF(AND(ISNUMBER([.C749]);ISNUMBER([.E749]);[.C749] = [.E7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750]);ISNUMBER([.E750]);[.C750] &lt;&gt; [.E750]);1;0)" office:value-type="float" office:value="0" calcext:value-type="float">
            <text:p>0</text:p>
          </table:table-cell>
          <table:table-cell table:formula="of:=IF(AND(ISNUMBER([.C750]);ISNUMBER([.E750]);[.C750] = [.E7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751]);ISNUMBER([.E751]);[.C751] &lt;&gt; [.E751]);1;0)" office:value-type="float" office:value="0" calcext:value-type="float">
            <text:p>0</text:p>
          </table:table-cell>
          <table:table-cell table:formula="of:=IF(AND(ISNUMBER([.C751]);ISNUMBER([.E751]);[.C751] = [.E7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752]);ISNUMBER([.E752]);[.C752] &lt;&gt; [.E752]);1;0)" office:value-type="float" office:value="0" calcext:value-type="float">
            <text:p>0</text:p>
          </table:table-cell>
          <table:table-cell table:formula="of:=IF(AND(ISNUMBER([.C752]);ISNUMBER([.E752]);[.C752] = [.E7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753]);ISNUMBER([.E753]);[.C753] &lt;&gt; [.E753]);1;0)" office:value-type="float" office:value="0" calcext:value-type="float">
            <text:p>0</text:p>
          </table:table-cell>
          <table:table-cell table:formula="of:=IF(AND(ISNUMBER([.C753]);ISNUMBER([.E753]);[.C753] = [.E7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754]);ISNUMBER([.E754]);[.C754] &lt;&gt; [.E754]);1;0)" office:value-type="float" office:value="0" calcext:value-type="float">
            <text:p>0</text:p>
          </table:table-cell>
          <table:table-cell table:formula="of:=IF(AND(ISNUMBER([.C754]);ISNUMBER([.E754]);[.C754] = [.E7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755]);ISNUMBER([.E755]);[.C755] &lt;&gt; [.E755]);1;0)" office:value-type="float" office:value="0" calcext:value-type="float">
            <text:p>0</text:p>
          </table:table-cell>
          <table:table-cell table:formula="of:=IF(AND(ISNUMBER([.C755]);ISNUMBER([.E755]);[.C755] = [.E7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756]);ISNUMBER([.E756]);[.C756] &lt;&gt; [.E756]);1;0)" office:value-type="float" office:value="0" calcext:value-type="float">
            <text:p>0</text:p>
          </table:table-cell>
          <table:table-cell table:formula="of:=IF(AND(ISNUMBER([.C756]);ISNUMBER([.E756]);[.C756] = [.E7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757]);ISNUMBER([.E757]);[.C757] &lt;&gt; [.E757]);1;0)" office:value-type="float" office:value="0" calcext:value-type="float">
            <text:p>0</text:p>
          </table:table-cell>
          <table:table-cell table:formula="of:=IF(AND(ISNUMBER([.C757]);ISNUMBER([.E757]);[.C757] = [.E7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758]);ISNUMBER([.E758]);[.C758] &lt;&gt; [.E758]);1;0)" office:value-type="float" office:value="0" calcext:value-type="float">
            <text:p>0</text:p>
          </table:table-cell>
          <table:table-cell table:formula="of:=IF(AND(ISNUMBER([.C758]);ISNUMBER([.E758]);[.C758] = [.E7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759]);ISNUMBER([.E759]);[.C759] &lt;&gt; [.E759]);1;0)" office:value-type="float" office:value="0" calcext:value-type="float">
            <text:p>0</text:p>
          </table:table-cell>
          <table:table-cell table:formula="of:=IF(AND(ISNUMBER([.C759]);ISNUMBER([.E759]);[.C759] = [.E7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760]);ISNUMBER([.E760]);[.C760] &lt;&gt; [.E760]);1;0)" office:value-type="float" office:value="0" calcext:value-type="float">
            <text:p>0</text:p>
          </table:table-cell>
          <table:table-cell table:formula="of:=IF(AND(ISNUMBER([.C760]);ISNUMBER([.E760]);[.C760] = [.E7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761]);ISNUMBER([.E761]);[.C761] &lt;&gt; [.E761]);1;0)" office:value-type="float" office:value="0" calcext:value-type="float">
            <text:p>0</text:p>
          </table:table-cell>
          <table:table-cell table:formula="of:=IF(AND(ISNUMBER([.C761]);ISNUMBER([.E761]);[.C761] = [.E7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762]);ISNUMBER([.E762]);[.C762] &lt;&gt; [.E762]);1;0)" office:value-type="float" office:value="0" calcext:value-type="float">
            <text:p>0</text:p>
          </table:table-cell>
          <table:table-cell table:formula="of:=IF(AND(ISNUMBER([.C762]);ISNUMBER([.E762]);[.C762] = [.E7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763]);ISNUMBER([.E763]);[.C763] &lt;&gt; [.E763]);1;0)" office:value-type="float" office:value="0" calcext:value-type="float">
            <text:p>0</text:p>
          </table:table-cell>
          <table:table-cell table:formula="of:=IF(AND(ISNUMBER([.C763]);ISNUMBER([.E763]);[.C763] = [.E7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764]);ISNUMBER([.E764]);[.C764] &lt;&gt; [.E764]);1;0)" office:value-type="float" office:value="0" calcext:value-type="float">
            <text:p>0</text:p>
          </table:table-cell>
          <table:table-cell table:formula="of:=IF(AND(ISNUMBER([.C764]);ISNUMBER([.E764]);[.C764] = [.E7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765]);ISNUMBER([.E765]);[.C765] &lt;&gt; [.E765]);1;0)" office:value-type="float" office:value="0" calcext:value-type="float">
            <text:p>0</text:p>
          </table:table-cell>
          <table:table-cell table:formula="of:=IF(AND(ISNUMBER([.C765]);ISNUMBER([.E765]);[.C765] = [.E7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766]);ISNUMBER([.E766]);[.C766] &lt;&gt; [.E766]);1;0)" office:value-type="float" office:value="0" calcext:value-type="float">
            <text:p>0</text:p>
          </table:table-cell>
          <table:table-cell table:formula="of:=IF(AND(ISNUMBER([.C766]);ISNUMBER([.E766]);[.C766] = [.E7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767]);ISNUMBER([.E767]);[.C767] &lt;&gt; [.E767]);1;0)" office:value-type="float" office:value="0" calcext:value-type="float">
            <text:p>0</text:p>
          </table:table-cell>
          <table:table-cell table:formula="of:=IF(AND(ISNUMBER([.C767]);ISNUMBER([.E767]);[.C767] = [.E7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768]);ISNUMBER([.E768]);[.C768] &lt;&gt; [.E768]);1;0)" office:value-type="float" office:value="0" calcext:value-type="float">
            <text:p>0</text:p>
          </table:table-cell>
          <table:table-cell table:formula="of:=IF(AND(ISNUMBER([.C768]);ISNUMBER([.E768]);[.C768] = [.E7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769]);ISNUMBER([.E769]);[.C769] &lt;&gt; [.E769]);1;0)" office:value-type="float" office:value="0" calcext:value-type="float">
            <text:p>0</text:p>
          </table:table-cell>
          <table:table-cell table:formula="of:=IF(AND(ISNUMBER([.C769]);ISNUMBER([.E769]);[.C769] = [.E7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770]);ISNUMBER([.E770]);[.C770] &lt;&gt; [.E770]);1;0)" office:value-type="float" office:value="0" calcext:value-type="float">
            <text:p>0</text:p>
          </table:table-cell>
          <table:table-cell table:formula="of:=IF(AND(ISNUMBER([.C770]);ISNUMBER([.E770]);[.C770] = [.E7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771]);ISNUMBER([.E771]);[.C771] &lt;&gt; [.E771]);1;0)" office:value-type="float" office:value="0" calcext:value-type="float">
            <text:p>0</text:p>
          </table:table-cell>
          <table:table-cell table:formula="of:=IF(AND(ISNUMBER([.C771]);ISNUMBER([.E771]);[.C771] = [.E7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772]);ISNUMBER([.E772]);[.C772] &lt;&gt; [.E772]);1;0)" office:value-type="float" office:value="0" calcext:value-type="float">
            <text:p>0</text:p>
          </table:table-cell>
          <table:table-cell table:formula="of:=IF(AND(ISNUMBER([.C772]);ISNUMBER([.E772]);[.C772] = [.E7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773]);ISNUMBER([.E773]);[.C773] &lt;&gt; [.E773]);1;0)" office:value-type="float" office:value="0" calcext:value-type="float">
            <text:p>0</text:p>
          </table:table-cell>
          <table:table-cell table:formula="of:=IF(AND(ISNUMBER([.C773]);ISNUMBER([.E773]);[.C773] = [.E7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774]);ISNUMBER([.E774]);[.C774] &lt;&gt; [.E774]);1;0)" office:value-type="float" office:value="0" calcext:value-type="float">
            <text:p>0</text:p>
          </table:table-cell>
          <table:table-cell table:formula="of:=IF(AND(ISNUMBER([.C774]);ISNUMBER([.E774]);[.C774] = [.E7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775]);ISNUMBER([.E775]);[.C775] &lt;&gt; [.E775]);1;0)" office:value-type="float" office:value="0" calcext:value-type="float">
            <text:p>0</text:p>
          </table:table-cell>
          <table:table-cell table:formula="of:=IF(AND(ISNUMBER([.C775]);ISNUMBER([.E775]);[.C775] = [.E7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776]);ISNUMBER([.E776]);[.C776] &lt;&gt; [.E776]);1;0)" office:value-type="float" office:value="0" calcext:value-type="float">
            <text:p>0</text:p>
          </table:table-cell>
          <table:table-cell table:formula="of:=IF(AND(ISNUMBER([.C776]);ISNUMBER([.E776]);[.C776] = [.E7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777]);ISNUMBER([.E777]);[.C777] &lt;&gt; [.E777]);1;0)" office:value-type="float" office:value="0" calcext:value-type="float">
            <text:p>0</text:p>
          </table:table-cell>
          <table:table-cell table:formula="of:=IF(AND(ISNUMBER([.C777]);ISNUMBER([.E777]);[.C777] = [.E7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778]);ISNUMBER([.E778]);[.C778] &lt;&gt; [.E778]);1;0)" office:value-type="float" office:value="0" calcext:value-type="float">
            <text:p>0</text:p>
          </table:table-cell>
          <table:table-cell table:formula="of:=IF(AND(ISNUMBER([.C778]);ISNUMBER([.E778]);[.C778] = [.E7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779]);ISNUMBER([.E779]);[.C779] &lt;&gt; [.E779]);1;0)" office:value-type="float" office:value="0" calcext:value-type="float">
            <text:p>0</text:p>
          </table:table-cell>
          <table:table-cell table:formula="of:=IF(AND(ISNUMBER([.C779]);ISNUMBER([.E779]);[.C779] = [.E7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780]);ISNUMBER([.E780]);[.C780] &lt;&gt; [.E780]);1;0)" office:value-type="float" office:value="0" calcext:value-type="float">
            <text:p>0</text:p>
          </table:table-cell>
          <table:table-cell table:formula="of:=IF(AND(ISNUMBER([.C780]);ISNUMBER([.E780]);[.C780] = [.E7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781]);ISNUMBER([.E781]);[.C781] &lt;&gt; [.E781]);1;0)" office:value-type="float" office:value="0" calcext:value-type="float">
            <text:p>0</text:p>
          </table:table-cell>
          <table:table-cell table:formula="of:=IF(AND(ISNUMBER([.C781]);ISNUMBER([.E781]);[.C781] = [.E7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782]);ISNUMBER([.E782]);[.C782] &lt;&gt; [.E782]);1;0)" office:value-type="float" office:value="0" calcext:value-type="float">
            <text:p>0</text:p>
          </table:table-cell>
          <table:table-cell table:formula="of:=IF(AND(ISNUMBER([.C782]);ISNUMBER([.E782]);[.C782] = [.E7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783]);ISNUMBER([.E783]);[.C783] &lt;&gt; [.E783]);1;0)" office:value-type="float" office:value="0" calcext:value-type="float">
            <text:p>0</text:p>
          </table:table-cell>
          <table:table-cell table:formula="of:=IF(AND(ISNUMBER([.C783]);ISNUMBER([.E783]);[.C783] = [.E7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784]);ISNUMBER([.E784]);[.C784] &lt;&gt; [.E784]);1;0)" office:value-type="float" office:value="0" calcext:value-type="float">
            <text:p>0</text:p>
          </table:table-cell>
          <table:table-cell table:formula="of:=IF(AND(ISNUMBER([.C784]);ISNUMBER([.E784]);[.C784] = [.E7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785]);ISNUMBER([.E785]);[.C785] &lt;&gt; [.E785]);1;0)" office:value-type="float" office:value="0" calcext:value-type="float">
            <text:p>0</text:p>
          </table:table-cell>
          <table:table-cell table:formula="of:=IF(AND(ISNUMBER([.C785]);ISNUMBER([.E785]);[.C785] = [.E7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786]);ISNUMBER([.E786]);[.C786] &lt;&gt; [.E786]);1;0)" office:value-type="float" office:value="0" calcext:value-type="float">
            <text:p>0</text:p>
          </table:table-cell>
          <table:table-cell table:formula="of:=IF(AND(ISNUMBER([.C786]);ISNUMBER([.E786]);[.C786] = [.E7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IF(AND(ISNUMBER([.C787]);ISNUMBER([.E787]);[.C787] &lt;&gt; [.E787]);1;0)" office:value-type="float" office:value="0" calcext:value-type="float">
            <text:p>0</text:p>
          </table:table-cell>
          <table:table-cell table:formula="of:=IF(AND(ISNUMBER([.C787]);ISNUMBER([.E787]);[.C787] = [.E7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788]);ISNUMBER([.E788]);[.C788] &lt;&gt; [.E788]);1;0)" office:value-type="float" office:value="0" calcext:value-type="float">
            <text:p>0</text:p>
          </table:table-cell>
          <table:table-cell table:formula="of:=IF(AND(ISNUMBER([.C788]);ISNUMBER([.E788]);[.C788] = [.E7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IF(AND(ISNUMBER([.C789]);ISNUMBER([.E789]);[.C789] &lt;&gt; [.E789]);1;0)" office:value-type="float" office:value="0" calcext:value-type="float">
            <text:p>0</text:p>
          </table:table-cell>
          <table:table-cell table:formula="of:=IF(AND(ISNUMBER([.C789]);ISNUMBER([.E789]);[.C789] = [.E7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790]);ISNUMBER([.E790]);[.C790] &lt;&gt; [.E790]);1;0)" office:value-type="float" office:value="0" calcext:value-type="float">
            <text:p>0</text:p>
          </table:table-cell>
          <table:table-cell table:formula="of:=IF(AND(ISNUMBER([.C790]);ISNUMBER([.E790]);[.C790] = [.E7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791]);ISNUMBER([.E791]);[.C791] &lt;&gt; [.E791]);1;0)" office:value-type="float" office:value="0" calcext:value-type="float">
            <text:p>0</text:p>
          </table:table-cell>
          <table:table-cell table:formula="of:=IF(AND(ISNUMBER([.C791]);ISNUMBER([.E791]);[.C791] = [.E7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792]);ISNUMBER([.E792]);[.C792] &lt;&gt; [.E792]);1;0)" office:value-type="float" office:value="0" calcext:value-type="float">
            <text:p>0</text:p>
          </table:table-cell>
          <table:table-cell table:formula="of:=IF(AND(ISNUMBER([.C792]);ISNUMBER([.E792]);[.C792] = [.E7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IF(AND(ISNUMBER([.C793]);ISNUMBER([.E793]);[.C793] &lt;&gt; [.E793]);1;0)" office:value-type="float" office:value="0" calcext:value-type="float">
            <text:p>0</text:p>
          </table:table-cell>
          <table:table-cell table:formula="of:=IF(AND(ISNUMBER([.C793]);ISNUMBER([.E793]);[.C793] = [.E7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794]);ISNUMBER([.E794]);[.C794] &lt;&gt; [.E794]);1;0)" office:value-type="float" office:value="0" calcext:value-type="float">
            <text:p>0</text:p>
          </table:table-cell>
          <table:table-cell table:formula="of:=IF(AND(ISNUMBER([.C794]);ISNUMBER([.E794]);[.C794] = [.E7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795]);ISNUMBER([.E795]);[.C795] &lt;&gt; [.E795]);1;0)" office:value-type="float" office:value="0" calcext:value-type="float">
            <text:p>0</text:p>
          </table:table-cell>
          <table:table-cell table:formula="of:=IF(AND(ISNUMBER([.C795]);ISNUMBER([.E795]);[.C795] = [.E7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formula="of:=IF(AND(ISNUMBER([.C796]);ISNUMBER([.E796]);[.C796] &lt;&gt; [.E796]);1;0)" office:value-type="float" office:value="0" calcext:value-type="float">
            <text:p>0</text:p>
          </table:table-cell>
          <table:table-cell table:formula="of:=IF(AND(ISNUMBER([.C796]);ISNUMBER([.E796]);[.C796] = [.E7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797]);ISNUMBER([.E797]);[.C797] &lt;&gt; [.E797]);1;0)" office:value-type="float" office:value="0" calcext:value-type="float">
            <text:p>0</text:p>
          </table:table-cell>
          <table:table-cell table:formula="of:=IF(AND(ISNUMBER([.C797]);ISNUMBER([.E797]);[.C797] = [.E7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798]);ISNUMBER([.E798]);[.C798] &lt;&gt; [.E798]);1;0)" office:value-type="float" office:value="0" calcext:value-type="float">
            <text:p>0</text:p>
          </table:table-cell>
          <table:table-cell table:formula="of:=IF(AND(ISNUMBER([.C798]);ISNUMBER([.E798]);[.C798] = [.E7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799]);ISNUMBER([.E799]);[.C799] &lt;&gt; [.E799]);1;0)" office:value-type="float" office:value="0" calcext:value-type="float">
            <text:p>0</text:p>
          </table:table-cell>
          <table:table-cell table:formula="of:=IF(AND(ISNUMBER([.C799]);ISNUMBER([.E799]);[.C799] = [.E7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IF(AND(ISNUMBER([.C800]);ISNUMBER([.E800]);[.C800] &lt;&gt; [.E800]);1;0)" office:value-type="float" office:value="0" calcext:value-type="float">
            <text:p>0</text:p>
          </table:table-cell>
          <table:table-cell table:formula="of:=IF(AND(ISNUMBER([.C800]);ISNUMBER([.E800]);[.C800] = [.E8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801]);ISNUMBER([.E801]);[.C801] &lt;&gt; [.E801]);1;0)" office:value-type="float" office:value="0" calcext:value-type="float">
            <text:p>0</text:p>
          </table:table-cell>
          <table:table-cell table:formula="of:=IF(AND(ISNUMBER([.C801]);ISNUMBER([.E801]);[.C801] = [.E8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IF(AND(ISNUMBER([.C802]);ISNUMBER([.E802]);[.C802] &lt;&gt; [.E802]);1;0)" office:value-type="float" office:value="0" calcext:value-type="float">
            <text:p>0</text:p>
          </table:table-cell>
          <table:table-cell table:formula="of:=IF(AND(ISNUMBER([.C802]);ISNUMBER([.E802]);[.C802] = [.E8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803]);ISNUMBER([.E803]);[.C803] &lt;&gt; [.E803]);1;0)" office:value-type="float" office:value="0" calcext:value-type="float">
            <text:p>0</text:p>
          </table:table-cell>
          <table:table-cell table:formula="of:=IF(AND(ISNUMBER([.C803]);ISNUMBER([.E803]);[.C803] = [.E8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IF(AND(ISNUMBER([.C804]);ISNUMBER([.E804]);[.C804] &lt;&gt; [.E804]);1;0)" office:value-type="float" office:value="0" calcext:value-type="float">
            <text:p>0</text:p>
          </table:table-cell>
          <table:table-cell table:formula="of:=IF(AND(ISNUMBER([.C804]);ISNUMBER([.E804]);[.C804] = [.E8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805]);ISNUMBER([.E805]);[.C805] &lt;&gt; [.E805]);1;0)" office:value-type="float" office:value="0" calcext:value-type="float">
            <text:p>0</text:p>
          </table:table-cell>
          <table:table-cell table:formula="of:=IF(AND(ISNUMBER([.C805]);ISNUMBER([.E805]);[.C805] = [.E8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806]);ISNUMBER([.E806]);[.C806] &lt;&gt; [.E806]);1;0)" office:value-type="float" office:value="0" calcext:value-type="float">
            <text:p>0</text:p>
          </table:table-cell>
          <table:table-cell table:formula="of:=IF(AND(ISNUMBER([.C806]);ISNUMBER([.E806]);[.C806] = [.E8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formula="of:=IF(AND(ISNUMBER([.C807]);ISNUMBER([.E807]);[.C807] &lt;&gt; [.E807]);1;0)" office:value-type="float" office:value="0" calcext:value-type="float">
            <text:p>0</text:p>
          </table:table-cell>
          <table:table-cell table:formula="of:=IF(AND(ISNUMBER([.C807]);ISNUMBER([.E807]);[.C807] = [.E8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808]);ISNUMBER([.E808]);[.C808] &lt;&gt; [.E808]);1;0)" office:value-type="float" office:value="0" calcext:value-type="float">
            <text:p>0</text:p>
          </table:table-cell>
          <table:table-cell table:formula="of:=IF(AND(ISNUMBER([.C808]);ISNUMBER([.E808]);[.C808] = [.E8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IF(AND(ISNUMBER([.C809]);ISNUMBER([.E809]);[.C809] &lt;&gt; [.E809]);1;0)" office:value-type="float" office:value="0" calcext:value-type="float">
            <text:p>0</text:p>
          </table:table-cell>
          <table:table-cell table:formula="of:=IF(AND(ISNUMBER([.C809]);ISNUMBER([.E809]);[.C809] = [.E8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810]);ISNUMBER([.E810]);[.C810] &lt;&gt; [.E810]);1;0)" office:value-type="float" office:value="0" calcext:value-type="float">
            <text:p>0</text:p>
          </table:table-cell>
          <table:table-cell table:formula="of:=IF(AND(ISNUMBER([.C810]);ISNUMBER([.E810]);[.C810] = [.E8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IF(AND(ISNUMBER([.C811]);ISNUMBER([.E811]);[.C811] &lt;&gt; [.E811]);1;0)" office:value-type="float" office:value="0" calcext:value-type="float">
            <text:p>0</text:p>
          </table:table-cell>
          <table:table-cell table:formula="of:=IF(AND(ISNUMBER([.C811]);ISNUMBER([.E811]);[.C811] = [.E8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812]);ISNUMBER([.E812]);[.C812] &lt;&gt; [.E812]);1;0)" office:value-type="float" office:value="0" calcext:value-type="float">
            <text:p>0</text:p>
          </table:table-cell>
          <table:table-cell table:formula="of:=IF(AND(ISNUMBER([.C812]);ISNUMBER([.E812]);[.C812] = [.E8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formula="of:=IF(AND(ISNUMBER([.C813]);ISNUMBER([.E813]);[.C813] &lt;&gt; [.E813]);1;0)" office:value-type="float" office:value="0" calcext:value-type="float">
            <text:p>0</text:p>
          </table:table-cell>
          <table:table-cell table:formula="of:=IF(AND(ISNUMBER([.C813]);ISNUMBER([.E813]);[.C813] = [.E8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814]);ISNUMBER([.E814]);[.C814] &lt;&gt; [.E814]);1;0)" office:value-type="float" office:value="0" calcext:value-type="float">
            <text:p>0</text:p>
          </table:table-cell>
          <table:table-cell table:formula="of:=IF(AND(ISNUMBER([.C814]);ISNUMBER([.E814]);[.C814] = [.E8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formula="of:=IF(AND(ISNUMBER([.C815]);ISNUMBER([.E815]);[.C815] &lt;&gt; [.E815]);1;0)" office:value-type="float" office:value="0" calcext:value-type="float">
            <text:p>0</text:p>
          </table:table-cell>
          <table:table-cell table:formula="of:=IF(AND(ISNUMBER([.C815]);ISNUMBER([.E815]);[.C815] = [.E8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816]);ISNUMBER([.E816]);[.C816] &lt;&gt; [.E816]);1;0)" office:value-type="float" office:value="0" calcext:value-type="float">
            <text:p>0</text:p>
          </table:table-cell>
          <table:table-cell table:formula="of:=IF(AND(ISNUMBER([.C816]);ISNUMBER([.E816]);[.C816] = [.E8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817]);ISNUMBER([.E817]);[.C817] &lt;&gt; [.E817]);1;0)" office:value-type="float" office:value="0" calcext:value-type="float">
            <text:p>0</text:p>
          </table:table-cell>
          <table:table-cell table:formula="of:=IF(AND(ISNUMBER([.C817]);ISNUMBER([.E817]);[.C817] = [.E8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IF(AND(ISNUMBER([.C818]);ISNUMBER([.E818]);[.C818] &lt;&gt; [.E818]);1;0)" office:value-type="float" office:value="0" calcext:value-type="float">
            <text:p>0</text:p>
          </table:table-cell>
          <table:table-cell table:formula="of:=IF(AND(ISNUMBER([.C818]);ISNUMBER([.E818]);[.C818] = [.E8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819]);ISNUMBER([.E819]);[.C819] &lt;&gt; [.E819]);1;0)" office:value-type="float" office:value="0" calcext:value-type="float">
            <text:p>0</text:p>
          </table:table-cell>
          <table:table-cell table:formula="of:=IF(AND(ISNUMBER([.C819]);ISNUMBER([.E819]);[.C819] = [.E8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IF(AND(ISNUMBER([.C820]);ISNUMBER([.E820]);[.C820] &lt;&gt; [.E820]);1;0)" office:value-type="float" office:value="0" calcext:value-type="float">
            <text:p>0</text:p>
          </table:table-cell>
          <table:table-cell table:formula="of:=IF(AND(ISNUMBER([.C820]);ISNUMBER([.E820]);[.C820] = [.E8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821]);ISNUMBER([.E821]);[.C821] &lt;&gt; [.E821]);1;0)" office:value-type="float" office:value="0" calcext:value-type="float">
            <text:p>0</text:p>
          </table:table-cell>
          <table:table-cell table:formula="of:=IF(AND(ISNUMBER([.C821]);ISNUMBER([.E821]);[.C821] = [.E8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IF(AND(ISNUMBER([.C822]);ISNUMBER([.E822]);[.C822] &lt;&gt; [.E822]);1;0)" office:value-type="float" office:value="0" calcext:value-type="float">
            <text:p>0</text:p>
          </table:table-cell>
          <table:table-cell table:formula="of:=IF(AND(ISNUMBER([.C822]);ISNUMBER([.E822]);[.C822] = [.E8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823]);ISNUMBER([.E823]);[.C823] &lt;&gt; [.E823]);1;0)" office:value-type="float" office:value="0" calcext:value-type="float">
            <text:p>0</text:p>
          </table:table-cell>
          <table:table-cell table:formula="of:=IF(AND(ISNUMBER([.C823]);ISNUMBER([.E823]);[.C823] = [.E8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IF(AND(ISNUMBER([.C824]);ISNUMBER([.E824]);[.C824] &lt;&gt; [.E824]);1;0)" office:value-type="float" office:value="0" calcext:value-type="float">
            <text:p>0</text:p>
          </table:table-cell>
          <table:table-cell table:formula="of:=IF(AND(ISNUMBER([.C824]);ISNUMBER([.E824]);[.C824] = [.E8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825]);ISNUMBER([.E825]);[.C825] &lt;&gt; [.E825]);1;0)" office:value-type="float" office:value="0" calcext:value-type="float">
            <text:p>0</text:p>
          </table:table-cell>
          <table:table-cell table:formula="of:=IF(AND(ISNUMBER([.C825]);ISNUMBER([.E825]);[.C825] = [.E8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IF(AND(ISNUMBER([.C826]);ISNUMBER([.E826]);[.C826] &lt;&gt; [.E826]);1;0)" office:value-type="float" office:value="0" calcext:value-type="float">
            <text:p>0</text:p>
          </table:table-cell>
          <table:table-cell table:formula="of:=IF(AND(ISNUMBER([.C826]);ISNUMBER([.E826]);[.C826] = [.E8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827]);ISNUMBER([.E827]);[.C827] &lt;&gt; [.E827]);1;0)" office:value-type="float" office:value="0" calcext:value-type="float">
            <text:p>0</text:p>
          </table:table-cell>
          <table:table-cell table:formula="of:=IF(AND(ISNUMBER([.C827]);ISNUMBER([.E827]);[.C827] = [.E8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828]);ISNUMBER([.E828]);[.C828] &lt;&gt; [.E828]);1;0)" office:value-type="float" office:value="0" calcext:value-type="float">
            <text:p>0</text:p>
          </table:table-cell>
          <table:table-cell table:formula="of:=IF(AND(ISNUMBER([.C828]);ISNUMBER([.E828]);[.C828] = [.E8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IF(AND(ISNUMBER([.C829]);ISNUMBER([.E829]);[.C829] &lt;&gt; [.E829]);1;0)" office:value-type="float" office:value="0" calcext:value-type="float">
            <text:p>0</text:p>
          </table:table-cell>
          <table:table-cell table:formula="of:=IF(AND(ISNUMBER([.C829]);ISNUMBER([.E829]);[.C829] = [.E8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830]);ISNUMBER([.E830]);[.C830] &lt;&gt; [.E830]);1;0)" office:value-type="float" office:value="0" calcext:value-type="float">
            <text:p>0</text:p>
          </table:table-cell>
          <table:table-cell table:formula="of:=IF(AND(ISNUMBER([.C830]);ISNUMBER([.E830]);[.C830] = [.E8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formula="of:=IF(AND(ISNUMBER([.C831]);ISNUMBER([.E831]);[.C831] &lt;&gt; [.E831]);1;0)" office:value-type="float" office:value="0" calcext:value-type="float">
            <text:p>0</text:p>
          </table:table-cell>
          <table:table-cell table:formula="of:=IF(AND(ISNUMBER([.C831]);ISNUMBER([.E831]);[.C831] = [.E8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832]);ISNUMBER([.E832]);[.C832] &lt;&gt; [.E832]);1;0)" office:value-type="float" office:value="0" calcext:value-type="float">
            <text:p>0</text:p>
          </table:table-cell>
          <table:table-cell table:formula="of:=IF(AND(ISNUMBER([.C832]);ISNUMBER([.E832]);[.C832] = [.E8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833]);ISNUMBER([.E833]);[.C833] &lt;&gt; [.E833]);1;0)" office:value-type="float" office:value="0" calcext:value-type="float">
            <text:p>0</text:p>
          </table:table-cell>
          <table:table-cell table:formula="of:=IF(AND(ISNUMBER([.C833]);ISNUMBER([.E833]);[.C833] = [.E8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834]);ISNUMBER([.E834]);[.C834] &lt;&gt; [.E834]);1;0)" office:value-type="float" office:value="0" calcext:value-type="float">
            <text:p>0</text:p>
          </table:table-cell>
          <table:table-cell table:formula="of:=IF(AND(ISNUMBER([.C834]);ISNUMBER([.E834]);[.C834] = [.E8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formula="of:=IF(AND(ISNUMBER([.C835]);ISNUMBER([.E835]);[.C835] &lt;&gt; [.E835]);1;0)" office:value-type="float" office:value="0" calcext:value-type="float">
            <text:p>0</text:p>
          </table:table-cell>
          <table:table-cell table:formula="of:=IF(AND(ISNUMBER([.C835]);ISNUMBER([.E835]);[.C835] = [.E8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836]);ISNUMBER([.E836]);[.C836] &lt;&gt; [.E836]);1;0)" office:value-type="float" office:value="0" calcext:value-type="float">
            <text:p>0</text:p>
          </table:table-cell>
          <table:table-cell table:formula="of:=IF(AND(ISNUMBER([.C836]);ISNUMBER([.E836]);[.C836] = [.E8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formula="of:=IF(AND(ISNUMBER([.C837]);ISNUMBER([.E837]);[.C837] &lt;&gt; [.E837]);1;0)" office:value-type="float" office:value="0" calcext:value-type="float">
            <text:p>0</text:p>
          </table:table-cell>
          <table:table-cell table:formula="of:=IF(AND(ISNUMBER([.C837]);ISNUMBER([.E837]);[.C837] = [.E8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838]);ISNUMBER([.E838]);[.C838] &lt;&gt; [.E838]);1;0)" office:value-type="float" office:value="0" calcext:value-type="float">
            <text:p>0</text:p>
          </table:table-cell>
          <table:table-cell table:formula="of:=IF(AND(ISNUMBER([.C838]);ISNUMBER([.E838]);[.C838] = [.E8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839]);ISNUMBER([.E839]);[.C839] &lt;&gt; [.E839]);1;0)" office:value-type="float" office:value="0" calcext:value-type="float">
            <text:p>0</text:p>
          </table:table-cell>
          <table:table-cell table:formula="of:=IF(AND(ISNUMBER([.C839]);ISNUMBER([.E839]);[.C839] = [.E8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840]);ISNUMBER([.E840]);[.C840] &lt;&gt; [.E840]);1;0)" office:value-type="float" office:value="0" calcext:value-type="float">
            <text:p>0</text:p>
          </table:table-cell>
          <table:table-cell table:formula="of:=IF(AND(ISNUMBER([.C840]);ISNUMBER([.E840]);[.C840] = [.E8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841]);ISNUMBER([.E841]);[.C841] &lt;&gt; [.E841]);1;0)" office:value-type="float" office:value="0" calcext:value-type="float">
            <text:p>0</text:p>
          </table:table-cell>
          <table:table-cell table:formula="of:=IF(AND(ISNUMBER([.C841]);ISNUMBER([.E841]);[.C841] = [.E8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842]);ISNUMBER([.E842]);[.C842] &lt;&gt; [.E842]);1;0)" office:value-type="float" office:value="0" calcext:value-type="float">
            <text:p>0</text:p>
          </table:table-cell>
          <table:table-cell table:formula="of:=IF(AND(ISNUMBER([.C842]);ISNUMBER([.E842]);[.C842] = [.E8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843]);ISNUMBER([.E843]);[.C843] &lt;&gt; [.E843]);1;0)" office:value-type="float" office:value="0" calcext:value-type="float">
            <text:p>0</text:p>
          </table:table-cell>
          <table:table-cell table:formula="of:=IF(AND(ISNUMBER([.C843]);ISNUMBER([.E843]);[.C843] = [.E8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844]);ISNUMBER([.E844]);[.C844] &lt;&gt; [.E844]);1;0)" office:value-type="float" office:value="0" calcext:value-type="float">
            <text:p>0</text:p>
          </table:table-cell>
          <table:table-cell table:formula="of:=IF(AND(ISNUMBER([.C844]);ISNUMBER([.E844]);[.C844] = [.E8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845]);ISNUMBER([.E845]);[.C845] &lt;&gt; [.E845]);1;0)" office:value-type="float" office:value="0" calcext:value-type="float">
            <text:p>0</text:p>
          </table:table-cell>
          <table:table-cell table:formula="of:=IF(AND(ISNUMBER([.C845]);ISNUMBER([.E845]);[.C845] = [.E8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846]);ISNUMBER([.E846]);[.C846] &lt;&gt; [.E846]);1;0)" office:value-type="float" office:value="0" calcext:value-type="float">
            <text:p>0</text:p>
          </table:table-cell>
          <table:table-cell table:formula="of:=IF(AND(ISNUMBER([.C846]);ISNUMBER([.E846]);[.C846] = [.E8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847]);ISNUMBER([.E847]);[.C847] &lt;&gt; [.E847]);1;0)" office:value-type="float" office:value="0" calcext:value-type="float">
            <text:p>0</text:p>
          </table:table-cell>
          <table:table-cell table:formula="of:=IF(AND(ISNUMBER([.C847]);ISNUMBER([.E847]);[.C847] = [.E8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848]);ISNUMBER([.E848]);[.C848] &lt;&gt; [.E848]);1;0)" office:value-type="float" office:value="0" calcext:value-type="float">
            <text:p>0</text:p>
          </table:table-cell>
          <table:table-cell table:formula="of:=IF(AND(ISNUMBER([.C848]);ISNUMBER([.E848]);[.C848] = [.E8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849]);ISNUMBER([.E849]);[.C849] &lt;&gt; [.E849]);1;0)" office:value-type="float" office:value="0" calcext:value-type="float">
            <text:p>0</text:p>
          </table:table-cell>
          <table:table-cell table:formula="of:=IF(AND(ISNUMBER([.C849]);ISNUMBER([.E849]);[.C849] = [.E8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850]);ISNUMBER([.E850]);[.C850] &lt;&gt; [.E850]);1;0)" office:value-type="float" office:value="0" calcext:value-type="float">
            <text:p>0</text:p>
          </table:table-cell>
          <table:table-cell table:formula="of:=IF(AND(ISNUMBER([.C850]);ISNUMBER([.E850]);[.C850] = [.E8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851]);ISNUMBER([.E851]);[.C851] &lt;&gt; [.E851]);1;0)" office:value-type="float" office:value="0" calcext:value-type="float">
            <text:p>0</text:p>
          </table:table-cell>
          <table:table-cell table:formula="of:=IF(AND(ISNUMBER([.C851]);ISNUMBER([.E851]);[.C851] = [.E8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852]);ISNUMBER([.E852]);[.C852] &lt;&gt; [.E852]);1;0)" office:value-type="float" office:value="0" calcext:value-type="float">
            <text:p>0</text:p>
          </table:table-cell>
          <table:table-cell table:formula="of:=IF(AND(ISNUMBER([.C852]);ISNUMBER([.E852]);[.C852] = [.E8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853]);ISNUMBER([.E853]);[.C853] &lt;&gt; [.E853]);1;0)" office:value-type="float" office:value="0" calcext:value-type="float">
            <text:p>0</text:p>
          </table:table-cell>
          <table:table-cell table:formula="of:=IF(AND(ISNUMBER([.C853]);ISNUMBER([.E853]);[.C853] = [.E8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854]);ISNUMBER([.E854]);[.C854] &lt;&gt; [.E854]);1;0)" office:value-type="float" office:value="0" calcext:value-type="float">
            <text:p>0</text:p>
          </table:table-cell>
          <table:table-cell table:formula="of:=IF(AND(ISNUMBER([.C854]);ISNUMBER([.E854]);[.C854] = [.E8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855]);ISNUMBER([.E855]);[.C855] &lt;&gt; [.E855]);1;0)" office:value-type="float" office:value="0" calcext:value-type="float">
            <text:p>0</text:p>
          </table:table-cell>
          <table:table-cell table:formula="of:=IF(AND(ISNUMBER([.C855]);ISNUMBER([.E855]);[.C855] = [.E8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856]);ISNUMBER([.E856]);[.C856] &lt;&gt; [.E856]);1;0)" office:value-type="float" office:value="0" calcext:value-type="float">
            <text:p>0</text:p>
          </table:table-cell>
          <table:table-cell table:formula="of:=IF(AND(ISNUMBER([.C856]);ISNUMBER([.E856]);[.C856] = [.E8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857]);ISNUMBER([.E857]);[.C857] &lt;&gt; [.E857]);1;0)" office:value-type="float" office:value="0" calcext:value-type="float">
            <text:p>0</text:p>
          </table:table-cell>
          <table:table-cell table:formula="of:=IF(AND(ISNUMBER([.C857]);ISNUMBER([.E857]);[.C857] = [.E8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858]);ISNUMBER([.E858]);[.C858] &lt;&gt; [.E858]);1;0)" office:value-type="float" office:value="0" calcext:value-type="float">
            <text:p>0</text:p>
          </table:table-cell>
          <table:table-cell table:formula="of:=IF(AND(ISNUMBER([.C858]);ISNUMBER([.E858]);[.C858] = [.E8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859]);ISNUMBER([.E859]);[.C859] &lt;&gt; [.E859]);1;0)" office:value-type="float" office:value="0" calcext:value-type="float">
            <text:p>0</text:p>
          </table:table-cell>
          <table:table-cell table:formula="of:=IF(AND(ISNUMBER([.C859]);ISNUMBER([.E859]);[.C859] = [.E8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860]);ISNUMBER([.E860]);[.C860] &lt;&gt; [.E860]);1;0)" office:value-type="float" office:value="0" calcext:value-type="float">
            <text:p>0</text:p>
          </table:table-cell>
          <table:table-cell table:formula="of:=IF(AND(ISNUMBER([.C860]);ISNUMBER([.E860]);[.C860] = [.E8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861]);ISNUMBER([.E861]);[.C861] &lt;&gt; [.E861]);1;0)" office:value-type="float" office:value="0" calcext:value-type="float">
            <text:p>0</text:p>
          </table:table-cell>
          <table:table-cell table:formula="of:=IF(AND(ISNUMBER([.C861]);ISNUMBER([.E861]);[.C861] = [.E8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862]);ISNUMBER([.E862]);[.C862] &lt;&gt; [.E862]);1;0)" office:value-type="float" office:value="0" calcext:value-type="float">
            <text:p>0</text:p>
          </table:table-cell>
          <table:table-cell table:formula="of:=IF(AND(ISNUMBER([.C862]);ISNUMBER([.E862]);[.C862] = [.E8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863]);ISNUMBER([.E863]);[.C863] &lt;&gt; [.E863]);1;0)" office:value-type="float" office:value="0" calcext:value-type="float">
            <text:p>0</text:p>
          </table:table-cell>
          <table:table-cell table:formula="of:=IF(AND(ISNUMBER([.C863]);ISNUMBER([.E863]);[.C863] = [.E8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864]);ISNUMBER([.E864]);[.C864] &lt;&gt; [.E864]);1;0)" office:value-type="float" office:value="0" calcext:value-type="float">
            <text:p>0</text:p>
          </table:table-cell>
          <table:table-cell table:formula="of:=IF(AND(ISNUMBER([.C864]);ISNUMBER([.E864]);[.C864] = [.E8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865]);ISNUMBER([.E865]);[.C865] &lt;&gt; [.E865]);1;0)" office:value-type="float" office:value="0" calcext:value-type="float">
            <text:p>0</text:p>
          </table:table-cell>
          <table:table-cell table:formula="of:=IF(AND(ISNUMBER([.C865]);ISNUMBER([.E865]);[.C865] = [.E8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866]);ISNUMBER([.E866]);[.C866] &lt;&gt; [.E866]);1;0)" office:value-type="float" office:value="0" calcext:value-type="float">
            <text:p>0</text:p>
          </table:table-cell>
          <table:table-cell table:formula="of:=IF(AND(ISNUMBER([.C866]);ISNUMBER([.E866]);[.C866] = [.E8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867]);ISNUMBER([.E867]);[.C867] &lt;&gt; [.E867]);1;0)" office:value-type="float" office:value="0" calcext:value-type="float">
            <text:p>0</text:p>
          </table:table-cell>
          <table:table-cell table:formula="of:=IF(AND(ISNUMBER([.C867]);ISNUMBER([.E867]);[.C867] = [.E8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868]);ISNUMBER([.E868]);[.C868] &lt;&gt; [.E868]);1;0)" office:value-type="float" office:value="0" calcext:value-type="float">
            <text:p>0</text:p>
          </table:table-cell>
          <table:table-cell table:formula="of:=IF(AND(ISNUMBER([.C868]);ISNUMBER([.E868]);[.C868] = [.E8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869]);ISNUMBER([.E869]);[.C869] &lt;&gt; [.E869]);1;0)" office:value-type="float" office:value="0" calcext:value-type="float">
            <text:p>0</text:p>
          </table:table-cell>
          <table:table-cell table:formula="of:=IF(AND(ISNUMBER([.C869]);ISNUMBER([.E869]);[.C869] = [.E8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870]);ISNUMBER([.E870]);[.C870] &lt;&gt; [.E870]);1;0)" office:value-type="float" office:value="0" calcext:value-type="float">
            <text:p>0</text:p>
          </table:table-cell>
          <table:table-cell table:formula="of:=IF(AND(ISNUMBER([.C870]);ISNUMBER([.E870]);[.C870] = [.E8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871]);ISNUMBER([.E871]);[.C871] &lt;&gt; [.E871]);1;0)" office:value-type="float" office:value="0" calcext:value-type="float">
            <text:p>0</text:p>
          </table:table-cell>
          <table:table-cell table:formula="of:=IF(AND(ISNUMBER([.C871]);ISNUMBER([.E871]);[.C871] = [.E8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872]);ISNUMBER([.E872]);[.C872] &lt;&gt; [.E872]);1;0)" office:value-type="float" office:value="0" calcext:value-type="float">
            <text:p>0</text:p>
          </table:table-cell>
          <table:table-cell table:formula="of:=IF(AND(ISNUMBER([.C872]);ISNUMBER([.E872]);[.C872] = [.E8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873]);ISNUMBER([.E873]);[.C873] &lt;&gt; [.E873]);1;0)" office:value-type="float" office:value="0" calcext:value-type="float">
            <text:p>0</text:p>
          </table:table-cell>
          <table:table-cell table:formula="of:=IF(AND(ISNUMBER([.C873]);ISNUMBER([.E873]);[.C873] = [.E8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874]);ISNUMBER([.E874]);[.C874] &lt;&gt; [.E874]);1;0)" office:value-type="float" office:value="0" calcext:value-type="float">
            <text:p>0</text:p>
          </table:table-cell>
          <table:table-cell table:formula="of:=IF(AND(ISNUMBER([.C874]);ISNUMBER([.E874]);[.C874] = [.E8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875]);ISNUMBER([.E875]);[.C875] &lt;&gt; [.E875]);1;0)" office:value-type="float" office:value="0" calcext:value-type="float">
            <text:p>0</text:p>
          </table:table-cell>
          <table:table-cell table:formula="of:=IF(AND(ISNUMBER([.C875]);ISNUMBER([.E875]);[.C875] = [.E8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876]);ISNUMBER([.E876]);[.C876] &lt;&gt; [.E876]);1;0)" office:value-type="float" office:value="0" calcext:value-type="float">
            <text:p>0</text:p>
          </table:table-cell>
          <table:table-cell table:formula="of:=IF(AND(ISNUMBER([.C876]);ISNUMBER([.E876]);[.C876] = [.E8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877]);ISNUMBER([.E877]);[.C877] &lt;&gt; [.E877]);1;0)" office:value-type="float" office:value="0" calcext:value-type="float">
            <text:p>0</text:p>
          </table:table-cell>
          <table:table-cell table:formula="of:=IF(AND(ISNUMBER([.C877]);ISNUMBER([.E877]);[.C877] = [.E8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878]);ISNUMBER([.E878]);[.C878] &lt;&gt; [.E878]);1;0)" office:value-type="float" office:value="0" calcext:value-type="float">
            <text:p>0</text:p>
          </table:table-cell>
          <table:table-cell table:formula="of:=IF(AND(ISNUMBER([.C878]);ISNUMBER([.E878]);[.C878] = [.E8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879]);ISNUMBER([.E879]);[.C879] &lt;&gt; [.E879]);1;0)" office:value-type="float" office:value="0" calcext:value-type="float">
            <text:p>0</text:p>
          </table:table-cell>
          <table:table-cell table:formula="of:=IF(AND(ISNUMBER([.C879]);ISNUMBER([.E879]);[.C879] = [.E8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880]);ISNUMBER([.E880]);[.C880] &lt;&gt; [.E880]);1;0)" office:value-type="float" office:value="0" calcext:value-type="float">
            <text:p>0</text:p>
          </table:table-cell>
          <table:table-cell table:formula="of:=IF(AND(ISNUMBER([.C880]);ISNUMBER([.E880]);[.C880] = [.E8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881]);ISNUMBER([.E881]);[.C881] &lt;&gt; [.E881]);1;0)" office:value-type="float" office:value="0" calcext:value-type="float">
            <text:p>0</text:p>
          </table:table-cell>
          <table:table-cell table:formula="of:=IF(AND(ISNUMBER([.C881]);ISNUMBER([.E881]);[.C881] = [.E8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882]);ISNUMBER([.E882]);[.C882] &lt;&gt; [.E882]);1;0)" office:value-type="float" office:value="0" calcext:value-type="float">
            <text:p>0</text:p>
          </table:table-cell>
          <table:table-cell table:formula="of:=IF(AND(ISNUMBER([.C882]);ISNUMBER([.E882]);[.C882] = [.E8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883]);ISNUMBER([.E883]);[.C883] &lt;&gt; [.E883]);1;0)" office:value-type="float" office:value="0" calcext:value-type="float">
            <text:p>0</text:p>
          </table:table-cell>
          <table:table-cell table:formula="of:=IF(AND(ISNUMBER([.C883]);ISNUMBER([.E883]);[.C883] = [.E8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884]);ISNUMBER([.E884]);[.C884] &lt;&gt; [.E884]);1;0)" office:value-type="float" office:value="0" calcext:value-type="float">
            <text:p>0</text:p>
          </table:table-cell>
          <table:table-cell table:formula="of:=IF(AND(ISNUMBER([.C884]);ISNUMBER([.E884]);[.C884] = [.E8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885]);ISNUMBER([.E885]);[.C885] &lt;&gt; [.E885]);1;0)" office:value-type="float" office:value="0" calcext:value-type="float">
            <text:p>0</text:p>
          </table:table-cell>
          <table:table-cell table:formula="of:=IF(AND(ISNUMBER([.C885]);ISNUMBER([.E885]);[.C885] = [.E8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886]);ISNUMBER([.E886]);[.C886] &lt;&gt; [.E886]);1;0)" office:value-type="float" office:value="0" calcext:value-type="float">
            <text:p>0</text:p>
          </table:table-cell>
          <table:table-cell table:formula="of:=IF(AND(ISNUMBER([.C886]);ISNUMBER([.E886]);[.C886] = [.E8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887]);ISNUMBER([.E887]);[.C887] &lt;&gt; [.E887]);1;0)" office:value-type="float" office:value="0" calcext:value-type="float">
            <text:p>0</text:p>
          </table:table-cell>
          <table:table-cell table:formula="of:=IF(AND(ISNUMBER([.C887]);ISNUMBER([.E887]);[.C887] = [.E8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888]);ISNUMBER([.E888]);[.C888] &lt;&gt; [.E888]);1;0)" office:value-type="float" office:value="0" calcext:value-type="float">
            <text:p>0</text:p>
          </table:table-cell>
          <table:table-cell table:formula="of:=IF(AND(ISNUMBER([.C888]);ISNUMBER([.E888]);[.C888] = [.E8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889]);ISNUMBER([.E889]);[.C889] &lt;&gt; [.E889]);1;0)" office:value-type="float" office:value="0" calcext:value-type="float">
            <text:p>0</text:p>
          </table:table-cell>
          <table:table-cell table:formula="of:=IF(AND(ISNUMBER([.C889]);ISNUMBER([.E889]);[.C889] = [.E8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890]);ISNUMBER([.E890]);[.C890] &lt;&gt; [.E890]);1;0)" office:value-type="float" office:value="0" calcext:value-type="float">
            <text:p>0</text:p>
          </table:table-cell>
          <table:table-cell table:formula="of:=IF(AND(ISNUMBER([.C890]);ISNUMBER([.E890]);[.C890] = [.E8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891]);ISNUMBER([.E891]);[.C891] &lt;&gt; [.E891]);1;0)" office:value-type="float" office:value="0" calcext:value-type="float">
            <text:p>0</text:p>
          </table:table-cell>
          <table:table-cell table:formula="of:=IF(AND(ISNUMBER([.C891]);ISNUMBER([.E891]);[.C891] = [.E8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892]);ISNUMBER([.E892]);[.C892] &lt;&gt; [.E892]);1;0)" office:value-type="float" office:value="0" calcext:value-type="float">
            <text:p>0</text:p>
          </table:table-cell>
          <table:table-cell table:formula="of:=IF(AND(ISNUMBER([.C892]);ISNUMBER([.E892]);[.C892] = [.E8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893]);ISNUMBER([.E893]);[.C893] &lt;&gt; [.E893]);1;0)" office:value-type="float" office:value="0" calcext:value-type="float">
            <text:p>0</text:p>
          </table:table-cell>
          <table:table-cell table:formula="of:=IF(AND(ISNUMBER([.C893]);ISNUMBER([.E893]);[.C893] = [.E8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894]);ISNUMBER([.E894]);[.C894] &lt;&gt; [.E894]);1;0)" office:value-type="float" office:value="0" calcext:value-type="float">
            <text:p>0</text:p>
          </table:table-cell>
          <table:table-cell table:formula="of:=IF(AND(ISNUMBER([.C894]);ISNUMBER([.E894]);[.C894] = [.E8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895]);ISNUMBER([.E895]);[.C895] &lt;&gt; [.E895]);1;0)" office:value-type="float" office:value="0" calcext:value-type="float">
            <text:p>0</text:p>
          </table:table-cell>
          <table:table-cell table:formula="of:=IF(AND(ISNUMBER([.C895]);ISNUMBER([.E895]);[.C895] = [.E8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896]);ISNUMBER([.E896]);[.C896] &lt;&gt; [.E896]);1;0)" office:value-type="float" office:value="0" calcext:value-type="float">
            <text:p>0</text:p>
          </table:table-cell>
          <table:table-cell table:formula="of:=IF(AND(ISNUMBER([.C896]);ISNUMBER([.E896]);[.C896] = [.E8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897]);ISNUMBER([.E897]);[.C897] &lt;&gt; [.E897]);1;0)" office:value-type="float" office:value="0" calcext:value-type="float">
            <text:p>0</text:p>
          </table:table-cell>
          <table:table-cell table:formula="of:=IF(AND(ISNUMBER([.C897]);ISNUMBER([.E897]);[.C897] = [.E8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898]);ISNUMBER([.E898]);[.C898] &lt;&gt; [.E898]);1;0)" office:value-type="float" office:value="0" calcext:value-type="float">
            <text:p>0</text:p>
          </table:table-cell>
          <table:table-cell table:formula="of:=IF(AND(ISNUMBER([.C898]);ISNUMBER([.E898]);[.C898] = [.E8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899]);ISNUMBER([.E899]);[.C899] &lt;&gt; [.E899]);1;0)" office:value-type="float" office:value="0" calcext:value-type="float">
            <text:p>0</text:p>
          </table:table-cell>
          <table:table-cell table:formula="of:=IF(AND(ISNUMBER([.C899]);ISNUMBER([.E899]);[.C899] = [.E8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900]);ISNUMBER([.E900]);[.C900] &lt;&gt; [.E900]);1;0)" office:value-type="float" office:value="0" calcext:value-type="float">
            <text:p>0</text:p>
          </table:table-cell>
          <table:table-cell table:formula="of:=IF(AND(ISNUMBER([.C900]);ISNUMBER([.E900]);[.C900] = [.E9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901]);ISNUMBER([.E901]);[.C901] &lt;&gt; [.E901]);1;0)" office:value-type="float" office:value="0" calcext:value-type="float">
            <text:p>0</text:p>
          </table:table-cell>
          <table:table-cell table:formula="of:=IF(AND(ISNUMBER([.C901]);ISNUMBER([.E901]);[.C901] = [.E9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902]);ISNUMBER([.E902]);[.C902] &lt;&gt; [.E902]);1;0)" office:value-type="float" office:value="0" calcext:value-type="float">
            <text:p>0</text:p>
          </table:table-cell>
          <table:table-cell table:formula="of:=IF(AND(ISNUMBER([.C902]);ISNUMBER([.E902]);[.C902] = [.E9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903]);ISNUMBER([.E903]);[.C903] &lt;&gt; [.E903]);1;0)" office:value-type="float" office:value="0" calcext:value-type="float">
            <text:p>0</text:p>
          </table:table-cell>
          <table:table-cell table:formula="of:=IF(AND(ISNUMBER([.C903]);ISNUMBER([.E903]);[.C903] = [.E9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904]);ISNUMBER([.E904]);[.C904] &lt;&gt; [.E904]);1;0)" office:value-type="float" office:value="0" calcext:value-type="float">
            <text:p>0</text:p>
          </table:table-cell>
          <table:table-cell table:formula="of:=IF(AND(ISNUMBER([.C904]);ISNUMBER([.E904]);[.C904] = [.E9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905]);ISNUMBER([.E905]);[.C905] &lt;&gt; [.E905]);1;0)" office:value-type="float" office:value="0" calcext:value-type="float">
            <text:p>0</text:p>
          </table:table-cell>
          <table:table-cell table:formula="of:=IF(AND(ISNUMBER([.C905]);ISNUMBER([.E905]);[.C905] = [.E9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906]);ISNUMBER([.E906]);[.C906] &lt;&gt; [.E906]);1;0)" office:value-type="float" office:value="0" calcext:value-type="float">
            <text:p>0</text:p>
          </table:table-cell>
          <table:table-cell table:formula="of:=IF(AND(ISNUMBER([.C906]);ISNUMBER([.E906]);[.C906] = [.E9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907]);ISNUMBER([.E907]);[.C907] &lt;&gt; [.E907]);1;0)" office:value-type="float" office:value="0" calcext:value-type="float">
            <text:p>0</text:p>
          </table:table-cell>
          <table:table-cell table:formula="of:=IF(AND(ISNUMBER([.C907]);ISNUMBER([.E907]);[.C907] = [.E9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908]);ISNUMBER([.E908]);[.C908] &lt;&gt; [.E908]);1;0)" office:value-type="float" office:value="0" calcext:value-type="float">
            <text:p>0</text:p>
          </table:table-cell>
          <table:table-cell table:formula="of:=IF(AND(ISNUMBER([.C908]);ISNUMBER([.E908]);[.C908] = [.E9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909]);ISNUMBER([.E909]);[.C909] &lt;&gt; [.E909]);1;0)" office:value-type="float" office:value="0" calcext:value-type="float">
            <text:p>0</text:p>
          </table:table-cell>
          <table:table-cell table:formula="of:=IF(AND(ISNUMBER([.C909]);ISNUMBER([.E909]);[.C909] = [.E9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910]);ISNUMBER([.E910]);[.C910] &lt;&gt; [.E910]);1;0)" office:value-type="float" office:value="0" calcext:value-type="float">
            <text:p>0</text:p>
          </table:table-cell>
          <table:table-cell table:formula="of:=IF(AND(ISNUMBER([.C910]);ISNUMBER([.E910]);[.C910] = [.E9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911]);ISNUMBER([.E911]);[.C911] &lt;&gt; [.E911]);1;0)" office:value-type="float" office:value="0" calcext:value-type="float">
            <text:p>0</text:p>
          </table:table-cell>
          <table:table-cell table:formula="of:=IF(AND(ISNUMBER([.C911]);ISNUMBER([.E911]);[.C911] = [.E9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912]);ISNUMBER([.E912]);[.C912] &lt;&gt; [.E912]);1;0)" office:value-type="float" office:value="0" calcext:value-type="float">
            <text:p>0</text:p>
          </table:table-cell>
          <table:table-cell table:formula="of:=IF(AND(ISNUMBER([.C912]);ISNUMBER([.E912]);[.C912] = [.E9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913]);ISNUMBER([.E913]);[.C913] &lt;&gt; [.E913]);1;0)" office:value-type="float" office:value="0" calcext:value-type="float">
            <text:p>0</text:p>
          </table:table-cell>
          <table:table-cell table:formula="of:=IF(AND(ISNUMBER([.C913]);ISNUMBER([.E913]);[.C913] = [.E9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914]);ISNUMBER([.E914]);[.C914] &lt;&gt; [.E914]);1;0)" office:value-type="float" office:value="0" calcext:value-type="float">
            <text:p>0</text:p>
          </table:table-cell>
          <table:table-cell table:formula="of:=IF(AND(ISNUMBER([.C914]);ISNUMBER([.E914]);[.C914] = [.E9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915]);ISNUMBER([.E915]);[.C915] &lt;&gt; [.E915]);1;0)" office:value-type="float" office:value="0" calcext:value-type="float">
            <text:p>0</text:p>
          </table:table-cell>
          <table:table-cell table:formula="of:=IF(AND(ISNUMBER([.C915]);ISNUMBER([.E915]);[.C915] = [.E9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916]);ISNUMBER([.E916]);[.C916] &lt;&gt; [.E916]);1;0)" office:value-type="float" office:value="0" calcext:value-type="float">
            <text:p>0</text:p>
          </table:table-cell>
          <table:table-cell table:formula="of:=IF(AND(ISNUMBER([.C916]);ISNUMBER([.E916]);[.C916] = [.E9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917]);ISNUMBER([.E917]);[.C917] &lt;&gt; [.E917]);1;0)" office:value-type="float" office:value="0" calcext:value-type="float">
            <text:p>0</text:p>
          </table:table-cell>
          <table:table-cell table:formula="of:=IF(AND(ISNUMBER([.C917]);ISNUMBER([.E917]);[.C917] = [.E9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918]);ISNUMBER([.E918]);[.C918] &lt;&gt; [.E918]);1;0)" office:value-type="float" office:value="0" calcext:value-type="float">
            <text:p>0</text:p>
          </table:table-cell>
          <table:table-cell table:formula="of:=IF(AND(ISNUMBER([.C918]);ISNUMBER([.E918]);[.C918] = [.E9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919]);ISNUMBER([.E919]);[.C919] &lt;&gt; [.E919]);1;0)" office:value-type="float" office:value="0" calcext:value-type="float">
            <text:p>0</text:p>
          </table:table-cell>
          <table:table-cell table:formula="of:=IF(AND(ISNUMBER([.C919]);ISNUMBER([.E919]);[.C919] = [.E9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920]);ISNUMBER([.E920]);[.C920] &lt;&gt; [.E920]);1;0)" office:value-type="float" office:value="0" calcext:value-type="float">
            <text:p>0</text:p>
          </table:table-cell>
          <table:table-cell table:formula="of:=IF(AND(ISNUMBER([.C920]);ISNUMBER([.E920]);[.C920] = [.E9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921]);ISNUMBER([.E921]);[.C921] &lt;&gt; [.E921]);1;0)" office:value-type="float" office:value="0" calcext:value-type="float">
            <text:p>0</text:p>
          </table:table-cell>
          <table:table-cell table:formula="of:=IF(AND(ISNUMBER([.C921]);ISNUMBER([.E921]);[.C921] = [.E9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922]);ISNUMBER([.E922]);[.C922] &lt;&gt; [.E922]);1;0)" office:value-type="float" office:value="0" calcext:value-type="float">
            <text:p>0</text:p>
          </table:table-cell>
          <table:table-cell table:formula="of:=IF(AND(ISNUMBER([.C922]);ISNUMBER([.E922]);[.C922] = [.E9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923]);ISNUMBER([.E923]);[.C923] &lt;&gt; [.E923]);1;0)" office:value-type="float" office:value="0" calcext:value-type="float">
            <text:p>0</text:p>
          </table:table-cell>
          <table:table-cell table:formula="of:=IF(AND(ISNUMBER([.C923]);ISNUMBER([.E923]);[.C923] = [.E9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924]);ISNUMBER([.E924]);[.C924] &lt;&gt; [.E924]);1;0)" office:value-type="float" office:value="0" calcext:value-type="float">
            <text:p>0</text:p>
          </table:table-cell>
          <table:table-cell table:formula="of:=IF(AND(ISNUMBER([.C924]);ISNUMBER([.E924]);[.C924] = [.E9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925]);ISNUMBER([.E925]);[.C925] &lt;&gt; [.E925]);1;0)" office:value-type="float" office:value="0" calcext:value-type="float">
            <text:p>0</text:p>
          </table:table-cell>
          <table:table-cell table:formula="of:=IF(AND(ISNUMBER([.C925]);ISNUMBER([.E925]);[.C925] = [.E9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926]);ISNUMBER([.E926]);[.C926] &lt;&gt; [.E926]);1;0)" office:value-type="float" office:value="0" calcext:value-type="float">
            <text:p>0</text:p>
          </table:table-cell>
          <table:table-cell table:formula="of:=IF(AND(ISNUMBER([.C926]);ISNUMBER([.E926]);[.C926] = [.E9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927]);ISNUMBER([.E927]);[.C927] &lt;&gt; [.E927]);1;0)" office:value-type="float" office:value="0" calcext:value-type="float">
            <text:p>0</text:p>
          </table:table-cell>
          <table:table-cell table:formula="of:=IF(AND(ISNUMBER([.C927]);ISNUMBER([.E927]);[.C927] = [.E9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928]);ISNUMBER([.E928]);[.C928] &lt;&gt; [.E928]);1;0)" office:value-type="float" office:value="0" calcext:value-type="float">
            <text:p>0</text:p>
          </table:table-cell>
          <table:table-cell table:formula="of:=IF(AND(ISNUMBER([.C928]);ISNUMBER([.E928]);[.C928] = [.E9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929]);ISNUMBER([.E929]);[.C929] &lt;&gt; [.E929]);1;0)" office:value-type="float" office:value="0" calcext:value-type="float">
            <text:p>0</text:p>
          </table:table-cell>
          <table:table-cell table:formula="of:=IF(AND(ISNUMBER([.C929]);ISNUMBER([.E929]);[.C929] = [.E9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930]);ISNUMBER([.E930]);[.C930] &lt;&gt; [.E930]);1;0)" office:value-type="float" office:value="0" calcext:value-type="float">
            <text:p>0</text:p>
          </table:table-cell>
          <table:table-cell table:formula="of:=IF(AND(ISNUMBER([.C930]);ISNUMBER([.E930]);[.C930] = [.E9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931]);ISNUMBER([.E931]);[.C931] &lt;&gt; [.E931]);1;0)" office:value-type="float" office:value="0" calcext:value-type="float">
            <text:p>0</text:p>
          </table:table-cell>
          <table:table-cell table:formula="of:=IF(AND(ISNUMBER([.C931]);ISNUMBER([.E931]);[.C931] = [.E9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932]);ISNUMBER([.E932]);[.C932] &lt;&gt; [.E932]);1;0)" office:value-type="float" office:value="0" calcext:value-type="float">
            <text:p>0</text:p>
          </table:table-cell>
          <table:table-cell table:formula="of:=IF(AND(ISNUMBER([.C932]);ISNUMBER([.E932]);[.C932] = [.E9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933]);ISNUMBER([.E933]);[.C933] &lt;&gt; [.E933]);1;0)" office:value-type="float" office:value="0" calcext:value-type="float">
            <text:p>0</text:p>
          </table:table-cell>
          <table:table-cell table:formula="of:=IF(AND(ISNUMBER([.C933]);ISNUMBER([.E933]);[.C933] = [.E9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934]);ISNUMBER([.E934]);[.C934] &lt;&gt; [.E934]);1;0)" office:value-type="float" office:value="0" calcext:value-type="float">
            <text:p>0</text:p>
          </table:table-cell>
          <table:table-cell table:formula="of:=IF(AND(ISNUMBER([.C934]);ISNUMBER([.E934]);[.C934] = [.E9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935]);ISNUMBER([.E935]);[.C935] &lt;&gt; [.E935]);1;0)" office:value-type="float" office:value="0" calcext:value-type="float">
            <text:p>0</text:p>
          </table:table-cell>
          <table:table-cell table:formula="of:=IF(AND(ISNUMBER([.C935]);ISNUMBER([.E935]);[.C935] = [.E9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936]);ISNUMBER([.E936]);[.C936] &lt;&gt; [.E936]);1;0)" office:value-type="float" office:value="0" calcext:value-type="float">
            <text:p>0</text:p>
          </table:table-cell>
          <table:table-cell table:formula="of:=IF(AND(ISNUMBER([.C936]);ISNUMBER([.E936]);[.C936] = [.E9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937]);ISNUMBER([.E937]);[.C937] &lt;&gt; [.E937]);1;0)" office:value-type="float" office:value="0" calcext:value-type="float">
            <text:p>0</text:p>
          </table:table-cell>
          <table:table-cell table:formula="of:=IF(AND(ISNUMBER([.C937]);ISNUMBER([.E937]);[.C937] = [.E9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938]);ISNUMBER([.E938]);[.C938] &lt;&gt; [.E938]);1;0)" office:value-type="float" office:value="0" calcext:value-type="float">
            <text:p>0</text:p>
          </table:table-cell>
          <table:table-cell table:formula="of:=IF(AND(ISNUMBER([.C938]);ISNUMBER([.E938]);[.C938] = [.E9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939]);ISNUMBER([.E939]);[.C939] &lt;&gt; [.E939]);1;0)" office:value-type="float" office:value="0" calcext:value-type="float">
            <text:p>0</text:p>
          </table:table-cell>
          <table:table-cell table:formula="of:=IF(AND(ISNUMBER([.C939]);ISNUMBER([.E939]);[.C939] = [.E9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940]);ISNUMBER([.E940]);[.C940] &lt;&gt; [.E940]);1;0)" office:value-type="float" office:value="0" calcext:value-type="float">
            <text:p>0</text:p>
          </table:table-cell>
          <table:table-cell table:formula="of:=IF(AND(ISNUMBER([.C940]);ISNUMBER([.E940]);[.C940] = [.E9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941]);ISNUMBER([.E941]);[.C941] &lt;&gt; [.E941]);1;0)" office:value-type="float" office:value="0" calcext:value-type="float">
            <text:p>0</text:p>
          </table:table-cell>
          <table:table-cell table:formula="of:=IF(AND(ISNUMBER([.C941]);ISNUMBER([.E941]);[.C941] = [.E9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942]);ISNUMBER([.E942]);[.C942] &lt;&gt; [.E942]);1;0)" office:value-type="float" office:value="0" calcext:value-type="float">
            <text:p>0</text:p>
          </table:table-cell>
          <table:table-cell table:formula="of:=IF(AND(ISNUMBER([.C942]);ISNUMBER([.E942]);[.C942] = [.E9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943]);ISNUMBER([.E943]);[.C943] &lt;&gt; [.E943]);1;0)" office:value-type="float" office:value="0" calcext:value-type="float">
            <text:p>0</text:p>
          </table:table-cell>
          <table:table-cell table:formula="of:=IF(AND(ISNUMBER([.C943]);ISNUMBER([.E943]);[.C943] = [.E9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944]);ISNUMBER([.E944]);[.C944] &lt;&gt; [.E944]);1;0)" office:value-type="float" office:value="0" calcext:value-type="float">
            <text:p>0</text:p>
          </table:table-cell>
          <table:table-cell table:formula="of:=IF(AND(ISNUMBER([.C944]);ISNUMBER([.E944]);[.C944] = [.E9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945]);ISNUMBER([.E945]);[.C945] &lt;&gt; [.E945]);1;0)" office:value-type="float" office:value="0" calcext:value-type="float">
            <text:p>0</text:p>
          </table:table-cell>
          <table:table-cell table:formula="of:=IF(AND(ISNUMBER([.C945]);ISNUMBER([.E945]);[.C945] = [.E9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946]);ISNUMBER([.E946]);[.C946] &lt;&gt; [.E946]);1;0)" office:value-type="float" office:value="0" calcext:value-type="float">
            <text:p>0</text:p>
          </table:table-cell>
          <table:table-cell table:formula="of:=IF(AND(ISNUMBER([.C946]);ISNUMBER([.E946]);[.C946] = [.E9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947]);ISNUMBER([.E947]);[.C947] &lt;&gt; [.E947]);1;0)" office:value-type="float" office:value="0" calcext:value-type="float">
            <text:p>0</text:p>
          </table:table-cell>
          <table:table-cell table:formula="of:=IF(AND(ISNUMBER([.C947]);ISNUMBER([.E947]);[.C947] = [.E9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948]);ISNUMBER([.E948]);[.C948] &lt;&gt; [.E948]);1;0)" office:value-type="float" office:value="0" calcext:value-type="float">
            <text:p>0</text:p>
          </table:table-cell>
          <table:table-cell table:formula="of:=IF(AND(ISNUMBER([.C948]);ISNUMBER([.E948]);[.C948] = [.E9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949]);ISNUMBER([.E949]);[.C949] &lt;&gt; [.E949]);1;0)" office:value-type="float" office:value="0" calcext:value-type="float">
            <text:p>0</text:p>
          </table:table-cell>
          <table:table-cell table:formula="of:=IF(AND(ISNUMBER([.C949]);ISNUMBER([.E949]);[.C949] = [.E9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950]);ISNUMBER([.E950]);[.C950] &lt;&gt; [.E950]);1;0)" office:value-type="float" office:value="0" calcext:value-type="float">
            <text:p>0</text:p>
          </table:table-cell>
          <table:table-cell table:formula="of:=IF(AND(ISNUMBER([.C950]);ISNUMBER([.E950]);[.C950] = [.E9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951]);ISNUMBER([.E951]);[.C951] &lt;&gt; [.E951]);1;0)" office:value-type="float" office:value="0" calcext:value-type="float">
            <text:p>0</text:p>
          </table:table-cell>
          <table:table-cell table:formula="of:=IF(AND(ISNUMBER([.C951]);ISNUMBER([.E951]);[.C951] = [.E9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952]);ISNUMBER([.E952]);[.C952] &lt;&gt; [.E952]);1;0)" office:value-type="float" office:value="0" calcext:value-type="float">
            <text:p>0</text:p>
          </table:table-cell>
          <table:table-cell table:formula="of:=IF(AND(ISNUMBER([.C952]);ISNUMBER([.E952]);[.C952] = [.E9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953]);ISNUMBER([.E953]);[.C953] &lt;&gt; [.E953]);1;0)" office:value-type="float" office:value="0" calcext:value-type="float">
            <text:p>0</text:p>
          </table:table-cell>
          <table:table-cell table:formula="of:=IF(AND(ISNUMBER([.C953]);ISNUMBER([.E953]);[.C953] = [.E9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954]);ISNUMBER([.E954]);[.C954] &lt;&gt; [.E954]);1;0)" office:value-type="float" office:value="0" calcext:value-type="float">
            <text:p>0</text:p>
          </table:table-cell>
          <table:table-cell table:formula="of:=IF(AND(ISNUMBER([.C954]);ISNUMBER([.E954]);[.C954] = [.E9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955]);ISNUMBER([.E955]);[.C955] &lt;&gt; [.E955]);1;0)" office:value-type="float" office:value="0" calcext:value-type="float">
            <text:p>0</text:p>
          </table:table-cell>
          <table:table-cell table:formula="of:=IF(AND(ISNUMBER([.C955]);ISNUMBER([.E955]);[.C955] = [.E9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956]);ISNUMBER([.E956]);[.C956] &lt;&gt; [.E956]);1;0)" office:value-type="float" office:value="0" calcext:value-type="float">
            <text:p>0</text:p>
          </table:table-cell>
          <table:table-cell table:formula="of:=IF(AND(ISNUMBER([.C956]);ISNUMBER([.E956]);[.C956] = [.E9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957]);ISNUMBER([.E957]);[.C957] &lt;&gt; [.E957]);1;0)" office:value-type="float" office:value="0" calcext:value-type="float">
            <text:p>0</text:p>
          </table:table-cell>
          <table:table-cell table:formula="of:=IF(AND(ISNUMBER([.C957]);ISNUMBER([.E957]);[.C957] = [.E9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958]);ISNUMBER([.E958]);[.C958] &lt;&gt; [.E958]);1;0)" office:value-type="float" office:value="0" calcext:value-type="float">
            <text:p>0</text:p>
          </table:table-cell>
          <table:table-cell table:formula="of:=IF(AND(ISNUMBER([.C958]);ISNUMBER([.E958]);[.C958] = [.E9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959]);ISNUMBER([.E959]);[.C959] &lt;&gt; [.E959]);1;0)" office:value-type="float" office:value="0" calcext:value-type="float">
            <text:p>0</text:p>
          </table:table-cell>
          <table:table-cell table:formula="of:=IF(AND(ISNUMBER([.C959]);ISNUMBER([.E959]);[.C959] = [.E9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960]);ISNUMBER([.E960]);[.C960] &lt;&gt; [.E960]);1;0)" office:value-type="float" office:value="0" calcext:value-type="float">
            <text:p>0</text:p>
          </table:table-cell>
          <table:table-cell table:formula="of:=IF(AND(ISNUMBER([.C960]);ISNUMBER([.E960]);[.C960] = [.E9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961]);ISNUMBER([.E961]);[.C961] &lt;&gt; [.E961]);1;0)" office:value-type="float" office:value="0" calcext:value-type="float">
            <text:p>0</text:p>
          </table:table-cell>
          <table:table-cell table:formula="of:=IF(AND(ISNUMBER([.C961]);ISNUMBER([.E961]);[.C961] = [.E9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962]);ISNUMBER([.E962]);[.C962] &lt;&gt; [.E962]);1;0)" office:value-type="float" office:value="0" calcext:value-type="float">
            <text:p>0</text:p>
          </table:table-cell>
          <table:table-cell table:formula="of:=IF(AND(ISNUMBER([.C962]);ISNUMBER([.E962]);[.C962] = [.E9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963]);ISNUMBER([.E963]);[.C963] &lt;&gt; [.E963]);1;0)" office:value-type="float" office:value="0" calcext:value-type="float">
            <text:p>0</text:p>
          </table:table-cell>
          <table:table-cell table:formula="of:=IF(AND(ISNUMBER([.C963]);ISNUMBER([.E963]);[.C963] = [.E9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964]);ISNUMBER([.E964]);[.C964] &lt;&gt; [.E964]);1;0)" office:value-type="float" office:value="0" calcext:value-type="float">
            <text:p>0</text:p>
          </table:table-cell>
          <table:table-cell table:formula="of:=IF(AND(ISNUMBER([.C964]);ISNUMBER([.E964]);[.C964] = [.E9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965]);ISNUMBER([.E965]);[.C965] &lt;&gt; [.E965]);1;0)" office:value-type="float" office:value="0" calcext:value-type="float">
            <text:p>0</text:p>
          </table:table-cell>
          <table:table-cell table:formula="of:=IF(AND(ISNUMBER([.C965]);ISNUMBER([.E965]);[.C965] = [.E9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966]);ISNUMBER([.E966]);[.C966] &lt;&gt; [.E966]);1;0)" office:value-type="float" office:value="0" calcext:value-type="float">
            <text:p>0</text:p>
          </table:table-cell>
          <table:table-cell table:formula="of:=IF(AND(ISNUMBER([.C966]);ISNUMBER([.E966]);[.C966] = [.E9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967]);ISNUMBER([.E967]);[.C967] &lt;&gt; [.E967]);1;0)" office:value-type="float" office:value="0" calcext:value-type="float">
            <text:p>0</text:p>
          </table:table-cell>
          <table:table-cell table:formula="of:=IF(AND(ISNUMBER([.C967]);ISNUMBER([.E967]);[.C967] = [.E9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968]);ISNUMBER([.E968]);[.C968] &lt;&gt; [.E968]);1;0)" office:value-type="float" office:value="0" calcext:value-type="float">
            <text:p>0</text:p>
          </table:table-cell>
          <table:table-cell table:formula="of:=IF(AND(ISNUMBER([.C968]);ISNUMBER([.E968]);[.C968] = [.E9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969]);ISNUMBER([.E969]);[.C969] &lt;&gt; [.E969]);1;0)" office:value-type="float" office:value="0" calcext:value-type="float">
            <text:p>0</text:p>
          </table:table-cell>
          <table:table-cell table:formula="of:=IF(AND(ISNUMBER([.C969]);ISNUMBER([.E969]);[.C969] = [.E9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970]);ISNUMBER([.E970]);[.C970] &lt;&gt; [.E970]);1;0)" office:value-type="float" office:value="0" calcext:value-type="float">
            <text:p>0</text:p>
          </table:table-cell>
          <table:table-cell table:formula="of:=IF(AND(ISNUMBER([.C970]);ISNUMBER([.E970]);[.C970] = [.E9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971]);ISNUMBER([.E971]);[.C971] &lt;&gt; [.E971]);1;0)" office:value-type="float" office:value="0" calcext:value-type="float">
            <text:p>0</text:p>
          </table:table-cell>
          <table:table-cell table:formula="of:=IF(AND(ISNUMBER([.C971]);ISNUMBER([.E971]);[.C971] = [.E9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972]);ISNUMBER([.E972]);[.C972] &lt;&gt; [.E972]);1;0)" office:value-type="float" office:value="0" calcext:value-type="float">
            <text:p>0</text:p>
          </table:table-cell>
          <table:table-cell table:formula="of:=IF(AND(ISNUMBER([.C972]);ISNUMBER([.E972]);[.C972] = [.E9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973]);ISNUMBER([.E973]);[.C973] &lt;&gt; [.E973]);1;0)" office:value-type="float" office:value="0" calcext:value-type="float">
            <text:p>0</text:p>
          </table:table-cell>
          <table:table-cell table:formula="of:=IF(AND(ISNUMBER([.C973]);ISNUMBER([.E973]);[.C973] = [.E9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974]);ISNUMBER([.E974]);[.C974] &lt;&gt; [.E974]);1;0)" office:value-type="float" office:value="0" calcext:value-type="float">
            <text:p>0</text:p>
          </table:table-cell>
          <table:table-cell table:formula="of:=IF(AND(ISNUMBER([.C974]);ISNUMBER([.E974]);[.C974] = [.E9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975]);ISNUMBER([.E975]);[.C975] &lt;&gt; [.E975]);1;0)" office:value-type="float" office:value="0" calcext:value-type="float">
            <text:p>0</text:p>
          </table:table-cell>
          <table:table-cell table:formula="of:=IF(AND(ISNUMBER([.C975]);ISNUMBER([.E975]);[.C975] = [.E9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976]);ISNUMBER([.E976]);[.C976] &lt;&gt; [.E976]);1;0)" office:value-type="float" office:value="0" calcext:value-type="float">
            <text:p>0</text:p>
          </table:table-cell>
          <table:table-cell table:formula="of:=IF(AND(ISNUMBER([.C976]);ISNUMBER([.E976]);[.C976] = [.E9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977]);ISNUMBER([.E977]);[.C977] &lt;&gt; [.E977]);1;0)" office:value-type="float" office:value="0" calcext:value-type="float">
            <text:p>0</text:p>
          </table:table-cell>
          <table:table-cell table:formula="of:=IF(AND(ISNUMBER([.C977]);ISNUMBER([.E977]);[.C977] = [.E9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978]);ISNUMBER([.E978]);[.C978] &lt;&gt; [.E978]);1;0)" office:value-type="float" office:value="0" calcext:value-type="float">
            <text:p>0</text:p>
          </table:table-cell>
          <table:table-cell table:formula="of:=IF(AND(ISNUMBER([.C978]);ISNUMBER([.E978]);[.C978] = [.E9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979]);ISNUMBER([.E979]);[.C979] &lt;&gt; [.E979]);1;0)" office:value-type="float" office:value="0" calcext:value-type="float">
            <text:p>0</text:p>
          </table:table-cell>
          <table:table-cell table:formula="of:=IF(AND(ISNUMBER([.C979]);ISNUMBER([.E979]);[.C979] = [.E9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980]);ISNUMBER([.E980]);[.C980] &lt;&gt; [.E980]);1;0)" office:value-type="float" office:value="0" calcext:value-type="float">
            <text:p>0</text:p>
          </table:table-cell>
          <table:table-cell table:formula="of:=IF(AND(ISNUMBER([.C980]);ISNUMBER([.E980]);[.C980] = [.E9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981]);ISNUMBER([.E981]);[.C981] &lt;&gt; [.E981]);1;0)" office:value-type="float" office:value="0" calcext:value-type="float">
            <text:p>0</text:p>
          </table:table-cell>
          <table:table-cell table:formula="of:=IF(AND(ISNUMBER([.C981]);ISNUMBER([.E981]);[.C981] = [.E9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982]);ISNUMBER([.E982]);[.C982] &lt;&gt; [.E982]);1;0)" office:value-type="float" office:value="0" calcext:value-type="float">
            <text:p>0</text:p>
          </table:table-cell>
          <table:table-cell table:formula="of:=IF(AND(ISNUMBER([.C982]);ISNUMBER([.E982]);[.C982] = [.E9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983]);ISNUMBER([.E983]);[.C983] &lt;&gt; [.E983]);1;0)" office:value-type="float" office:value="0" calcext:value-type="float">
            <text:p>0</text:p>
          </table:table-cell>
          <table:table-cell table:formula="of:=IF(AND(ISNUMBER([.C983]);ISNUMBER([.E983]);[.C983] = [.E9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984]);ISNUMBER([.E984]);[.C984] &lt;&gt; [.E984]);1;0)" office:value-type="float" office:value="0" calcext:value-type="float">
            <text:p>0</text:p>
          </table:table-cell>
          <table:table-cell table:formula="of:=IF(AND(ISNUMBER([.C984]);ISNUMBER([.E984]);[.C984] = [.E9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985]);ISNUMBER([.E985]);[.C985] &lt;&gt; [.E985]);1;0)" office:value-type="float" office:value="0" calcext:value-type="float">
            <text:p>0</text:p>
          </table:table-cell>
          <table:table-cell table:formula="of:=IF(AND(ISNUMBER([.C985]);ISNUMBER([.E985]);[.C985] = [.E9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986]);ISNUMBER([.E986]);[.C986] &lt;&gt; [.E986]);1;0)" office:value-type="float" office:value="0" calcext:value-type="float">
            <text:p>0</text:p>
          </table:table-cell>
          <table:table-cell table:formula="of:=IF(AND(ISNUMBER([.C986]);ISNUMBER([.E986]);[.C986] = [.E9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987]);ISNUMBER([.E987]);[.C987] &lt;&gt; [.E987]);1;0)" office:value-type="float" office:value="0" calcext:value-type="float">
            <text:p>0</text:p>
          </table:table-cell>
          <table:table-cell table:formula="of:=IF(AND(ISNUMBER([.C987]);ISNUMBER([.E987]);[.C987] = [.E9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988]);ISNUMBER([.E988]);[.C988] &lt;&gt; [.E988]);1;0)" office:value-type="float" office:value="0" calcext:value-type="float">
            <text:p>0</text:p>
          </table:table-cell>
          <table:table-cell table:formula="of:=IF(AND(ISNUMBER([.C988]);ISNUMBER([.E988]);[.C988] = [.E9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989]);ISNUMBER([.E989]);[.C989] &lt;&gt; [.E989]);1;0)" office:value-type="float" office:value="0" calcext:value-type="float">
            <text:p>0</text:p>
          </table:table-cell>
          <table:table-cell table:formula="of:=IF(AND(ISNUMBER([.C989]);ISNUMBER([.E989]);[.C989] = [.E9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990]);ISNUMBER([.E990]);[.C990] &lt;&gt; [.E990]);1;0)" office:value-type="float" office:value="0" calcext:value-type="float">
            <text:p>0</text:p>
          </table:table-cell>
          <table:table-cell table:formula="of:=IF(AND(ISNUMBER([.C990]);ISNUMBER([.E990]);[.C990] = [.E9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991]);ISNUMBER([.E991]);[.C991] &lt;&gt; [.E991]);1;0)" office:value-type="float" office:value="0" calcext:value-type="float">
            <text:p>0</text:p>
          </table:table-cell>
          <table:table-cell table:formula="of:=IF(AND(ISNUMBER([.C991]);ISNUMBER([.E991]);[.C991] = [.E9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992]);ISNUMBER([.E992]);[.C992] &lt;&gt; [.E992]);1;0)" office:value-type="float" office:value="0" calcext:value-type="float">
            <text:p>0</text:p>
          </table:table-cell>
          <table:table-cell table:formula="of:=IF(AND(ISNUMBER([.C992]);ISNUMBER([.E992]);[.C992] = [.E9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993]);ISNUMBER([.E993]);[.C993] &lt;&gt; [.E993]);1;0)" office:value-type="float" office:value="0" calcext:value-type="float">
            <text:p>0</text:p>
          </table:table-cell>
          <table:table-cell table:formula="of:=IF(AND(ISNUMBER([.C993]);ISNUMBER([.E993]);[.C993] = [.E9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994]);ISNUMBER([.E994]);[.C994] &lt;&gt; [.E994]);1;0)" office:value-type="float" office:value="0" calcext:value-type="float">
            <text:p>0</text:p>
          </table:table-cell>
          <table:table-cell table:formula="of:=IF(AND(ISNUMBER([.C994]);ISNUMBER([.E994]);[.C994] = [.E9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995]);ISNUMBER([.E995]);[.C995] &lt;&gt; [.E995]);1;0)" office:value-type="float" office:value="0" calcext:value-type="float">
            <text:p>0</text:p>
          </table:table-cell>
          <table:table-cell table:formula="of:=IF(AND(ISNUMBER([.C995]);ISNUMBER([.E995]);[.C995] = [.E9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996]);ISNUMBER([.E996]);[.C996] &lt;&gt; [.E996]);1;0)" office:value-type="float" office:value="0" calcext:value-type="float">
            <text:p>0</text:p>
          </table:table-cell>
          <table:table-cell table:formula="of:=IF(AND(ISNUMBER([.C996]);ISNUMBER([.E996]);[.C996] = [.E9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997]);ISNUMBER([.E997]);[.C997] &lt;&gt; [.E997]);1;0)" office:value-type="float" office:value="0" calcext:value-type="float">
            <text:p>0</text:p>
          </table:table-cell>
          <table:table-cell table:formula="of:=IF(AND(ISNUMBER([.C997]);ISNUMBER([.E997]);[.C997] = [.E9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998]);ISNUMBER([.E998]);[.C998] &lt;&gt; [.E998]);1;0)" office:value-type="float" office:value="0" calcext:value-type="float">
            <text:p>0</text:p>
          </table:table-cell>
          <table:table-cell table:formula="of:=IF(AND(ISNUMBER([.C998]);ISNUMBER([.E998]);[.C998] = [.E9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999]);ISNUMBER([.E999]);[.C999] &lt;&gt; [.E999]);1;0)" office:value-type="float" office:value="0" calcext:value-type="float">
            <text:p>0</text:p>
          </table:table-cell>
          <table:table-cell table:formula="of:=IF(AND(ISNUMBER([.C999]);ISNUMBER([.E999]);[.C999] = [.E9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1000]);ISNUMBER([.E1000]);[.C1000] &lt;&gt; [.E1000]);1;0)" office:value-type="float" office:value="0" calcext:value-type="float">
            <text:p>0</text:p>
          </table:table-cell>
          <table:table-cell table:formula="of:=IF(AND(ISNUMBER([.C1000]);ISNUMBER([.E1000]);[.C1000] = [.E10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1001]);ISNUMBER([.E1001]);[.C1001] &lt;&gt; [.E1001]);1;0)" office:value-type="float" office:value="0" calcext:value-type="float">
            <text:p>0</text:p>
          </table:table-cell>
          <table:table-cell table:formula="of:=IF(AND(ISNUMBER([.C1001]);ISNUMBER([.E1001]);[.C1001] = [.E10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1002]);ISNUMBER([.E1002]);[.C1002] &lt;&gt; [.E1002]);1;0)" office:value-type="float" office:value="0" calcext:value-type="float">
            <text:p>0</text:p>
          </table:table-cell>
          <table:table-cell table:formula="of:=IF(AND(ISNUMBER([.C1002]);ISNUMBER([.E1002]);[.C1002] = [.E10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1003]);ISNUMBER([.E1003]);[.C1003] &lt;&gt; [.E1003]);1;0)" office:value-type="float" office:value="0" calcext:value-type="float">
            <text:p>0</text:p>
          </table:table-cell>
          <table:table-cell table:formula="of:=IF(AND(ISNUMBER([.C1003]);ISNUMBER([.E1003]);[.C1003] = [.E10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1004]);ISNUMBER([.E1004]);[.C1004] &lt;&gt; [.E1004]);1;0)" office:value-type="float" office:value="0" calcext:value-type="float">
            <text:p>0</text:p>
          </table:table-cell>
          <table:table-cell table:formula="of:=IF(AND(ISNUMBER([.C1004]);ISNUMBER([.E1004]);[.C1004] = [.E10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1005]);ISNUMBER([.E1005]);[.C1005] &lt;&gt; [.E1005]);1;0)" office:value-type="float" office:value="0" calcext:value-type="float">
            <text:p>0</text:p>
          </table:table-cell>
          <table:table-cell table:formula="of:=IF(AND(ISNUMBER([.C1005]);ISNUMBER([.E1005]);[.C1005] = [.E10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1006]);ISNUMBER([.E1006]);[.C1006] &lt;&gt; [.E1006]);1;0)" office:value-type="float" office:value="0" calcext:value-type="float">
            <text:p>0</text:p>
          </table:table-cell>
          <table:table-cell table:formula="of:=IF(AND(ISNUMBER([.C1006]);ISNUMBER([.E1006]);[.C1006] = [.E10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1007]);ISNUMBER([.E1007]);[.C1007] &lt;&gt; [.E1007]);1;0)" office:value-type="float" office:value="0" calcext:value-type="float">
            <text:p>0</text:p>
          </table:table-cell>
          <table:table-cell table:formula="of:=IF(AND(ISNUMBER([.C1007]);ISNUMBER([.E1007]);[.C1007] = [.E10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1008]);ISNUMBER([.E1008]);[.C1008] &lt;&gt; [.E1008]);1;0)" office:value-type="float" office:value="0" calcext:value-type="float">
            <text:p>0</text:p>
          </table:table-cell>
          <table:table-cell table:formula="of:=IF(AND(ISNUMBER([.C1008]);ISNUMBER([.E1008]);[.C1008] = [.E10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1009]);ISNUMBER([.E1009]);[.C1009] &lt;&gt; [.E1009]);1;0)" office:value-type="float" office:value="0" calcext:value-type="float">
            <text:p>0</text:p>
          </table:table-cell>
          <table:table-cell table:formula="of:=IF(AND(ISNUMBER([.C1009]);ISNUMBER([.E1009]);[.C1009] = [.E10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1010]);ISNUMBER([.E1010]);[.C1010] &lt;&gt; [.E1010]);1;0)" office:value-type="float" office:value="0" calcext:value-type="float">
            <text:p>0</text:p>
          </table:table-cell>
          <table:table-cell table:formula="of:=IF(AND(ISNUMBER([.C1010]);ISNUMBER([.E1010]);[.C1010] = [.E10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1011]);ISNUMBER([.E1011]);[.C1011] &lt;&gt; [.E1011]);1;0)" office:value-type="float" office:value="0" calcext:value-type="float">
            <text:p>0</text:p>
          </table:table-cell>
          <table:table-cell table:formula="of:=IF(AND(ISNUMBER([.C1011]);ISNUMBER([.E1011]);[.C1011] = [.E10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1012]);ISNUMBER([.E1012]);[.C1012] &lt;&gt; [.E1012]);1;0)" office:value-type="float" office:value="0" calcext:value-type="float">
            <text:p>0</text:p>
          </table:table-cell>
          <table:table-cell table:formula="of:=IF(AND(ISNUMBER([.C1012]);ISNUMBER([.E1012]);[.C1012] = [.E10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1013]);ISNUMBER([.E1013]);[.C1013] &lt;&gt; [.E1013]);1;0)" office:value-type="float" office:value="0" calcext:value-type="float">
            <text:p>0</text:p>
          </table:table-cell>
          <table:table-cell table:formula="of:=IF(AND(ISNUMBER([.C1013]);ISNUMBER([.E1013]);[.C1013] = [.E10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1014]);ISNUMBER([.E1014]);[.C1014] &lt;&gt; [.E1014]);1;0)" office:value-type="float" office:value="0" calcext:value-type="float">
            <text:p>0</text:p>
          </table:table-cell>
          <table:table-cell table:formula="of:=IF(AND(ISNUMBER([.C1014]);ISNUMBER([.E1014]);[.C1014] = [.E10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1015]);ISNUMBER([.E1015]);[.C1015] &lt;&gt; [.E1015]);1;0)" office:value-type="float" office:value="0" calcext:value-type="float">
            <text:p>0</text:p>
          </table:table-cell>
          <table:table-cell table:formula="of:=IF(AND(ISNUMBER([.C1015]);ISNUMBER([.E1015]);[.C1015] = [.E10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1016]);ISNUMBER([.E1016]);[.C1016] &lt;&gt; [.E1016]);1;0)" office:value-type="float" office:value="0" calcext:value-type="float">
            <text:p>0</text:p>
          </table:table-cell>
          <table:table-cell table:formula="of:=IF(AND(ISNUMBER([.C1016]);ISNUMBER([.E1016]);[.C1016] = [.E10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1017]);ISNUMBER([.E1017]);[.C1017] &lt;&gt; [.E1017]);1;0)" office:value-type="float" office:value="0" calcext:value-type="float">
            <text:p>0</text:p>
          </table:table-cell>
          <table:table-cell table:formula="of:=IF(AND(ISNUMBER([.C1017]);ISNUMBER([.E1017]);[.C1017] = [.E10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1018]);ISNUMBER([.E1018]);[.C1018] &lt;&gt; [.E1018]);1;0)" office:value-type="float" office:value="0" calcext:value-type="float">
            <text:p>0</text:p>
          </table:table-cell>
          <table:table-cell table:formula="of:=IF(AND(ISNUMBER([.C1018]);ISNUMBER([.E1018]);[.C1018] = [.E10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1019]);ISNUMBER([.E1019]);[.C1019] &lt;&gt; [.E1019]);1;0)" office:value-type="float" office:value="0" calcext:value-type="float">
            <text:p>0</text:p>
          </table:table-cell>
          <table:table-cell table:formula="of:=IF(AND(ISNUMBER([.C1019]);ISNUMBER([.E1019]);[.C1019] = [.E10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1020]);ISNUMBER([.E1020]);[.C1020] &lt;&gt; [.E1020]);1;0)" office:value-type="float" office:value="0" calcext:value-type="float">
            <text:p>0</text:p>
          </table:table-cell>
          <table:table-cell table:formula="of:=IF(AND(ISNUMBER([.C1020]);ISNUMBER([.E1020]);[.C1020] = [.E10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1021]);ISNUMBER([.E1021]);[.C1021] &lt;&gt; [.E1021]);1;0)" office:value-type="float" office:value="0" calcext:value-type="float">
            <text:p>0</text:p>
          </table:table-cell>
          <table:table-cell table:formula="of:=IF(AND(ISNUMBER([.C1021]);ISNUMBER([.E1021]);[.C1021] = [.E10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1022]);ISNUMBER([.E1022]);[.C1022] &lt;&gt; [.E1022]);1;0)" office:value-type="float" office:value="0" calcext:value-type="float">
            <text:p>0</text:p>
          </table:table-cell>
          <table:table-cell table:formula="of:=IF(AND(ISNUMBER([.C1022]);ISNUMBER([.E1022]);[.C1022] = [.E10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1023]);ISNUMBER([.E1023]);[.C1023] &lt;&gt; [.E1023]);1;0)" office:value-type="float" office:value="0" calcext:value-type="float">
            <text:p>0</text:p>
          </table:table-cell>
          <table:table-cell table:formula="of:=IF(AND(ISNUMBER([.C1023]);ISNUMBER([.E1023]);[.C1023] = [.E10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1024]);ISNUMBER([.E1024]);[.C1024] &lt;&gt; [.E1024]);1;0)" office:value-type="float" office:value="0" calcext:value-type="float">
            <text:p>0</text:p>
          </table:table-cell>
          <table:table-cell table:formula="of:=IF(AND(ISNUMBER([.C1024]);ISNUMBER([.E1024]);[.C1024] = [.E10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1025]);ISNUMBER([.E1025]);[.C1025] &lt;&gt; [.E1025]);1;0)" office:value-type="float" office:value="0" calcext:value-type="float">
            <text:p>0</text:p>
          </table:table-cell>
          <table:table-cell table:formula="of:=IF(AND(ISNUMBER([.C1025]);ISNUMBER([.E1025]);[.C1025] = [.E10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1026]);ISNUMBER([.E1026]);[.C1026] &lt;&gt; [.E1026]);1;0)" office:value-type="float" office:value="0" calcext:value-type="float">
            <text:p>0</text:p>
          </table:table-cell>
          <table:table-cell table:formula="of:=IF(AND(ISNUMBER([.C1026]);ISNUMBER([.E1026]);[.C1026] = [.E10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1027]);ISNUMBER([.E1027]);[.C1027] &lt;&gt; [.E1027]);1;0)" office:value-type="float" office:value="0" calcext:value-type="float">
            <text:p>0</text:p>
          </table:table-cell>
          <table:table-cell table:formula="of:=IF(AND(ISNUMBER([.C1027]);ISNUMBER([.E1027]);[.C1027] = [.E10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1028]);ISNUMBER([.E1028]);[.C1028] &lt;&gt; [.E1028]);1;0)" office:value-type="float" office:value="0" calcext:value-type="float">
            <text:p>0</text:p>
          </table:table-cell>
          <table:table-cell table:formula="of:=IF(AND(ISNUMBER([.C1028]);ISNUMBER([.E1028]);[.C1028] = [.E10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1029]);ISNUMBER([.E1029]);[.C1029] &lt;&gt; [.E1029]);1;0)" office:value-type="float" office:value="0" calcext:value-type="float">
            <text:p>0</text:p>
          </table:table-cell>
          <table:table-cell table:formula="of:=IF(AND(ISNUMBER([.C1029]);ISNUMBER([.E1029]);[.C1029] = [.E10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1030]);ISNUMBER([.E1030]);[.C1030] &lt;&gt; [.E1030]);1;0)" office:value-type="float" office:value="0" calcext:value-type="float">
            <text:p>0</text:p>
          </table:table-cell>
          <table:table-cell table:formula="of:=IF(AND(ISNUMBER([.C1030]);ISNUMBER([.E1030]);[.C1030] = [.E10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1031]);ISNUMBER([.E1031]);[.C1031] &lt;&gt; [.E1031]);1;0)" office:value-type="float" office:value="0" calcext:value-type="float">
            <text:p>0</text:p>
          </table:table-cell>
          <table:table-cell table:formula="of:=IF(AND(ISNUMBER([.C1031]);ISNUMBER([.E1031]);[.C1031] = [.E10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1032]);ISNUMBER([.E1032]);[.C1032] &lt;&gt; [.E1032]);1;0)" office:value-type="float" office:value="0" calcext:value-type="float">
            <text:p>0</text:p>
          </table:table-cell>
          <table:table-cell table:formula="of:=IF(AND(ISNUMBER([.C1032]);ISNUMBER([.E1032]);[.C1032] = [.E10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1033]);ISNUMBER([.E1033]);[.C1033] &lt;&gt; [.E1033]);1;0)" office:value-type="float" office:value="0" calcext:value-type="float">
            <text:p>0</text:p>
          </table:table-cell>
          <table:table-cell table:formula="of:=IF(AND(ISNUMBER([.C1033]);ISNUMBER([.E1033]);[.C1033] = [.E10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1034]);ISNUMBER([.E1034]);[.C1034] &lt;&gt; [.E1034]);1;0)" office:value-type="float" office:value="0" calcext:value-type="float">
            <text:p>0</text:p>
          </table:table-cell>
          <table:table-cell table:formula="of:=IF(AND(ISNUMBER([.C1034]);ISNUMBER([.E1034]);[.C1034] = [.E10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1035]);ISNUMBER([.E1035]);[.C1035] &lt;&gt; [.E1035]);1;0)" office:value-type="float" office:value="0" calcext:value-type="float">
            <text:p>0</text:p>
          </table:table-cell>
          <table:table-cell table:formula="of:=IF(AND(ISNUMBER([.C1035]);ISNUMBER([.E1035]);[.C1035] = [.E10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1036]);ISNUMBER([.E1036]);[.C1036] &lt;&gt; [.E1036]);1;0)" office:value-type="float" office:value="0" calcext:value-type="float">
            <text:p>0</text:p>
          </table:table-cell>
          <table:table-cell table:formula="of:=IF(AND(ISNUMBER([.C1036]);ISNUMBER([.E1036]);[.C1036] = [.E10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1037]);ISNUMBER([.E1037]);[.C1037] &lt;&gt; [.E1037]);1;0)" office:value-type="float" office:value="0" calcext:value-type="float">
            <text:p>0</text:p>
          </table:table-cell>
          <table:table-cell table:formula="of:=IF(AND(ISNUMBER([.C1037]);ISNUMBER([.E1037]);[.C1037] = [.E10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38]);ISNUMBER([.E1038]);[.C1038] &lt;&gt; [.E1038]);1;0)" office:value-type="float" office:value="0" calcext:value-type="float">
            <text:p>0</text:p>
          </table:table-cell>
          <table:table-cell table:formula="of:=IF(AND(ISNUMBER([.C1038]);ISNUMBER([.E1038]);[.C1038] = [.E10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1039]);ISNUMBER([.E1039]);[.C1039] &lt;&gt; [.E1039]);1;0)" office:value-type="float" office:value="0" calcext:value-type="float">
            <text:p>0</text:p>
          </table:table-cell>
          <table:table-cell table:formula="of:=IF(AND(ISNUMBER([.C1039]);ISNUMBER([.E1039]);[.C1039] = [.E10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040]);ISNUMBER([.E1040]);[.C1040] &lt;&gt; [.E1040]);1;0)" office:value-type="float" office:value="0" calcext:value-type="float">
            <text:p>0</text:p>
          </table:table-cell>
          <table:table-cell table:formula="of:=IF(AND(ISNUMBER([.C1040]);ISNUMBER([.E1040]);[.C1040] = [.E10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IF(AND(ISNUMBER([.C1041]);ISNUMBER([.E1041]);[.C1041] &lt;&gt; [.E1041]);1;0)" office:value-type="float" office:value="0" calcext:value-type="float">
            <text:p>0</text:p>
          </table:table-cell>
          <table:table-cell table:formula="of:=IF(AND(ISNUMBER([.C1041]);ISNUMBER([.E1041]);[.C1041] = [.E10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1042]);ISNUMBER([.E1042]);[.C1042] &lt;&gt; [.E1042]);1;0)" office:value-type="float" office:value="0" calcext:value-type="float">
            <text:p>0</text:p>
          </table:table-cell>
          <table:table-cell table:formula="of:=IF(AND(ISNUMBER([.C1042]);ISNUMBER([.E1042]);[.C1042] = [.E10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table:formula="of:=IF(AND(ISNUMBER([.C1043]);ISNUMBER([.E1043]);[.C1043] &lt;&gt; [.E1043]);1;0)" office:value-type="float" office:value="0" calcext:value-type="float">
            <text:p>0</text:p>
          </table:table-cell>
          <table:table-cell table:formula="of:=IF(AND(ISNUMBER([.C1043]);ISNUMBER([.E1043]);[.C1043] = [.E10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AND(ISNUMBER([.C1044]);ISNUMBER([.E1044]);[.C1044] &lt;&gt; [.E1044]);1;0)" office:value-type="float" office:value="0" calcext:value-type="float">
            <text:p>0</text:p>
          </table:table-cell>
          <table:table-cell table:formula="of:=IF(AND(ISNUMBER([.C1044]);ISNUMBER([.E1044]);[.C1044] = [.E10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table:formula="of:=IF(AND(ISNUMBER([.C1045]);ISNUMBER([.E1045]);[.C1045] &lt;&gt; [.E1045]);1;0)" office:value-type="float" office:value="0" calcext:value-type="float">
            <text:p>0</text:p>
          </table:table-cell>
          <table:table-cell table:formula="of:=IF(AND(ISNUMBER([.C1045]);ISNUMBER([.E1045]);[.C1045] = [.E10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float" office:value="662" calcext:value-type="float">
            <text:p>662</text:p>
          </table:table-cell>
          <table:table-cell table:number-columns-repeated="3"/>
          <table:table-cell table:formula="of:=IF(AND(ISNUMBER([.C1046]);ISNUMBER([.E1046]);[.C1046] &lt;&gt; [.E1046]);1;0)" office:value-type="float" office:value="0" calcext:value-type="float">
            <text:p>0</text:p>
          </table:table-cell>
          <table:table-cell table:formula="of:=IF(AND(ISNUMBER([.C1046]);ISNUMBER([.E1046]);[.C1046] = [.E10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float" office:value="1071" calcext:value-type="float">
            <text:p>1071</text:p>
          </table:table-cell>
          <table:table-cell table:number-columns-repeated="3"/>
          <table:table-cell table:formula="of:=IF(AND(ISNUMBER([.C1047]);ISNUMBER([.E1047]);[.C1047] &lt;&gt; [.E1047]);1;0)" office:value-type="float" office:value="0" calcext:value-type="float">
            <text:p>0</text:p>
          </table:table-cell>
          <table:table-cell table:formula="of:=IF(AND(ISNUMBER([.C1047]);ISNUMBER([.E1047]);[.C1047] = [.E10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float" office:value="1732" calcext:value-type="float">
            <text:p>1732</text:p>
          </table:table-cell>
          <table:table-cell table:number-columns-repeated="3"/>
          <table:table-cell table:formula="of:=IF(AND(ISNUMBER([.C1048]);ISNUMBER([.E1048]);[.C1048] &lt;&gt; [.E1048]);1;0)" office:value-type="float" office:value="0" calcext:value-type="float">
            <text:p>0</text:p>
          </table:table-cell>
          <table:table-cell table:formula="of:=IF(AND(ISNUMBER([.C1048]);ISNUMBER([.E1048]);[.C1048] = [.E10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49]);ISNUMBER([.E1049]);[.C1049] &lt;&gt; [.E1049]);1;0)" office:value-type="float" office:value="0" calcext:value-type="float">
            <text:p>0</text:p>
          </table:table-cell>
          <table:table-cell table:formula="of:=IF(AND(ISNUMBER([.C1049]);ISNUMBER([.E1049]);[.C1049] = [.E10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float" office:value="2804" calcext:value-type="float">
            <text:p>2804</text:p>
          </table:table-cell>
          <table:table-cell table:number-columns-repeated="3"/>
          <table:table-cell table:formula="of:=IF(AND(ISNUMBER([.C1050]);ISNUMBER([.E1050]);[.C1050] &lt;&gt; [.E1050]);1;0)" office:value-type="float" office:value="0" calcext:value-type="float">
            <text:p>0</text:p>
          </table:table-cell>
          <table:table-cell table:formula="of:=IF(AND(ISNUMBER([.C1050]);ISNUMBER([.E1050]);[.C1050] = [.E10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float" office:value="4538" calcext:value-type="float">
            <text:p>4538</text:p>
          </table:table-cell>
          <table:table-cell table:number-columns-repeated="3"/>
          <table:table-cell table:formula="of:=IF(AND(ISNUMBER([.C1051]);ISNUMBER([.E1051]);[.C1051] &lt;&gt; [.E1051]);1;0)" office:value-type="float" office:value="0" calcext:value-type="float">
            <text:p>0</text:p>
          </table:table-cell>
          <table:table-cell table:formula="of:=IF(AND(ISNUMBER([.C1051]);ISNUMBER([.E1051]);[.C1051] = [.E10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float" office:value="7342" calcext:value-type="float">
            <text:p>7342</text:p>
          </table:table-cell>
          <table:table-cell table:number-columns-repeated="3"/>
          <table:table-cell table:formula="of:=IF(AND(ISNUMBER([.C1052]);ISNUMBER([.E1052]);[.C1052] &lt;&gt; [.E1052]);1;0)" office:value-type="float" office:value="0" calcext:value-type="float">
            <text:p>0</text:p>
          </table:table-cell>
          <table:table-cell table:formula="of:=IF(AND(ISNUMBER([.C1052]);ISNUMBER([.E1052]);[.C1052] = [.E10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float" office:value="11880" calcext:value-type="float">
            <text:p>11880</text:p>
          </table:table-cell>
          <table:table-cell table:number-columns-repeated="3"/>
          <table:table-cell table:formula="of:=IF(AND(ISNUMBER([.C1053]);ISNUMBER([.E1053]);[.C1053] &lt;&gt; [.E1053]);1;0)" office:value-type="float" office:value="0" calcext:value-type="float">
            <text:p>0</text:p>
          </table:table-cell>
          <table:table-cell table:formula="of:=IF(AND(ISNUMBER([.C1053]);ISNUMBER([.E1053]);[.C1053] = [.E10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float" office:value="19223" calcext:value-type="float">
            <text:p>19223</text:p>
          </table:table-cell>
          <table:table-cell table:number-columns-repeated="3"/>
          <table:table-cell table:formula="of:=IF(AND(ISNUMBER([.C1054]);ISNUMBER([.E1054]);[.C1054] &lt;&gt; [.E1054]);1;0)" office:value-type="float" office:value="0" calcext:value-type="float">
            <text:p>0</text:p>
          </table:table-cell>
          <table:table-cell table:formula="of:=IF(AND(ISNUMBER([.C1054]);ISNUMBER([.E1054]);[.C1054] = [.E10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float" office:value="31104" calcext:value-type="float">
            <text:p>31104</text:p>
          </table:table-cell>
          <table:table-cell table:number-columns-repeated="3"/>
          <table:table-cell table:formula="of:=IF(AND(ISNUMBER([.C1055]);ISNUMBER([.E1055]);[.C1055] &lt;&gt; [.E1055]);1;0)" office:value-type="float" office:value="0" calcext:value-type="float">
            <text:p>0</text:p>
          </table:table-cell>
          <table:table-cell table:formula="of:=IF(AND(ISNUMBER([.C1055]);ISNUMBER([.E1055]);[.C1055] = [.E10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float" office:value="50328" calcext:value-type="float">
            <text:p>50328</text:p>
          </table:table-cell>
          <table:table-cell table:number-columns-repeated="3"/>
          <table:table-cell table:formula="of:=IF(AND(ISNUMBER([.C1056]);ISNUMBER([.E1056]);[.C1056] &lt;&gt; [.E1056]);1;0)" office:value-type="float" office:value="0" calcext:value-type="float">
            <text:p>0</text:p>
          </table:table-cell>
          <table:table-cell table:formula="of:=IF(AND(ISNUMBER([.C1056]);ISNUMBER([.E1056]);[.C1056] = [.E10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float" office:value="81432" calcext:value-type="float">
            <text:p>81432</text:p>
          </table:table-cell>
          <table:table-cell table:number-columns-repeated="3"/>
          <table:table-cell table:formula="of:=IF(AND(ISNUMBER([.C1057]);ISNUMBER([.E1057]);[.C1057] &lt;&gt; [.E1057]);1;0)" office:value-type="float" office:value="0" calcext:value-type="float">
            <text:p>0</text:p>
          </table:table-cell>
          <table:table-cell table:formula="of:=IF(AND(ISNUMBER([.C1057]);ISNUMBER([.E1057]);[.C1057] = [.E10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float" office:value="131760" calcext:value-type="float">
            <text:p>131760</text:p>
          </table:table-cell>
          <table:table-cell table:number-columns-repeated="3"/>
          <table:table-cell table:formula="of:=IF(AND(ISNUMBER([.C1058]);ISNUMBER([.E1058]);[.C1058] &lt;&gt; [.E1058]);1;0)" office:value-type="float" office:value="0" calcext:value-type="float">
            <text:p>0</text:p>
          </table:table-cell>
          <table:table-cell table:formula="of:=IF(AND(ISNUMBER([.C1058]);ISNUMBER([.E1058]);[.C1058] = [.E10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float" office:value="213194" calcext:value-type="float">
            <text:p>213194</text:p>
          </table:table-cell>
          <table:table-cell table:number-columns-repeated="3"/>
          <table:table-cell table:formula="of:=IF(AND(ISNUMBER([.C1059]);ISNUMBER([.E1059]);[.C1059] &lt;&gt; [.E1059]);1;0)" office:value-type="float" office:value="0" calcext:value-type="float">
            <text:p>0</text:p>
          </table:table-cell>
          <table:table-cell table:formula="of:=IF(AND(ISNUMBER([.C1059]);ISNUMBER([.E1059]);[.C1059] = [.E10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60]);ISNUMBER([.E1060]);[.C1060] &lt;&gt; [.E1060]);1;0)" office:value-type="float" office:value="0" calcext:value-type="float">
            <text:p>0</text:p>
          </table:table-cell>
          <table:table-cell table:formula="of:=IF(AND(ISNUMBER([.C1060]);ISNUMBER([.E1060]);[.C1060] = [.E10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61]);ISNUMBER([.E1061]);[.C1061] &lt;&gt; [.E1061]);1;0)" office:value-type="float" office:value="0" calcext:value-type="float">
            <text:p>0</text:p>
          </table:table-cell>
          <table:table-cell table:formula="of:=IF(AND(ISNUMBER([.C1061]);ISNUMBER([.E1061]);[.C1061] = [.E10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62]);ISNUMBER([.E1062]);[.C1062] &lt;&gt; [.E1062]);1;0)" office:value-type="float" office:value="0" calcext:value-type="float">
            <text:p>0</text:p>
          </table:table-cell>
          <table:table-cell table:formula="of:=IF(AND(ISNUMBER([.C1062]);ISNUMBER([.E1062]);[.C1062] = [.E10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63]);ISNUMBER([.E1063]);[.C1063] &lt;&gt; [.E1063]);1;0)" office:value-type="float" office:value="0" calcext:value-type="float">
            <text:p>0</text:p>
          </table:table-cell>
          <table:table-cell table:formula="of:=IF(AND(ISNUMBER([.C1063]);ISNUMBER([.E1063]);[.C1063] = [.E10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1064]);ISNUMBER([.E1064]);[.C1064] &lt;&gt; [.E1064]);1;0)" office:value-type="float" office:value="0" calcext:value-type="float">
            <text:p>0</text:p>
          </table:table-cell>
          <table:table-cell table:formula="of:=IF(AND(ISNUMBER([.C1064]);ISNUMBER([.E1064]);[.C1064] = [.E10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1065]);ISNUMBER([.E1065]);[.C1065] &lt;&gt; [.E1065]);1;0)" office:value-type="float" office:value="0" calcext:value-type="float">
            <text:p>0</text:p>
          </table:table-cell>
          <table:table-cell table:formula="of:=IF(AND(ISNUMBER([.C1065]);ISNUMBER([.E1065]);[.C1065] = [.E10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66]);ISNUMBER([.E1066]);[.C1066] &lt;&gt; [.E1066]);1;0)" office:value-type="float" office:value="0" calcext:value-type="float">
            <text:p>0</text:p>
          </table:table-cell>
          <table:table-cell table:formula="of:=IF(AND(ISNUMBER([.C1066]);ISNUMBER([.E1066]);[.C1066] = [.E10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1067]);ISNUMBER([.E1067]);[.C1067] &lt;&gt; [.E1067]);1;0)" office:value-type="float" office:value="0" calcext:value-type="float">
            <text:p>0</text:p>
          </table:table-cell>
          <table:table-cell table:formula="of:=IF(AND(ISNUMBER([.C1067]);ISNUMBER([.E1067]);[.C1067] = [.E10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1068]);ISNUMBER([.E1068]);[.C1068] &lt;&gt; [.E1068]);1;0)" office:value-type="float" office:value="0" calcext:value-type="float">
            <text:p>0</text:p>
          </table:table-cell>
          <table:table-cell table:formula="of:=IF(AND(ISNUMBER([.C1068]);ISNUMBER([.E1068]);[.C1068] = [.E10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069]);ISNUMBER([.E1069]);[.C1069] &lt;&gt; [.E1069]);1;0)" office:value-type="float" office:value="0" calcext:value-type="float">
            <text:p>0</text:p>
          </table:table-cell>
          <table:table-cell table:formula="of:=IF(AND(ISNUMBER([.C1069]);ISNUMBER([.E1069]);[.C1069] = [.E10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1070]);ISNUMBER([.E1070]);[.C1070] &lt;&gt; [.E1070]);1;0)" office:value-type="float" office:value="0" calcext:value-type="float">
            <text:p>0</text:p>
          </table:table-cell>
          <table:table-cell table:formula="of:=IF(AND(ISNUMBER([.C1070]);ISNUMBER([.E1070]);[.C1070] = [.E10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formula="of:=IF(AND(ISNUMBER([.C1071]);ISNUMBER([.E1071]);[.C1071] &lt;&gt; [.E1071]);1;0)" office:value-type="float" office:value="0" calcext:value-type="float">
            <text:p>0</text:p>
          </table:table-cell>
          <table:table-cell table:formula="of:=IF(AND(ISNUMBER([.C1071]);ISNUMBER([.E1071]);[.C1071] = [.E10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IF(AND(ISNUMBER([.C1072]);ISNUMBER([.E1072]);[.C1072] &lt;&gt; [.E1072]);1;0)" office:value-type="float" office:value="0" calcext:value-type="float">
            <text:p>0</text:p>
          </table:table-cell>
          <table:table-cell table:formula="of:=IF(AND(ISNUMBER([.C1072]);ISNUMBER([.E1072]);[.C1072] = [.E10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table:formula="of:=IF(AND(ISNUMBER([.C1073]);ISNUMBER([.E1073]);[.C1073] &lt;&gt; [.E1073]);1;0)" office:value-type="float" office:value="0" calcext:value-type="float">
            <text:p>0</text:p>
          </table:table-cell>
          <table:table-cell table:formula="of:=IF(AND(ISNUMBER([.C1073]);ISNUMBER([.E1073]);[.C1073] = [.E10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table:formula="of:=IF(AND(ISNUMBER([.C1074]);ISNUMBER([.E1074]);[.C1074] &lt;&gt; [.E1074]);1;0)" office:value-type="float" office:value="0" calcext:value-type="float">
            <text:p>0</text:p>
          </table:table-cell>
          <table:table-cell table:formula="of:=IF(AND(ISNUMBER([.C1074]);ISNUMBER([.E1074]);[.C1074] = [.E10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table:formula="of:=IF(AND(ISNUMBER([.C1075]);ISNUMBER([.E1075]);[.C1075] &lt;&gt; [.E1075]);1;0)" office:value-type="float" office:value="0" calcext:value-type="float">
            <text:p>0</text:p>
          </table:table-cell>
          <table:table-cell table:formula="of:=IF(AND(ISNUMBER([.C1075]);ISNUMBER([.E1075]);[.C1075] = [.E10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float" office:value="1392" calcext:value-type="float">
            <text:p>1392</text:p>
          </table:table-cell>
          <table:table-cell table:number-columns-repeated="3"/>
          <table:table-cell table:formula="of:=IF(AND(ISNUMBER([.C1076]);ISNUMBER([.E1076]);[.C1076] &lt;&gt; [.E1076]);1;0)" office:value-type="float" office:value="0" calcext:value-type="float">
            <text:p>0</text:p>
          </table:table-cell>
          <table:table-cell table:formula="of:=IF(AND(ISNUMBER([.C1076]);ISNUMBER([.E1076]);[.C1076] = [.E10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77]);ISNUMBER([.E1077]);[.C1077] &lt;&gt; [.E1077]);1;0)" office:value-type="float" office:value="0" calcext:value-type="float">
            <text:p>0</text:p>
          </table:table-cell>
          <table:table-cell table:formula="of:=IF(AND(ISNUMBER([.C1077]);ISNUMBER([.E1077]);[.C1077] = [.E10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table:formula="of:=IF(AND(ISNUMBER([.C1078]);ISNUMBER([.E1078]);[.C1078] &lt;&gt; [.E1078]);1;0)" office:value-type="float" office:value="0" calcext:value-type="float">
            <text:p>0</text:p>
          </table:table-cell>
          <table:table-cell table:formula="of:=IF(AND(ISNUMBER([.C1078]);ISNUMBER([.E1078]);[.C1078] = [.E10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float" office:value="3362" calcext:value-type="float">
            <text:p>3362</text:p>
          </table:table-cell>
          <table:table-cell table:number-columns-repeated="3"/>
          <table:table-cell table:formula="of:=IF(AND(ISNUMBER([.C1079]);ISNUMBER([.E1079]);[.C1079] &lt;&gt; [.E1079]);1;0)" office:value-type="float" office:value="0" calcext:value-type="float">
            <text:p>0</text:p>
          </table:table-cell>
          <table:table-cell table:formula="of:=IF(AND(ISNUMBER([.C1079]);ISNUMBER([.E1079]);[.C1079] = [.E10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float" office:value="4756" calcext:value-type="float">
            <text:p>4756</text:p>
          </table:table-cell>
          <table:table-cell table:number-columns-repeated="3"/>
          <table:table-cell table:formula="of:=IF(AND(ISNUMBER([.C1080]);ISNUMBER([.E1080]);[.C1080] &lt;&gt; [.E1080]);1;0)" office:value-type="float" office:value="0" calcext:value-type="float">
            <text:p>0</text:p>
          </table:table-cell>
          <table:table-cell table:formula="of:=IF(AND(ISNUMBER([.C1080]);ISNUMBER([.E1080]);[.C1080] = [.E10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float" office:value="8118" calcext:value-type="float">
            <text:p>8118</text:p>
          </table:table-cell>
          <table:table-cell table:number-columns-repeated="3"/>
          <table:table-cell table:formula="of:=IF(AND(ISNUMBER([.C1081]);ISNUMBER([.E1081]);[.C1081] &lt;&gt; [.E1081]);1;0)" office:value-type="float" office:value="0" calcext:value-type="float">
            <text:p>0</text:p>
          </table:table-cell>
          <table:table-cell table:formula="of:=IF(AND(ISNUMBER([.C1081]);ISNUMBER([.E1081]);[.C1081] = [.E10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float" office:value="11482" calcext:value-type="float">
            <text:p>11482</text:p>
          </table:table-cell>
          <table:table-cell table:number-columns-repeated="3"/>
          <table:table-cell table:formula="of:=IF(AND(ISNUMBER([.C1082]);ISNUMBER([.E1082]);[.C1082] &lt;&gt; [.E1082]);1;0)" office:value-type="float" office:value="0" calcext:value-type="float">
            <text:p>0</text:p>
          </table:table-cell>
          <table:table-cell table:formula="of:=IF(AND(ISNUMBER([.C1082]);ISNUMBER([.E1082]);[.C1082] = [.E10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IF(AND(ISNUMBER([.C1083]);ISNUMBER([.E1083]);[.C1083] &lt;&gt; [.E1083]);1;0)" office:value-type="float" office:value="0" calcext:value-type="float">
            <text:p>0</text:p>
          </table:table-cell>
          <table:table-cell table:formula="of:=IF(AND(ISNUMBER([.C1083]);ISNUMBER([.E1083]);[.C1083] = [.E10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float" office:value="27720" calcext:value-type="float">
            <text:p>27720</text:p>
          </table:table-cell>
          <table:table-cell table:number-columns-repeated="3"/>
          <table:table-cell table:formula="of:=IF(AND(ISNUMBER([.C1084]);ISNUMBER([.E1084]);[.C1084] &lt;&gt; [.E1084]);1;0)" office:value-type="float" office:value="0" calcext:value-type="float">
            <text:p>0</text:p>
          </table:table-cell>
          <table:table-cell table:formula="of:=IF(AND(ISNUMBER([.C1084]);ISNUMBER([.E1084]);[.C1084] = [.E10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float" office:value="47320" calcext:value-type="float">
            <text:p>47320</text:p>
          </table:table-cell>
          <table:table-cell table:number-columns-repeated="3"/>
          <table:table-cell table:formula="of:=IF(AND(ISNUMBER([.C1085]);ISNUMBER([.E1085]);[.C1085] &lt;&gt; [.E1085]);1;0)" office:value-type="float" office:value="0" calcext:value-type="float">
            <text:p>0</text:p>
          </table:table-cell>
          <table:table-cell table:formula="of:=IF(AND(ISNUMBER([.C1085]);ISNUMBER([.E1085]);[.C1085] = [.E10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float" office:value="66922" calcext:value-type="float">
            <text:p>66922</text:p>
          </table:table-cell>
          <table:table-cell table:number-columns-repeated="3"/>
          <table:table-cell table:formula="of:=IF(AND(ISNUMBER([.C1086]);ISNUMBER([.E1086]);[.C1086] &lt;&gt; [.E1086]);1;0)" office:value-type="float" office:value="0" calcext:value-type="float">
            <text:p>0</text:p>
          </table:table-cell>
          <table:table-cell table:formula="of:=IF(AND(ISNUMBER([.C1086]);ISNUMBER([.E1086]);[.C1086] = [.E10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float" office:value="114242" calcext:value-type="float">
            <text:p>114242</text:p>
          </table:table-cell>
          <table:table-cell table:number-columns-repeated="3"/>
          <table:table-cell table:formula="of:=IF(AND(ISNUMBER([.C1087]);ISNUMBER([.E1087]);[.C1087] &lt;&gt; [.E1087]);1;0)" office:value-type="float" office:value="0" calcext:value-type="float">
            <text:p>0</text:p>
          </table:table-cell>
          <table:table-cell table:formula="of:=IF(AND(ISNUMBER([.C1087]);ISNUMBER([.E1087]);[.C1087] = [.E10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88]);ISNUMBER([.E1088]);[.C1088] &lt;&gt; [.E1088]);1;0)" office:value-type="float" office:value="0" calcext:value-type="float">
            <text:p>0</text:p>
          </table:table-cell>
          <table:table-cell table:formula="of:=IF(AND(ISNUMBER([.C1088]);ISNUMBER([.E1088]);[.C1088] = [.E10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89]);ISNUMBER([.E1089]);[.C1089] &lt;&gt; [.E1089]);1;0)" office:value-type="float" office:value="0" calcext:value-type="float">
            <text:p>0</text:p>
          </table:table-cell>
          <table:table-cell table:formula="of:=IF(AND(ISNUMBER([.C1089]);ISNUMBER([.E1089]);[.C1089] = [.E10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1090]);ISNUMBER([.E1090]);[.C1090] &lt;&gt; [.E1090]);1;0)" office:value-type="float" office:value="0" calcext:value-type="float">
            <text:p>0</text:p>
          </table:table-cell>
          <table:table-cell table:formula="of:=IF(AND(ISNUMBER([.C1090]);ISNUMBER([.E1090]);[.C1090] = [.E10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1091]);ISNUMBER([.E1091]);[.C1091] &lt;&gt; [.E1091]);1;0)" office:value-type="float" office:value="0" calcext:value-type="float">
            <text:p>0</text:p>
          </table:table-cell>
          <table:table-cell table:formula="of:=IF(AND(ISNUMBER([.C1091]);ISNUMBER([.E1091]);[.C1091] = [.E10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1092]);ISNUMBER([.E1092]);[.C1092] &lt;&gt; [.E1092]);1;0)" office:value-type="float" office:value="0" calcext:value-type="float">
            <text:p>0</text:p>
          </table:table-cell>
          <table:table-cell table:formula="of:=IF(AND(ISNUMBER([.C1092]);ISNUMBER([.E1092]);[.C1092] = [.E10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93]);ISNUMBER([.E1093]);[.C1093] &lt;&gt; [.E1093]);1;0)" office:value-type="float" office:value="0" calcext:value-type="float">
            <text:p>0</text:p>
          </table:table-cell>
          <table:table-cell table:formula="of:=IF(AND(ISNUMBER([.C1093]);ISNUMBER([.E1093]);[.C1093] = [.E10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1094]);ISNUMBER([.E1094]);[.C1094] &lt;&gt; [.E1094]);1;0)" office:value-type="float" office:value="0" calcext:value-type="float">
            <text:p>0</text:p>
          </table:table-cell>
          <table:table-cell table:formula="of:=IF(AND(ISNUMBER([.C1094]);ISNUMBER([.E1094]);[.C1094] = [.E10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1095]);ISNUMBER([.E1095]);[.C1095] &lt;&gt; [.E1095]);1;0)" office:value-type="float" office:value="0" calcext:value-type="float">
            <text:p>0</text:p>
          </table:table-cell>
          <table:table-cell table:formula="of:=IF(AND(ISNUMBER([.C1095]);ISNUMBER([.E1095]);[.C1095] = [.E10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1096]);ISNUMBER([.E1096]);[.C1096] &lt;&gt; [.E1096]);1;0)" office:value-type="float" office:value="0" calcext:value-type="float">
            <text:p>0</text:p>
          </table:table-cell>
          <table:table-cell table:formula="of:=IF(AND(ISNUMBER([.C1096]);ISNUMBER([.E1096]);[.C1096] = [.E10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1097]);ISNUMBER([.E1097]);[.C1097] &lt;&gt; [.E1097]);1;0)" office:value-type="float" office:value="0" calcext:value-type="float">
            <text:p>0</text:p>
          </table:table-cell>
          <table:table-cell table:formula="of:=IF(AND(ISNUMBER([.C1097]);ISNUMBER([.E1097]);[.C1097] = [.E10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1098]);ISNUMBER([.E1098]);[.C1098] &lt;&gt; [.E1098]);1;0)" office:value-type="float" office:value="0" calcext:value-type="float">
            <text:p>0</text:p>
          </table:table-cell>
          <table:table-cell table:formula="of:=IF(AND(ISNUMBER([.C1098]);ISNUMBER([.E1098]);[.C1098] = [.E10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1099]);ISNUMBER([.E1099]);[.C1099] &lt;&gt; [.E1099]);1;0)" office:value-type="float" office:value="0" calcext:value-type="float">
            <text:p>0</text:p>
          </table:table-cell>
          <table:table-cell table:formula="of:=IF(AND(ISNUMBER([.C1099]);ISNUMBER([.E1099]);[.C1099] = [.E10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1100]);ISNUMBER([.E1100]);[.C1100] &lt;&gt; [.E1100]);1;0)" office:value-type="float" office:value="0" calcext:value-type="float">
            <text:p>0</text:p>
          </table:table-cell>
          <table:table-cell table:formula="of:=IF(AND(ISNUMBER([.C1100]);ISNUMBER([.E1100]);[.C1100] = [.E11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1101]);ISNUMBER([.E1101]);[.C1101] &lt;&gt; [.E1101]);1;0)" office:value-type="float" office:value="0" calcext:value-type="float">
            <text:p>0</text:p>
          </table:table-cell>
          <table:table-cell table:formula="of:=IF(AND(ISNUMBER([.C1101]);ISNUMBER([.E1101]);[.C1101] = [.E11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1102]);ISNUMBER([.E1102]);[.C1102] &lt;&gt; [.E1102]);1;0)" office:value-type="float" office:value="0" calcext:value-type="float">
            <text:p>0</text:p>
          </table:table-cell>
          <table:table-cell table:formula="of:=IF(AND(ISNUMBER([.C1102]);ISNUMBER([.E1102]);[.C1102] = [.E11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1103]);ISNUMBER([.E1103]);[.C1103] &lt;&gt; [.E1103]);1;0)" office:value-type="float" office:value="0" calcext:value-type="float">
            <text:p>0</text:p>
          </table:table-cell>
          <table:table-cell table:formula="of:=IF(AND(ISNUMBER([.C1103]);ISNUMBER([.E1103]);[.C1103] = [.E11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1104]);ISNUMBER([.E1104]);[.C1104] &lt;&gt; [.E1104]);1;0)" office:value-type="float" office:value="0" calcext:value-type="float">
            <text:p>0</text:p>
          </table:table-cell>
          <table:table-cell table:formula="of:=IF(AND(ISNUMBER([.C1104]);ISNUMBER([.E1104]);[.C1104] = [.E11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1105]);ISNUMBER([.E1105]);[.C1105] &lt;&gt; [.E1105]);1;0)" office:value-type="float" office:value="0" calcext:value-type="float">
            <text:p>0</text:p>
          </table:table-cell>
          <table:table-cell table:formula="of:=IF(AND(ISNUMBER([.C1105]);ISNUMBER([.E1105]);[.C1105] = [.E11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1106]);ISNUMBER([.E1106]);[.C1106] &lt;&gt; [.E1106]);1;0)" office:value-type="float" office:value="0" calcext:value-type="float">
            <text:p>0</text:p>
          </table:table-cell>
          <table:table-cell table:formula="of:=IF(AND(ISNUMBER([.C1106]);ISNUMBER([.E1106]);[.C1106] = [.E11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1107]);ISNUMBER([.E1107]);[.C1107] &lt;&gt; [.E1107]);1;0)" office:value-type="float" office:value="0" calcext:value-type="float">
            <text:p>0</text:p>
          </table:table-cell>
          <table:table-cell table:formula="of:=IF(AND(ISNUMBER([.C1107]);ISNUMBER([.E1107]);[.C1107] = [.E11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1108]);ISNUMBER([.E1108]);[.C1108] &lt;&gt; [.E1108]);1;0)" office:value-type="float" office:value="0" calcext:value-type="float">
            <text:p>0</text:p>
          </table:table-cell>
          <table:table-cell table:formula="of:=IF(AND(ISNUMBER([.C1108]);ISNUMBER([.E1108]);[.C1108] = [.E11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1109]);ISNUMBER([.E1109]);[.C1109] &lt;&gt; [.E1109]);1;0)" office:value-type="float" office:value="0" calcext:value-type="float">
            <text:p>0</text:p>
          </table:table-cell>
          <table:table-cell table:formula="of:=IF(AND(ISNUMBER([.C1109]);ISNUMBER([.E1109]);[.C1109] = [.E11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1110]);ISNUMBER([.E1110]);[.C1110] &lt;&gt; [.E1110]);1;0)" office:value-type="float" office:value="0" calcext:value-type="float">
            <text:p>0</text:p>
          </table:table-cell>
          <table:table-cell table:formula="of:=IF(AND(ISNUMBER([.C1110]);ISNUMBER([.E1110]);[.C1110] = [.E11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1111]);ISNUMBER([.E1111]);[.C1111] &lt;&gt; [.E1111]);1;0)" office:value-type="float" office:value="0" calcext:value-type="float">
            <text:p>0</text:p>
          </table:table-cell>
          <table:table-cell table:formula="of:=IF(AND(ISNUMBER([.C1111]);ISNUMBER([.E1111]);[.C1111] = [.E11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1112]);ISNUMBER([.E1112]);[.C1112] &lt;&gt; [.E1112]);1;0)" office:value-type="float" office:value="0" calcext:value-type="float">
            <text:p>0</text:p>
          </table:table-cell>
          <table:table-cell table:formula="of:=IF(AND(ISNUMBER([.C1112]);ISNUMBER([.E1112]);[.C1112] = [.E11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1113]);ISNUMBER([.E1113]);[.C1113] &lt;&gt; [.E1113]);1;0)" office:value-type="float" office:value="0" calcext:value-type="float">
            <text:p>0</text:p>
          </table:table-cell>
          <table:table-cell table:formula="of:=IF(AND(ISNUMBER([.C1113]);ISNUMBER([.E1113]);[.C1113] = [.E11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1114]);ISNUMBER([.E1114]);[.C1114] &lt;&gt; [.E1114]);1;0)" office:value-type="float" office:value="0" calcext:value-type="float">
            <text:p>0</text:p>
          </table:table-cell>
          <table:table-cell table:formula="of:=IF(AND(ISNUMBER([.C1114]);ISNUMBER([.E1114]);[.C1114] = [.E11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1115]);ISNUMBER([.E1115]);[.C1115] &lt;&gt; [.E1115]);1;0)" office:value-type="float" office:value="0" calcext:value-type="float">
            <text:p>0</text:p>
          </table:table-cell>
          <table:table-cell table:formula="of:=IF(AND(ISNUMBER([.C1115]);ISNUMBER([.E1115]);[.C1115] = [.E11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1116]);ISNUMBER([.E1116]);[.C1116] &lt;&gt; [.E1116]);1;0)" office:value-type="float" office:value="0" calcext:value-type="float">
            <text:p>0</text:p>
          </table:table-cell>
          <table:table-cell table:formula="of:=IF(AND(ISNUMBER([.C1116]);ISNUMBER([.E1116]);[.C1116] = [.E11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1117]);ISNUMBER([.E1117]);[.C1117] &lt;&gt; [.E1117]);1;0)" office:value-type="float" office:value="0" calcext:value-type="float">
            <text:p>0</text:p>
          </table:table-cell>
          <table:table-cell table:formula="of:=IF(AND(ISNUMBER([.C1117]);ISNUMBER([.E1117]);[.C1117] = [.E11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1118]);ISNUMBER([.E1118]);[.C1118] &lt;&gt; [.E1118]);1;0)" office:value-type="float" office:value="0" calcext:value-type="float">
            <text:p>0</text:p>
          </table:table-cell>
          <table:table-cell table:formula="of:=IF(AND(ISNUMBER([.C1118]);ISNUMBER([.E1118]);[.C1118] = [.E11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1119]);ISNUMBER([.E1119]);[.C1119] &lt;&gt; [.E1119]);1;0)" office:value-type="float" office:value="0" calcext:value-type="float">
            <text:p>0</text:p>
          </table:table-cell>
          <table:table-cell table:formula="of:=IF(AND(ISNUMBER([.C1119]);ISNUMBER([.E1119]);[.C1119] = [.E11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1120]);ISNUMBER([.E1120]);[.C1120] &lt;&gt; [.E1120]);1;0)" office:value-type="float" office:value="0" calcext:value-type="float">
            <text:p>0</text:p>
          </table:table-cell>
          <table:table-cell table:formula="of:=IF(AND(ISNUMBER([.C1120]);ISNUMBER([.E1120]);[.C1120] = [.E11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1121]);ISNUMBER([.E1121]);[.C1121] &lt;&gt; [.E1121]);1;0)" office:value-type="float" office:value="0" calcext:value-type="float">
            <text:p>0</text:p>
          </table:table-cell>
          <table:table-cell table:formula="of:=IF(AND(ISNUMBER([.C1121]);ISNUMBER([.E1121]);[.C1121] = [.E11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1122]);ISNUMBER([.E1122]);[.C1122] &lt;&gt; [.E1122]);1;0)" office:value-type="float" office:value="0" calcext:value-type="float">
            <text:p>0</text:p>
          </table:table-cell>
          <table:table-cell table:formula="of:=IF(AND(ISNUMBER([.C1122]);ISNUMBER([.E1122]);[.C1122] = [.E11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1123]);ISNUMBER([.E1123]);[.C1123] &lt;&gt; [.E1123]);1;0)" office:value-type="float" office:value="0" calcext:value-type="float">
            <text:p>0</text:p>
          </table:table-cell>
          <table:table-cell table:formula="of:=IF(AND(ISNUMBER([.C1123]);ISNUMBER([.E1123]);[.C1123] = [.E11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1124]);ISNUMBER([.E1124]);[.C1124] &lt;&gt; [.E1124]);1;0)" office:value-type="float" office:value="0" calcext:value-type="float">
            <text:p>0</text:p>
          </table:table-cell>
          <table:table-cell table:formula="of:=IF(AND(ISNUMBER([.C1124]);ISNUMBER([.E1124]);[.C1124] = [.E11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1125]);ISNUMBER([.E1125]);[.C1125] &lt;&gt; [.E1125]);1;0)" office:value-type="float" office:value="0" calcext:value-type="float">
            <text:p>0</text:p>
          </table:table-cell>
          <table:table-cell table:formula="of:=IF(AND(ISNUMBER([.C1125]);ISNUMBER([.E1125]);[.C1125] = [.E11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1126]);ISNUMBER([.E1126]);[.C1126] &lt;&gt; [.E1126]);1;0)" office:value-type="float" office:value="0" calcext:value-type="float">
            <text:p>0</text:p>
          </table:table-cell>
          <table:table-cell table:formula="of:=IF(AND(ISNUMBER([.C1126]);ISNUMBER([.E1126]);[.C1126] = [.E11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1127]);ISNUMBER([.E1127]);[.C1127] &lt;&gt; [.E1127]);1;0)" office:value-type="float" office:value="0" calcext:value-type="float">
            <text:p>0</text:p>
          </table:table-cell>
          <table:table-cell table:formula="of:=IF(AND(ISNUMBER([.C1127]);ISNUMBER([.E1127]);[.C1127] = [.E11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1128]);ISNUMBER([.E1128]);[.C1128] &lt;&gt; [.E1128]);1;0)" office:value-type="float" office:value="0" calcext:value-type="float">
            <text:p>0</text:p>
          </table:table-cell>
          <table:table-cell table:formula="of:=IF(AND(ISNUMBER([.C1128]);ISNUMBER([.E1128]);[.C1128] = [.E11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1129]);ISNUMBER([.E1129]);[.C1129] &lt;&gt; [.E1129]);1;0)" office:value-type="float" office:value="0" calcext:value-type="float">
            <text:p>0</text:p>
          </table:table-cell>
          <table:table-cell table:formula="of:=IF(AND(ISNUMBER([.C1129]);ISNUMBER([.E1129]);[.C1129] = [.E11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1130]);ISNUMBER([.E1130]);[.C1130] &lt;&gt; [.E1130]);1;0)" office:value-type="float" office:value="0" calcext:value-type="float">
            <text:p>0</text:p>
          </table:table-cell>
          <table:table-cell table:formula="of:=IF(AND(ISNUMBER([.C1130]);ISNUMBER([.E1130]);[.C1130] = [.E11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1131]);ISNUMBER([.E1131]);[.C1131] &lt;&gt; [.E1131]);1;0)" office:value-type="float" office:value="0" calcext:value-type="float">
            <text:p>0</text:p>
          </table:table-cell>
          <table:table-cell table:formula="of:=IF(AND(ISNUMBER([.C1131]);ISNUMBER([.E1131]);[.C1131] = [.E11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1132]);ISNUMBER([.E1132]);[.C1132] &lt;&gt; [.E1132]);1;0)" office:value-type="float" office:value="0" calcext:value-type="float">
            <text:p>0</text:p>
          </table:table-cell>
          <table:table-cell table:formula="of:=IF(AND(ISNUMBER([.C1132]);ISNUMBER([.E1132]);[.C1132] = [.E11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1133]);ISNUMBER([.E1133]);[.C1133] &lt;&gt; [.E1133]);1;0)" office:value-type="float" office:value="0" calcext:value-type="float">
            <text:p>0</text:p>
          </table:table-cell>
          <table:table-cell table:formula="of:=IF(AND(ISNUMBER([.C1133]);ISNUMBER([.E1133]);[.C1133] = [.E11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1134]);ISNUMBER([.E1134]);[.C1134] &lt;&gt; [.E1134]);1;0)" office:value-type="float" office:value="0" calcext:value-type="float">
            <text:p>0</text:p>
          </table:table-cell>
          <table:table-cell table:formula="of:=IF(AND(ISNUMBER([.C1134]);ISNUMBER([.E1134]);[.C1134] = [.E11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1135]);ISNUMBER([.E1135]);[.C1135] &lt;&gt; [.E1135]);1;0)" office:value-type="float" office:value="0" calcext:value-type="float">
            <text:p>0</text:p>
          </table:table-cell>
          <table:table-cell table:formula="of:=IF(AND(ISNUMBER([.C1135]);ISNUMBER([.E1135]);[.C1135] = [.E11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1136]);ISNUMBER([.E1136]);[.C1136] &lt;&gt; [.E1136]);1;0)" office:value-type="float" office:value="0" calcext:value-type="float">
            <text:p>0</text:p>
          </table:table-cell>
          <table:table-cell table:formula="of:=IF(AND(ISNUMBER([.C1136]);ISNUMBER([.E1136]);[.C1136] = [.E11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1137]);ISNUMBER([.E1137]);[.C1137] &lt;&gt; [.E1137]);1;0)" office:value-type="float" office:value="0" calcext:value-type="float">
            <text:p>0</text:p>
          </table:table-cell>
          <table:table-cell table:formula="of:=IF(AND(ISNUMBER([.C1137]);ISNUMBER([.E1137]);[.C1137] = [.E11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1138]);ISNUMBER([.E1138]);[.C1138] &lt;&gt; [.E1138]);1;0)" office:value-type="float" office:value="0" calcext:value-type="float">
            <text:p>0</text:p>
          </table:table-cell>
          <table:table-cell table:formula="of:=IF(AND(ISNUMBER([.C1138]);ISNUMBER([.E1138]);[.C1138] = [.E11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1139]);ISNUMBER([.E1139]);[.C1139] &lt;&gt; [.E1139]);1;0)" office:value-type="float" office:value="0" calcext:value-type="float">
            <text:p>0</text:p>
          </table:table-cell>
          <table:table-cell table:formula="of:=IF(AND(ISNUMBER([.C1139]);ISNUMBER([.E1139]);[.C1139] = [.E11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1140]);ISNUMBER([.E1140]);[.C1140] &lt;&gt; [.E1140]);1;0)" office:value-type="float" office:value="0" calcext:value-type="float">
            <text:p>0</text:p>
          </table:table-cell>
          <table:table-cell table:formula="of:=IF(AND(ISNUMBER([.C1140]);ISNUMBER([.E1140]);[.C1140] = [.E11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1141]);ISNUMBER([.E1141]);[.C1141] &lt;&gt; [.E1141]);1;0)" office:value-type="float" office:value="0" calcext:value-type="float">
            <text:p>0</text:p>
          </table:table-cell>
          <table:table-cell table:formula="of:=IF(AND(ISNUMBER([.C1141]);ISNUMBER([.E1141]);[.C1141] = [.E11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1142]);ISNUMBER([.E1142]);[.C1142] &lt;&gt; [.E1142]);1;0)" office:value-type="float" office:value="0" calcext:value-type="float">
            <text:p>0</text:p>
          </table:table-cell>
          <table:table-cell table:formula="of:=IF(AND(ISNUMBER([.C1142]);ISNUMBER([.E1142]);[.C1142] = [.E11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1143]);ISNUMBER([.E1143]);[.C1143] &lt;&gt; [.E1143]);1;0)" office:value-type="float" office:value="0" calcext:value-type="float">
            <text:p>0</text:p>
          </table:table-cell>
          <table:table-cell table:formula="of:=IF(AND(ISNUMBER([.C1143]);ISNUMBER([.E1143]);[.C1143] = [.E11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1144]);ISNUMBER([.E1144]);[.C1144] &lt;&gt; [.E1144]);1;0)" office:value-type="float" office:value="0" calcext:value-type="float">
            <text:p>0</text:p>
          </table:table-cell>
          <table:table-cell table:formula="of:=IF(AND(ISNUMBER([.C1144]);ISNUMBER([.E1144]);[.C1144] = [.E11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1145]);ISNUMBER([.E1145]);[.C1145] &lt;&gt; [.E1145]);1;0)" office:value-type="float" office:value="0" calcext:value-type="float">
            <text:p>0</text:p>
          </table:table-cell>
          <table:table-cell table:formula="of:=IF(AND(ISNUMBER([.C1145]);ISNUMBER([.E1145]);[.C1145] = [.E11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1146]);ISNUMBER([.E1146]);[.C1146] &lt;&gt; [.E1146]);1;0)" office:value-type="float" office:value="0" calcext:value-type="float">
            <text:p>0</text:p>
          </table:table-cell>
          <table:table-cell table:formula="of:=IF(AND(ISNUMBER([.C1146]);ISNUMBER([.E1146]);[.C1146] = [.E11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1147]);ISNUMBER([.E1147]);[.C1147] &lt;&gt; [.E1147]);1;0)" office:value-type="float" office:value="0" calcext:value-type="float">
            <text:p>0</text:p>
          </table:table-cell>
          <table:table-cell table:formula="of:=IF(AND(ISNUMBER([.C1147]);ISNUMBER([.E1147]);[.C1147] = [.E11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1148]);ISNUMBER([.E1148]);[.C1148] &lt;&gt; [.E1148]);1;0)" office:value-type="float" office:value="0" calcext:value-type="float">
            <text:p>0</text:p>
          </table:table-cell>
          <table:table-cell table:formula="of:=IF(AND(ISNUMBER([.C1148]);ISNUMBER([.E1148]);[.C1148] = [.E11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149]);ISNUMBER([.E1149]);[.C1149] &lt;&gt; [.E1149]);1;0)" office:value-type="float" office:value="0" calcext:value-type="float">
            <text:p>0</text:p>
          </table:table-cell>
          <table:table-cell table:formula="of:=IF(AND(ISNUMBER([.C1149]);ISNUMBER([.E1149]);[.C1149] = [.E11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1150]);ISNUMBER([.E1150]);[.C1150] &lt;&gt; [.E1150]);1;0)" office:value-type="float" office:value="0" calcext:value-type="float">
            <text:p>0</text:p>
          </table:table-cell>
          <table:table-cell table:formula="of:=IF(AND(ISNUMBER([.C1150]);ISNUMBER([.E1150]);[.C1150] = [.E11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1151]);ISNUMBER([.E1151]);[.C1151] &lt;&gt; [.E1151]);1;0)" office:value-type="float" office:value="0" calcext:value-type="float">
            <text:p>0</text:p>
          </table:table-cell>
          <table:table-cell table:formula="of:=IF(AND(ISNUMBER([.C1151]);ISNUMBER([.E1151]);[.C1151] = [.E11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1152]);ISNUMBER([.E1152]);[.C1152] &lt;&gt; [.E1152]);1;0)" office:value-type="float" office:value="0" calcext:value-type="float">
            <text:p>0</text:p>
          </table:table-cell>
          <table:table-cell table:formula="of:=IF(AND(ISNUMBER([.C1152]);ISNUMBER([.E1152]);[.C1152] = [.E11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1153]);ISNUMBER([.E1153]);[.C1153] &lt;&gt; [.E1153]);1;0)" office:value-type="float" office:value="0" calcext:value-type="float">
            <text:p>0</text:p>
          </table:table-cell>
          <table:table-cell table:formula="of:=IF(AND(ISNUMBER([.C1153]);ISNUMBER([.E1153]);[.C1153] = [.E11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1154]);ISNUMBER([.E1154]);[.C1154] &lt;&gt; [.E1154]);1;0)" office:value-type="float" office:value="0" calcext:value-type="float">
            <text:p>0</text:p>
          </table:table-cell>
          <table:table-cell table:formula="of:=IF(AND(ISNUMBER([.C1154]);ISNUMBER([.E1154]);[.C1154] = [.E11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1155]);ISNUMBER([.E1155]);[.C1155] &lt;&gt; [.E1155]);1;0)" office:value-type="float" office:value="0" calcext:value-type="float">
            <text:p>0</text:p>
          </table:table-cell>
          <table:table-cell table:formula="of:=IF(AND(ISNUMBER([.C1155]);ISNUMBER([.E1155]);[.C1155] = [.E11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1156]);ISNUMBER([.E1156]);[.C1156] &lt;&gt; [.E1156]);1;0)" office:value-type="float" office:value="0" calcext:value-type="float">
            <text:p>0</text:p>
          </table:table-cell>
          <table:table-cell table:formula="of:=IF(AND(ISNUMBER([.C1156]);ISNUMBER([.E1156]);[.C1156] = [.E11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1157]);ISNUMBER([.E1157]);[.C1157] &lt;&gt; [.E1157]);1;0)" office:value-type="float" office:value="0" calcext:value-type="float">
            <text:p>0</text:p>
          </table:table-cell>
          <table:table-cell table:formula="of:=IF(AND(ISNUMBER([.C1157]);ISNUMBER([.E1157]);[.C1157] = [.E11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1158]);ISNUMBER([.E1158]);[.C1158] &lt;&gt; [.E1158]);1;0)" office:value-type="float" office:value="0" calcext:value-type="float">
            <text:p>0</text:p>
          </table:table-cell>
          <table:table-cell table:formula="of:=IF(AND(ISNUMBER([.C1158]);ISNUMBER([.E1158]);[.C1158] = [.E11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1159]);ISNUMBER([.E1159]);[.C1159] &lt;&gt; [.E1159]);1;0)" office:value-type="float" office:value="0" calcext:value-type="float">
            <text:p>0</text:p>
          </table:table-cell>
          <table:table-cell table:formula="of:=IF(AND(ISNUMBER([.C1159]);ISNUMBER([.E1159]);[.C1159] = [.E11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1160]);ISNUMBER([.E1160]);[.C1160] &lt;&gt; [.E1160]);1;0)" office:value-type="float" office:value="0" calcext:value-type="float">
            <text:p>0</text:p>
          </table:table-cell>
          <table:table-cell table:formula="of:=IF(AND(ISNUMBER([.C1160]);ISNUMBER([.E1160]);[.C1160] = [.E11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1161]);ISNUMBER([.E1161]);[.C1161] &lt;&gt; [.E1161]);1;0)" office:value-type="float" office:value="0" calcext:value-type="float">
            <text:p>0</text:p>
          </table:table-cell>
          <table:table-cell table:formula="of:=IF(AND(ISNUMBER([.C1161]);ISNUMBER([.E1161]);[.C1161] = [.E11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1162]);ISNUMBER([.E1162]);[.C1162] &lt;&gt; [.E1162]);1;0)" office:value-type="float" office:value="0" calcext:value-type="float">
            <text:p>0</text:p>
          </table:table-cell>
          <table:table-cell table:formula="of:=IF(AND(ISNUMBER([.C1162]);ISNUMBER([.E1162]);[.C1162] = [.E11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1163]);ISNUMBER([.E1163]);[.C1163] &lt;&gt; [.E1163]);1;0)" office:value-type="float" office:value="0" calcext:value-type="float">
            <text:p>0</text:p>
          </table:table-cell>
          <table:table-cell table:formula="of:=IF(AND(ISNUMBER([.C1163]);ISNUMBER([.E1163]);[.C1163] = [.E11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1164]);ISNUMBER([.E1164]);[.C1164] &lt;&gt; [.E1164]);1;0)" office:value-type="float" office:value="0" calcext:value-type="float">
            <text:p>0</text:p>
          </table:table-cell>
          <table:table-cell table:formula="of:=IF(AND(ISNUMBER([.C1164]);ISNUMBER([.E1164]);[.C1164] = [.E11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1165]);ISNUMBER([.E1165]);[.C1165] &lt;&gt; [.E1165]);1;0)" office:value-type="float" office:value="0" calcext:value-type="float">
            <text:p>0</text:p>
          </table:table-cell>
          <table:table-cell table:formula="of:=IF(AND(ISNUMBER([.C1165]);ISNUMBER([.E1165]);[.C1165] = [.E11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1166]);ISNUMBER([.E1166]);[.C1166] &lt;&gt; [.E1166]);1;0)" office:value-type="float" office:value="0" calcext:value-type="float">
            <text:p>0</text:p>
          </table:table-cell>
          <table:table-cell table:formula="of:=IF(AND(ISNUMBER([.C1166]);ISNUMBER([.E1166]);[.C1166] = [.E11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1167]);ISNUMBER([.E1167]);[.C1167] &lt;&gt; [.E1167]);1;0)" office:value-type="float" office:value="0" calcext:value-type="float">
            <text:p>0</text:p>
          </table:table-cell>
          <table:table-cell table:formula="of:=IF(AND(ISNUMBER([.C1167]);ISNUMBER([.E1167]);[.C1167] = [.E11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1168]);ISNUMBER([.E1168]);[.C1168] &lt;&gt; [.E1168]);1;0)" office:value-type="float" office:value="0" calcext:value-type="float">
            <text:p>0</text:p>
          </table:table-cell>
          <table:table-cell table:formula="of:=IF(AND(ISNUMBER([.C1168]);ISNUMBER([.E1168]);[.C1168] = [.E11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1169]);ISNUMBER([.E1169]);[.C1169] &lt;&gt; [.E1169]);1;0)" office:value-type="float" office:value="0" calcext:value-type="float">
            <text:p>0</text:p>
          </table:table-cell>
          <table:table-cell table:formula="of:=IF(AND(ISNUMBER([.C1169]);ISNUMBER([.E1169]);[.C1169] = [.E11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1170]);ISNUMBER([.E1170]);[.C1170] &lt;&gt; [.E1170]);1;0)" office:value-type="float" office:value="0" calcext:value-type="float">
            <text:p>0</text:p>
          </table:table-cell>
          <table:table-cell table:formula="of:=IF(AND(ISNUMBER([.C1170]);ISNUMBER([.E1170]);[.C1170] = [.E11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1171]);ISNUMBER([.E1171]);[.C1171] &lt;&gt; [.E1171]);1;0)" office:value-type="float" office:value="0" calcext:value-type="float">
            <text:p>0</text:p>
          </table:table-cell>
          <table:table-cell table:formula="of:=IF(AND(ISNUMBER([.C1171]);ISNUMBER([.E1171]);[.C1171] = [.E11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1172]);ISNUMBER([.E1172]);[.C1172] &lt;&gt; [.E1172]);1;0)" office:value-type="float" office:value="0" calcext:value-type="float">
            <text:p>0</text:p>
          </table:table-cell>
          <table:table-cell table:formula="of:=IF(AND(ISNUMBER([.C1172]);ISNUMBER([.E1172]);[.C1172] = [.E11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1173]);ISNUMBER([.E1173]);[.C1173] &lt;&gt; [.E1173]);1;0)" office:value-type="float" office:value="0" calcext:value-type="float">
            <text:p>0</text:p>
          </table:table-cell>
          <table:table-cell table:formula="of:=IF(AND(ISNUMBER([.C1173]);ISNUMBER([.E1173]);[.C1173] = [.E11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1174]);ISNUMBER([.E1174]);[.C1174] &lt;&gt; [.E1174]);1;0)" office:value-type="float" office:value="0" calcext:value-type="float">
            <text:p>0</text:p>
          </table:table-cell>
          <table:table-cell table:formula="of:=IF(AND(ISNUMBER([.C1174]);ISNUMBER([.E1174]);[.C1174] = [.E11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1175]);ISNUMBER([.E1175]);[.C1175] &lt;&gt; [.E1175]);1;0)" office:value-type="float" office:value="0" calcext:value-type="float">
            <text:p>0</text:p>
          </table:table-cell>
          <table:table-cell table:formula="of:=IF(AND(ISNUMBER([.C1175]);ISNUMBER([.E1175]);[.C1175] = [.E11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1176]);ISNUMBER([.E1176]);[.C1176] &lt;&gt; [.E1176]);1;0)" office:value-type="float" office:value="0" calcext:value-type="float">
            <text:p>0</text:p>
          </table:table-cell>
          <table:table-cell table:formula="of:=IF(AND(ISNUMBER([.C1176]);ISNUMBER([.E1176]);[.C1176] = [.E11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1177]);ISNUMBER([.E1177]);[.C1177] &lt;&gt; [.E1177]);1;0)" office:value-type="float" office:value="0" calcext:value-type="float">
            <text:p>0</text:p>
          </table:table-cell>
          <table:table-cell table:formula="of:=IF(AND(ISNUMBER([.C1177]);ISNUMBER([.E1177]);[.C1177] = [.E11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1178]);ISNUMBER([.E1178]);[.C1178] &lt;&gt; [.E1178]);1;0)" office:value-type="float" office:value="0" calcext:value-type="float">
            <text:p>0</text:p>
          </table:table-cell>
          <table:table-cell table:formula="of:=IF(AND(ISNUMBER([.C1178]);ISNUMBER([.E1178]);[.C1178] = [.E11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1179]);ISNUMBER([.E1179]);[.C1179] &lt;&gt; [.E1179]);1;0)" office:value-type="float" office:value="0" calcext:value-type="float">
            <text:p>0</text:p>
          </table:table-cell>
          <table:table-cell table:formula="of:=IF(AND(ISNUMBER([.C1179]);ISNUMBER([.E1179]);[.C1179] = [.E11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1180]);ISNUMBER([.E1180]);[.C1180] &lt;&gt; [.E1180]);1;0)" office:value-type="float" office:value="0" calcext:value-type="float">
            <text:p>0</text:p>
          </table:table-cell>
          <table:table-cell table:formula="of:=IF(AND(ISNUMBER([.C1180]);ISNUMBER([.E1180]);[.C1180] = [.E11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1181]);ISNUMBER([.E1181]);[.C1181] &lt;&gt; [.E1181]);1;0)" office:value-type="float" office:value="0" calcext:value-type="float">
            <text:p>0</text:p>
          </table:table-cell>
          <table:table-cell table:formula="of:=IF(AND(ISNUMBER([.C1181]);ISNUMBER([.E1181]);[.C1181] = [.E11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1182]);ISNUMBER([.E1182]);[.C1182] &lt;&gt; [.E1182]);1;0)" office:value-type="float" office:value="0" calcext:value-type="float">
            <text:p>0</text:p>
          </table:table-cell>
          <table:table-cell table:formula="of:=IF(AND(ISNUMBER([.C1182]);ISNUMBER([.E1182]);[.C1182] = [.E11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1183]);ISNUMBER([.E1183]);[.C1183] &lt;&gt; [.E1183]);1;0)" office:value-type="float" office:value="0" calcext:value-type="float">
            <text:p>0</text:p>
          </table:table-cell>
          <table:table-cell table:formula="of:=IF(AND(ISNUMBER([.C1183]);ISNUMBER([.E1183]);[.C1183] = [.E11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1184]);ISNUMBER([.E1184]);[.C1184] &lt;&gt; [.E1184]);1;0)" office:value-type="float" office:value="0" calcext:value-type="float">
            <text:p>0</text:p>
          </table:table-cell>
          <table:table-cell table:formula="of:=IF(AND(ISNUMBER([.C1184]);ISNUMBER([.E1184]);[.C1184] = [.E11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1185]);ISNUMBER([.E1185]);[.C1185] &lt;&gt; [.E1185]);1;0)" office:value-type="float" office:value="0" calcext:value-type="float">
            <text:p>0</text:p>
          </table:table-cell>
          <table:table-cell table:formula="of:=IF(AND(ISNUMBER([.C1185]);ISNUMBER([.E1185]);[.C1185] = [.E11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1186]);ISNUMBER([.E1186]);[.C1186] &lt;&gt; [.E1186]);1;0)" office:value-type="float" office:value="0" calcext:value-type="float">
            <text:p>0</text:p>
          </table:table-cell>
          <table:table-cell table:formula="of:=IF(AND(ISNUMBER([.C1186]);ISNUMBER([.E1186]);[.C1186] = [.E11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1187]);ISNUMBER([.E1187]);[.C1187] &lt;&gt; [.E1187]);1;0)" office:value-type="float" office:value="0" calcext:value-type="float">
            <text:p>0</text:p>
          </table:table-cell>
          <table:table-cell table:formula="of:=IF(AND(ISNUMBER([.C1187]);ISNUMBER([.E1187]);[.C1187] = [.E11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1188]);ISNUMBER([.E1188]);[.C1188] &lt;&gt; [.E1188]);1;0)" office:value-type="float" office:value="0" calcext:value-type="float">
            <text:p>0</text:p>
          </table:table-cell>
          <table:table-cell table:formula="of:=IF(AND(ISNUMBER([.C1188]);ISNUMBER([.E1188]);[.C1188] = [.E11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1189]);ISNUMBER([.E1189]);[.C1189] &lt;&gt; [.E1189]);1;0)" office:value-type="float" office:value="0" calcext:value-type="float">
            <text:p>0</text:p>
          </table:table-cell>
          <table:table-cell table:formula="of:=IF(AND(ISNUMBER([.C1189]);ISNUMBER([.E1189]);[.C1189] = [.E11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1190]);ISNUMBER([.E1190]);[.C1190] &lt;&gt; [.E1190]);1;0)" office:value-type="float" office:value="0" calcext:value-type="float">
            <text:p>0</text:p>
          </table:table-cell>
          <table:table-cell table:formula="of:=IF(AND(ISNUMBER([.C1190]);ISNUMBER([.E1190]);[.C1190] = [.E11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1191]);ISNUMBER([.E1191]);[.C1191] &lt;&gt; [.E1191]);1;0)" office:value-type="float" office:value="0" calcext:value-type="float">
            <text:p>0</text:p>
          </table:table-cell>
          <table:table-cell table:formula="of:=IF(AND(ISNUMBER([.C1191]);ISNUMBER([.E1191]);[.C1191] = [.E11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1192]);ISNUMBER([.E1192]);[.C1192] &lt;&gt; [.E1192]);1;0)" office:value-type="float" office:value="0" calcext:value-type="float">
            <text:p>0</text:p>
          </table:table-cell>
          <table:table-cell table:formula="of:=IF(AND(ISNUMBER([.C1192]);ISNUMBER([.E1192]);[.C1192] = [.E11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1193]);ISNUMBER([.E1193]);[.C1193] &lt;&gt; [.E1193]);1;0)" office:value-type="float" office:value="0" calcext:value-type="float">
            <text:p>0</text:p>
          </table:table-cell>
          <table:table-cell table:formula="of:=IF(AND(ISNUMBER([.C1193]);ISNUMBER([.E1193]);[.C1193] = [.E11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1194]);ISNUMBER([.E1194]);[.C1194] &lt;&gt; [.E1194]);1;0)" office:value-type="float" office:value="0" calcext:value-type="float">
            <text:p>0</text:p>
          </table:table-cell>
          <table:table-cell table:formula="of:=IF(AND(ISNUMBER([.C1194]);ISNUMBER([.E1194]);[.C1194] = [.E11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float" office:value="2360" calcext:value-type="float">
            <text:p>2360</text:p>
          </table:table-cell>
          <table:table-cell table:number-columns-repeated="3"/>
          <table:table-cell table:formula="of:=IF(AND(ISNUMBER([.C1195]);ISNUMBER([.E1195]);[.C1195] &lt;&gt; [.E1195]);1;0)" office:value-type="float" office:value="0" calcext:value-type="float">
            <text:p>0</text:p>
          </table:table-cell>
          <table:table-cell table:formula="of:=IF(AND(ISNUMBER([.C1195]);ISNUMBER([.E1195]);[.C1195] = [.E11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float" office:value="7704" calcext:value-type="float">
            <text:p>7704</text:p>
          </table:table-cell>
          <table:table-cell table:number-columns-repeated="3"/>
          <table:table-cell table:formula="of:=IF(AND(ISNUMBER([.C1196]);ISNUMBER([.E1196]);[.C1196] &lt;&gt; [.E1196]);1;0)" office:value-type="float" office:value="0" calcext:value-type="float">
            <text:p>0</text:p>
          </table:table-cell>
          <table:table-cell table:formula="of:=IF(AND(ISNUMBER([.C1196]);ISNUMBER([.E1196]);[.C1196] = [.E11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197]);ISNUMBER([.E1197]);[.C1197] &lt;&gt; [.E1197]);1;0)" office:value-type="float" office:value="0" calcext:value-type="float">
            <text:p>0</text:p>
          </table:table-cell>
          <table:table-cell table:formula="of:=IF(AND(ISNUMBER([.C1197]);ISNUMBER([.E1197]);[.C1197] = [.E11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1198]);ISNUMBER([.E1198]);[.C1198] &lt;&gt; [.E1198]);1;0)" office:value-type="float" office:value="0" calcext:value-type="float">
            <text:p>0</text:p>
          </table:table-cell>
          <table:table-cell table:formula="of:=IF(AND(ISNUMBER([.C1198]);ISNUMBER([.E1198]);[.C1198] = [.E11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199]);ISNUMBER([.E1199]);[.C1199] &lt;&gt; [.E1199]);1;0)" office:value-type="float" office:value="0" calcext:value-type="float">
            <text:p>0</text:p>
          </table:table-cell>
          <table:table-cell table:formula="of:=IF(AND(ISNUMBER([.C1199]);ISNUMBER([.E1199]);[.C1199] = [.E11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table:formula="of:=IF(AND(ISNUMBER([.C1200]);ISNUMBER([.E1200]);[.C1200] &lt;&gt; [.E1200]);1;0)" office:value-type="float" office:value="0" calcext:value-type="float">
            <text:p>0</text:p>
          </table:table-cell>
          <table:table-cell table:formula="of:=IF(AND(ISNUMBER([.C1200]);ISNUMBER([.E1200]);[.C1200] = [.E1200]);1;0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1:.G1200])" office:value-type="float" office:value="0" calcext:value-type="float">
            <text:p>0</text:p>
          </table:table-cell>
          <table:table-cell table:formula="of:=SUM([.H1:.H1200])" office:value-type="float" office:value="584" calcext:value-type="float">
            <text:p>584</text:p>
          </table:table-cell>
        </table:table-row>
        <table:table-row table:style-name="ro1">
          <table:table-cell table:number-columns-repeated="7"/>
          <table:table-cell table:formula="of:=ROUND([.H1202]/12;0)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14:56:50.979485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5T14:57:50.255957013</dc:date>
    <meta:editing-duration>PT2M34S</meta:editing-duration>
    <meta:editing-cycles>3</meta:editing-cycles>
    <meta:document-statistic meta:table-count="1" meta:cell-count="5324" meta:object-count="0"/>
  </office:meta>
</office:document-meta>
</file>